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2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7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8" style:family="table-cell" style:parent-style-name="Default" style:data-style-name="N69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9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0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4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ext-properties style:font-name="Univers" style:font-name-asian="Univers" style:font-name-complex="Univers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automatic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style:vertical-align="middle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23" style:family="table-cell" style:parent-style-name="Default" style:data-style-name="N7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4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5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6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7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8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9" style:family="table-cell" style:parent-style-name="Default" style:data-style-name="N0">
      <style:table-cell-properties style:vertical-align="automatic" fo:wrap-option="wrap"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0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1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2" style:family="table-cell" style:parent-style-name="Default" style:data-style-name="N0">
      <style:table-cell-properties fo:border-top="none" fo:border-bottom="thin solid #E3E3E3" fo:border-left="none" fo:border-right="none" style:vertical-align="automatic" style:repeat-content="false"/>
      <style:paragraph-properties fo:text-align="center"/>
      <style:text-properties style:font-name="Univers" style:font-name-asian="Univers" style:font-name-complex="Univers" style:font-family-generic="swiss"/>
    </style:style>
    <style:style style:name="ce33" style:family="table-cell" style:parent-style-name="Default" style:data-style-name="N0">
      <style:table-cell-properties fo:border-top="none" fo:border-bottom="thin solid #E3E3E3" fo:border-left="none" fo:border-right="none"/>
      <style:text-properties style:font-name="Univers" style:font-name-asian="Univers" style:font-name-complex="Univers" style:font-family-generic="swiss"/>
    </style:style>
    <style:style style:name="ce34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5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6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7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38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9" style:family="table-cell" style:parent-style-name="Default" style:data-style-name="N0">
      <style:table-cell-properties fo:border-top="none" fo:border-bottom="thin solid #E3E3E3" fo:border-left="none" fo:border-right="none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0" style:family="table-cell" style:parent-style-name="Default" style:data-style-name="N70">
      <style:table-cell-properties fo:border-top="none" fo:border-bottom="thin solid #E3E3E3" fo:border-left="none" fo:border-right="none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1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</style:style>
    <style:style style:name="ce42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4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44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5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6" style:family="table-cell" style:parent-style-name="Default" style:data-style-name="N7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7" style:family="table-cell" style:parent-style-name="Default" style:data-style-name="N7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8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9" style:family="table-cell" style:parent-style-name="Default" style:data-style-name="N70">
      <style:table-cell-properties fo:background-color="transparent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51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52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54" style:family="table-cell" style:parent-style-name="Default" style:data-style-name="N63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5" style:family="table-cell" style:parent-style-name="Default" style:data-style-name="N0">
      <style:table-cell-properties fo:border-top="none" fo:border-bottom="thin solid #E3E3E3" fo:border-left="none" fo:border-right="none" fo:background-color="transparent"/>
      <style:text-properties style:font-name="Univers" style:font-name-asian="Univers" style:font-name-complex="Univers" style:font-family-generic="swiss"/>
    </style:style>
    <style:style style:name="ce5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style:font-family-generic="swiss"/>
    </style:style>
    <style:style style:name="ce57" style:family="table-cell" style:parent-style-name="Default" style:data-style-name="N7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8" style:family="table-cell" style:parent-style-name="Default" style:data-style-name="N7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9" style:family="table-cell" style:parent-style-name="Default" style:data-style-name="N71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0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1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</style:style>
    <style:style style:name="ce62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3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5.68854166666667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1.984375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6.429375cm" style:use-optimal-column-width="true"/>
    </style:style>
    <style:style style:name="co8" style:family="table-column">
      <style:table-column-properties fo:break-before="auto" style:column-width="6.270625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1.79916666666667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1.85208333333333cm"/>
    </style:style>
    <style:style style:name="co13" style:family="table-column">
      <style:table-column-properties fo:break-before="auto" style:column-width="2.03729166666667cm"/>
    </style:style>
    <style:style style:name="co14" style:family="table-column">
      <style:table-column-properties fo:break-before="auto" style:column-width="2.27541666666667cm"/>
    </style:style>
    <style:style style:name="co15" style:family="table-column">
      <style:table-column-properties fo:break-before="auto" style:column-width="1.61395833333333cm"/>
    </style:style>
    <style:style style:name="ro1" style:family="table-row">
      <style:table-row-properties style:row-height="10.1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49.5pt" style:use-optimal-row-height="false" fo:break-before="auto"/>
    </style:style>
    <style:style style:name="ro4" style:family="table-row">
      <style:table-row-properties style:row-height="4.9pt" style:use-optimal-row-height="false" fo:break-before="auto"/>
    </style:style>
    <style:style style:name="ro5" style:family="table-row">
      <style:table-row-properties style:row-height="8.2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6pt" style:use-optimal-row-height="false" fo:break-before="auto"/>
    </style:style>
    <style:style style:name="ro9" style:family="table-row">
      <style:table-row-properties style:row-height="14.1pt" style:use-optimal-row-height="false" fo:break-before="auto"/>
    </style:style>
    <style:style style:name="ro10" style:family="table-row">
      <style:table-row-properties style:row-height="3pt" style:use-optimal-row-height="false" fo:break-before="auto"/>
    </style:style>
    <style:style style:name="ro11" style:family="table-row">
      <style:table-row-properties style:row-height="34.9pt" style:use-optimal-row-height="false" fo:break-before="auto"/>
    </style:style>
    <style:style style:name="ro12" style:family="table-row">
      <style:table-row-properties style:row-height="8.65pt" style:use-optimal-row-height="false" fo:break-before="auto"/>
    </style:style>
    <style:style style:name="ro13" style:family="table-row">
      <style:table-row-properties style:row-height="10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I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8" table:default-cell-style-name="ce3"/>
        <table:table-column table:style-name="co3" table:default-cell-style-name="ce43"/>
        <table:table-column table:style-name="co4" table:number-columns-repeated="16313" table:default-cell-style-name="ce3"/>
        <table:table-row table:style-name="ro1">
          <table:table-cell office:value-type="string" table:style-name="ce1">
            <text:p>Tabela 2 - Usos de bens e serviços - 2015</text:p>
          </table:table-cell>
          <table:table-cell table:number-columns-repeated="6" table:style-name="ce1"/>
          <table:table-cell table:number-columns-repeated="45" table:style-name="ce2"/>
          <table:table-cell table:number-columns-repeated="4" table:style-name="ce1"/>
          <table:table-cell table:number-columns-repeated="14" table:style-name="ce2"/>
          <table:table-cell table:style-name="ce42"/>
          <table:table-cell table:number-columns-repeated="16313" table:style-name="ce2"/>
        </table:table-row>
        <table:table-row table:style-name="ro2">
          <table:table-cell table:number-columns-repeated="2" table:style-name="ce3"/>
          <table:table-cell table:number-columns-repeated="68" table:style-name="ce53"/>
          <table:table-cell table:style-name="ce43"/>
          <table:table-cell table:number-columns-repeated="16313"/>
        </table:table-row>
        <table:table-row table:style-name="ro2">
          <table:table-cell office:value-type="string" table:number-columns-spanned="1" table:number-rows-spanned="2" table:style-name="ce60">
            <text:p>Código</text:p>
            <text:p>do</text:p>
            <text:p>produto</text:p>
          </table:table-cell>
          <table:table-cell office:value-type="string" table:number-columns-spanned="1" table:number-rows-spanned="2" table:style-name="ce62">
            <text:p>Descrição do produto</text:p>
          </table:table-cell>
          <table:table-cell office:value-type="string" table:style-name="ce48">
            <text:p>Consumo intermediário das atividades <text:s/>(valores correntes em 1 000 000 R$)</text:p>
          </table:table-cell>
          <table:table-cell table:number-columns-repeated="2" table:style-name="ce48"/>
          <table:table-cell table:number-columns-repeated="3" table:style-name="ce44"/>
          <table:table-cell table:number-columns-repeated="44" table:style-name="ce45"/>
          <table:table-cell table:number-columns-repeated="2" table:style-name="ce48"/>
          <table:table-cell table:number-columns-repeated="3" table:style-name="ce44"/>
          <table:table-cell table:number-columns-repeated="14" table:style-name="ce45"/>
          <table:table-cell table:number-columns-repeated="16313"/>
        </table:table-row>
        <table:table-row table:style-name="ro3">
          <table:covered-table-cell/>
          <table:covered-table-cell/>
          <table:table-cell office:value-type="string" table:style-name="ce35">
            <text:p>0191</text:p>
            <text:p>Agricultura, inclusive o apoio à agricultura e a pós-colheita</text:p>
          </table:table-cell>
          <table:table-cell office:value-type="string" table:style-name="ce35">
            <text:p>0192</text:p>
            <text:p>Pecuária, inclusive o apoio à pecuária</text:p>
          </table:table-cell>
          <table:table-cell office:value-type="string" table:style-name="ce35">
            <text:p>0280</text:p>
            <text:p>Produção florestal; pesca e aquicultura</text:p>
          </table:table-cell>
          <table:table-cell office:value-type="string" table:style-name="ce34">
            <text:p>0580</text:p>
            <text:p>Extração de carvão mineral e de minerais não-metálicos</text:p>
          </table:table-cell>
          <table:table-cell office:value-type="string" table:style-name="ce35">
            <text:p>0680</text:p>
            <text:p>Extração de petróleo e gás, inclusive as atividades de apoio</text:p>
          </table:table-cell>
          <table:table-cell office:value-type="string" table:style-name="ce35">
            <text:p>0791</text:p>
            <text:p>Extração de minério de ferro, inclusive beneficiamentos e a aglomeração</text:p>
          </table:table-cell>
          <table:table-cell office:value-type="string" table:style-name="ce35">
            <text:p>0792</text:p>
            <text:p>Extração de minerais metálicos não-ferrosos, inclusive beneficiamentos</text:p>
          </table:table-cell>
          <table:table-cell office:value-type="string" table:style-name="ce35">
            <text:p>1091</text:p>
            <text:p>Abate e produtos de carne, inclusive os produtos do laticínio e da pesca</text:p>
          </table:table-cell>
          <table:table-cell office:value-type="string" table:style-name="ce35">
            <text:p>1092</text:p>
            <text:p>Fabricação e refino de açúcar</text:p>
          </table:table-cell>
          <table:table-cell office:value-type="string" table:style-name="ce35">
            <text:p>1093</text:p>
            <text:p>Outros produtos alimentares</text:p>
          </table:table-cell>
          <table:table-cell office:value-type="string" table:style-name="ce35">
            <text:p>1100</text:p>
            <text:p>Fabricação de bebidas</text:p>
          </table:table-cell>
          <table:table-cell office:value-type="string" table:style-name="ce35">
            <text:p>1200</text:p>
            <text:p>Fabricação de produtos do fumo</text:p>
          </table:table-cell>
          <table:table-cell office:value-type="string" table:style-name="ce35">
            <text:p>1300</text:p>
            <text:p>Fabricação de produtos têxteis</text:p>
          </table:table-cell>
          <table:table-cell office:value-type="string" table:style-name="ce35">
            <text:p>1400</text:p>
            <text:p>Confecção de artefatos do vestuário e acessórios</text:p>
          </table:table-cell>
          <table:table-cell office:value-type="string" table:style-name="ce35">
            <text:p>1500</text:p>
            <text:p>Fabricação de calçados e de artefatos de couro</text:p>
          </table:table-cell>
          <table:table-cell office:value-type="string" table:style-name="ce35">
            <text:p>1600</text:p>
            <text:p>Fabricação de produtos da madeira</text:p>
          </table:table-cell>
          <table:table-cell office:value-type="string" table:style-name="ce35">
            <text:p>1700</text:p>
            <text:p>Fabricação de celulose, papel e produtos de papel</text:p>
          </table:table-cell>
          <table:table-cell office:value-type="string" table:style-name="ce35">
            <text:p>1800</text:p>
            <text:p>Impressão e reprodução de gravações</text:p>
          </table:table-cell>
          <table:table-cell office:value-type="string" table:style-name="ce35">
            <text:p>1991</text:p>
            <text:p>Refino de petróleo e coquerias</text:p>
          </table:table-cell>
          <table:table-cell office:value-type="string" table:style-name="ce35">
            <text:p>1992</text:p>
            <text:p>Fabricação de biocombustíveis</text:p>
          </table:table-cell>
          <table:table-cell office:value-type="string" table:style-name="ce35">
            <text:p>2091</text:p>
            <text:p>Fabricação de químicos orgânicos e inorgânicos, resinas e elastômeros</text:p>
          </table:table-cell>
          <table:table-cell office:value-type="string" table:style-name="ce35">
            <text:p>2092</text:p>
            <text:p>Fabricação de defensivos, desinfestantes, tintas e químicos diversos</text:p>
          </table:table-cell>
          <table:table-cell office:value-type="string" table:style-name="ce35">
            <text:p>2093</text:p>
            <text:p>Fabricação de produtos de limpeza, cosméticos/perfumaria e higiene pessoal</text:p>
          </table:table-cell>
          <table:table-cell office:value-type="string" table:style-name="ce35">
            <text:p>2100</text:p>
            <text:p>Fabricação de produtos farmoquímicos e farmacêuticos</text:p>
          </table:table-cell>
          <table:table-cell office:value-type="string" table:style-name="ce35">
            <text:p>2200</text:p>
            <text:p>Fabricação de produtos de borracha e de material plástico</text:p>
          </table:table-cell>
          <table:table-cell office:value-type="string" table:style-name="ce35">
            <text:p>2300</text:p>
            <text:p>Fabricação de produtos de minerais não-metálicos</text:p>
          </table:table-cell>
          <table:table-cell office:value-type="string" table:style-name="ce35">
            <text:p>2491</text:p>
            <text:p>Produção de ferro-gusa/ferroligas, siderurgia e tubos de aço sem costura</text:p>
          </table:table-cell>
          <table:table-cell office:value-type="string" table:style-name="ce35">
            <text:p>2492</text:p>
            <text:p>Metalurgia de metais não-ferrosos e a fundição de metais</text:p>
          </table:table-cell>
          <table:table-cell office:value-type="string" table:style-name="ce35">
            <text:p>2500</text:p>
            <text:p>Fabricação de produtos de metal, exceto máquinas e equipamentos</text:p>
          </table:table-cell>
          <table:table-cell office:value-type="string" table:style-name="ce35">
            <text:p>2600</text:p>
            <text:p>Fabricação de equipamentos de informática, produtos eletrônicos e ópticos</text:p>
          </table:table-cell>
          <table:table-cell office:value-type="string" table:style-name="ce35">
            <text:p>2700</text:p>
            <text:p>Fabricação de máquinas e equipamentos elétricos</text:p>
          </table:table-cell>
          <table:table-cell office:value-type="string" table:style-name="ce35">
            <text:p>2800</text:p>
            <text:p>Fabricação de máquinas e equipamentos mecânicos</text:p>
          </table:table-cell>
          <table:table-cell office:value-type="string" table:style-name="ce35">
            <text:p>2991</text:p>
            <text:p>Fabricação de automóveis, caminhões e ônibus, exceto peças</text:p>
          </table:table-cell>
          <table:table-cell office:value-type="string" table:style-name="ce35">
            <text:p>2992</text:p>
            <text:p>Fabricação de peças e acessórios para veículos automotores</text:p>
          </table:table-cell>
          <table:table-cell office:value-type="string" table:style-name="ce35">
            <text:p>3000</text:p>
            <text:p>Fabricação de outros equipamentos de transporte, exceto veículos automotores</text:p>
          </table:table-cell>
          <table:table-cell office:value-type="string" table:style-name="ce35">
            <text:p>3180</text:p>
            <text:p>Fabricação de móveis e de produtos de indústrias diversas</text:p>
          </table:table-cell>
          <table:table-cell office:value-type="string" table:style-name="ce35">
            <text:p>3300</text:p>
            <text:p>Manutenção, reparação e instalação de máquinas e equipamentos</text:p>
          </table:table-cell>
          <table:table-cell office:value-type="string" table:style-name="ce35">
            <text:p>3500</text:p>
            <text:p>Energia elétrica, gás natural e outras utilidades</text:p>
          </table:table-cell>
          <table:table-cell office:value-type="string" table:style-name="ce35">
            <text:p>3680</text:p>
            <text:p>Água, esgoto e gestão de resíduos</text:p>
          </table:table-cell>
          <table:table-cell office:value-type="string" table:style-name="ce35">
            <text:p>4180</text:p>
            <text:p>Construção</text:p>
          </table:table-cell>
          <table:table-cell office:value-type="string" table:style-name="ce35">
            <text:p>4500</text:p>
            <text:p>Comércio e reparação de veículos automotores e motocicletas</text:p>
          </table:table-cell>
          <table:table-cell office:value-type="string" table:style-name="ce35">
            <text:p>4680</text:p>
            <text:p>Comércio por atacado e a varejo, exceto veículos automotores</text:p>
          </table:table-cell>
          <table:table-cell office:value-type="string" table:style-name="ce35">
            <text:p>4900</text:p>
            <text:p>Transporte terrestre</text:p>
          </table:table-cell>
          <table:table-cell office:value-type="string" table:style-name="ce35">
            <text:p>5000</text:p>
            <text:p>Transporte aquaviário</text:p>
          </table:table-cell>
          <table:table-cell office:value-type="string" table:style-name="ce35">
            <text:p>5100</text:p>
            <text:p>Transporte aéreo</text:p>
          </table:table-cell>
          <table:table-cell office:value-type="string" table:style-name="ce35">
            <text:p>5280</text:p>
            <text:p>Armazenamento, atividades auxiliares dos transportes e correio</text:p>
          </table:table-cell>
          <table:table-cell office:value-type="string" table:style-name="ce35">
            <text:p>5500</text:p>
            <text:p>Alojamento</text:p>
          </table:table-cell>
          <table:table-cell office:value-type="string" table:style-name="ce35">
            <text:p>5600</text:p>
            <text:p>Alimentação</text:p>
          </table:table-cell>
          <table:table-cell office:value-type="string" table:style-name="ce35">
            <text:p>5800</text:p>
            <text:p>Edição e edição integrada à impressão</text:p>
          </table:table-cell>
          <table:table-cell office:value-type="string" table:style-name="ce35">
            <text:p>5980</text:p>
            <text:p>Atividades de televisão, rádio, cinema e <text:s/>gravação/edição de som e imagem</text:p>
          </table:table-cell>
          <table:table-cell office:value-type="string" table:style-name="ce35">
            <text:p>6100</text:p>
            <text:p>Telecomunicações</text:p>
          </table:table-cell>
          <table:table-cell office:value-type="string" table:style-name="ce35">
            <text:p>6280</text:p>
            <text:p>Desenvolvimento de sistemas e outros serviços de informação</text:p>
          </table:table-cell>
          <table:table-cell office:value-type="string" table:style-name="ce34">
            <text:p>6480</text:p>
            <text:p>Intermediação financeira, seguros e previdência complementar</text:p>
          </table:table-cell>
          <table:table-cell office:value-type="string" table:style-name="ce35">
            <text:p>6800</text:p>
            <text:p>Atividades imobiliárias</text:p>
          </table:table-cell>
          <table:table-cell office:value-type="string" table:style-name="ce35">
            <text:p>6980</text:p>
            <text:p>Atividades jurídicas, contábeis, consultoria e sedes de empresas<text:s/></text:p>
          </table:table-cell>
          <table:table-cell office:value-type="string" table:style-name="ce35">
            <text:p>7180</text:p>
            <text:p>Serviços de arquitetura, engenharia, testes/análises técnicas e P &amp; D</text:p>
          </table:table-cell>
          <table:table-cell office:value-type="string" table:style-name="ce35">
            <text:p>7380</text:p>
            <text:p>Outras atividades profissionais, científicas e técnicas</text:p>
          </table:table-cell>
          <table:table-cell office:value-type="string" table:style-name="ce35">
            <text:p>7700</text:p>
            <text:p>Aluguéis não-imobiliários e gestão de ativos de propriedade intelectual</text:p>
          </table:table-cell>
          <table:table-cell office:value-type="string" table:style-name="ce35">
            <text:p>7880</text:p>
            <text:p>Outras atividades administrativas e serviços complementares</text:p>
          </table:table-cell>
          <table:table-cell office:value-type="string" table:style-name="ce35">
            <text:p>8000</text:p>
            <text:p>Atividades de vigilância, segurança e investigação</text:p>
          </table:table-cell>
          <table:table-cell office:value-type="string" table:style-name="ce35">
            <text:p>8400</text:p>
            <text:p>Administração pública, defesa e seguridade social</text:p>
          </table:table-cell>
          <table:table-cell office:value-type="string" table:style-name="ce35">
            <text:p>8591</text:p>
            <text:p>Educação pública</text:p>
          </table:table-cell>
          <table:table-cell office:value-type="string" table:style-name="ce35">
            <text:p>8592</text:p>
            <text:p>Educação privada</text:p>
          </table:table-cell>
          <table:table-cell office:value-type="string" table:style-name="ce35">
            <text:p>8691</text:p>
            <text:p>Saúde pública</text:p>
          </table:table-cell>
          <table:table-cell office:value-type="string" table:style-name="ce35">
            <text:p>8692</text:p>
            <text:p>Saúde privada</text:p>
          </table:table-cell>
          <table:table-cell office:value-type="string" table:style-name="ce35">
            <text:p>9080</text:p>
            <text:p>Atividades artísticas, criativas e de espetáculos</text:p>
          </table:table-cell>
          <table:table-cell office:value-type="string" table:style-name="ce35">
            <text:p>9480</text:p>
            <text:p>Organizações associativas e outros serviços pessoais</text:p>
          </table:table-cell>
          <table:table-cell office:value-type="string" table:style-name="ce35">
            <text:p>9700</text:p>
            <text:p>Serviços domésticos</text:p>
          </table:table-cell>
          <table:table-cell office:value-type="string" table:style-name="ce38">
            <text:p>Total</text:p>
            <text:p>do produto</text:p>
          </table:table-cell>
          <table:table-cell table:number-columns-repeated="16313"/>
        </table:table-row>
        <table:table-row table:style-name="ro4">
          <table:table-cell table:number-columns-repeated="70" table:style-name="ce5"/>
          <table:table-cell table:style-name="ce10"/>
          <table:table-cell table:number-columns-repeated="16313"/>
        </table:table-row>
        <table:table-row table:style-name="ro5">
          <table:table-cell office:value-type="string" table:style-name="ce25">
            <text:p>01911</text:p>
          </table:table-cell>
          <table:table-cell office:value-type="string" table:style-name="ce26">
            <text:p>Arroz, trigo e outros cereais</text:p>
          </table:table-cell>
          <table:table-cell office:value-type="float" office:value="305" table:style-name="ce46">
            <text:p><text:s text:c="3"/>305</text:p>
          </table:table-cell>
          <table:table-cell office:value-type="float" office:value="302" table:style-name="ce46">
            <text:p><text:s text:c="3"/>30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554" table:style-name="ce46">
            <text:p><text:s text:c="2"/>15 554</text:p>
          </table:table-cell>
          <table:table-cell office:value-type="float" office:value="384" table:style-name="ce46">
            <text:p><text:s text:c="3"/>3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28" table:style-name="ce46">
            <text:p><text:s text:c="3"/>6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9" table:style-name="ce46">
            <text:p><text:s text:c="3"/>18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409" table:style-name="ce46">
            <text:p><text:s text:c="2"/>17 40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12</text:p>
          </table:table-cell>
          <table:table-cell office:value-type="string" table:style-name="ce26">
            <text:p>Milho em grão</text:p>
          </table:table-cell>
          <table:table-cell office:value-type="float" office:value="877" table:style-name="ce46">
            <text:p><text:s text:c="3"/>877</text:p>
          </table:table-cell>
          <table:table-cell office:value-type="float" office:value="3394" table:style-name="ce46">
            <text:p><text:s text:c="2"/>3 394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67" table:style-name="ce46">
            <text:p><text:s text:c="3"/>56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554" table:style-name="ce46">
            <text:p><text:s text:c="2"/>9 5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0" table:style-name="ce46">
            <text:p><text:s text:c="3"/>4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3" table:style-name="ce46">
            <text:p><text:s text:c="3"/>1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3" table:style-name="ce46">
            <text:p><text:s text:c="3"/>19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195" table:style-name="ce46">
            <text:p><text:s text:c="2"/>15 19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13</text:p>
          </table:table-cell>
          <table:table-cell office:value-type="string" table:style-name="ce26">
            <text:p>Algodão herbáceo, outras fibras da lav. temporária</text:p>
          </table:table-cell>
          <table:table-cell office:value-type="float" office:value="318" table:style-name="ce46">
            <text:p><text:s text:c="3"/>318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69" table:style-name="ce46">
            <text:p><text:s text:c="3"/>56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30" table:style-name="ce46">
            <text:p><text:s text:c="2"/>3 4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3" table:style-name="ce46">
            <text:p><text:s text:c="3"/>18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86" table:style-name="ce46">
            <text:p><text:s text:c="2"/>4 58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14</text:p>
          </table:table-cell>
          <table:table-cell office:value-type="string" table:style-name="ce26">
            <text:p>Cana-de-açúcar</text:p>
          </table:table-cell>
          <table:table-cell office:value-type="float" office:value="668" table:style-name="ce46">
            <text:p><text:s text:c="3"/>668</text:p>
          </table:table-cell>
          <table:table-cell office:value-type="float" office:value="162" table:style-name="ce46">
            <text:p><text:s text:c="3"/>162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287" table:style-name="ce46">
            <text:p><text:s text:c="2"/>27 28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80" table:style-name="ce46">
            <text:p><text:s text:c="2"/>1 68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784" table:style-name="ce46">
            <text:p><text:s text:c="2"/>17 7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40" table:style-name="ce46">
            <text:p><text:s text:c="3"/>9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525" table:style-name="ce46">
            <text:p><text:s text:c="2"/>48 525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01915</text:p>
          </table:table-cell>
          <table:table-cell office:value-type="string" table:style-name="ce28">
            <text:p>Soja <text:s/>em grão</text:p>
          </table:table-cell>
          <table:table-cell office:value-type="float" office:value="2238" table:style-name="ce46">
            <text:p><text:s text:c="2"/>2 238</text:p>
          </table:table-cell>
          <table:table-cell office:value-type="float" office:value="188" table:style-name="ce46">
            <text:p><text:s text:c="3"/>18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5" table:style-name="ce46">
            <text:p><text:s text:c="3"/>50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899" table:style-name="ce46">
            <text:p><text:s text:c="2"/>31 89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73" table:style-name="ce46">
            <text:p><text:s text:c="2"/>1 57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836" table:style-name="ce46">
            <text:p><text:s text:c="2"/>9 8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239" table:style-name="ce46">
            <text:p><text:s text:c="2"/>46 239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6</text:p>
          </table:table-cell>
          <table:table-cell office:value-type="string" table:style-name="ce5">
            <text:p>Outros produtos e serviços da lavoura temporária</text:p>
          </table:table-cell>
          <table:table-cell office:value-type="float" office:value="4041" table:style-name="ce47">
            <text:p><text:s text:c="2"/>4 041</text:p>
          </table:table-cell>
          <table:table-cell office:value-type="float" office:value="1005" table:style-name="ce47">
            <text:p><text:s text:c="2"/>1 005</text:p>
          </table:table-cell>
          <table:table-cell office:value-type="float" office:value="71" table:style-name="ce47">
            <text:p><text:s text:c="3"/>7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424" table:style-name="ce47">
            <text:p><text:s text:c="2"/>4 42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180" table:style-name="ce47">
            <text:p><text:s text:c="2"/>6 18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89" table:style-name="ce47">
            <text:p><text:s text:c="3"/>38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54" table:style-name="ce47">
            <text:p><text:s text:c="3"/>55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2" table:style-name="ce47">
            <text:p><text:s text:c="3"/>262</text:p>
          </table:table-cell>
          <table:table-cell office:value-type="float" office:value="2369" table:style-name="ce47">
            <text:p><text:s text:c="2"/>2 36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3" table:style-name="ce47">
            <text:p><text:s text:c="3"/>15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91" table:style-name="ce47">
            <text:p><text:s text:c="3"/>491</text:p>
          </table:table-cell>
          <table:table-cell office:value-type="float" office:value="414" table:style-name="ce47">
            <text:p><text:s text:c="3"/>414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195" table:style-name="ce47">
            <text:p><text:s text:c="3"/>195</text:p>
          </table:table-cell>
          <table:table-cell office:value-type="float" office:value="236" table:style-name="ce47">
            <text:p><text:s text:c="3"/>236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19" table:style-name="ce47">
            <text:p><text:s text:c="3"/>31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255" table:style-name="ce47">
            <text:p><text:s text:c="2"/>21 255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7</text:p>
          </table:table-cell>
          <table:table-cell office:value-type="string" table:style-name="ce5">
            <text:p>Laranja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615" table:style-name="ce47">
            <text:p><text:s text:c="2"/>6 6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3" table:style-name="ce47">
            <text:p><text:s text:c="3"/>93</text:p>
          </table:table-cell>
          <table:table-cell office:value-type="float" office:value="327" table:style-name="ce47">
            <text:p><text:s text:c="3"/>32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083" table:style-name="ce47">
            <text:p><text:s text:c="2"/>7 083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8</text:p>
          </table:table-cell>
          <table:table-cell office:value-type="string" table:style-name="ce5">
            <text:p>Café em grão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110" table:style-name="ce47">
            <text:p><text:s text:c="3"/>11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024" table:style-name="ce47">
            <text:p><text:s text:c="2"/>5 02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186" table:style-name="ce47">
            <text:p><text:s text:c="2"/>5 186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9</text:p>
          </table:table-cell>
          <table:table-cell office:value-type="string" table:style-name="ce5">
            <text:p>Outros produtos da lavoura permanente</text:p>
          </table:table-cell>
          <table:table-cell office:value-type="float" office:value="77" table:style-name="ce47">
            <text:p><text:s text:c="3"/>77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761" table:style-name="ce47">
            <text:p><text:s text:c="2"/>2 761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2" table:style-name="ce47">
            <text:p><text:s text:c="3"/>12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566" table:style-name="ce47">
            <text:p><text:s text:c="3"/>56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9" table:style-name="ce47">
            <text:p><text:s text:c="3"/>119</text:p>
          </table:table-cell>
          <table:table-cell office:value-type="float" office:value="98" table:style-name="ce47">
            <text:p><text:s text:c="3"/>98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880" table:style-name="ce47">
            <text:p><text:s text:c="2"/>3 880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01921</text:p>
          </table:table-cell>
          <table:table-cell office:value-type="string" table:style-name="ce10">
            <text:p>Bovinos e outros animais vivos, prods. animal, caça e serv.</text:p>
          </table:table-cell>
          <table:table-cell office:value-type="float" office:value="435" table:style-name="ce47">
            <text:p><text:s text:c="3"/>435</text:p>
          </table:table-cell>
          <table:table-cell office:value-type="float" office:value="1981" table:style-name="ce47">
            <text:p><text:s text:c="2"/>1 981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9132" table:style-name="ce47">
            <text:p><text:s text:c="2"/>59 13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8" table:style-name="ce47">
            <text:p><text:s text:c="3"/>98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9" table:style-name="ce47">
            <text:p><text:s text:c="3"/>11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1889" table:style-name="ce47">
            <text:p><text:s text:c="2"/>61 88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22</text:p>
          </table:table-cell>
          <table:table-cell office:value-type="string" table:style-name="ce26">
            <text:p>Leite de vaca e de outros animais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1351" table:style-name="ce46">
            <text:p><text:s text:c="2"/>1 351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148" table:style-name="ce46">
            <text:p><text:s text:c="2"/>17 14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686" table:style-name="ce46">
            <text:p><text:s text:c="2"/>18 68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23</text:p>
          </table:table-cell>
          <table:table-cell office:value-type="string" table:style-name="ce26">
            <text:p>Suínos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225" table:style-name="ce46">
            <text:p><text:s text:c="3"/>225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761" table:style-name="ce46">
            <text:p><text:s text:c="2"/>8 76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033" table:style-name="ce46">
            <text:p><text:s text:c="2"/>9 03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24</text:p>
          </table:table-cell>
          <table:table-cell office:value-type="string" table:style-name="ce26">
            <text:p>Aves e ovos</text:p>
          </table:table-cell>
          <table:table-cell office:value-type="float" office:value="95" table:style-name="ce46">
            <text:p><text:s text:c="3"/>95</text:p>
          </table:table-cell>
          <table:table-cell office:value-type="float" office:value="2030" table:style-name="ce46">
            <text:p><text:s text:c="2"/>2 03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589" table:style-name="ce46">
            <text:p><text:s text:c="2"/>12 58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80" table:style-name="ce46">
            <text:p><text:s text:c="2"/>1 78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1" table:style-name="ce46">
            <text:p><text:s text:c="3"/>311</text:p>
          </table:table-cell>
          <table:table-cell office:value-type="float" office:value="1335" table:style-name="ce46">
            <text:p><text:s text:c="2"/>1 3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285" table:style-name="ce46">
            <text:p><text:s text:c="2"/>18 28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2801</text:p>
          </table:table-cell>
          <table:table-cell office:value-type="string" table:style-name="ce26">
            <text:p>Produtos da exploração florestal e da silvicultura</text:p>
          </table:table-cell>
          <table:table-cell office:value-type="float" office:value="1518" table:style-name="ce46">
            <text:p><text:s text:c="2"/>1 518</text:p>
          </table:table-cell>
          <table:table-cell office:value-type="float" office:value="1831" table:style-name="ce46">
            <text:p><text:s text:c="2"/>1 831</text:p>
          </table:table-cell>
          <table:table-cell office:value-type="float" office:value="2268" table:style-name="ce46">
            <text:p><text:s text:c="2"/>2 268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3" table:style-name="ce46">
            <text:p><text:s text:c="3"/>4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4" table:style-name="ce46">
            <text:p><text:s text:c="3"/>31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3315" table:style-name="ce46">
            <text:p><text:s text:c="2"/>3 315</text:p>
          </table:table-cell>
          <table:table-cell office:value-type="float" office:value="4461" table:style-name="ce46">
            <text:p><text:s text:c="2"/>4 46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03" table:style-name="ce46">
            <text:p><text:s text:c="3"/>20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28" table:style-name="ce46">
            <text:p><text:s text:c="2"/>1 428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840" table:style-name="ce46">
            <text:p><text:s text:c="3"/>8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78" table:style-name="ce46">
            <text:p><text:s text:c="3"/>87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9" table:style-name="ce46">
            <text:p><text:s text:c="3"/>40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142" table:style-name="ce46">
            <text:p><text:s text:c="2"/>18 142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02802</text:p>
          </table:table-cell>
          <table:table-cell office:value-type="string" table:style-name="ce28">
            <text:p>Pesca e aquicultura (peixe, crustáceos e moluscos)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661" table:style-name="ce46">
            <text:p><text:s text:c="3"/>66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92" table:style-name="ce46">
            <text:p><text:s text:c="2"/>1 69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587" table:style-name="ce46">
            <text:p><text:s text:c="3"/>58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0" table:style-name="ce46">
            <text:p><text:s text:c="3"/>80</text:p>
          </table:table-cell>
          <table:table-cell office:value-type="float" office:value="97" table:style-name="ce46">
            <text:p><text:s text:c="3"/>97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13" table:style-name="ce46">
            <text:p><text:s text:c="2"/>3 313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5801</text:p>
          </table:table-cell>
          <table:table-cell office:value-type="string" table:style-name="ce5">
            <text:p>Carvão mineral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6628" table:style-name="ce47">
            <text:p><text:s text:c="2"/>6 628</text:p>
          </table:table-cell>
          <table:table-cell office:value-type="float" office:value="404" table:style-name="ce47">
            <text:p><text:s text:c="3"/>40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53" table:style-name="ce47">
            <text:p><text:s text:c="2"/>2 05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266" table:style-name="ce47">
            <text:p><text:s text:c="2"/>9 266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5802</text:p>
          </table:table-cell>
          <table:table-cell office:value-type="string" table:style-name="ce5">
            <text:p>Minerais não-metálicos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519" table:style-name="ce47">
            <text:p><text:s text:c="3"/>519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443" table:style-name="ce47">
            <text:p><text:s text:c="3"/>443</text:p>
          </table:table-cell>
          <table:table-cell office:value-type="float" office:value="736" table:style-name="ce47">
            <text:p><text:s text:c="3"/>73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364" table:style-name="ce47">
            <text:p><text:s text:c="3"/>36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13" table:style-name="ce47">
            <text:p><text:s text:c="3"/>313</text:p>
          </table:table-cell>
          <table:table-cell office:value-type="float" office:value="4539" table:style-name="ce47">
            <text:p><text:s text:c="2"/>4 539</text:p>
          </table:table-cell>
          <table:table-cell office:value-type="float" office:value="113" table:style-name="ce47">
            <text:p><text:s text:c="3"/>1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715" table:style-name="ce47">
            <text:p><text:s text:c="2"/>7 715</text:p>
          </table:table-cell>
          <table:table-cell office:value-type="float" office:value="515" table:style-name="ce47">
            <text:p><text:s text:c="3"/>515</text:p>
          </table:table-cell>
          <table:table-cell office:value-type="float" office:value="375" table:style-name="ce47">
            <text:p><text:s text:c="3"/>375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88" table:style-name="ce47">
            <text:p><text:s text:c="3"/>488</text:p>
          </table:table-cell>
          <table:table-cell office:value-type="float" office:value="9870" table:style-name="ce47">
            <text:p><text:s text:c="2"/>9 87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7" table:style-name="ce47">
            <text:p><text:s text:c="3"/>9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90" table:style-name="ce47">
            <text:p><text:s text:c="3"/>49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6" table:style-name="ce47">
            <text:p><text:s text:c="3"/>76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990" table:style-name="ce47">
            <text:p><text:s text:c="2"/>26 990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6801</text:p>
          </table:table-cell>
          <table:table-cell office:value-type="string" table:style-name="ce5">
            <text:p>Petróleo, gás natural e serviços de apoi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2382" table:style-name="ce47">
            <text:p><text:s text:c="2"/>12 382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95" table:style-name="ce47">
            <text:p><text:s text:c="3"/>9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30" table:style-name="ce47">
            <text:p><text:s text:c="3"/>930</text:p>
          </table:table-cell>
          <table:table-cell office:value-type="float" office:value="188" table:style-name="ce47">
            <text:p><text:s text:c="3"/>18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6" table:style-name="ce47">
            <text:p><text:s text:c="3"/>16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852" table:style-name="ce47">
            <text:p><text:s text:c="3"/>85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9148" table:style-name="ce47">
            <text:p><text:s text:c="2"/>119 14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91" table:style-name="ce47">
            <text:p><text:s text:c="2"/>2 191</text:p>
          </table:table-cell>
          <table:table-cell office:value-type="float" office:value="101" table:style-name="ce47">
            <text:p><text:s text:c="3"/>101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106" table:style-name="ce47">
            <text:p><text:s text:c="3"/>106</text:p>
          </table:table-cell>
          <table:table-cell office:value-type="float" office:value="728" table:style-name="ce47">
            <text:p><text:s text:c="3"/>728</text:p>
          </table:table-cell>
          <table:table-cell office:value-type="float" office:value="413" table:style-name="ce47">
            <text:p><text:s text:c="3"/>413</text:p>
          </table:table-cell>
          <table:table-cell office:value-type="float" office:value="371" table:style-name="ce47">
            <text:p><text:s text:c="3"/>371</text:p>
          </table:table-cell>
          <table:table-cell office:value-type="float" office:value="452" table:style-name="ce47">
            <text:p><text:s text:c="3"/>45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90" table:style-name="ce47">
            <text:p><text:s text:c="3"/>90</text:p>
          </table:table-cell>
          <table:table-cell office:value-type="float" office:value="171" table:style-name="ce47">
            <text:p><text:s text:c="3"/>17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115" table:style-name="ce47">
            <text:p><text:s text:c="2"/>16 1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4863" table:style-name="ce47">
            <text:p><text:s text:c="2"/>154 863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7911</text:p>
          </table:table-cell>
          <table:table-cell office:value-type="string" table:style-name="ce5">
            <text:p>Minério de ferr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38" table:style-name="ce47">
            <text:p><text:s text:c="3"/>838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0" table:style-name="ce47">
            <text:p><text:s text:c="3"/>120</text:p>
          </table:table-cell>
          <table:table-cell office:value-type="float" office:value="10949" table:style-name="ce47">
            <text:p><text:s text:c="2"/>10 94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937" table:style-name="ce47">
            <text:p><text:s text:c="2"/>11 937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07921</text:p>
          </table:table-cell>
          <table:table-cell office:value-type="string" table:style-name="ce10">
            <text:p>Minerais metálicos não-ferros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4" table:style-name="ce47">
            <text:p><text:s text:c="3"/>74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594" table:style-name="ce47">
            <text:p><text:s text:c="2"/>1 59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2214" table:style-name="ce47">
            <text:p><text:s text:c="2"/>2 214</text:p>
          </table:table-cell>
          <table:table-cell office:value-type="float" office:value="10303" table:style-name="ce47">
            <text:p><text:s text:c="2"/>10 30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261" table:style-name="ce47">
            <text:p><text:s text:c="2"/>14 26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1</text:p>
          </table:table-cell>
          <table:table-cell office:value-type="string" table:style-name="ce29">
            <text:p>Carne de bovinos e outros prod. de carne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1987" table:style-name="ce46">
            <text:p><text:s text:c="2"/>1 98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34" table:style-name="ce46">
            <text:p><text:s text:c="2"/>4 3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2" table:style-name="ce46">
            <text:p><text:s text:c="3"/>50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67" table:style-name="ce46">
            <text:p><text:s text:c="2"/>3 46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35" table:style-name="ce46">
            <text:p><text:s text:c="2"/>1 0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79" table:style-name="ce46">
            <text:p><text:s text:c="2"/>2 07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0" table:style-name="ce46">
            <text:p><text:s text:c="3"/>350</text:p>
          </table:table-cell>
          <table:table-cell office:value-type="float" office:value="13209" table:style-name="ce46">
            <text:p><text:s text:c="2"/>13 20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29" table:style-name="ce46">
            <text:p><text:s text:c="2"/>1 129</text:p>
          </table:table-cell>
          <table:table-cell office:value-type="float" office:value="1137" table:style-name="ce46">
            <text:p><text:s text:c="2"/>1 137</text:p>
          </table:table-cell>
          <table:table-cell office:value-type="float" office:value="175" table:style-name="ce46">
            <text:p><text:s text:c="3"/>175</text:p>
          </table:table-cell>
          <table:table-cell office:value-type="float" office:value="544" table:style-name="ce46">
            <text:p><text:s text:c="3"/>544</text:p>
          </table:table-cell>
          <table:table-cell office:value-type="float" office:value="495" table:style-name="ce46">
            <text:p><text:s text:c="3"/>495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56" table:style-name="ce46">
            <text:p><text:s text:c="3"/>1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679" table:style-name="ce46">
            <text:p><text:s text:c="2"/>30 67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2</text:p>
          </table:table-cell>
          <table:table-cell office:value-type="string" table:style-name="ce26">
            <text:p>Carne de suín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13" table:style-name="ce46">
            <text:p><text:s text:c="2"/>4 2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760" table:style-name="ce46">
            <text:p><text:s text:c="3"/>76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94" table:style-name="ce46">
            <text:p><text:s text:c="2"/>5 094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13</text:p>
          </table:table-cell>
          <table:table-cell office:value-type="string" table:style-name="ce26">
            <text:p>Carne de av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04" table:style-name="ce46">
            <text:p><text:s text:c="2"/>3 10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8" table:style-name="ce46">
            <text:p><text:s text:c="3"/>4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3191" table:style-name="ce46">
            <text:p><text:s text:c="2"/>3 19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7" table:style-name="ce46">
            <text:p><text:s text:c="3"/>227</text:p>
          </table:table-cell>
          <table:table-cell office:value-type="float" office:value="251" table:style-name="ce46">
            <text:p><text:s text:c="3"/>251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121" table:style-name="ce46">
            <text:p><text:s text:c="3"/>121</text:p>
          </table:table-cell>
          <table:table-cell office:value-type="float" office:value="121" table:style-name="ce46">
            <text:p><text:s text:c="3"/>1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613" table:style-name="ce46">
            <text:p><text:s text:c="2"/>7 61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14</text:p>
          </table:table-cell>
          <table:table-cell office:value-type="string" table:style-name="ce26">
            <text:p>Pescado industrializad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990" table:style-name="ce46">
            <text:p><text:s text:c="3"/>99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80" table:style-name="ce46">
            <text:p><text:s text:c="2"/>1 180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10915</text:p>
          </table:table-cell>
          <table:table-cell office:value-type="string" table:style-name="ce28">
            <text:p>Leite resfriado, esterilizado e pasteurizad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918" table:style-name="ce46">
            <text:p><text:s text:c="2"/>8 9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1" table:style-name="ce46">
            <text:p><text:s text:c="3"/>18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4" table:style-name="ce46">
            <text:p><text:s text:c="3"/>114</text:p>
          </table:table-cell>
          <table:table-cell office:value-type="float" office:value="416" table:style-name="ce46">
            <text:p><text:s text:c="3"/>4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23" table:style-name="ce46">
            <text:p><text:s text:c="3"/>623</text:p>
          </table:table-cell>
          <table:table-cell office:value-type="float" office:value="333" table:style-name="ce46">
            <text:p><text:s text:c="3"/>333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157" table:style-name="ce46">
            <text:p><text:s text:c="3"/>157</text:p>
          </table:table-cell>
          <table:table-cell office:value-type="float" office:value="166" table:style-name="ce46">
            <text:p><text:s text:c="3"/>16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950" table:style-name="ce46">
            <text:p><text:s text:c="2"/>10 950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16</text:p>
          </table:table-cell>
          <table:table-cell office:value-type="string" table:style-name="ce5">
            <text:p>Outros produtos do laticíni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512" table:style-name="ce47">
            <text:p><text:s text:c="2"/>5 5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93" table:style-name="ce47">
            <text:p><text:s text:c="2"/>1 69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1" table:style-name="ce47">
            <text:p><text:s text:c="3"/>91</text:p>
          </table:table-cell>
          <table:table-cell office:value-type="float" office:value="1419" table:style-name="ce47">
            <text:p><text:s text:c="2"/>1 41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5" table:style-name="ce47">
            <text:p><text:s text:c="3"/>165</text:p>
          </table:table-cell>
          <table:table-cell office:value-type="float" office:value="167" table:style-name="ce47">
            <text:p><text:s text:c="3"/>167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93" table:style-name="ce47">
            <text:p><text:s text:c="3"/>93</text:p>
          </table:table-cell>
          <table:table-cell office:value-type="float" office:value="88" table:style-name="ce47">
            <text:p><text:s text:c="3"/>8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334" table:style-name="ce47">
            <text:p><text:s text:c="2"/>9 334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21</text:p>
          </table:table-cell>
          <table:table-cell office:value-type="string" table:style-name="ce5">
            <text:p>Açúcar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104" table:style-name="ce23">
            <text:p><text:s text:c="3"/>104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08" table:style-name="ce23">
            <text:p><text:s text:c="3"/>508</text:p>
          </table:table-cell>
          <table:table-cell office:value-type="float" office:value="1700" table:style-name="ce23">
            <text:p><text:s text:c="2"/>1 700</text:p>
          </table:table-cell>
          <table:table-cell office:value-type="float" office:value="6326" table:style-name="ce23">
            <text:p><text:s text:c="2"/>6 326</text:p>
          </table:table-cell>
          <table:table-cell office:value-type="float" office:value="1380" table:style-name="ce23">
            <text:p><text:s text:c="2"/>1 38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04" table:style-name="ce23">
            <text:p><text:s text:c="3"/>90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92" table:style-name="ce23">
            <text:p><text:s text:c="3"/>59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153" table:style-name="ce23">
            <text:p><text:s text:c="2"/>1 15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0" table:style-name="ce23">
            <text:p><text:s text:c="3"/>90</text:p>
          </table:table-cell>
          <table:table-cell office:value-type="float" office:value="99" table:style-name="ce23">
            <text:p><text:s text:c="3"/>99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48" table:style-name="ce23">
            <text:p><text:s text:c="3"/>48</text:p>
          </table:table-cell>
          <table:table-cell office:value-type="float" office:value="32" table:style-name="ce23">
            <text:p><text:s text:c="3"/>3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000" table:style-name="ce23">
            <text:p><text:s text:c="2"/>13 000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31</text:p>
          </table:table-cell>
          <table:table-cell office:value-type="string" table:style-name="ce5">
            <text:p>Conservas de frutas, legumes, outros vegetais e sucos de fruta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8" table:style-name="ce47">
            <text:p><text:s text:c="3"/>18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79" table:style-name="ce47">
            <text:p><text:s text:c="2"/>2 979</text:p>
          </table:table-cell>
          <table:table-cell office:value-type="float" office:value="642" table:style-name="ce47">
            <text:p><text:s text:c="3"/>64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839" table:style-name="ce47">
            <text:p><text:s text:c="2"/>1 83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97" table:style-name="ce47">
            <text:p><text:s text:c="3"/>397</text:p>
          </table:table-cell>
          <table:table-cell office:value-type="float" office:value="399" table:style-name="ce47">
            <text:p><text:s text:c="3"/>399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189" table:style-name="ce47">
            <text:p><text:s text:c="3"/>189</text:p>
          </table:table-cell>
          <table:table-cell office:value-type="float" office:value="116" table:style-name="ce47">
            <text:p><text:s text:c="3"/>1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818" table:style-name="ce47">
            <text:p><text:s text:c="2"/>6 818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32</text:p>
          </table:table-cell>
          <table:table-cell office:value-type="string" table:style-name="ce5">
            <text:p>Óleos e gorduras vegetais e animais</text:p>
          </table:table-cell>
          <table:table-cell office:value-type="float" office:value="394" table:style-name="ce47">
            <text:p><text:s text:c="3"/>394</text:p>
          </table:table-cell>
          <table:table-cell office:value-type="float" office:value="1899" table:style-name="ce47">
            <text:p><text:s text:c="2"/>1 899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546" table:style-name="ce47">
            <text:p><text:s text:c="2"/>7 54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728" table:style-name="ce47">
            <text:p><text:s text:c="2"/>15 72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74" table:style-name="ce47">
            <text:p><text:s text:c="2"/>2 274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04" table:style-name="ce47">
            <text:p><text:s text:c="3"/>104</text:p>
          </table:table-cell>
          <table:table-cell office:value-type="float" office:value="921" table:style-name="ce47">
            <text:p><text:s text:c="3"/>92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26" table:style-name="ce47">
            <text:p><text:s text:c="3"/>42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2677" table:style-name="ce47">
            <text:p><text:s text:c="2"/>2 67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0" table:style-name="ce47">
            <text:p><text:s text:c="3"/>110</text:p>
          </table:table-cell>
          <table:table-cell office:value-type="float" office:value="122" table:style-name="ce47">
            <text:p><text:s text:c="3"/>122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62" table:style-name="ce47">
            <text:p><text:s text:c="3"/>62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2334" table:style-name="ce47">
            <text:p><text:s text:c="2"/>32 334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10933</text:p>
          </table:table-cell>
          <table:table-cell office:value-type="string" table:style-name="ce10">
            <text:p>Café beneficiad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8" table:style-name="ce47">
            <text:p><text:s text:c="3"/>23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9" table:style-name="ce47">
            <text:p><text:s text:c="3"/>99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4" table:style-name="ce47">
            <text:p><text:s text:c="3"/>84</text:p>
          </table:table-cell>
          <table:table-cell office:value-type="float" office:value="2098" table:style-name="ce47">
            <text:p><text:s text:c="2"/>2 09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6" table:style-name="ce47">
            <text:p><text:s text:c="3"/>226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4" table:style-name="ce47">
            <text:p><text:s text:c="3"/>84</text:p>
          </table:table-cell>
          <table:table-cell office:value-type="float" office:value="93" table:style-name="ce47">
            <text:p><text:s text:c="3"/>93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69" table:style-name="ce47">
            <text:p><text:s text:c="3"/>6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160" table:style-name="ce47">
            <text:p><text:s text:c="2"/>3 16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4</text:p>
          </table:table-cell>
          <table:table-cell office:value-type="string" table:style-name="ce26">
            <text:p>Arroz beneficiado e produtos derivados do arroz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6" table:style-name="ce46">
            <text:p><text:s text:c="3"/>3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1192" table:style-name="ce46">
            <text:p><text:s text:c="2"/>1 19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5" table:style-name="ce46">
            <text:p><text:s text:c="3"/>285</text:p>
          </table:table-cell>
          <table:table-cell office:value-type="float" office:value="286" table:style-name="ce46">
            <text:p><text:s text:c="3"/>286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135" table:style-name="ce46">
            <text:p><text:s text:c="3"/>135</text:p>
          </table:table-cell>
          <table:table-cell office:value-type="float" office:value="78" table:style-name="ce46">
            <text:p><text:s text:c="3"/>7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39" table:style-name="ce46">
            <text:p><text:s text:c="2"/>2 439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5</text:p>
          </table:table-cell>
          <table:table-cell office:value-type="string" table:style-name="ce26">
            <text:p>Produtos derivados do trigo, mandioca ou milho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350" table:style-name="ce46">
            <text:p><text:s text:c="3"/>35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39" table:style-name="ce46">
            <text:p><text:s text:c="2"/>3 4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086" table:style-name="ce46">
            <text:p><text:s text:c="2"/>9 086</text:p>
          </table:table-cell>
          <table:table-cell office:value-type="float" office:value="1886" table:style-name="ce46">
            <text:p><text:s text:c="2"/>1 88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37" table:style-name="ce46">
            <text:p><text:s text:c="3"/>7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6" table:style-name="ce46">
            <text:p><text:s text:c="3"/>4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47" table:style-name="ce46">
            <text:p><text:s text:c="2"/>3 6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2088" table:style-name="ce46">
            <text:p><text:s text:c="2"/>2 08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92" table:style-name="ce46">
            <text:p><text:s text:c="3"/>92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978" table:style-name="ce46">
            <text:p><text:s text:c="2"/>21 97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6</text:p>
          </table:table-cell>
          <table:table-cell office:value-type="string" table:style-name="ce26">
            <text:p>Rações balanceadas para animais</text:p>
          </table:table-cell>
          <table:table-cell office:value-type="float" office:value="1177" table:style-name="ce46">
            <text:p><text:s text:c="2"/>1 177</text:p>
          </table:table-cell>
          <table:table-cell office:value-type="float" office:value="12832" table:style-name="ce46">
            <text:p><text:s text:c="2"/>12 832</text:p>
          </table:table-cell>
          <table:table-cell office:value-type="float" office:value="1124" table:style-name="ce46">
            <text:p><text:s text:c="2"/>1 1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750" table:style-name="ce46">
            <text:p><text:s text:c="2"/>13 75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52" table:style-name="ce46">
            <text:p><text:s text:c="3"/>9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851" table:style-name="ce46">
            <text:p><text:s text:c="3"/>85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884" table:style-name="ce46">
            <text:p><text:s text:c="2"/>30 884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7</text:p>
          </table:table-cell>
          <table:table-cell office:value-type="string" table:style-name="ce26">
            <text:p>Outros produtos alimentares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30" table:style-name="ce46">
            <text:p><text:s text:c="3"/>13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97" table:style-name="ce46">
            <text:p><text:s text:c="2"/>3 19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475" table:style-name="ce46">
            <text:p><text:s text:c="2"/>6 475</text:p>
          </table:table-cell>
          <table:table-cell office:value-type="float" office:value="312" table:style-name="ce46">
            <text:p><text:s text:c="3"/>3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8" table:style-name="ce46">
            <text:p><text:s text:c="3"/>338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272" table:style-name="ce46">
            <text:p><text:s text:c="3"/>272</text:p>
          </table:table-cell>
          <table:table-cell office:value-type="float" office:value="5073" table:style-name="ce46">
            <text:p><text:s text:c="2"/>5 07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86" table:style-name="ce46">
            <text:p><text:s text:c="3"/>786</text:p>
          </table:table-cell>
          <table:table-cell office:value-type="float" office:value="1101" table:style-name="ce46">
            <text:p><text:s text:c="2"/>1 101</text:p>
          </table:table-cell>
          <table:table-cell office:value-type="float" office:value="143" table:style-name="ce46">
            <text:p><text:s text:c="3"/>143</text:p>
          </table:table-cell>
          <table:table-cell office:value-type="float" office:value="1432" table:style-name="ce46">
            <text:p><text:s text:c="2"/>1 432</text:p>
          </table:table-cell>
          <table:table-cell office:value-type="float" office:value="559" table:style-name="ce46">
            <text:p><text:s text:c="3"/>559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008" table:style-name="ce46">
            <text:p><text:s text:c="2"/>20 008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11001</text:p>
          </table:table-cell>
          <table:table-cell office:value-type="string" table:style-name="ce28">
            <text:p>Bebida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11" table:style-name="ce46">
            <text:p><text:s text:c="3"/>6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3431" table:style-name="ce46">
            <text:p><text:s text:c="2"/>13 4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58" table:style-name="ce46">
            <text:p><text:s text:c="3"/>858</text:p>
          </table:table-cell>
          <table:table-cell office:value-type="float" office:value="42902" table:style-name="ce46">
            <text:p><text:s text:c="2"/>42 90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7" table:style-name="ce46">
            <text:p><text:s text:c="3"/>20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0" table:style-name="ce46">
            <text:p><text:s text:c="3"/>100</text:p>
          </table:table-cell>
          <table:table-cell office:value-type="float" office:value="112" table:style-name="ce46">
            <text:p><text:s text:c="3"/>112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264" table:style-name="ce46">
            <text:p><text:s text:c="3"/>264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654" table:style-name="ce46">
            <text:p><text:s text:c="2"/>58 654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2001</text:p>
          </table:table-cell>
          <table:table-cell office:value-type="string" table:style-name="ce5">
            <text:p>Produtos do fum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43" table:style-name="ce47">
            <text:p><text:s text:c="2"/>1 14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43" table:style-name="ce47">
            <text:p><text:s text:c="2"/>1 143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3001</text:p>
          </table:table-cell>
          <table:table-cell office:value-type="string" table:style-name="ce5">
            <text:p>Fios e fibras têxteis beneficiadas</text:p>
          </table:table-cell>
          <table:table-cell office:value-type="float" office:value="115" table:style-name="ce47">
            <text:p><text:s text:c="3"/>115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328" table:style-name="ce47">
            <text:p><text:s text:c="2"/>7 328</text:p>
          </table:table-cell>
          <table:table-cell office:value-type="float" office:value="5983" table:style-name="ce47">
            <text:p><text:s text:c="2"/>5 983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5" table:style-name="ce47">
            <text:p><text:s text:c="3"/>135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85" table:style-name="ce47">
            <text:p><text:s text:c="3"/>8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789" table:style-name="ce47">
            <text:p><text:s text:c="2"/>13 789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3002</text:p>
          </table:table-cell>
          <table:table-cell office:value-type="string" table:style-name="ce5">
            <text:p>Tecidos</text:p>
          </table:table-cell>
          <table:table-cell office:value-type="float" office:value="331" table:style-name="ce47">
            <text:p><text:s text:c="3"/>33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6" table:style-name="ce47">
            <text:p><text:s text:c="3"/>12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134" table:style-name="ce47">
            <text:p><text:s text:c="3"/>13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715" table:style-name="ce47">
            <text:p><text:s text:c="2"/>3 715</text:p>
          </table:table-cell>
          <table:table-cell office:value-type="float" office:value="16864" table:style-name="ce47">
            <text:p><text:s text:c="2"/>16 864</text:p>
          </table:table-cell>
          <table:table-cell office:value-type="float" office:value="3425" table:style-name="ce47">
            <text:p><text:s text:c="2"/>3 42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70" table:style-name="ce47">
            <text:p><text:s text:c="2"/>1 770</text:p>
          </table:table-cell>
          <table:table-cell office:value-type="float" office:value="69" table:style-name="ce47">
            <text:p><text:s text:c="3"/>69</text:p>
          </table:table-cell>
          <table:table-cell office:value-type="float" office:value="1501" table:style-name="ce47">
            <text:p><text:s text:c="2"/>1 50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8152" table:style-name="ce47">
            <text:p><text:s text:c="2"/>28 152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3003</text:p>
          </table:table-cell>
          <table:table-cell office:value-type="string" table:style-name="ce5">
            <text:p>Art. têxteis de uso doméstico e outros têxteis</text:p>
          </table:table-cell>
          <table:table-cell office:value-type="float" office:value="467" table:style-name="ce47">
            <text:p><text:s text:c="3"/>467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46" table:style-name="ce47">
            <text:p><text:s text:c="3"/>146</text:p>
          </table:table-cell>
          <table:table-cell office:value-type="float" office:value="162" table:style-name="ce47">
            <text:p><text:s text:c="3"/>16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5" table:style-name="ce47">
            <text:p><text:s text:c="3"/>105</text:p>
          </table:table-cell>
          <table:table-cell office:value-type="float" office:value="208" table:style-name="ce47">
            <text:p><text:s text:c="3"/>20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087" table:style-name="ce47">
            <text:p><text:s text:c="2"/>4 087</text:p>
          </table:table-cell>
          <table:table-cell office:value-type="float" office:value="782" table:style-name="ce47">
            <text:p><text:s text:c="3"/>782</text:p>
          </table:table-cell>
          <table:table-cell office:value-type="float" office:value="1417" table:style-name="ce47">
            <text:p><text:s text:c="2"/>1 4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7" table:style-name="ce47">
            <text:p><text:s text:c="3"/>17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635" table:style-name="ce47">
            <text:p><text:s text:c="3"/>635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9" table:style-name="ce47">
            <text:p><text:s text:c="3"/>89</text:p>
          </table:table-cell>
          <table:table-cell office:value-type="float" office:value="551" table:style-name="ce47">
            <text:p><text:s text:c="3"/>55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019" table:style-name="ce47">
            <text:p><text:s text:c="2"/>1 019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72" table:style-name="ce47">
            <text:p><text:s text:c="3"/>172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68" table:style-name="ce47">
            <text:p><text:s text:c="3"/>468</text:p>
          </table:table-cell>
          <table:table-cell office:value-type="float" office:value="284" table:style-name="ce47">
            <text:p><text:s text:c="3"/>28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70" table:style-name="ce47">
            <text:p><text:s text:c="3"/>7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57" table:style-name="ce47">
            <text:p><text:s text:c="2"/>1 15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338" table:style-name="ce47">
            <text:p><text:s text:c="2"/>12 338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14001</text:p>
          </table:table-cell>
          <table:table-cell office:value-type="string" table:style-name="ce10">
            <text:p>Artigos do vestuário e acessórios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159" table:style-name="ce23">
            <text:p><text:s text:c="3"/>15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3377" table:style-name="ce23">
            <text:p><text:s text:c="2"/>3 37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3" table:style-name="ce23">
            <text:p><text:s text:c="3"/>9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09" table:style-name="ce23">
            <text:p><text:s text:c="3"/>209</text:p>
          </table:table-cell>
          <table:table-cell office:value-type="float" office:value="168" table:style-name="ce23">
            <text:p><text:s text:c="3"/>168</text:p>
          </table:table-cell>
          <table:table-cell office:value-type="float" office:value="71" table:style-name="ce23">
            <text:p><text:s text:c="3"/>7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609" table:style-name="ce23">
            <text:p><text:s text:c="3"/>609</text:p>
          </table:table-cell>
          <table:table-cell office:value-type="float" office:value="312" table:style-name="ce23">
            <text:p><text:s text:c="3"/>312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319" table:style-name="ce23">
            <text:p><text:s text:c="3"/>319</text:p>
          </table:table-cell>
          <table:table-cell office:value-type="float" office:value="158" table:style-name="ce23">
            <text:p><text:s text:c="3"/>158</text:p>
          </table:table-cell>
          <table:table-cell office:value-type="float" office:value="159" table:style-name="ce23">
            <text:p><text:s text:c="3"/>159</text:p>
          </table:table-cell>
          <table:table-cell office:value-type="float" office:value="318" table:style-name="ce23">
            <text:p><text:s text:c="3"/>31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16" table:style-name="ce23">
            <text:p><text:s text:c="3"/>216</text:p>
          </table:table-cell>
          <table:table-cell office:value-type="float" office:value="80" table:style-name="ce23">
            <text:p><text:s text:c="3"/>8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29" table:style-name="ce23">
            <text:p><text:s text:c="2"/>1 229</text:p>
          </table:table-cell>
          <table:table-cell office:value-type="float" office:value="66" table:style-name="ce23">
            <text:p><text:s text:c="3"/>66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296" table:style-name="ce23">
            <text:p><text:s text:c="3"/>296</text:p>
          </table:table-cell>
          <table:table-cell office:value-type="float" office:value="54" table:style-name="ce23">
            <text:p><text:s text:c="3"/>5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41" table:style-name="ce23">
            <text:p><text:s text:c="3"/>241</text:p>
          </table:table-cell>
          <table:table-cell office:value-type="float" office:value="344" table:style-name="ce23">
            <text:p><text:s text:c="3"/>344</text:p>
          </table:table-cell>
          <table:table-cell office:value-type="float" office:value="769" table:style-name="ce23">
            <text:p><text:s text:c="3"/>769</text:p>
          </table:table-cell>
          <table:table-cell office:value-type="float" office:value="1028" table:style-name="ce23">
            <text:p><text:s text:c="2"/>1 02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0" table:style-name="ce23">
            <text:p><text:s text:c="3"/>60</text:p>
          </table:table-cell>
          <table:table-cell office:value-type="float" office:value="55" table:style-name="ce23">
            <text:p><text:s text:c="3"/>55</text:p>
          </table:table-cell>
          <table:table-cell office:value-type="float" office:value="217" table:style-name="ce23">
            <text:p><text:s text:c="3"/>217</text:p>
          </table:table-cell>
          <table:table-cell office:value-type="float" office:value="1591" table:style-name="ce23">
            <text:p><text:s text:c="2"/>1 59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324" table:style-name="ce23">
            <text:p><text:s text:c="2"/>12 324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5001</text:p>
          </table:table-cell>
          <table:table-cell office:value-type="string" table:style-name="ce26">
            <text:p>Calçados e artefatos de couro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084" table:style-name="ce46">
            <text:p><text:s text:c="2"/>7 0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3" table:style-name="ce46">
            <text:p><text:s text:c="3"/>1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3" table:style-name="ce46">
            <text:p><text:s text:c="3"/>2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819" table:style-name="ce46">
            <text:p><text:s text:c="2"/>7 819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6001</text:p>
          </table:table-cell>
          <table:table-cell office:value-type="string" table:style-name="ce26">
            <text:p>Produtos de madeira, exclusive móveis</text:p>
          </table:table-cell>
          <table:table-cell office:value-type="float" office:value="620" table:style-name="ce46">
            <text:p><text:s text:c="3"/>620</text:p>
          </table:table-cell>
          <table:table-cell office:value-type="float" office:value="489" table:style-name="ce46">
            <text:p><text:s text:c="3"/>489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4" table:style-name="ce46">
            <text:p><text:s text:c="3"/>414</text:p>
          </table:table-cell>
          <table:table-cell office:value-type="float" office:value="124" table:style-name="ce46">
            <text:p><text:s text:c="3"/>1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56" table:style-name="ce46">
            <text:p><text:s text:c="2"/>4 456</text:p>
          </table:table-cell>
          <table:table-cell office:value-type="float" office:value="573" table:style-name="ce46">
            <text:p><text:s text:c="3"/>57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9" table:style-name="ce46">
            <text:p><text:s text:c="3"/>29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407" table:style-name="ce46">
            <text:p><text:s text:c="3"/>407</text:p>
          </table:table-cell>
          <table:table-cell office:value-type="float" office:value="167" table:style-name="ce46">
            <text:p><text:s text:c="3"/>167</text:p>
          </table:table-cell>
          <table:table-cell office:value-type="float" office:value="84" table:style-name="ce46">
            <text:p><text:s text:c="3"/>84</text:p>
          </table:table-cell>
          <table:table-cell office:value-type="float" office:value="437" table:style-name="ce46">
            <text:p><text:s text:c="3"/>437</text:p>
          </table:table-cell>
          <table:table-cell office:value-type="float" office:value="7616" table:style-name="ce46">
            <text:p><text:s text:c="2"/>7 6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22" table:style-name="ce46">
            <text:p><text:s text:c="3"/>622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7540" table:style-name="ce46">
            <text:p><text:s text:c="2"/>7 5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51" table:style-name="ce46">
            <text:p><text:s text:c="2"/>2 95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1" table:style-name="ce46">
            <text:p><text:s text:c="3"/>1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9" table:style-name="ce46">
            <text:p><text:s text:c="3"/>16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1" table:style-name="ce46">
            <text:p><text:s text:c="3"/>58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8" table:style-name="ce46">
            <text:p><text:s text:c="3"/>1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6" table:style-name="ce46">
            <text:p><text:s text:c="3"/>26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456" table:style-name="ce46">
            <text:p><text:s text:c="2"/>28 456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7001</text:p>
          </table:table-cell>
          <table:table-cell office:value-type="string" table:style-name="ce26">
            <text:p>Celulose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15" table:style-name="ce46">
            <text:p><text:s text:c="2"/>4 6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33" table:style-name="ce46">
            <text:p><text:s text:c="2"/>4 63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7002</text:p>
          </table:table-cell>
          <table:table-cell office:value-type="string" table:style-name="ce26">
            <text:p>Papel, papelão, embalagens e artefatos de papel</text:p>
          </table:table-cell>
          <table:table-cell office:value-type="float" office:value="582" table:style-name="ce46">
            <text:p><text:s text:c="3"/>582</text:p>
          </table:table-cell>
          <table:table-cell office:value-type="float" office:value="195" table:style-name="ce46">
            <text:p><text:s text:c="3"/>195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3812" table:style-name="ce46">
            <text:p><text:s text:c="2"/>3 812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4186" table:style-name="ce46">
            <text:p><text:s text:c="2"/>4 186</text:p>
          </table:table-cell>
          <table:table-cell office:value-type="float" office:value="286" table:style-name="ce46">
            <text:p><text:s text:c="3"/>286</text:p>
          </table:table-cell>
          <table:table-cell office:value-type="float" office:value="802" table:style-name="ce46">
            <text:p><text:s text:c="3"/>802</text:p>
          </table:table-cell>
          <table:table-cell office:value-type="float" office:value="753" table:style-name="ce46">
            <text:p><text:s text:c="3"/>753</text:p>
          </table:table-cell>
          <table:table-cell office:value-type="float" office:value="406" table:style-name="ce46">
            <text:p><text:s text:c="3"/>406</text:p>
          </table:table-cell>
          <table:table-cell office:value-type="float" office:value="820" table:style-name="ce46">
            <text:p><text:s text:c="3"/>820</text:p>
          </table:table-cell>
          <table:table-cell office:value-type="float" office:value="888" table:style-name="ce46">
            <text:p><text:s text:c="3"/>888</text:p>
          </table:table-cell>
          <table:table-cell office:value-type="float" office:value="9964" table:style-name="ce46">
            <text:p><text:s text:c="2"/>9 964</text:p>
          </table:table-cell>
          <table:table-cell office:value-type="float" office:value="1548" table:style-name="ce46">
            <text:p><text:s text:c="2"/>1 548</text:p>
          </table:table-cell>
          <table:table-cell office:value-type="float" office:value="174" table:style-name="ce46">
            <text:p><text:s text:c="3"/>174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235" table:style-name="ce46">
            <text:p><text:s text:c="3"/>235</text:p>
          </table:table-cell>
          <table:table-cell office:value-type="float" office:value="1874" table:style-name="ce46">
            <text:p><text:s text:c="2"/>1 874</text:p>
          </table:table-cell>
          <table:table-cell office:value-type="float" office:value="1131" table:style-name="ce46">
            <text:p><text:s text:c="2"/>1 131</text:p>
          </table:table-cell>
          <table:table-cell office:value-type="float" office:value="2429" table:style-name="ce46">
            <text:p><text:s text:c="2"/>2 429</text:p>
          </table:table-cell>
          <table:table-cell office:value-type="float" office:value="2376" table:style-name="ce46">
            <text:p><text:s text:c="2"/>2 376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1581" table:style-name="ce46">
            <text:p><text:s text:c="2"/>1 581</text:p>
          </table:table-cell>
          <table:table-cell office:value-type="float" office:value="1162" table:style-name="ce46">
            <text:p><text:s text:c="2"/>1 162</text:p>
          </table:table-cell>
          <table:table-cell office:value-type="float" office:value="509" table:style-name="ce46">
            <text:p><text:s text:c="3"/>509</text:p>
          </table:table-cell>
          <table:table-cell office:value-type="float" office:value="198" table:style-name="ce46">
            <text:p><text:s text:c="3"/>198</text:p>
          </table:table-cell>
          <table:table-cell office:value-type="float" office:value="289" table:style-name="ce46">
            <text:p><text:s text:c="3"/>289</text:p>
          </table:table-cell>
          <table:table-cell office:value-type="float" office:value="737" table:style-name="ce46">
            <text:p><text:s text:c="3"/>737</text:p>
          </table:table-cell>
          <table:table-cell office:value-type="float" office:value="80" table:style-name="ce46">
            <text:p><text:s text:c="3"/>80</text:p>
          </table:table-cell>
          <table:table-cell office:value-type="float" office:value="1132" table:style-name="ce46">
            <text:p><text:s text:c="2"/>1 132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92" table:style-name="ce46">
            <text:p><text:s text:c="3"/>92</text:p>
          </table:table-cell>
          <table:table-cell office:value-type="float" office:value="67" table:style-name="ce46">
            <text:p><text:s text:c="3"/>67</text:p>
          </table:table-cell>
          <table:table-cell office:value-type="float" office:value="462" table:style-name="ce46">
            <text:p><text:s text:c="3"/>462</text:p>
          </table:table-cell>
          <table:table-cell office:value-type="float" office:value="788" table:style-name="ce46">
            <text:p><text:s text:c="3"/>788</text:p>
          </table:table-cell>
          <table:table-cell office:value-type="float" office:value="6829" table:style-name="ce46">
            <text:p><text:s text:c="2"/>6 829</text:p>
          </table:table-cell>
          <table:table-cell office:value-type="float" office:value="206" table:style-name="ce46">
            <text:p><text:s text:c="3"/>206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341" table:style-name="ce46">
            <text:p><text:s text:c="3"/>341</text:p>
          </table:table-cell>
          <table:table-cell office:value-type="float" office:value="237" table:style-name="ce46">
            <text:p><text:s text:c="3"/>237</text:p>
          </table:table-cell>
          <table:table-cell office:value-type="float" office:value="1420" table:style-name="ce46">
            <text:p><text:s text:c="2"/>1 420</text:p>
          </table:table-cell>
          <table:table-cell office:value-type="float" office:value="1415" table:style-name="ce46">
            <text:p><text:s text:c="2"/>1 415</text:p>
          </table:table-cell>
          <table:table-cell office:value-type="float" office:value="133" table:style-name="ce46">
            <text:p><text:s text:c="3"/>133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445" table:style-name="ce46">
            <text:p><text:s text:c="3"/>445</text:p>
          </table:table-cell>
          <table:table-cell office:value-type="float" office:value="2122" table:style-name="ce46">
            <text:p><text:s text:c="2"/>2 122</text:p>
          </table:table-cell>
          <table:table-cell office:value-type="float" office:value="317" table:style-name="ce46">
            <text:p><text:s text:c="3"/>317</text:p>
          </table:table-cell>
          <table:table-cell office:value-type="float" office:value="1951" table:style-name="ce46">
            <text:p><text:s text:c="2"/>1 951</text:p>
          </table:table-cell>
          <table:table-cell office:value-type="float" office:value="548" table:style-name="ce46">
            <text:p><text:s text:c="3"/>548</text:p>
          </table:table-cell>
          <table:table-cell office:value-type="float" office:value="571" table:style-name="ce46">
            <text:p><text:s text:c="3"/>571</text:p>
          </table:table-cell>
          <table:table-cell office:value-type="float" office:value="532" table:style-name="ce46">
            <text:p><text:s text:c="3"/>532</text:p>
          </table:table-cell>
          <table:table-cell office:value-type="float" office:value="2069" table:style-name="ce46">
            <text:p><text:s text:c="2"/>2 069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811" table:style-name="ce46">
            <text:p><text:s text:c="3"/>811</text:p>
          </table:table-cell>
          <table:table-cell office:value-type="float" office:value="971" table:style-name="ce46">
            <text:p><text:s text:c="3"/>971</text:p>
          </table:table-cell>
          <table:table-cell office:value-type="float" office:value="518" table:style-name="ce46">
            <text:p><text:s text:c="3"/>518</text:p>
          </table:table-cell>
          <table:table-cell office:value-type="float" office:value="141" table:style-name="ce46">
            <text:p><text:s text:c="3"/>141</text:p>
          </table:table-cell>
          <table:table-cell office:value-type="float" office:value="968" table:style-name="ce46">
            <text:p><text:s text:c="3"/>968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656" table:style-name="ce46">
            <text:p><text:s text:c="3"/>6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3426" table:style-name="ce46">
            <text:p><text:s text:c="2"/>63 426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8001</text:p>
          </table:table-cell>
          <table:table-cell office:value-type="string" table:style-name="ce26">
            <text:p>Serviços de impressão e reprodução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110" table:style-name="ce46">
            <text:p><text:s text:c="3"/>110</text:p>
          </table:table-cell>
          <table:table-cell office:value-type="float" office:value="363" table:style-name="ce46">
            <text:p><text:s text:c="3"/>36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200" table:style-name="ce46">
            <text:p><text:s text:c="3"/>200</text:p>
          </table:table-cell>
          <table:table-cell office:value-type="float" office:value="1835" table:style-name="ce46">
            <text:p><text:s text:c="2"/>1 835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295" table:style-name="ce46">
            <text:p><text:s text:c="3"/>295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137" table:style-name="ce46">
            <text:p><text:s text:c="3"/>137</text:p>
          </table:table-cell>
          <table:table-cell office:value-type="float" office:value="9915" table:style-name="ce46">
            <text:p><text:s text:c="2"/>9 915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73" table:style-name="ce46">
            <text:p><text:s text:c="3"/>73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77" table:style-name="ce46">
            <text:p><text:s text:c="3"/>77</text:p>
          </table:table-cell>
          <table:table-cell office:value-type="float" office:value="2910" table:style-name="ce46">
            <text:p><text:s text:c="2"/>2 910</text:p>
          </table:table-cell>
          <table:table-cell office:value-type="float" office:value="441" table:style-name="ce46">
            <text:p><text:s text:c="3"/>441</text:p>
          </table:table-cell>
          <table:table-cell office:value-type="float" office:value="1140" table:style-name="ce46">
            <text:p><text:s text:c="2"/>1 140</text:p>
          </table:table-cell>
          <table:table-cell office:value-type="float" office:value="1062" table:style-name="ce46">
            <text:p><text:s text:c="2"/>1 062</text:p>
          </table:table-cell>
          <table:table-cell office:value-type="float" office:value="2597" table:style-name="ce46">
            <text:p><text:s text:c="2"/>2 597</text:p>
          </table:table-cell>
          <table:table-cell office:value-type="float" office:value="454" table:style-name="ce46">
            <text:p><text:s text:c="3"/>454</text:p>
          </table:table-cell>
          <table:table-cell office:value-type="float" office:value="800" table:style-name="ce46">
            <text:p><text:s text:c="3"/>800</text:p>
          </table:table-cell>
          <table:table-cell office:value-type="float" office:value="413" table:style-name="ce46">
            <text:p><text:s text:c="3"/>413</text:p>
          </table:table-cell>
          <table:table-cell office:value-type="float" office:value="5107" table:style-name="ce46">
            <text:p><text:s text:c="2"/>5 107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1791" table:style-name="ce46">
            <text:p><text:s text:c="2"/>1 79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633" table:style-name="ce46">
            <text:p><text:s text:c="2"/>1 633</text:p>
          </table:table-cell>
          <table:table-cell office:value-type="float" office:value="396" table:style-name="ce46">
            <text:p><text:s text:c="3"/>396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179" table:style-name="ce46">
            <text:p><text:s text:c="3"/>179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498" table:style-name="ce46">
            <text:p><text:s text:c="3"/>498</text:p>
          </table:table-cell>
          <table:table-cell office:value-type="float" office:value="619" table:style-name="ce46">
            <text:p><text:s text:c="3"/>6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898" table:style-name="ce46">
            <text:p><text:s text:c="2"/>33 898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19911</text:p>
          </table:table-cell>
          <table:table-cell office:value-type="string" table:style-name="ce14">
            <text:p>Combustíveis para aviaçã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58" table:style-name="ce47">
            <text:p><text:s text:c="2"/>2 35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599" table:style-name="ce47">
            <text:p><text:s text:c="2"/>12 59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44" table:style-name="ce47">
            <text:p><text:s text:c="3"/>44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401" table:style-name="ce47">
            <text:p><text:s text:c="2"/>15 401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19912</text:p>
          </table:table-cell>
          <table:table-cell office:value-type="string" table:style-name="ce14">
            <text:p>Gasoálcool</text:p>
          </table:table-cell>
          <table:table-cell office:value-type="float" office:value="825" table:style-name="ce47">
            <text:p><text:s text:c="3"/>825</text:p>
          </table:table-cell>
          <table:table-cell office:value-type="float" office:value="801" table:style-name="ce47">
            <text:p><text:s text:c="3"/>801</text:p>
          </table:table-cell>
          <table:table-cell office:value-type="float" office:value="83" table:style-name="ce47">
            <text:p><text:s text:c="3"/>8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623" table:style-name="ce47">
            <text:p><text:s text:c="3"/>62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116" table:style-name="ce47">
            <text:p><text:s text:c="3"/>116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8" table:style-name="ce47">
            <text:p><text:s text:c="3"/>188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163" table:style-name="ce47">
            <text:p><text:s text:c="3"/>163</text:p>
          </table:table-cell>
          <table:table-cell office:value-type="float" office:value="1262" table:style-name="ce47">
            <text:p><text:s text:c="2"/>1 262</text:p>
          </table:table-cell>
          <table:table-cell office:value-type="float" office:value="1125" table:style-name="ce47">
            <text:p><text:s text:c="2"/>1 125</text:p>
          </table:table-cell>
          <table:table-cell office:value-type="float" office:value="2342" table:style-name="ce47">
            <text:p><text:s text:c="2"/>2 342</text:p>
          </table:table-cell>
          <table:table-cell office:value-type="float" office:value="2027" table:style-name="ce47">
            <text:p><text:s text:c="2"/>2 027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137" table:style-name="ce47">
            <text:p><text:s text:c="3"/>137</text:p>
          </table:table-cell>
          <table:table-cell office:value-type="float" office:value="134" table:style-name="ce47">
            <text:p><text:s text:c="3"/>134</text:p>
          </table:table-cell>
          <table:table-cell office:value-type="float" office:value="79" table:style-name="ce47">
            <text:p><text:s text:c="3"/>79</text:p>
          </table:table-cell>
          <table:table-cell office:value-type="float" office:value="221" table:style-name="ce47">
            <text:p><text:s text:c="3"/>221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80" table:style-name="ce47">
            <text:p><text:s text:c="3"/>80</text:p>
          </table:table-cell>
          <table:table-cell office:value-type="float" office:value="160" table:style-name="ce47">
            <text:p><text:s text:c="3"/>160</text:p>
          </table:table-cell>
          <table:table-cell office:value-type="float" office:value="232" table:style-name="ce47">
            <text:p><text:s text:c="3"/>232</text:p>
          </table:table-cell>
          <table:table-cell office:value-type="float" office:value="1038" table:style-name="ce47">
            <text:p><text:s text:c="2"/>1 038</text:p>
          </table:table-cell>
          <table:table-cell office:value-type="float" office:value="139" table:style-name="ce47">
            <text:p><text:s text:c="3"/>139</text:p>
          </table:table-cell>
          <table:table-cell office:value-type="float" office:value="885" table:style-name="ce47">
            <text:p><text:s text:c="3"/>885</text:p>
          </table:table-cell>
          <table:table-cell office:value-type="float" office:value="535" table:style-name="ce47">
            <text:p><text:s text:c="3"/>535</text:p>
          </table:table-cell>
          <table:table-cell office:value-type="float" office:value="153" table:style-name="ce47">
            <text:p><text:s text:c="3"/>153</text:p>
          </table:table-cell>
          <table:table-cell office:value-type="float" office:value="678" table:style-name="ce47">
            <text:p><text:s text:c="3"/>678</text:p>
          </table:table-cell>
          <table:table-cell office:value-type="float" office:value="786" table:style-name="ce47">
            <text:p><text:s text:c="3"/>786</text:p>
          </table:table-cell>
          <table:table-cell office:value-type="float" office:value="155" table:style-name="ce47">
            <text:p><text:s text:c="3"/>155</text:p>
          </table:table-cell>
          <table:table-cell office:value-type="float" office:value="1414" table:style-name="ce47">
            <text:p><text:s text:c="2"/>1 414</text:p>
          </table:table-cell>
          <table:table-cell office:value-type="float" office:value="238" table:style-name="ce47">
            <text:p><text:s text:c="3"/>238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369" table:style-name="ce47">
            <text:p><text:s text:c="3"/>369</text:p>
          </table:table-cell>
          <table:table-cell office:value-type="float" office:value="130" table:style-name="ce47">
            <text:p><text:s text:c="3"/>130</text:p>
          </table:table-cell>
          <table:table-cell office:value-type="float" office:value="312" table:style-name="ce47">
            <text:p><text:s text:c="3"/>3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916" table:style-name="ce47">
            <text:p><text:s text:c="2"/>17 916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19913</text:p>
          </table:table-cell>
          <table:table-cell office:value-type="string" table:style-name="ce16">
            <text:p>Naftas para petroquímica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38" table:style-name="ce47">
            <text:p><text:s text:c="2"/>2 23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732" table:style-name="ce47">
            <text:p><text:s text:c="2"/>15 73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970" table:style-name="ce47">
            <text:p><text:s text:c="2"/>17 970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9914</text:p>
          </table:table-cell>
          <table:table-cell office:value-type="string" table:style-name="ce5">
            <text:p>Óleo combustível<text:s text:c="2"/>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453" table:style-name="ce47">
            <text:p><text:s text:c="3"/>453</text:p>
          </table:table-cell>
          <table:table-cell office:value-type="float" office:value="79" table:style-name="ce47">
            <text:p><text:s text:c="3"/>7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52" table:style-name="ce47">
            <text:p><text:s text:c="3"/>352</text:p>
          </table:table-cell>
          <table:table-cell office:value-type="float" office:value="550" table:style-name="ce47">
            <text:p><text:s text:c="3"/>55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59" table:style-name="ce47">
            <text:p><text:s text:c="3"/>359</text:p>
          </table:table-cell>
          <table:table-cell office:value-type="float" office:value="118" table:style-name="ce47">
            <text:p><text:s text:c="3"/>1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900" table:style-name="ce47">
            <text:p><text:s text:c="3"/>90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22" table:style-name="ce47">
            <text:p><text:s text:c="3"/>32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33" table:style-name="ce47">
            <text:p><text:s text:c="3"/>733</text:p>
          </table:table-cell>
          <table:table-cell office:value-type="float" office:value="126" table:style-name="ce47">
            <text:p><text:s text:c="3"/>126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576" table:style-name="ce47">
            <text:p><text:s text:c="3"/>576</text:p>
          </table:table-cell>
          <table:table-cell office:value-type="float" office:value="305" table:style-name="ce47">
            <text:p><text:s text:c="3"/>305</text:p>
          </table:table-cell>
          <table:table-cell office:value-type="float" office:value="1665" table:style-name="ce47">
            <text:p><text:s text:c="2"/>1 665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83" table:style-name="ce47">
            <text:p><text:s text:c="3"/>83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3709" table:style-name="ce47">
            <text:p><text:s text:c="2"/>3 709</text:p>
          </table:table-cell>
          <table:table-cell office:value-type="float" office:value="71" table:style-name="ce47">
            <text:p><text:s text:c="3"/>71</text:p>
          </table:table-cell>
          <table:table-cell office:value-type="float" office:value="911" table:style-name="ce47">
            <text:p><text:s text:c="3"/>911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692" table:style-name="ce47">
            <text:p><text:s text:c="3"/>692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122" table:style-name="ce47">
            <text:p><text:s text:c="2"/>1 12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36" table:style-name="ce47">
            <text:p><text:s text:c="3"/>43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895" table:style-name="ce47">
            <text:p><text:s text:c="2"/>13 895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9915</text:p>
          </table:table-cell>
          <table:table-cell office:value-type="string" table:style-name="ce5">
            <text:p>Diesel - biodiesel</text:p>
          </table:table-cell>
          <table:table-cell office:value-type="float" office:value="10368" table:style-name="ce23">
            <text:p><text:s text:c="2"/>10 368</text:p>
          </table:table-cell>
          <table:table-cell office:value-type="float" office:value="3144" table:style-name="ce23">
            <text:p><text:s text:c="2"/>3 144</text:p>
          </table:table-cell>
          <table:table-cell office:value-type="float" office:value="537" table:style-name="ce23">
            <text:p><text:s text:c="3"/>537</text:p>
          </table:table-cell>
          <table:table-cell office:value-type="float" office:value="718" table:style-name="ce23">
            <text:p><text:s text:c="3"/>718</text:p>
          </table:table-cell>
          <table:table-cell office:value-type="float" office:value="204" table:style-name="ce23">
            <text:p><text:s text:c="3"/>204</text:p>
          </table:table-cell>
          <table:table-cell office:value-type="float" office:value="3077" table:style-name="ce23">
            <text:p><text:s text:c="2"/>3 077</text:p>
          </table:table-cell>
          <table:table-cell office:value-type="float" office:value="1120" table:style-name="ce23">
            <text:p><text:s text:c="2"/>1 120</text:p>
          </table:table-cell>
          <table:table-cell office:value-type="float" office:value="2073" table:style-name="ce23">
            <text:p><text:s text:c="2"/>2 073</text:p>
          </table:table-cell>
          <table:table-cell office:value-type="float" office:value="1203" table:style-name="ce23">
            <text:p><text:s text:c="2"/>1 203</text:p>
          </table:table-cell>
          <table:table-cell office:value-type="float" office:value="3018" table:style-name="ce23">
            <text:p><text:s text:c="2"/>3 018</text:p>
          </table:table-cell>
          <table:table-cell office:value-type="float" office:value="549" table:style-name="ce23">
            <text:p><text:s text:c="3"/>549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165" table:style-name="ce23">
            <text:p><text:s text:c="3"/>165</text:p>
          </table:table-cell>
          <table:table-cell office:value-type="float" office:value="124" table:style-name="ce23">
            <text:p><text:s text:c="3"/>124</text:p>
          </table:table-cell>
          <table:table-cell office:value-type="float" office:value="131" table:style-name="ce23">
            <text:p><text:s text:c="3"/>131</text:p>
          </table:table-cell>
          <table:table-cell office:value-type="float" office:value="74" table:style-name="ce23">
            <text:p><text:s text:c="3"/>74</text:p>
          </table:table-cell>
          <table:table-cell office:value-type="float" office:value="449" table:style-name="ce23">
            <text:p><text:s text:c="3"/>449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26" table:style-name="ce23">
            <text:p><text:s text:c="3"/>26</text:p>
          </table:table-cell>
          <table:table-cell office:value-type="float" office:value="1147" table:style-name="ce23">
            <text:p><text:s text:c="2"/>1 147</text:p>
          </table:table-cell>
          <table:table-cell office:value-type="float" office:value="940" table:style-name="ce23">
            <text:p><text:s text:c="3"/>940</text:p>
          </table:table-cell>
          <table:table-cell office:value-type="float" office:value="313" table:style-name="ce23">
            <text:p><text:s text:c="3"/>313</text:p>
          </table:table-cell>
          <table:table-cell office:value-type="float" office:value="260" table:style-name="ce23">
            <text:p><text:s text:c="3"/>260</text:p>
          </table:table-cell>
          <table:table-cell office:value-type="float" office:value="182" table:style-name="ce23">
            <text:p><text:s text:c="3"/>182</text:p>
          </table:table-cell>
          <table:table-cell office:value-type="float" office:value="638" table:style-name="ce23">
            <text:p><text:s text:c="3"/>638</text:p>
          </table:table-cell>
          <table:table-cell office:value-type="float" office:value="1172" table:style-name="ce23">
            <text:p><text:s text:c="2"/>1 172</text:p>
          </table:table-cell>
          <table:table-cell office:value-type="float" office:value="818" table:style-name="ce23">
            <text:p><text:s text:c="3"/>818</text:p>
          </table:table-cell>
          <table:table-cell office:value-type="float" office:value="182" table:style-name="ce23">
            <text:p><text:s text:c="3"/>182</text:p>
          </table:table-cell>
          <table:table-cell office:value-type="float" office:value="331" table:style-name="ce23">
            <text:p><text:s text:c="3"/>331</text:p>
          </table:table-cell>
          <table:table-cell office:value-type="float" office:value="220" table:style-name="ce23">
            <text:p><text:s text:c="3"/>220</text:p>
          </table:table-cell>
          <table:table-cell office:value-type="float" office:value="266" table:style-name="ce23">
            <text:p><text:s text:c="3"/>266</text:p>
          </table:table-cell>
          <table:table-cell office:value-type="float" office:value="273" table:style-name="ce23">
            <text:p><text:s text:c="3"/>273</text:p>
          </table:table-cell>
          <table:table-cell office:value-type="float" office:value="906" table:style-name="ce23">
            <text:p><text:s text:c="3"/>906</text:p>
          </table:table-cell>
          <table:table-cell office:value-type="float" office:value="180" table:style-name="ce23">
            <text:p><text:s text:c="3"/>180</text:p>
          </table:table-cell>
          <table:table-cell office:value-type="float" office:value="171" table:style-name="ce23">
            <text:p><text:s text:c="3"/>171</text:p>
          </table:table-cell>
          <table:table-cell office:value-type="float" office:value="251" table:style-name="ce23">
            <text:p><text:s text:c="3"/>251</text:p>
          </table:table-cell>
          <table:table-cell office:value-type="float" office:value="198" table:style-name="ce23">
            <text:p><text:s text:c="3"/>198</text:p>
          </table:table-cell>
          <table:table-cell office:value-type="float" office:value="3904" table:style-name="ce23">
            <text:p><text:s text:c="2"/>3 904</text:p>
          </table:table-cell>
          <table:table-cell office:value-type="float" office:value="688" table:style-name="ce23">
            <text:p><text:s text:c="3"/>688</text:p>
          </table:table-cell>
          <table:table-cell office:value-type="float" office:value="6299" table:style-name="ce23">
            <text:p><text:s text:c="2"/>6 299</text:p>
          </table:table-cell>
          <table:table-cell office:value-type="float" office:value="170" table:style-name="ce23">
            <text:p><text:s text:c="3"/>170</text:p>
          </table:table-cell>
          <table:table-cell office:value-type="float" office:value="10341" table:style-name="ce23">
            <text:p><text:s text:c="2"/>10 341</text:p>
          </table:table-cell>
          <table:table-cell office:value-type="float" office:value="71588" table:style-name="ce23">
            <text:p><text:s text:c="2"/>71 588</text:p>
          </table:table-cell>
          <table:table-cell office:value-type="float" office:value="423" table:style-name="ce23">
            <text:p><text:s text:c="3"/>423</text:p>
          </table:table-cell>
          <table:table-cell office:value-type="float" office:value="82" table:style-name="ce23">
            <text:p><text:s text:c="3"/>82</text:p>
          </table:table-cell>
          <table:table-cell office:value-type="float" office:value="1408" table:style-name="ce23">
            <text:p><text:s text:c="2"/>1 408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91" table:style-name="ce23">
            <text:p><text:s text:c="3"/>9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64" table:style-name="ce23">
            <text:p><text:s text:c="3"/>364</text:p>
          </table:table-cell>
          <table:table-cell office:value-type="float" office:value="333" table:style-name="ce23">
            <text:p><text:s text:c="3"/>333</text:p>
          </table:table-cell>
          <table:table-cell office:value-type="float" office:value="129" table:style-name="ce23">
            <text:p><text:s text:c="3"/>129</text:p>
          </table:table-cell>
          <table:table-cell office:value-type="float" office:value="98" table:style-name="ce23">
            <text:p><text:s text:c="3"/>98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49" table:style-name="ce23">
            <text:p><text:s text:c="3"/>49</text:p>
          </table:table-cell>
          <table:table-cell office:value-type="float" office:value="60" table:style-name="ce23">
            <text:p><text:s text:c="3"/>60</text:p>
          </table:table-cell>
          <table:table-cell office:value-type="float" office:value="281" table:style-name="ce23">
            <text:p><text:s text:c="3"/>28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1859" table:style-name="ce23">
            <text:p><text:s text:c="2"/>131 859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9916</text:p>
          </table:table-cell>
          <table:table-cell office:value-type="string" table:style-name="ce26">
            <text:p>Outros produtos do refino do petróleo</text:p>
          </table:table-cell>
          <table:table-cell office:value-type="float" office:value="1299" table:style-name="ce46">
            <text:p><text:s text:c="2"/>1 299</text:p>
          </table:table-cell>
          <table:table-cell office:value-type="float" office:value="952" table:style-name="ce46">
            <text:p><text:s text:c="3"/>952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1051" table:style-name="ce46">
            <text:p><text:s text:c="2"/>1 051</text:p>
          </table:table-cell>
          <table:table-cell office:value-type="float" office:value="442" table:style-name="ce46">
            <text:p><text:s text:c="3"/>442</text:p>
          </table:table-cell>
          <table:table-cell office:value-type="float" office:value="158" table:style-name="ce46">
            <text:p><text:s text:c="3"/>158</text:p>
          </table:table-cell>
          <table:table-cell office:value-type="float" office:value="84" table:style-name="ce46">
            <text:p><text:s text:c="3"/>8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622" table:style-name="ce46">
            <text:p><text:s text:c="3"/>622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86" table:style-name="ce46">
            <text:p><text:s text:c="3"/>8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7" table:style-name="ce46">
            <text:p><text:s text:c="3"/>1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8" table:style-name="ce46">
            <text:p><text:s text:c="3"/>5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7356" table:style-name="ce46">
            <text:p><text:s text:c="2"/>167 3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92" table:style-name="ce46">
            <text:p><text:s text:c="2"/>1 792</text:p>
          </table:table-cell>
          <table:table-cell office:value-type="float" office:value="925" table:style-name="ce46">
            <text:p><text:s text:c="3"/>925</text:p>
          </table:table-cell>
          <table:table-cell office:value-type="float" office:value="357" table:style-name="ce46">
            <text:p><text:s text:c="3"/>357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1415" table:style-name="ce46">
            <text:p><text:s text:c="2"/>1 415</text:p>
          </table:table-cell>
          <table:table-cell office:value-type="float" office:value="3417" table:style-name="ce46">
            <text:p><text:s text:c="2"/>3 417</text:p>
          </table:table-cell>
          <table:table-cell office:value-type="float" office:value="2665" table:style-name="ce46">
            <text:p><text:s text:c="2"/>2 665</text:p>
          </table:table-cell>
          <table:table-cell office:value-type="float" office:value="204" table:style-name="ce46">
            <text:p><text:s text:c="3"/>204</text:p>
          </table:table-cell>
          <table:table-cell office:value-type="float" office:value="152" table:style-name="ce46">
            <text:p><text:s text:c="3"/>15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759" table:style-name="ce46">
            <text:p><text:s text:c="3"/>759</text:p>
          </table:table-cell>
          <table:table-cell office:value-type="float" office:value="250" table:style-name="ce46">
            <text:p><text:s text:c="3"/>250</text:p>
          </table:table-cell>
          <table:table-cell office:value-type="float" office:value="179" table:style-name="ce46">
            <text:p><text:s text:c="3"/>179</text:p>
          </table:table-cell>
          <table:table-cell office:value-type="float" office:value="264" table:style-name="ce46">
            <text:p><text:s text:c="3"/>264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93" table:style-name="ce46">
            <text:p><text:s text:c="3"/>93</text:p>
          </table:table-cell>
          <table:table-cell office:value-type="float" office:value="205" table:style-name="ce46">
            <text:p><text:s text:c="3"/>205</text:p>
          </table:table-cell>
          <table:table-cell office:value-type="float" office:value="280" table:style-name="ce46">
            <text:p><text:s text:c="3"/>280</text:p>
          </table:table-cell>
          <table:table-cell office:value-type="float" office:value="152" table:style-name="ce46">
            <text:p><text:s text:c="3"/>152</text:p>
          </table:table-cell>
          <table:table-cell office:value-type="float" office:value="2496" table:style-name="ce46">
            <text:p><text:s text:c="2"/>2 496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5340" table:style-name="ce46">
            <text:p><text:s text:c="2"/>5 340</text:p>
          </table:table-cell>
          <table:table-cell office:value-type="float" office:value="4193" table:style-name="ce46">
            <text:p><text:s text:c="2"/>4 193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5" table:style-name="ce46">
            <text:p><text:s text:c="3"/>115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2025" table:style-name="ce46">
            <text:p><text:s text:c="2"/>2 0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0" table:style-name="ce46">
            <text:p><text:s text:c="3"/>18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215" table:style-name="ce46">
            <text:p><text:s text:c="3"/>215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0" table:style-name="ce46">
            <text:p><text:s text:c="3"/>460</text:p>
          </table:table-cell>
          <table:table-cell office:value-type="float" office:value="140" table:style-name="ce46">
            <text:p><text:s text:c="3"/>1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238" table:style-name="ce46">
            <text:p><text:s text:c="3"/>2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1593" table:style-name="ce46">
            <text:p><text:s text:c="2"/>201 59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9921</text:p>
          </table:table-cell>
          <table:table-cell office:value-type="string" table:style-name="ce26">
            <text:p>Etanol e outros biocombustíveis</text:p>
          </table:table-cell>
          <table:table-cell office:value-type="float" office:value="167" table:style-name="ce46">
            <text:p><text:s text:c="3"/>167</text:p>
          </table:table-cell>
          <table:table-cell office:value-type="float" office:value="172" table:style-name="ce46">
            <text:p><text:s text:c="3"/>172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903" table:style-name="ce46">
            <text:p><text:s text:c="3"/>90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110" table:style-name="ce46">
            <text:p><text:s text:c="3"/>110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947" table:style-name="ce46">
            <text:p><text:s text:c="2"/>28 947</text:p>
          </table:table-cell>
          <table:table-cell office:value-type="float" office:value="512" table:style-name="ce46">
            <text:p><text:s text:c="3"/>512</text:p>
          </table:table-cell>
          <table:table-cell office:value-type="float" office:value="448" table:style-name="ce46">
            <text:p><text:s text:c="3"/>448</text:p>
          </table:table-cell>
          <table:table-cell office:value-type="float" office:value="391" table:style-name="ce46">
            <text:p><text:s text:c="3"/>391</text:p>
          </table:table-cell>
          <table:table-cell office:value-type="float" office:value="1905" table:style-name="ce46">
            <text:p><text:s text:c="2"/>1 905</text:p>
          </table:table-cell>
          <table:table-cell office:value-type="float" office:value="1211" table:style-name="ce46">
            <text:p><text:s text:c="2"/>1 2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577" table:style-name="ce46">
            <text:p><text:s text:c="3"/>577</text:p>
          </table:table-cell>
          <table:table-cell office:value-type="float" office:value="241" table:style-name="ce46">
            <text:p><text:s text:c="3"/>241</text:p>
          </table:table-cell>
          <table:table-cell office:value-type="float" office:value="439" table:style-name="ce46">
            <text:p><text:s text:c="3"/>439</text:p>
          </table:table-cell>
          <table:table-cell office:value-type="float" office:value="1097" table:style-name="ce46">
            <text:p><text:s text:c="2"/>1 09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140" table:style-name="ce46">
            <text:p><text:s text:c="3"/>140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109" table:style-name="ce46">
            <text:p><text:s text:c="3"/>109</text:p>
          </table:table-cell>
          <table:table-cell office:value-type="float" office:value="829" table:style-name="ce46">
            <text:p><text:s text:c="3"/>829</text:p>
          </table:table-cell>
          <table:table-cell office:value-type="float" office:value="151" table:style-name="ce46">
            <text:p><text:s text:c="3"/>15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3" table:style-name="ce46">
            <text:p><text:s text:c="3"/>18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409" table:style-name="ce46">
            <text:p><text:s text:c="2"/>39 409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0911</text:p>
          </table:table-cell>
          <table:table-cell office:value-type="string" table:style-name="ce28">
            <text:p>Produtos químicos inorgânicos</text:p>
          </table:table-cell>
          <table:table-cell office:value-type="float" office:value="8160" table:style-name="ce46">
            <text:p><text:s text:c="2"/>8 160</text:p>
          </table:table-cell>
          <table:table-cell office:value-type="float" office:value="1654" table:style-name="ce46">
            <text:p><text:s text:c="2"/>1 654</text:p>
          </table:table-cell>
          <table:table-cell office:value-type="float" office:value="103" table:style-name="ce46">
            <text:p><text:s text:c="3"/>103</text:p>
          </table:table-cell>
          <table:table-cell office:value-type="float" office:value="111" table:style-name="ce46">
            <text:p><text:s text:c="3"/>111</text:p>
          </table:table-cell>
          <table:table-cell office:value-type="float" office:value="2220" table:style-name="ce46">
            <text:p><text:s text:c="2"/>2 22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28" table:style-name="ce46">
            <text:p><text:s text:c="3"/>128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63" table:style-name="ce46">
            <text:p><text:s text:c="3"/>163</text:p>
          </table:table-cell>
          <table:table-cell office:value-type="float" office:value="894" table:style-name="ce46">
            <text:p><text:s text:c="3"/>894</text:p>
          </table:table-cell>
          <table:table-cell office:value-type="float" office:value="132" table:style-name="ce46">
            <text:p><text:s text:c="3"/>1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9" table:style-name="ce46">
            <text:p><text:s text:c="3"/>27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6" table:style-name="ce46">
            <text:p><text:s text:c="3"/>30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10" table:style-name="ce46">
            <text:p><text:s text:c="2"/>3 81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34188" table:style-name="ce46">
            <text:p><text:s text:c="2"/>34 188</text:p>
          </table:table-cell>
          <table:table-cell office:value-type="float" office:value="4952" table:style-name="ce46">
            <text:p><text:s text:c="2"/>4 952</text:p>
          </table:table-cell>
          <table:table-cell office:value-type="float" office:value="1612" table:style-name="ce46">
            <text:p><text:s text:c="2"/>1 612</text:p>
          </table:table-cell>
          <table:table-cell office:value-type="float" office:value="295" table:style-name="ce46">
            <text:p><text:s text:c="3"/>295</text:p>
          </table:table-cell>
          <table:table-cell office:value-type="float" office:value="671" table:style-name="ce46">
            <text:p><text:s text:c="3"/>671</text:p>
          </table:table-cell>
          <table:table-cell office:value-type="float" office:value="2472" table:style-name="ce46">
            <text:p><text:s text:c="2"/>2 472</text:p>
          </table:table-cell>
          <table:table-cell office:value-type="float" office:value="847" table:style-name="ce46">
            <text:p><text:s text:c="3"/>847</text:p>
          </table:table-cell>
          <table:table-cell office:value-type="float" office:value="1101" table:style-name="ce46">
            <text:p><text:s text:c="2"/>1 101</text:p>
          </table:table-cell>
          <table:table-cell office:value-type="float" office:value="548" table:style-name="ce46">
            <text:p><text:s text:c="3"/>54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2" table:style-name="ce46">
            <text:p><text:s text:c="3"/>282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410" table:style-name="ce46">
            <text:p><text:s text:c="3"/>410</text:p>
          </table:table-cell>
          <table:table-cell office:value-type="float" office:value="299" table:style-name="ce46">
            <text:p><text:s text:c="3"/>299</text:p>
          </table:table-cell>
          <table:table-cell office:value-type="float" office:value="276" table:style-name="ce46">
            <text:p><text:s text:c="3"/>276</text:p>
          </table:table-cell>
          <table:table-cell office:value-type="float" office:value="328" table:style-name="ce46">
            <text:p><text:s text:c="3"/>328</text:p>
          </table:table-cell>
          <table:table-cell office:value-type="float" office:value="1251" table:style-name="ce46">
            <text:p><text:s text:c="2"/>1 25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04" table:style-name="ce46">
            <text:p><text:s text:c="3"/>70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2" table:style-name="ce46">
            <text:p><text:s text:c="3"/>272</text:p>
          </table:table-cell>
          <table:table-cell office:value-type="float" office:value="1084" table:style-name="ce46">
            <text:p><text:s text:c="2"/>1 0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0" table:style-name="ce46">
            <text:p><text:s text:c="3"/>57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0261" table:style-name="ce46">
            <text:p><text:s text:c="2"/>70 261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0912</text:p>
          </table:table-cell>
          <table:table-cell office:value-type="string" table:style-name="ce26">
            <text:p>Adubos e fertilizantes</text:p>
          </table:table-cell>
          <table:table-cell office:value-type="float" office:value="45854" table:style-name="ce46">
            <text:p><text:s text:c="2"/>45 854</text:p>
          </table:table-cell>
          <table:table-cell office:value-type="float" office:value="4386" table:style-name="ce46">
            <text:p><text:s text:c="2"/>4 386</text:p>
          </table:table-cell>
          <table:table-cell office:value-type="float" office:value="329" table:style-name="ce46">
            <text:p><text:s text:c="3"/>3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6" table:style-name="ce46">
            <text:p><text:s text:c="3"/>2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01" table:style-name="ce46">
            <text:p><text:s text:c="2"/>2 501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316" table:style-name="ce46">
            <text:p><text:s text:c="2"/>53 316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0913</text:p>
          </table:table-cell>
          <table:table-cell office:value-type="string" table:style-name="ce26">
            <text:p>Produtos químicos orgânic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84" table:style-name="ce46">
            <text:p><text:s text:c="2"/>2 584</text:p>
          </table:table-cell>
          <table:table-cell office:value-type="float" office:value="349" table:style-name="ce46">
            <text:p><text:s text:c="3"/>349</text:p>
          </table:table-cell>
          <table:table-cell office:value-type="float" office:value="153" table:style-name="ce46">
            <text:p><text:s text:c="3"/>153</text:p>
          </table:table-cell>
          <table:table-cell office:value-type="float" office:value="576" table:style-name="ce46">
            <text:p><text:s text:c="3"/>57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9" table:style-name="ce46">
            <text:p><text:s text:c="3"/>509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26" table:style-name="ce46">
            <text:p><text:s text:c="2"/>1 526</text:p>
          </table:table-cell>
          <table:table-cell office:value-type="float" office:value="259" table:style-name="ce46">
            <text:p><text:s text:c="3"/>259</text:p>
          </table:table-cell>
          <table:table-cell office:value-type="float" office:value="944" table:style-name="ce46">
            <text:p><text:s text:c="3"/>94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05" table:style-name="ce46">
            <text:p><text:s text:c="2"/>2 00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98" table:style-name="ce46">
            <text:p><text:s text:c="2"/>1 198</text:p>
          </table:table-cell>
          <table:table-cell office:value-type="float" office:value="25539" table:style-name="ce46">
            <text:p><text:s text:c="2"/>25 539</text:p>
          </table:table-cell>
          <table:table-cell office:value-type="float" office:value="16682" table:style-name="ce46">
            <text:p><text:s text:c="2"/>16 682</text:p>
          </table:table-cell>
          <table:table-cell office:value-type="float" office:value="5189" table:style-name="ce46">
            <text:p><text:s text:c="2"/>5 189</text:p>
          </table:table-cell>
          <table:table-cell office:value-type="float" office:value="2974" table:style-name="ce46">
            <text:p><text:s text:c="2"/>2 974</text:p>
          </table:table-cell>
          <table:table-cell office:value-type="float" office:value="2848" table:style-name="ce46">
            <text:p><text:s text:c="2"/>2 84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73" table:style-name="ce46">
            <text:p><text:s text:c="3"/>673</text:p>
          </table:table-cell>
          <table:table-cell office:value-type="float" office:value="401" table:style-name="ce46">
            <text:p><text:s text:c="3"/>401</text:p>
          </table:table-cell>
          <table:table-cell office:value-type="float" office:value="635" table:style-name="ce46">
            <text:p><text:s text:c="3"/>6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0" table:style-name="ce46">
            <text:p><text:s text:c="3"/>14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389" table:style-name="ce46">
            <text:p><text:s text:c="3"/>38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219" table:style-name="ce46">
            <text:p><text:s text:c="3"/>2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1" table:style-name="ce46">
            <text:p><text:s text:c="3"/>10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3" table:style-name="ce46">
            <text:p><text:s text:c="3"/>103</text:p>
          </table:table-cell>
          <table:table-cell office:value-type="float" office:value="93" table:style-name="ce46">
            <text:p><text:s text:c="3"/>9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6276" table:style-name="ce46">
            <text:p><text:s text:c="2"/>66 276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0914</text:p>
          </table:table-cell>
          <table:table-cell office:value-type="string" table:style-name="ce14">
            <text:p>Resinas,elastômeros e fibras artif. e sintéticas</text:p>
          </table:table-cell>
          <table:table-cell office:value-type="float" office:value="149" table:style-name="ce47">
            <text:p><text:s text:c="3"/>149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95" table:style-name="ce47">
            <text:p><text:s text:c="2"/>1 69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4952" table:style-name="ce47">
            <text:p><text:s text:c="2"/>4 95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13" table:style-name="ce47">
            <text:p><text:s text:c="2"/>1 613</text:p>
          </table:table-cell>
          <table:table-cell office:value-type="float" office:value="818" table:style-name="ce47">
            <text:p><text:s text:c="3"/>818</text:p>
          </table:table-cell>
          <table:table-cell office:value-type="float" office:value="2010" table:style-name="ce47">
            <text:p><text:s text:c="2"/>2 010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88" table:style-name="ce47">
            <text:p><text:s text:c="2"/>2 388</text:p>
          </table:table-cell>
          <table:table-cell office:value-type="float" office:value="2598" table:style-name="ce47">
            <text:p><text:s text:c="2"/>2 598</text:p>
          </table:table-cell>
          <table:table-cell office:value-type="float" office:value="1399" table:style-name="ce47">
            <text:p><text:s text:c="2"/>1 399</text:p>
          </table:table-cell>
          <table:table-cell office:value-type="float" office:value="99" table:style-name="ce47">
            <text:p><text:s text:c="3"/>99</text:p>
          </table:table-cell>
          <table:table-cell office:value-type="float" office:value="23192" table:style-name="ce47">
            <text:p><text:s text:c="2"/>23 192</text:p>
          </table:table-cell>
          <table:table-cell office:value-type="float" office:value="2356" table:style-name="ce47">
            <text:p><text:s text:c="2"/>2 356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98" table:style-name="ce47">
            <text:p><text:s text:c="3"/>298</text:p>
          </table:table-cell>
          <table:table-cell office:value-type="float" office:value="1282" table:style-name="ce47">
            <text:p><text:s text:c="2"/>1 282</text:p>
          </table:table-cell>
          <table:table-cell office:value-type="float" office:value="253" table:style-name="ce47">
            <text:p><text:s text:c="3"/>253</text:p>
          </table:table-cell>
          <table:table-cell office:value-type="float" office:value="4204" table:style-name="ce47">
            <text:p><text:s text:c="2"/>4 204</text:p>
          </table:table-cell>
          <table:table-cell office:value-type="float" office:value="242" table:style-name="ce47">
            <text:p><text:s text:c="3"/>242</text:p>
          </table:table-cell>
          <table:table-cell office:value-type="float" office:value="97" table:style-name="ce47">
            <text:p><text:s text:c="3"/>97</text:p>
          </table:table-cell>
          <table:table-cell office:value-type="float" office:value="1704" table:style-name="ce47">
            <text:p><text:s text:c="2"/>1 704</text:p>
          </table:table-cell>
          <table:table-cell office:value-type="float" office:value="468" table:style-name="ce47">
            <text:p><text:s text:c="3"/>468</text:p>
          </table:table-cell>
          <table:table-cell office:value-type="float" office:value="2527" table:style-name="ce47">
            <text:p><text:s text:c="2"/>2 52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4462" table:style-name="ce47">
            <text:p><text:s text:c="2"/>54 462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0921</text:p>
          </table:table-cell>
          <table:table-cell office:value-type="string" table:style-name="ce14">
            <text:p>Defensivos agrícolas e desinfestantes domissanitários</text:p>
          </table:table-cell>
          <table:table-cell office:value-type="float" office:value="36979" table:style-name="ce23">
            <text:p><text:s text:c="2"/>36 979</text:p>
          </table:table-cell>
          <table:table-cell office:value-type="float" office:value="4127" table:style-name="ce23">
            <text:p><text:s text:c="2"/>4 127</text:p>
          </table:table-cell>
          <table:table-cell office:value-type="float" office:value="131" table:style-name="ce23">
            <text:p><text:s text:c="3"/>13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2" table:style-name="ce23">
            <text:p><text:s text:c="3"/>4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011" table:style-name="ce23">
            <text:p><text:s text:c="2"/>9 011</text:p>
          </table:table-cell>
          <table:table-cell office:value-type="float" office:value="1118" table:style-name="ce23">
            <text:p><text:s text:c="2"/>1 11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0" table:style-name="ce23">
            <text:p><text:s text:c="3"/>7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825" table:style-name="ce23">
            <text:p><text:s text:c="2"/>1 82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3352" table:style-name="ce23">
            <text:p><text:s text:c="2"/>53 352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0922</text:p>
          </table:table-cell>
          <table:table-cell office:value-type="string" table:style-name="ce14">
            <text:p>Produtos químicos diversos<text:s/>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294" table:style-name="ce23">
            <text:p><text:s text:c="2"/>3 294</text:p>
          </table:table-cell>
          <table:table-cell office:value-type="float" office:value="474" table:style-name="ce23">
            <text:p><text:s text:c="3"/>474</text:p>
          </table:table-cell>
          <table:table-cell office:value-type="float" office:value="322" table:style-name="ce23">
            <text:p><text:s text:c="3"/>322</text:p>
          </table:table-cell>
          <table:table-cell office:value-type="float" office:value="253" table:style-name="ce23">
            <text:p><text:s text:c="3"/>253</text:p>
          </table:table-cell>
          <table:table-cell office:value-type="float" office:value="1528" table:style-name="ce23">
            <text:p><text:s text:c="2"/>1 528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4267" table:style-name="ce23">
            <text:p><text:s text:c="2"/>4 267</text:p>
          </table:table-cell>
          <table:table-cell office:value-type="float" office:value="204" table:style-name="ce23">
            <text:p><text:s text:c="3"/>204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232" table:style-name="ce23">
            <text:p><text:s text:c="3"/>23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65" table:style-name="ce23">
            <text:p><text:s text:c="3"/>165</text:p>
          </table:table-cell>
          <table:table-cell office:value-type="float" office:value="683" table:style-name="ce23">
            <text:p><text:s text:c="3"/>683</text:p>
          </table:table-cell>
          <table:table-cell office:value-type="float" office:value="810" table:style-name="ce23">
            <text:p><text:s text:c="3"/>810</text:p>
          </table:table-cell>
          <table:table-cell office:value-type="float" office:value="389" table:style-name="ce23">
            <text:p><text:s text:c="3"/>389</text:p>
          </table:table-cell>
          <table:table-cell office:value-type="float" office:value="528" table:style-name="ce23">
            <text:p><text:s text:c="3"/>528</text:p>
          </table:table-cell>
          <table:table-cell office:value-type="float" office:value="242" table:style-name="ce23">
            <text:p><text:s text:c="3"/>242</text:p>
          </table:table-cell>
          <table:table-cell office:value-type="float" office:value="1012" table:style-name="ce23">
            <text:p><text:s text:c="2"/>1 012</text:p>
          </table:table-cell>
          <table:table-cell office:value-type="float" office:value="4417" table:style-name="ce23">
            <text:p><text:s text:c="2"/>4 417</text:p>
          </table:table-cell>
          <table:table-cell office:value-type="float" office:value="1569" table:style-name="ce23">
            <text:p><text:s text:c="2"/>1 569</text:p>
          </table:table-cell>
          <table:table-cell office:value-type="float" office:value="1497" table:style-name="ce23">
            <text:p><text:s text:c="2"/>1 497</text:p>
          </table:table-cell>
          <table:table-cell office:value-type="float" office:value="1758" table:style-name="ce23">
            <text:p><text:s text:c="2"/>1 758</text:p>
          </table:table-cell>
          <table:table-cell office:value-type="float" office:value="723" table:style-name="ce23">
            <text:p><text:s text:c="3"/>723</text:p>
          </table:table-cell>
          <table:table-cell office:value-type="float" office:value="630" table:style-name="ce23">
            <text:p><text:s text:c="3"/>630</text:p>
          </table:table-cell>
          <table:table-cell office:value-type="float" office:value="67" table:style-name="ce23">
            <text:p><text:s text:c="3"/>67</text:p>
          </table:table-cell>
          <table:table-cell office:value-type="float" office:value="286" table:style-name="ce23">
            <text:p><text:s text:c="3"/>286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75" table:style-name="ce23">
            <text:p><text:s text:c="3"/>175</text:p>
          </table:table-cell>
          <table:table-cell office:value-type="float" office:value="284" table:style-name="ce23">
            <text:p><text:s text:c="3"/>284</text:p>
          </table:table-cell>
          <table:table-cell office:value-type="float" office:value="109" table:style-name="ce23">
            <text:p><text:s text:c="3"/>109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59" table:style-name="ce23">
            <text:p><text:s text:c="3"/>59</text:p>
          </table:table-cell>
          <table:table-cell office:value-type="float" office:value="556" table:style-name="ce23">
            <text:p><text:s text:c="3"/>556</text:p>
          </table:table-cell>
          <table:table-cell office:value-type="float" office:value="415" table:style-name="ce23">
            <text:p><text:s text:c="3"/>415</text:p>
          </table:table-cell>
          <table:table-cell office:value-type="float" office:value="29" table:style-name="ce23">
            <text:p><text:s text:c="3"/>29</text:p>
          </table:table-cell>
          <table:table-cell office:value-type="float" office:value="316" table:style-name="ce23">
            <text:p><text:s text:c="3"/>316</text:p>
          </table:table-cell>
          <table:table-cell office:value-type="float" office:value="902" table:style-name="ce23">
            <text:p><text:s text:c="3"/>902</text:p>
          </table:table-cell>
          <table:table-cell office:value-type="float" office:value="53" table:style-name="ce23">
            <text:p><text:s text:c="3"/>53</text:p>
          </table:table-cell>
          <table:table-cell office:value-type="float" office:value="2697" table:style-name="ce23">
            <text:p><text:s text:c="2"/>2 697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0" table:style-name="ce23">
            <text:p><text:s text:c="3"/>6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52" table:style-name="ce23">
            <text:p><text:s text:c="3"/>52</text:p>
          </table:table-cell>
          <table:table-cell office:value-type="float" office:value="41" table:style-name="ce23">
            <text:p><text:s text:c="3"/>4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4" table:style-name="ce23">
            <text:p><text:s text:c="3"/>104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64" table:style-name="ce23">
            <text:p><text:s text:c="3"/>64</text:p>
          </table:table-cell>
          <table:table-cell office:value-type="float" office:value="410" table:style-name="ce23">
            <text:p><text:s text:c="3"/>41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40" table:style-name="ce23">
            <text:p><text:s text:c="2"/>1 14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2972" table:style-name="ce23">
            <text:p><text:s text:c="2"/>32 972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20923</text:p>
          </table:table-cell>
          <table:table-cell office:value-type="string" table:style-name="ce16">
            <text:p>Tintas, vernizes, esmaltes e lacas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106" table:style-name="ce47">
            <text:p><text:s text:c="3"/>106</text:p>
          </table:table-cell>
          <table:table-cell office:value-type="float" office:value="348" table:style-name="ce47">
            <text:p><text:s text:c="3"/>348</text:p>
          </table:table-cell>
          <table:table-cell office:value-type="float" office:value="1543" table:style-name="ce47">
            <text:p><text:s text:c="2"/>1 543</text:p>
          </table:table-cell>
          <table:table-cell office:value-type="float" office:value="1021" table:style-name="ce47">
            <text:p><text:s text:c="2"/>1 02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3" table:style-name="ce47">
            <text:p><text:s text:c="3"/>183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857" table:style-name="ce47">
            <text:p><text:s text:c="2"/>1 857</text:p>
          </table:table-cell>
          <table:table-cell office:value-type="float" office:value="987" table:style-name="ce47">
            <text:p><text:s text:c="3"/>98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79" table:style-name="ce47">
            <text:p><text:s text:c="3"/>679</text:p>
          </table:table-cell>
          <table:table-cell office:value-type="float" office:value="466" table:style-name="ce47">
            <text:p><text:s text:c="3"/>466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72" table:style-name="ce47">
            <text:p><text:s text:c="3"/>72</text:p>
          </table:table-cell>
          <table:table-cell office:value-type="float" office:value="603" table:style-name="ce47">
            <text:p><text:s text:c="3"/>603</text:p>
          </table:table-cell>
          <table:table-cell office:value-type="float" office:value="216" table:style-name="ce47">
            <text:p><text:s text:c="3"/>216</text:p>
          </table:table-cell>
          <table:table-cell office:value-type="float" office:value="186" table:style-name="ce47">
            <text:p><text:s text:c="3"/>186</text:p>
          </table:table-cell>
          <table:table-cell office:value-type="float" office:value="358" table:style-name="ce47">
            <text:p><text:s text:c="3"/>358</text:p>
          </table:table-cell>
          <table:table-cell office:value-type="float" office:value="634" table:style-name="ce47">
            <text:p><text:s text:c="3"/>634</text:p>
          </table:table-cell>
          <table:table-cell office:value-type="float" office:value="196" table:style-name="ce47">
            <text:p><text:s text:c="3"/>196</text:p>
          </table:table-cell>
          <table:table-cell office:value-type="float" office:value="188" table:style-name="ce47">
            <text:p><text:s text:c="3"/>188</text:p>
          </table:table-cell>
          <table:table-cell office:value-type="float" office:value="11817" table:style-name="ce47">
            <text:p><text:s text:c="2"/>11 817</text:p>
          </table:table-cell>
          <table:table-cell office:value-type="float" office:value="1462" table:style-name="ce47">
            <text:p><text:s text:c="2"/>1 46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6" table:style-name="ce47">
            <text:p><text:s text:c="3"/>29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47" table:style-name="ce47">
            <text:p><text:s text:c="3"/>247</text:p>
          </table:table-cell>
          <table:table-cell office:value-type="float" office:value="188" table:style-name="ce47">
            <text:p><text:s text:c="3"/>18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755" table:style-name="ce47">
            <text:p><text:s text:c="2"/>1 75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621" table:style-name="ce47">
            <text:p><text:s text:c="3"/>62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0" table:style-name="ce47">
            <text:p><text:s text:c="3"/>170</text:p>
          </table:table-cell>
          <table:table-cell office:value-type="float" office:value="85" table:style-name="ce47">
            <text:p><text:s text:c="3"/>8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21" table:style-name="ce47">
            <text:p><text:s text:c="3"/>12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746" table:style-name="ce47">
            <text:p><text:s text:c="2"/>26 746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20931</text:p>
          </table:table-cell>
          <table:table-cell office:value-type="string" table:style-name="ce5">
            <text:p>Perfumaria, sabões e artigos de limpeza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35" table:style-name="ce23">
            <text:p><text:s text:c="3"/>3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3" table:style-name="ce23">
            <text:p><text:s text:c="3"/>113</text:p>
          </table:table-cell>
          <table:table-cell office:value-type="float" office:value="76" table:style-name="ce23">
            <text:p><text:s text:c="3"/>76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74" table:style-name="ce23">
            <text:p><text:s text:c="3"/>74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261" table:style-name="ce23">
            <text:p><text:s text:c="3"/>261</text:p>
          </table:table-cell>
          <table:table-cell office:value-type="float" office:value="31" table:style-name="ce23">
            <text:p><text:s text:c="3"/>3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4" table:style-name="ce23">
            <text:p><text:s text:c="3"/>54</text:p>
          </table:table-cell>
          <table:table-cell office:value-type="float" office:value="55" table:style-name="ce23">
            <text:p><text:s text:c="3"/>55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55" table:style-name="ce23">
            <text:p><text:s text:c="3"/>55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46" table:style-name="ce23">
            <text:p><text:s text:c="3"/>46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77" table:style-name="ce23">
            <text:p><text:s text:c="3"/>77</text:p>
          </table:table-cell>
          <table:table-cell office:value-type="float" office:value="188" table:style-name="ce23">
            <text:p><text:s text:c="3"/>188</text:p>
          </table:table-cell>
          <table:table-cell office:value-type="float" office:value="2157" table:style-name="ce23">
            <text:p><text:s text:c="2"/>2 157</text:p>
          </table:table-cell>
          <table:table-cell office:value-type="float" office:value="26" table:style-name="ce23">
            <text:p><text:s text:c="3"/>26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83" table:style-name="ce23">
            <text:p><text:s text:c="3"/>83</text:p>
          </table:table-cell>
          <table:table-cell office:value-type="float" office:value="25" table:style-name="ce23">
            <text:p><text:s text:c="3"/>25</text:p>
          </table:table-cell>
          <table:table-cell office:value-type="float" office:value="65" table:style-name="ce23">
            <text:p><text:s text:c="3"/>65</text:p>
          </table:table-cell>
          <table:table-cell office:value-type="float" office:value="696" table:style-name="ce23">
            <text:p><text:s text:c="3"/>696</text:p>
          </table:table-cell>
          <table:table-cell office:value-type="float" office:value="55" table:style-name="ce23">
            <text:p><text:s text:c="3"/>55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37" table:style-name="ce23">
            <text:p><text:s text:c="3"/>37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37" table:style-name="ce23">
            <text:p><text:s text:c="3"/>37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6" table:style-name="ce23">
            <text:p><text:s text:c="3"/>26</text:p>
          </table:table-cell>
          <table:table-cell office:value-type="float" office:value="65" table:style-name="ce23">
            <text:p><text:s text:c="3"/>65</text:p>
          </table:table-cell>
          <table:table-cell office:value-type="float" office:value="173" table:style-name="ce23">
            <text:p><text:s text:c="3"/>173</text:p>
          </table:table-cell>
          <table:table-cell office:value-type="float" office:value="290" table:style-name="ce23">
            <text:p><text:s text:c="3"/>290</text:p>
          </table:table-cell>
          <table:table-cell office:value-type="float" office:value="3343" table:style-name="ce23">
            <text:p><text:s text:c="2"/>3 343</text:p>
          </table:table-cell>
          <table:table-cell office:value-type="float" office:value="470" table:style-name="ce23">
            <text:p><text:s text:c="3"/>470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57" table:style-name="ce23">
            <text:p><text:s text:c="3"/>157</text:p>
          </table:table-cell>
          <table:table-cell office:value-type="float" office:value="131" table:style-name="ce23">
            <text:p><text:s text:c="3"/>131</text:p>
          </table:table-cell>
          <table:table-cell office:value-type="float" office:value="111" table:style-name="ce23">
            <text:p><text:s text:c="3"/>111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79" table:style-name="ce23">
            <text:p><text:s text:c="3"/>79</text:p>
          </table:table-cell>
          <table:table-cell office:value-type="float" office:value="207" table:style-name="ce23">
            <text:p><text:s text:c="3"/>207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29" table:style-name="ce23">
            <text:p><text:s text:c="3"/>2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50" table:style-name="ce23">
            <text:p><text:s text:c="3"/>450</text:p>
          </table:table-cell>
          <table:table-cell office:value-type="float" office:value="177" table:style-name="ce23">
            <text:p><text:s text:c="3"/>177</text:p>
          </table:table-cell>
          <table:table-cell office:value-type="float" office:value="439" table:style-name="ce23">
            <text:p><text:s text:c="3"/>439</text:p>
          </table:table-cell>
          <table:table-cell office:value-type="float" office:value="172" table:style-name="ce23">
            <text:p><text:s text:c="3"/>172</text:p>
          </table:table-cell>
          <table:table-cell office:value-type="float" office:value="2498" table:style-name="ce23">
            <text:p><text:s text:c="2"/>2 498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85" table:style-name="ce23">
            <text:p><text:s text:c="3"/>285</text:p>
          </table:table-cell>
          <table:table-cell office:value-type="float" office:value="287" table:style-name="ce23">
            <text:p><text:s text:c="3"/>287</text:p>
          </table:table-cell>
          <table:table-cell office:value-type="float" office:value="223" table:style-name="ce23">
            <text:p><text:s text:c="3"/>223</text:p>
          </table:table-cell>
          <table:table-cell office:value-type="float" office:value="75" table:style-name="ce23">
            <text:p><text:s text:c="3"/>75</text:p>
          </table:table-cell>
          <table:table-cell office:value-type="float" office:value="946" table:style-name="ce23">
            <text:p><text:s text:c="3"/>946</text:p>
          </table:table-cell>
          <table:table-cell office:value-type="float" office:value="300" table:style-name="ce23">
            <text:p><text:s text:c="3"/>300</text:p>
          </table:table-cell>
          <table:table-cell office:value-type="float" office:value="1897" table:style-name="ce23">
            <text:p><text:s text:c="2"/>1 89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7282" table:style-name="ce23">
            <text:p><text:s text:c="2"/>17 282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1001</text:p>
          </table:table-cell>
          <table:table-cell office:value-type="string" table:style-name="ce26">
            <text:p>Produtos farmacêuticos</text:p>
          </table:table-cell>
          <table:table-cell office:value-type="float" office:value="586" table:style-name="ce46">
            <text:p><text:s text:c="3"/>586</text:p>
          </table:table-cell>
          <table:table-cell office:value-type="float" office:value="5146" table:style-name="ce46">
            <text:p><text:s text:c="2"/>5 146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4" table:style-name="ce46">
            <text:p><text:s text:c="3"/>5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92" table:style-name="ce46">
            <text:p><text:s text:c="3"/>49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488" table:style-name="ce46">
            <text:p><text:s text:c="3"/>48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020" table:style-name="ce46">
            <text:p><text:s text:c="2"/>8 0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11" table:style-name="ce46">
            <text:p><text:s text:c="3"/>5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46" table:style-name="ce46">
            <text:p><text:s text:c="3"/>746</text:p>
          </table:table-cell>
          <table:table-cell office:value-type="float" office:value="707" table:style-name="ce46">
            <text:p><text:s text:c="3"/>707</text:p>
          </table:table-cell>
          <table:table-cell office:value-type="float" office:value="290" table:style-name="ce46">
            <text:p><text:s text:c="3"/>290</text:p>
          </table:table-cell>
          <table:table-cell office:value-type="float" office:value="7205" table:style-name="ce46">
            <text:p><text:s text:c="2"/>7 205</text:p>
          </table:table-cell>
          <table:table-cell office:value-type="float" office:value="14177" table:style-name="ce46">
            <text:p><text:s text:c="2"/>14 177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983" table:style-name="ce46">
            <text:p><text:s text:c="3"/>98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032" table:style-name="ce46">
            <text:p><text:s text:c="2"/>40 032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2001</text:p>
          </table:table-cell>
          <table:table-cell office:value-type="string" table:style-name="ce26">
            <text:p>Artigos de borrach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93" table:style-name="ce46">
            <text:p><text:s text:c="3"/>93</text:p>
          </table:table-cell>
          <table:table-cell office:value-type="float" office:value="607" table:style-name="ce46">
            <text:p><text:s text:c="3"/>607</text:p>
          </table:table-cell>
          <table:table-cell office:value-type="float" office:value="110" table:style-name="ce46">
            <text:p><text:s text:c="3"/>1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6" table:style-name="ce46">
            <text:p><text:s text:c="3"/>57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856" table:style-name="ce46">
            <text:p><text:s text:c="2"/>1 856</text:p>
          </table:table-cell>
          <table:table-cell office:value-type="float" office:value="95" table:style-name="ce46">
            <text:p><text:s text:c="3"/>95</text:p>
          </table:table-cell>
          <table:table-cell office:value-type="float" office:value="290" table:style-name="ce46">
            <text:p><text:s text:c="3"/>29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5" table:style-name="ce46">
            <text:p><text:s text:c="3"/>145</text:p>
          </table:table-cell>
          <table:table-cell office:value-type="float" office:value="1369" table:style-name="ce46">
            <text:p><text:s text:c="2"/>1 369</text:p>
          </table:table-cell>
          <table:table-cell office:value-type="float" office:value="7208" table:style-name="ce46">
            <text:p><text:s text:c="2"/>7 208</text:p>
          </table:table-cell>
          <table:table-cell office:value-type="float" office:value="1699" table:style-name="ce46">
            <text:p><text:s text:c="2"/>1 699</text:p>
          </table:table-cell>
          <table:table-cell office:value-type="float" office:value="1160" table:style-name="ce46">
            <text:p><text:s text:c="2"/>1 160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755" table:style-name="ce46">
            <text:p><text:s text:c="3"/>75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805" table:style-name="ce46">
            <text:p><text:s text:c="3"/>805</text:p>
          </table:table-cell>
          <table:table-cell office:value-type="float" office:value="376" table:style-name="ce46">
            <text:p><text:s text:c="3"/>376</text:p>
          </table:table-cell>
          <table:table-cell office:value-type="float" office:value="7990" table:style-name="ce46">
            <text:p><text:s text:c="2"/>7 99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92" table:style-name="ce46">
            <text:p><text:s text:c="2"/>1 29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7" table:style-name="ce46">
            <text:p><text:s text:c="3"/>46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160" table:style-name="ce46">
            <text:p><text:s text:c="2"/>27 16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2002</text:p>
          </table:table-cell>
          <table:table-cell office:value-type="string" table:style-name="ce26">
            <text:p>Artigos de plástico</text:p>
          </table:table-cell>
          <table:table-cell office:value-type="float" office:value="798" table:style-name="ce46">
            <text:p><text:s text:c="3"/>798</text:p>
          </table:table-cell>
          <table:table-cell office:value-type="float" office:value="276" table:style-name="ce46">
            <text:p><text:s text:c="3"/>276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169" table:style-name="ce46">
            <text:p><text:s text:c="3"/>169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96" table:style-name="ce46">
            <text:p><text:s text:c="2"/>3 496</text:p>
          </table:table-cell>
          <table:table-cell office:value-type="float" office:value="181" table:style-name="ce46">
            <text:p><text:s text:c="3"/>181</text:p>
          </table:table-cell>
          <table:table-cell office:value-type="float" office:value="9199" table:style-name="ce46">
            <text:p><text:s text:c="2"/>9 199</text:p>
          </table:table-cell>
          <table:table-cell office:value-type="float" office:value="4044" table:style-name="ce46">
            <text:p><text:s text:c="2"/>4 04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5" table:style-name="ce46">
            <text:p><text:s text:c="3"/>95</text:p>
          </table:table-cell>
          <table:table-cell office:value-type="float" office:value="105" table:style-name="ce46">
            <text:p><text:s text:c="3"/>105</text:p>
          </table:table-cell>
          <table:table-cell office:value-type="float" office:value="410" table:style-name="ce46">
            <text:p><text:s text:c="3"/>410</text:p>
          </table:table-cell>
          <table:table-cell office:value-type="float" office:value="254" table:style-name="ce46">
            <text:p><text:s text:c="3"/>254</text:p>
          </table:table-cell>
          <table:table-cell office:value-type="float" office:value="902" table:style-name="ce46">
            <text:p><text:s text:c="3"/>902</text:p>
          </table:table-cell>
          <table:table-cell office:value-type="float" office:value="1186" table:style-name="ce46">
            <text:p><text:s text:c="2"/>1 186</text:p>
          </table:table-cell>
          <table:table-cell office:value-type="float" office:value="122" table:style-name="ce46">
            <text:p><text:s text:c="3"/>122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1504" table:style-name="ce46">
            <text:p><text:s text:c="2"/>1 504</text:p>
          </table:table-cell>
          <table:table-cell office:value-type="float" office:value="834" table:style-name="ce46">
            <text:p><text:s text:c="3"/>834</text:p>
          </table:table-cell>
          <table:table-cell office:value-type="float" office:value="2135" table:style-name="ce46">
            <text:p><text:s text:c="2"/>2 135</text:p>
          </table:table-cell>
          <table:table-cell office:value-type="float" office:value="582" table:style-name="ce46">
            <text:p><text:s text:c="3"/>582</text:p>
          </table:table-cell>
          <table:table-cell office:value-type="float" office:value="18416" table:style-name="ce46">
            <text:p><text:s text:c="2"/>18 416</text:p>
          </table:table-cell>
          <table:table-cell office:value-type="float" office:value="2716" table:style-name="ce46">
            <text:p><text:s text:c="2"/>2 716</text:p>
          </table:table-cell>
          <table:table-cell office:value-type="float" office:value="315" table:style-name="ce46">
            <text:p><text:s text:c="3"/>3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31" table:style-name="ce46">
            <text:p><text:s text:c="3"/>931</text:p>
          </table:table-cell>
          <table:table-cell office:value-type="float" office:value="1508" table:style-name="ce46">
            <text:p><text:s text:c="2"/>1 508</text:p>
          </table:table-cell>
          <table:table-cell office:value-type="float" office:value="2529" table:style-name="ce46">
            <text:p><text:s text:c="2"/>2 529</text:p>
          </table:table-cell>
          <table:table-cell office:value-type="float" office:value="1380" table:style-name="ce46">
            <text:p><text:s text:c="2"/>1 380</text:p>
          </table:table-cell>
          <table:table-cell office:value-type="float" office:value="2820" table:style-name="ce46">
            <text:p><text:s text:c="2"/>2 820</text:p>
          </table:table-cell>
          <table:table-cell office:value-type="float" office:value="2496" table:style-name="ce46">
            <text:p><text:s text:c="2"/>2 496</text:p>
          </table:table-cell>
          <table:table-cell office:value-type="float" office:value="322" table:style-name="ce46">
            <text:p><text:s text:c="3"/>322</text:p>
          </table:table-cell>
          <table:table-cell office:value-type="float" office:value="3166" table:style-name="ce46">
            <text:p><text:s text:c="2"/>3 166</text:p>
          </table:table-cell>
          <table:table-cell office:value-type="float" office:value="886" table:style-name="ce46">
            <text:p><text:s text:c="3"/>886</text:p>
          </table:table-cell>
          <table:table-cell office:value-type="float" office:value="336" table:style-name="ce46">
            <text:p><text:s text:c="3"/>336</text:p>
          </table:table-cell>
          <table:table-cell office:value-type="float" office:value="464" table:style-name="ce46">
            <text:p><text:s text:c="3"/>464</text:p>
          </table:table-cell>
          <table:table-cell office:value-type="float" office:value="17405" table:style-name="ce46">
            <text:p><text:s text:c="2"/>17 405</text:p>
          </table:table-cell>
          <table:table-cell office:value-type="float" office:value="1459" table:style-name="ce46">
            <text:p><text:s text:c="2"/>1 459</text:p>
          </table:table-cell>
          <table:table-cell office:value-type="float" office:value="6927" table:style-name="ce46">
            <text:p><text:s text:c="2"/>6 927</text:p>
          </table:table-cell>
          <table:table-cell office:value-type="float" office:value="77" table:style-name="ce46">
            <text:p><text:s text:c="3"/>7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145" table:style-name="ce46">
            <text:p><text:s text:c="3"/>145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580" table:style-name="ce46">
            <text:p><text:s text:c="3"/>58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128" table:style-name="ce46">
            <text:p><text:s text:c="3"/>128</text:p>
          </table:table-cell>
          <table:table-cell office:value-type="float" office:value="686" table:style-name="ce46">
            <text:p><text:s text:c="3"/>686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14" table:style-name="ce46">
            <text:p><text:s text:c="3"/>6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9" table:style-name="ce46">
            <text:p><text:s text:c="3"/>159</text:p>
          </table:table-cell>
          <table:table-cell office:value-type="float" office:value="257" table:style-name="ce46">
            <text:p><text:s text:c="3"/>2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6" table:style-name="ce46">
            <text:p><text:s text:c="3"/>586</text:p>
          </table:table-cell>
          <table:table-cell office:value-type="float" office:value="549" table:style-name="ce46">
            <text:p><text:s text:c="3"/>54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5" table:style-name="ce46">
            <text:p><text:s text:c="3"/>10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4493" table:style-name="ce46">
            <text:p><text:s text:c="2"/>94 493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3001</text:p>
          </table:table-cell>
          <table:table-cell office:value-type="string" table:style-name="ce28">
            <text:p>Cimento</text:p>
          </table:table-cell>
          <table:table-cell office:value-type="float" office:value="76" table:style-name="ce46">
            <text:p><text:s text:c="3"/>76</text:p>
          </table:table-cell>
          <table:table-cell office:value-type="float" office:value="162" table:style-name="ce46">
            <text:p><text:s text:c="3"/>162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428" table:style-name="ce46">
            <text:p><text:s text:c="2"/>7 4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11" table:style-name="ce46">
            <text:p><text:s text:c="3"/>811</text:p>
          </table:table-cell>
          <table:table-cell office:value-type="float" office:value="160" table:style-name="ce46">
            <text:p><text:s text:c="3"/>160</text:p>
          </table:table-cell>
          <table:table-cell office:value-type="float" office:value="11919" table:style-name="ce46">
            <text:p><text:s text:c="2"/>11 9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26" table:style-name="ce46">
            <text:p><text:s text:c="3"/>9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643" table:style-name="ce46">
            <text:p><text:s text:c="2"/>21 64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3002</text:p>
          </table:table-cell>
          <table:table-cell office:value-type="string" table:style-name="ce26">
            <text:p>Artefatos de cimento, gesso e semelhantes</text:p>
          </table:table-cell>
          <table:table-cell office:value-type="float" office:value="120" table:style-name="ce46">
            <text:p><text:s text:c="3"/>120</text:p>
          </table:table-cell>
          <table:table-cell office:value-type="float" office:value="203" table:style-name="ce46">
            <text:p><text:s text:c="3"/>203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39" table:style-name="ce46">
            <text:p><text:s text:c="2"/>1 539</text:p>
          </table:table-cell>
          <table:table-cell office:value-type="float" office:value="787" table:style-name="ce46">
            <text:p><text:s text:c="3"/>787</text:p>
          </table:table-cell>
          <table:table-cell office:value-type="float" office:value="30719" table:style-name="ce46">
            <text:p><text:s text:c="2"/>30 7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92" table:style-name="ce46">
            <text:p><text:s text:c="3"/>99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6" table:style-name="ce46">
            <text:p><text:s text:c="3"/>2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708" table:style-name="ce46">
            <text:p><text:s text:c="2"/>34 708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3003</text:p>
          </table:table-cell>
          <table:table-cell office:value-type="string" table:style-name="ce14">
            <text:p>Vidros, cerâmicos e outros prod. de minerais não-metálicos</text:p>
          </table:table-cell>
          <table:table-cell office:value-type="float" office:value="4420" table:style-name="ce23">
            <text:p><text:s text:c="2"/>4 420</text:p>
          </table:table-cell>
          <table:table-cell office:value-type="float" office:value="2503" table:style-name="ce23">
            <text:p><text:s text:c="2"/>2 503</text:p>
          </table:table-cell>
          <table:table-cell office:value-type="float" office:value="72" table:style-name="ce23">
            <text:p><text:s text:c="3"/>72</text:p>
          </table:table-cell>
          <table:table-cell office:value-type="float" office:value="62" table:style-name="ce23">
            <text:p><text:s text:c="3"/>62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59" table:style-name="ce23">
            <text:p><text:s text:c="3"/>159</text:p>
          </table:table-cell>
          <table:table-cell office:value-type="float" office:value="2063" table:style-name="ce23">
            <text:p><text:s text:c="2"/>2 063</text:p>
          </table:table-cell>
          <table:table-cell office:value-type="float" office:value="2395" table:style-name="ce23">
            <text:p><text:s text:c="2"/>2 39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59" table:style-name="ce23">
            <text:p><text:s text:c="3"/>25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69" table:style-name="ce23">
            <text:p><text:s text:c="3"/>569</text:p>
          </table:table-cell>
          <table:table-cell office:value-type="float" office:value="233" table:style-name="ce23">
            <text:p><text:s text:c="3"/>233</text:p>
          </table:table-cell>
          <table:table-cell office:value-type="float" office:value="446" table:style-name="ce23">
            <text:p><text:s text:c="3"/>446</text:p>
          </table:table-cell>
          <table:table-cell office:value-type="float" office:value="72" table:style-name="ce23">
            <text:p><text:s text:c="3"/>72</text:p>
          </table:table-cell>
          <table:table-cell office:value-type="float" office:value="532" table:style-name="ce23">
            <text:p><text:s text:c="3"/>532</text:p>
          </table:table-cell>
          <table:table-cell office:value-type="float" office:value="4618" table:style-name="ce23">
            <text:p><text:s text:c="2"/>4 618</text:p>
          </table:table-cell>
          <table:table-cell office:value-type="float" office:value="430" table:style-name="ce23">
            <text:p><text:s text:c="3"/>430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223" table:style-name="ce23">
            <text:p><text:s text:c="3"/>22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415" table:style-name="ce23">
            <text:p><text:s text:c="3"/>415</text:p>
          </table:table-cell>
          <table:table-cell office:value-type="float" office:value="436" table:style-name="ce23">
            <text:p><text:s text:c="3"/>436</text:p>
          </table:table-cell>
          <table:table-cell office:value-type="float" office:value="2501" table:style-name="ce23">
            <text:p><text:s text:c="2"/>2 501</text:p>
          </table:table-cell>
          <table:table-cell office:value-type="float" office:value="106" table:style-name="ce23">
            <text:p><text:s text:c="3"/>106</text:p>
          </table:table-cell>
          <table:table-cell office:value-type="float" office:value="264" table:style-name="ce23">
            <text:p><text:s text:c="3"/>264</text:p>
          </table:table-cell>
          <table:table-cell office:value-type="float" office:value="673" table:style-name="ce23">
            <text:p><text:s text:c="3"/>673</text:p>
          </table:table-cell>
          <table:table-cell office:value-type="float" office:value="300" table:style-name="ce23">
            <text:p><text:s text:c="3"/>300</text:p>
          </table:table-cell>
          <table:table-cell office:value-type="float" office:value="228" table:style-name="ce23">
            <text:p><text:s text:c="3"/>228</text:p>
          </table:table-cell>
          <table:table-cell office:value-type="float" office:value="89" table:style-name="ce23">
            <text:p><text:s text:c="3"/>89</text:p>
          </table:table-cell>
          <table:table-cell office:value-type="float" office:value="35148" table:style-name="ce23">
            <text:p><text:s text:c="2"/>35 148</text:p>
          </table:table-cell>
          <table:table-cell office:value-type="float" office:value="268" table:style-name="ce23">
            <text:p><text:s text:c="3"/>268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74" table:style-name="ce23">
            <text:p><text:s text:c="3"/>274</text:p>
          </table:table-cell>
          <table:table-cell office:value-type="float" office:value="825" table:style-name="ce23">
            <text:p><text:s text:c="3"/>82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90" table:style-name="ce23">
            <text:p><text:s text:c="2"/>1 29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5" table:style-name="ce23">
            <text:p><text:s text:c="3"/>10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91" table:style-name="ce23">
            <text:p><text:s text:c="3"/>291</text:p>
          </table:table-cell>
          <table:table-cell office:value-type="float" office:value="176" table:style-name="ce23">
            <text:p><text:s text:c="3"/>17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56" table:style-name="ce23">
            <text:p><text:s text:c="3"/>156</text:p>
          </table:table-cell>
          <table:table-cell office:value-type="float" office:value="113" table:style-name="ce23">
            <text:p><text:s text:c="3"/>11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74" table:style-name="ce23">
            <text:p><text:s text:c="3"/>7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2851" table:style-name="ce23">
            <text:p><text:s text:c="2"/>62 851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4911</text:p>
          </table:table-cell>
          <table:table-cell office:value-type="string" table:style-name="ce14">
            <text:p>Ferro-gusa e ferroliga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2466" table:style-name="ce47">
            <text:p><text:s text:c="2"/>2 466</text:p>
          </table:table-cell>
          <table:table-cell office:value-type="float" office:value="377" table:style-name="ce47">
            <text:p><text:s text:c="3"/>37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07" table:style-name="ce47">
            <text:p><text:s text:c="2"/>2 907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4912</text:p>
          </table:table-cell>
          <table:table-cell office:value-type="string" table:style-name="ce14">
            <text:p>Semi-acabacados, laminados planos, longos e tubos de aço</text:p>
          </table:table-cell>
          <table:table-cell office:value-type="float" office:value="238" table:style-name="ce47">
            <text:p><text:s text:c="3"/>238</text:p>
          </table:table-cell>
          <table:table-cell office:value-type="float" office:value="405" table:style-name="ce47">
            <text:p><text:s text:c="3"/>405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96" table:style-name="ce47">
            <text:p><text:s text:c="3"/>96</text:p>
          </table:table-cell>
          <table:table-cell office:value-type="float" office:value="1831" table:style-name="ce47">
            <text:p><text:s text:c="2"/>1 83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0" table:style-name="ce47">
            <text:p><text:s text:c="3"/>90</text:p>
          </table:table-cell>
          <table:table-cell office:value-type="float" office:value="217" table:style-name="ce47">
            <text:p><text:s text:c="3"/>2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5" table:style-name="ce47">
            <text:p><text:s text:c="3"/>16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798" table:style-name="ce47">
            <text:p><text:s text:c="3"/>798</text:p>
          </table:table-cell>
          <table:table-cell office:value-type="float" office:value="891" table:style-name="ce47">
            <text:p><text:s text:c="3"/>891</text:p>
          </table:table-cell>
          <table:table-cell office:value-type="float" office:value="7939" table:style-name="ce47">
            <text:p><text:s text:c="2"/>7 939</text:p>
          </table:table-cell>
          <table:table-cell office:value-type="float" office:value="131" table:style-name="ce47">
            <text:p><text:s text:c="3"/>131</text:p>
          </table:table-cell>
          <table:table-cell office:value-type="float" office:value="19611" table:style-name="ce47">
            <text:p><text:s text:c="2"/>19 611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3403" table:style-name="ce47">
            <text:p><text:s text:c="2"/>3 403</text:p>
          </table:table-cell>
          <table:table-cell office:value-type="float" office:value="9365" table:style-name="ce47">
            <text:p><text:s text:c="2"/>9 365</text:p>
          </table:table-cell>
          <table:table-cell office:value-type="float" office:value="6716" table:style-name="ce47">
            <text:p><text:s text:c="2"/>6 716</text:p>
          </table:table-cell>
          <table:table-cell office:value-type="float" office:value="7223" table:style-name="ce47">
            <text:p><text:s text:c="2"/>7 223</text:p>
          </table:table-cell>
          <table:table-cell office:value-type="float" office:value="1623" table:style-name="ce47">
            <text:p><text:s text:c="2"/>1 623</text:p>
          </table:table-cell>
          <table:table-cell office:value-type="float" office:value="1421" table:style-name="ce47">
            <text:p><text:s text:c="2"/>1 421</text:p>
          </table:table-cell>
          <table:table-cell office:value-type="float" office:value="1335" table:style-name="ce47">
            <text:p><text:s text:c="2"/>1 335</text:p>
          </table:table-cell>
          <table:table-cell office:value-type="float" office:value="293" table:style-name="ce47">
            <text:p><text:s text:c="3"/>293</text:p>
          </table:table-cell>
          <table:table-cell office:value-type="float" office:value="109" table:style-name="ce47">
            <text:p><text:s text:c="3"/>109</text:p>
          </table:table-cell>
          <table:table-cell office:value-type="float" office:value="20219" table:style-name="ce47">
            <text:p><text:s text:c="2"/>20 21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15" table:style-name="ce47">
            <text:p><text:s text:c="2"/>1 315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87" table:style-name="ce47">
            <text:p><text:s text:c="3"/>28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1" table:style-name="ce47">
            <text:p><text:s text:c="3"/>151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6116" table:style-name="ce47">
            <text:p><text:s text:c="2"/>86 116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24921</text:p>
          </table:table-cell>
          <table:table-cell office:value-type="string" table:style-name="ce16">
            <text:p>Produtos da metalurgia de metais não-ferros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445" table:style-name="ce47">
            <text:p><text:s text:c="3"/>44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34" table:style-name="ce47">
            <text:p><text:s text:c="3"/>63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28" table:style-name="ce47">
            <text:p><text:s text:c="3"/>328</text:p>
          </table:table-cell>
          <table:table-cell office:value-type="float" office:value="390" table:style-name="ce47">
            <text:p><text:s text:c="3"/>39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270" table:style-name="ce47">
            <text:p><text:s text:c="3"/>27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107" table:style-name="ce47">
            <text:p><text:s text:c="3"/>107</text:p>
          </table:table-cell>
          <table:table-cell office:value-type="float" office:value="128" table:style-name="ce47">
            <text:p><text:s text:c="3"/>128</text:p>
          </table:table-cell>
          <table:table-cell office:value-type="float" office:value="2218" table:style-name="ce47">
            <text:p><text:s text:c="2"/>2 218</text:p>
          </table:table-cell>
          <table:table-cell office:value-type="float" office:value="14168" table:style-name="ce47">
            <text:p><text:s text:c="2"/>14 168</text:p>
          </table:table-cell>
          <table:table-cell office:value-type="float" office:value="3790" table:style-name="ce47">
            <text:p><text:s text:c="2"/>3 790</text:p>
          </table:table-cell>
          <table:table-cell office:value-type="float" office:value="244" table:style-name="ce47">
            <text:p><text:s text:c="3"/>244</text:p>
          </table:table-cell>
          <table:table-cell office:value-type="float" office:value="9942" table:style-name="ce47">
            <text:p><text:s text:c="2"/>9 942</text:p>
          </table:table-cell>
          <table:table-cell office:value-type="float" office:value="1624" table:style-name="ce47">
            <text:p><text:s text:c="2"/>1 624</text:p>
          </table:table-cell>
          <table:table-cell office:value-type="float" office:value="632" table:style-name="ce47">
            <text:p><text:s text:c="3"/>632</text:p>
          </table:table-cell>
          <table:table-cell office:value-type="float" office:value="3771" table:style-name="ce47">
            <text:p><text:s text:c="2"/>3 771</text:p>
          </table:table-cell>
          <table:table-cell office:value-type="float" office:value="1459" table:style-name="ce47">
            <text:p><text:s text:c="2"/>1 459</text:p>
          </table:table-cell>
          <table:table-cell office:value-type="float" office:value="3266" table:style-name="ce47">
            <text:p><text:s text:c="2"/>3 266</text:p>
          </table:table-cell>
          <table:table-cell office:value-type="float" office:value="499" table:style-name="ce47">
            <text:p><text:s text:c="3"/>499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46" table:style-name="ce47">
            <text:p><text:s text:c="3"/>146</text:p>
          </table:table-cell>
          <table:table-cell office:value-type="float" office:value="4704" table:style-name="ce47">
            <text:p><text:s text:c="2"/>4 70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8968" table:style-name="ce47">
            <text:p><text:s text:c="2"/>48 968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24922</text:p>
          </table:table-cell>
          <table:table-cell office:value-type="string" table:style-name="ce5">
            <text:p>Peças fundidas de aço e de metais não ferros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3" table:style-name="ce47">
            <text:p><text:s text:c="3"/>1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4" table:style-name="ce47">
            <text:p><text:s text:c="3"/>154</text:p>
          </table:table-cell>
          <table:table-cell office:value-type="float" office:value="380" table:style-name="ce47">
            <text:p><text:s text:c="3"/>38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13" table:style-name="ce47">
            <text:p><text:s text:c="2"/>1 113</text:p>
          </table:table-cell>
          <table:table-cell office:value-type="float" office:value="852" table:style-name="ce47">
            <text:p><text:s text:c="3"/>85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21" table:style-name="ce47">
            <text:p><text:s text:c="2"/>2 121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42" table:style-name="ce47">
            <text:p><text:s text:c="2"/>1 34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20" table:style-name="ce47">
            <text:p><text:s text:c="3"/>320</text:p>
          </table:table-cell>
          <table:table-cell office:value-type="float" office:value="614" table:style-name="ce47">
            <text:p><text:s text:c="3"/>6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044" table:style-name="ce47">
            <text:p><text:s text:c="2"/>7 044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5001</text:p>
          </table:table-cell>
          <table:table-cell office:value-type="string" table:style-name="ce26">
            <text:p>Produtos de metal, excl. máquinas e equipamentos</text:p>
          </table:table-cell>
          <table:table-cell office:value-type="float" office:value="604" table:style-name="ce46">
            <text:p><text:s text:c="3"/>604</text:p>
          </table:table-cell>
          <table:table-cell office:value-type="float" office:value="892" table:style-name="ce46">
            <text:p><text:s text:c="3"/>892</text:p>
          </table:table-cell>
          <table:table-cell office:value-type="float" office:value="78" table:style-name="ce46">
            <text:p><text:s text:c="3"/>78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1828" table:style-name="ce46">
            <text:p><text:s text:c="2"/>1 828</text:p>
          </table:table-cell>
          <table:table-cell office:value-type="float" office:value="781" table:style-name="ce46">
            <text:p><text:s text:c="3"/>781</text:p>
          </table:table-cell>
          <table:table-cell office:value-type="float" office:value="347" table:style-name="ce46">
            <text:p><text:s text:c="3"/>347</text:p>
          </table:table-cell>
          <table:table-cell office:value-type="float" office:value="3280" table:style-name="ce46">
            <text:p><text:s text:c="2"/>3 280</text:p>
          </table:table-cell>
          <table:table-cell office:value-type="float" office:value="95" table:style-name="ce46">
            <text:p><text:s text:c="3"/>95</text:p>
          </table:table-cell>
          <table:table-cell office:value-type="float" office:value="3059" table:style-name="ce46">
            <text:p><text:s text:c="2"/>3 059</text:p>
          </table:table-cell>
          <table:table-cell office:value-type="float" office:value="5476" table:style-name="ce46">
            <text:p><text:s text:c="2"/>5 476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104" table:style-name="ce46">
            <text:p><text:s text:c="3"/>104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555" table:style-name="ce46">
            <text:p><text:s text:c="3"/>555</text:p>
          </table:table-cell>
          <table:table-cell office:value-type="float" office:value="151" table:style-name="ce46">
            <text:p><text:s text:c="3"/>151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439" table:style-name="ce46">
            <text:p><text:s text:c="3"/>439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550" table:style-name="ce46">
            <text:p><text:s text:c="3"/>550</text:p>
          </table:table-cell>
          <table:table-cell office:value-type="float" office:value="1095" table:style-name="ce46">
            <text:p><text:s text:c="2"/>1 095</text:p>
          </table:table-cell>
          <table:table-cell office:value-type="float" office:value="1290" table:style-name="ce46">
            <text:p><text:s text:c="2"/>1 290</text:p>
          </table:table-cell>
          <table:table-cell office:value-type="float" office:value="199" table:style-name="ce46">
            <text:p><text:s text:c="3"/>199</text:p>
          </table:table-cell>
          <table:table-cell office:value-type="float" office:value="184" table:style-name="ce46">
            <text:p><text:s text:c="3"/>184</text:p>
          </table:table-cell>
          <table:table-cell office:value-type="float" office:value="268" table:style-name="ce46">
            <text:p><text:s text:c="3"/>268</text:p>
          </table:table-cell>
          <table:table-cell office:value-type="float" office:value="3040" table:style-name="ce46">
            <text:p><text:s text:c="2"/>3 040</text:p>
          </table:table-cell>
          <table:table-cell office:value-type="float" office:value="249" table:style-name="ce46">
            <text:p><text:s text:c="3"/>249</text:p>
          </table:table-cell>
          <table:table-cell office:value-type="float" office:value="10544" table:style-name="ce46">
            <text:p><text:s text:c="2"/>10 544</text:p>
          </table:table-cell>
          <table:table-cell office:value-type="float" office:value="1214" table:style-name="ce46">
            <text:p><text:s text:c="2"/>1 214</text:p>
          </table:table-cell>
          <table:table-cell office:value-type="float" office:value="2908" table:style-name="ce46">
            <text:p><text:s text:c="2"/>2 908</text:p>
          </table:table-cell>
          <table:table-cell office:value-type="float" office:value="6930" table:style-name="ce46">
            <text:p><text:s text:c="2"/>6 930</text:p>
          </table:table-cell>
          <table:table-cell office:value-type="float" office:value="3927" table:style-name="ce46">
            <text:p><text:s text:c="2"/>3 927</text:p>
          </table:table-cell>
          <table:table-cell office:value-type="float" office:value="2335" table:style-name="ce46">
            <text:p><text:s text:c="2"/>2 335</text:p>
          </table:table-cell>
          <table:table-cell office:value-type="float" office:value="3862" table:style-name="ce46">
            <text:p><text:s text:c="2"/>3 862</text:p>
          </table:table-cell>
          <table:table-cell office:value-type="float" office:value="1682" table:style-name="ce46">
            <text:p><text:s text:c="2"/>1 682</text:p>
          </table:table-cell>
          <table:table-cell office:value-type="float" office:value="3984" table:style-name="ce46">
            <text:p><text:s text:c="2"/>3 984</text:p>
          </table:table-cell>
          <table:table-cell office:value-type="float" office:value="3778" table:style-name="ce46">
            <text:p><text:s text:c="2"/>3 778</text:p>
          </table:table-cell>
          <table:table-cell office:value-type="float" office:value="699" table:style-name="ce46">
            <text:p><text:s text:c="3"/>699</text:p>
          </table:table-cell>
          <table:table-cell office:value-type="float" office:value="34143" table:style-name="ce46">
            <text:p><text:s text:c="2"/>34 143</text:p>
          </table:table-cell>
          <table:table-cell office:value-type="float" office:value="365" table:style-name="ce46">
            <text:p><text:s text:c="3"/>365</text:p>
          </table:table-cell>
          <table:table-cell office:value-type="float" office:value="1691" table:style-name="ce46">
            <text:p><text:s text:c="2"/>1 691</text:p>
          </table:table-cell>
          <table:table-cell office:value-type="float" office:value="105" table:style-name="ce46">
            <text:p><text:s text:c="3"/>10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237" table:style-name="ce46">
            <text:p><text:s text:c="3"/>237</text:p>
          </table:table-cell>
          <table:table-cell office:value-type="float" office:value="2800" table:style-name="ce46">
            <text:p><text:s text:c="2"/>2 80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2" table:style-name="ce46">
            <text:p><text:s text:c="3"/>5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9" table:style-name="ce46">
            <text:p><text:s text:c="3"/>319</text:p>
          </table:table-cell>
          <table:table-cell office:value-type="float" office:value="115" table:style-name="ce46">
            <text:p><text:s text:c="3"/>115</text:p>
          </table:table-cell>
          <table:table-cell office:value-type="float" office:value="1084" table:style-name="ce46">
            <text:p><text:s text:c="2"/>1 084</text:p>
          </table:table-cell>
          <table:table-cell office:value-type="float" office:value="123" table:style-name="ce46">
            <text:p><text:s text:c="3"/>1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9" table:style-name="ce46">
            <text:p><text:s text:c="3"/>16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1" table:style-name="ce46">
            <text:p><text:s text:c="3"/>1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8651" table:style-name="ce46">
            <text:p><text:s text:c="2"/>108 651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6001</text:p>
          </table:table-cell>
          <table:table-cell office:value-type="string" table:style-name="ce26">
            <text:p>Componentes eletrônic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9" table:style-name="ce46">
            <text:p><text:s text:c="3"/>39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758" table:style-name="ce46">
            <text:p><text:s text:c="2"/>18 758</text:p>
          </table:table-cell>
          <table:table-cell office:value-type="float" office:value="907" table:style-name="ce46">
            <text:p><text:s text:c="3"/>907</text:p>
          </table:table-cell>
          <table:table-cell office:value-type="float" office:value="131" table:style-name="ce46">
            <text:p><text:s text:c="3"/>131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403" table:style-name="ce46">
            <text:p><text:s text:c="3"/>403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852" table:style-name="ce46">
            <text:p><text:s text:c="3"/>852</text:p>
          </table:table-cell>
          <table:table-cell office:value-type="float" office:value="325" table:style-name="ce46">
            <text:p><text:s text:c="3"/>3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3" table:style-name="ce46">
            <text:p><text:s text:c="3"/>3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42" table:style-name="ce46">
            <text:p><text:s text:c="3"/>7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232" table:style-name="ce46">
            <text:p><text:s text:c="3"/>2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418" table:style-name="ce46">
            <text:p><text:s text:c="2"/>23 418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6002</text:p>
          </table:table-cell>
          <table:table-cell office:value-type="string" table:style-name="ce28">
            <text:p>Máquinas para escritório e equip. de informática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0" table:style-name="ce46">
            <text:p><text:s text:c="3"/>15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223" table:style-name="ce46">
            <text:p><text:s text:c="2"/>7 2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9" table:style-name="ce46">
            <text:p><text:s text:c="3"/>249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239" table:style-name="ce46">
            <text:p><text:s text:c="3"/>2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8" table:style-name="ce46">
            <text:p><text:s text:c="3"/>558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5005" table:style-name="ce46">
            <text:p><text:s text:c="2"/>5 005</text:p>
          </table:table-cell>
          <table:table-cell office:value-type="float" office:value="764" table:style-name="ce46">
            <text:p><text:s text:c="3"/>76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753" table:style-name="ce46">
            <text:p><text:s text:c="3"/>753</text:p>
          </table:table-cell>
          <table:table-cell office:value-type="float" office:value="776" table:style-name="ce46">
            <text:p><text:s text:c="3"/>776</text:p>
          </table:table-cell>
          <table:table-cell office:value-type="float" office:value="290" table:style-name="ce46">
            <text:p><text:s text:c="3"/>290</text:p>
          </table:table-cell>
          <table:table-cell office:value-type="float" office:value="105" table:style-name="ce46">
            <text:p><text:s text:c="3"/>105</text:p>
          </table:table-cell>
          <table:table-cell office:value-type="float" office:value="885" table:style-name="ce46">
            <text:p><text:s text:c="3"/>885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437" table:style-name="ce46">
            <text:p><text:s text:c="3"/>437</text:p>
          </table:table-cell>
          <table:table-cell office:value-type="float" office:value="1461" table:style-name="ce46">
            <text:p><text:s text:c="2"/>1 461</text:p>
          </table:table-cell>
          <table:table-cell office:value-type="float" office:value="298" table:style-name="ce46">
            <text:p><text:s text:c="3"/>298</text:p>
          </table:table-cell>
          <table:table-cell office:value-type="float" office:value="163" table:style-name="ce46">
            <text:p><text:s text:c="3"/>163</text:p>
          </table:table-cell>
          <table:table-cell office:value-type="float" office:value="206" table:style-name="ce46">
            <text:p><text:s text:c="3"/>206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939" table:style-name="ce46">
            <text:p><text:s text:c="3"/>9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867" table:style-name="ce46">
            <text:p><text:s text:c="2"/>20 867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6003</text:p>
          </table:table-cell>
          <table:table-cell office:value-type="string" table:style-name="ce26">
            <text:p>Material eletrônico e equip. de comunicaçõ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671" table:style-name="ce46">
            <text:p><text:s text:c="2"/>18 671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4" table:style-name="ce46">
            <text:p><text:s text:c="3"/>2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8" table:style-name="ce46">
            <text:p><text:s text:c="3"/>168</text:p>
          </table:table-cell>
          <table:table-cell office:value-type="float" office:value="466" table:style-name="ce46">
            <text:p><text:s text:c="3"/>46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1" table:style-name="ce46">
            <text:p><text:s text:c="3"/>2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0" table:style-name="ce46">
            <text:p><text:s text:c="3"/>170</text:p>
          </table:table-cell>
          <table:table-cell office:value-type="float" office:value="154" table:style-name="ce46">
            <text:p><text:s text:c="3"/>154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58" table:style-name="ce46">
            <text:p><text:s text:c="2"/>1 558</text:p>
          </table:table-cell>
          <table:table-cell office:value-type="float" office:value="264" table:style-name="ce46">
            <text:p><text:s text:c="3"/>264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15" table:style-name="ce46">
            <text:p><text:s text:c="3"/>115</text:p>
          </table:table-cell>
          <table:table-cell office:value-type="float" office:value="643" table:style-name="ce46">
            <text:p><text:s text:c="3"/>6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901" table:style-name="ce46">
            <text:p><text:s text:c="2"/>22 901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6004</text:p>
          </table:table-cell>
          <table:table-cell office:value-type="string" table:style-name="ce26">
            <text:p>Equip. de medida, teste e controle, ópticos e eletromédic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1" table:style-name="ce46">
            <text:p><text:s text:c="3"/>5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2" table:style-name="ce46">
            <text:p><text:s text:c="3"/>36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19" table:style-name="ce46">
            <text:p><text:s text:c="2"/>3 319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927" table:style-name="ce46">
            <text:p><text:s text:c="3"/>927</text:p>
          </table:table-cell>
          <table:table-cell office:value-type="float" office:value="273" table:style-name="ce46">
            <text:p><text:s text:c="3"/>273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493" table:style-name="ce46">
            <text:p><text:s text:c="3"/>493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025" table:style-name="ce46">
            <text:p><text:s text:c="2"/>1 0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9" table:style-name="ce46">
            <text:p><text:s text:c="3"/>16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39" table:style-name="ce46">
            <text:p><text:s text:c="2"/>2 039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0" table:style-name="ce46">
            <text:p><text:s text:c="3"/>170</text:p>
          </table:table-cell>
          <table:table-cell office:value-type="float" office:value="183" table:style-name="ce46">
            <text:p><text:s text:c="3"/>18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1" table:style-name="ce46">
            <text:p><text:s text:c="3"/>441</text:p>
          </table:table-cell>
          <table:table-cell office:value-type="float" office:value="283" table:style-name="ce46">
            <text:p><text:s text:c="3"/>28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669" table:style-name="ce46">
            <text:p><text:s text:c="2"/>10 669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7001</text:p>
          </table:table-cell>
          <table:table-cell office:value-type="string" table:style-name="ce14">
            <text:p>Máquinas, aparelhos e materiais elétricos</text:p>
          </table:table-cell>
          <table:table-cell office:value-type="float" office:value="72" table:style-name="ce47">
            <text:p><text:s text:c="3"/>72</text:p>
          </table:table-cell>
          <table:table-cell office:value-type="float" office:value="165" table:style-name="ce47">
            <text:p><text:s text:c="3"/>165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304" table:style-name="ce47">
            <text:p><text:s text:c="3"/>304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77" table:style-name="ce47">
            <text:p><text:s text:c="3"/>77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119" table:style-name="ce47">
            <text:p><text:s text:c="3"/>119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92" table:style-name="ce47">
            <text:p><text:s text:c="3"/>92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153" table:style-name="ce47">
            <text:p><text:s text:c="3"/>153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111" table:style-name="ce47">
            <text:p><text:s text:c="3"/>111</text:p>
          </table:table-cell>
          <table:table-cell office:value-type="float" office:value="213" table:style-name="ce47">
            <text:p><text:s text:c="3"/>213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128" table:style-name="ce47">
            <text:p><text:s text:c="3"/>128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2975" table:style-name="ce47">
            <text:p><text:s text:c="2"/>2 975</text:p>
          </table:table-cell>
          <table:table-cell office:value-type="float" office:value="12232" table:style-name="ce47">
            <text:p><text:s text:c="2"/>12 232</text:p>
          </table:table-cell>
          <table:table-cell office:value-type="float" office:value="4222" table:style-name="ce47">
            <text:p><text:s text:c="2"/>4 222</text:p>
          </table:table-cell>
          <table:table-cell office:value-type="float" office:value="1593" table:style-name="ce47">
            <text:p><text:s text:c="2"/>1 593</text:p>
          </table:table-cell>
          <table:table-cell office:value-type="float" office:value="1304" table:style-name="ce47">
            <text:p><text:s text:c="2"/>1 304</text:p>
          </table:table-cell>
          <table:table-cell office:value-type="float" office:value="691" table:style-name="ce47">
            <text:p><text:s text:c="3"/>691</text:p>
          </table:table-cell>
          <table:table-cell office:value-type="float" office:value="411" table:style-name="ce47">
            <text:p><text:s text:c="3"/>411</text:p>
          </table:table-cell>
          <table:table-cell office:value-type="float" office:value="3673" table:style-name="ce47">
            <text:p><text:s text:c="2"/>3 673</text:p>
          </table:table-cell>
          <table:table-cell office:value-type="float" office:value="10503" table:style-name="ce47">
            <text:p><text:s text:c="2"/>10 503</text:p>
          </table:table-cell>
          <table:table-cell office:value-type="float" office:value="299" table:style-name="ce47">
            <text:p><text:s text:c="3"/>299</text:p>
          </table:table-cell>
          <table:table-cell office:value-type="float" office:value="15616" table:style-name="ce47">
            <text:p><text:s text:c="2"/>15 616</text:p>
          </table:table-cell>
          <table:table-cell office:value-type="float" office:value="693" table:style-name="ce47">
            <text:p><text:s text:c="3"/>693</text:p>
          </table:table-cell>
          <table:table-cell office:value-type="float" office:value="1472" table:style-name="ce47">
            <text:p><text:s text:c="2"/>1 472</text:p>
          </table:table-cell>
          <table:table-cell office:value-type="float" office:value="1828" table:style-name="ce47">
            <text:p><text:s text:c="2"/>1 828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22" table:style-name="ce47">
            <text:p><text:s text:c="3"/>122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91" table:style-name="ce47">
            <text:p><text:s text:c="3"/>91</text:p>
          </table:table-cell>
          <table:table-cell office:value-type="float" office:value="1283" table:style-name="ce47">
            <text:p><text:s text:c="2"/>1 283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76" table:style-name="ce47">
            <text:p><text:s text:c="3"/>76</text:p>
          </table:table-cell>
          <table:table-cell office:value-type="float" office:value="745" table:style-name="ce47">
            <text:p><text:s text:c="3"/>745</text:p>
          </table:table-cell>
          <table:table-cell office:value-type="float" office:value="1119" table:style-name="ce47">
            <text:p><text:s text:c="2"/>1 119</text:p>
          </table:table-cell>
          <table:table-cell office:value-type="float" office:value="81" table:style-name="ce47">
            <text:p><text:s text:c="3"/>81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873" table:style-name="ce47">
            <text:p><text:s text:c="3"/>873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23" table:style-name="ce47">
            <text:p><text:s text:c="3"/>123</text:p>
          </table:table-cell>
          <table:table-cell office:value-type="float" office:value="97" table:style-name="ce47">
            <text:p><text:s text:c="3"/>9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97" table:style-name="ce47">
            <text:p><text:s text:c="3"/>97</text:p>
          </table:table-cell>
          <table:table-cell office:value-type="float" office:value="844" table:style-name="ce47">
            <text:p><text:s text:c="3"/>84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5208" table:style-name="ce47">
            <text:p><text:s text:c="2"/>65 208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7002</text:p>
          </table:table-cell>
          <table:table-cell office:value-type="string" table:style-name="ce14">
            <text:p>Eletrodomésticos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20" table:style-name="ce23">
            <text:p><text:s text:c="2"/>1 320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13" table:style-name="ce23">
            <text:p><text:s text:c="3"/>71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090" table:style-name="ce23">
            <text:p><text:s text:c="2"/>2 090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8001</text:p>
          </table:table-cell>
          <table:table-cell office:value-type="string" table:style-name="ce14">
            <text:p>Tratores e outras máquinas agrícolas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824" table:style-name="ce23">
            <text:p><text:s text:c="2"/>2 82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440" table:style-name="ce23">
            <text:p><text:s text:c="2"/>1 44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264" table:style-name="ce23">
            <text:p><text:s text:c="2"/>4 264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28002</text:p>
          </table:table-cell>
          <table:table-cell office:value-type="string" table:style-name="ce16">
            <text:p>Máquinas para a extração mineral e a construçã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6" table:style-name="ce47">
            <text:p><text:s text:c="3"/>156</text:p>
          </table:table-cell>
          <table:table-cell office:value-type="float" office:value="1755" table:style-name="ce47">
            <text:p><text:s text:c="2"/>1 755</text:p>
          </table:table-cell>
          <table:table-cell office:value-type="float" office:value="1190" table:style-name="ce47">
            <text:p><text:s text:c="2"/>1 190</text:p>
          </table:table-cell>
          <table:table-cell office:value-type="float" office:value="556" table:style-name="ce47">
            <text:p><text:s text:c="3"/>55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61" table:style-name="ce47">
            <text:p><text:s text:c="2"/>2 26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04" table:style-name="ce47">
            <text:p><text:s text:c="2"/>1 20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135" table:style-name="ce47">
            <text:p><text:s text:c="2"/>7 135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28003</text:p>
          </table:table-cell>
          <table:table-cell office:value-type="string" table:style-name="ce5">
            <text:p>Outras máquinas e equipamentos mecânicos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50" table:style-name="ce23">
            <text:p><text:s text:c="3"/>50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83" table:style-name="ce23">
            <text:p><text:s text:c="3"/>83</text:p>
          </table:table-cell>
          <table:table-cell office:value-type="float" office:value="3812" table:style-name="ce23">
            <text:p><text:s text:c="2"/>3 812</text:p>
          </table:table-cell>
          <table:table-cell office:value-type="float" office:value="3280" table:style-name="ce23">
            <text:p><text:s text:c="2"/>3 280</text:p>
          </table:table-cell>
          <table:table-cell office:value-type="float" office:value="1023" table:style-name="ce23">
            <text:p><text:s text:c="2"/>1 02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3" table:style-name="ce23">
            <text:p><text:s text:c="3"/>11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8" table:style-name="ce23">
            <text:p><text:s text:c="3"/>108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83" table:style-name="ce23">
            <text:p><text:s text:c="3"/>83</text:p>
          </table:table-cell>
          <table:table-cell office:value-type="float" office:value="89" table:style-name="ce23">
            <text:p><text:s text:c="3"/>89</text:p>
          </table:table-cell>
          <table:table-cell office:value-type="float" office:value="803" table:style-name="ce23">
            <text:p><text:s text:c="3"/>803</text:p>
          </table:table-cell>
          <table:table-cell office:value-type="float" office:value="25726" table:style-name="ce23">
            <text:p><text:s text:c="2"/>25 726</text:p>
          </table:table-cell>
          <table:table-cell office:value-type="float" office:value="2143" table:style-name="ce23">
            <text:p><text:s text:c="2"/>2 143</text:p>
          </table:table-cell>
          <table:table-cell office:value-type="float" office:value="29" table:style-name="ce23">
            <text:p><text:s text:c="3"/>29</text:p>
          </table:table-cell>
          <table:table-cell office:value-type="float" office:value="1570" table:style-name="ce23">
            <text:p><text:s text:c="2"/>1 57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040" table:style-name="ce23">
            <text:p><text:s text:c="2"/>13 040</text:p>
          </table:table-cell>
          <table:table-cell office:value-type="float" office:value="42" table:style-name="ce23">
            <text:p><text:s text:c="3"/>42</text:p>
          </table:table-cell>
          <table:table-cell office:value-type="float" office:value="126" table:style-name="ce23">
            <text:p><text:s text:c="3"/>126</text:p>
          </table:table-cell>
          <table:table-cell office:value-type="float" office:value="6924" table:style-name="ce23">
            <text:p><text:s text:c="2"/>6 924</text:p>
          </table:table-cell>
          <table:table-cell office:value-type="float" office:value="502" table:style-name="ce23">
            <text:p><text:s text:c="3"/>502</text:p>
          </table:table-cell>
          <table:table-cell office:value-type="float" office:value="764" table:style-name="ce23">
            <text:p><text:s text:c="3"/>764</text:p>
          </table:table-cell>
          <table:table-cell office:value-type="float" office:value="47" table:style-name="ce23">
            <text:p><text:s text:c="3"/>47</text:p>
          </table:table-cell>
          <table:table-cell office:value-type="float" office:value="229" table:style-name="ce23">
            <text:p><text:s text:c="3"/>22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54" table:style-name="ce23">
            <text:p><text:s text:c="3"/>354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7" table:style-name="ce23">
            <text:p><text:s text:c="3"/>10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175" table:style-name="ce23">
            <text:p><text:s text:c="2"/>2 17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8" table:style-name="ce23">
            <text:p><text:s text:c="3"/>98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75" table:style-name="ce23">
            <text:p><text:s text:c="3"/>17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3600" table:style-name="ce23">
            <text:p><text:s text:c="2"/>63 60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9911</text:p>
          </table:table-cell>
          <table:table-cell office:value-type="string" table:style-name="ce26">
            <text:p>Automóveis, camionetas e utilitári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55" table:style-name="ce46">
            <text:p><text:s text:c="2"/>2 25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8" table:style-name="ce46">
            <text:p><text:s text:c="3"/>17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73" table:style-name="ce46">
            <text:p><text:s text:c="2"/>2 47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9912</text:p>
          </table:table-cell>
          <table:table-cell office:value-type="string" table:style-name="ce26">
            <text:p>Caminhões e ônibus, incl. cabines, carrocerias e reboqu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29" table:style-name="ce46">
            <text:p><text:s text:c="2"/>4 429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6" table:style-name="ce46">
            <text:p><text:s text:c="3"/>2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31" table:style-name="ce46">
            <text:p><text:s text:c="3"/>7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11" table:style-name="ce46">
            <text:p><text:s text:c="2"/>5 511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9921</text:p>
          </table:table-cell>
          <table:table-cell office:value-type="string" table:style-name="ce28">
            <text:p>Peças e acessórios para veículos automotor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6641" table:style-name="ce46">
            <text:p><text:s text:c="2"/>56 641</text:p>
          </table:table-cell>
          <table:table-cell office:value-type="float" office:value="14033" table:style-name="ce46">
            <text:p><text:s text:c="2"/>14 033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677" table:style-name="ce46">
            <text:p><text:s text:c="2"/>20 67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057" table:style-name="ce46">
            <text:p><text:s text:c="2"/>16 0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1" table:style-name="ce46">
            <text:p><text:s text:c="3"/>27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31" table:style-name="ce46">
            <text:p><text:s text:c="2"/>1 131</text:p>
          </table:table-cell>
          <table:table-cell office:value-type="float" office:value="443" table:style-name="ce46">
            <text:p><text:s text:c="3"/>4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9" table:style-name="ce46">
            <text:p><text:s text:c="3"/>15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9488" table:style-name="ce46">
            <text:p><text:s text:c="2"/>109 48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30001</text:p>
          </table:table-cell>
          <table:table-cell office:value-type="string" table:style-name="ce26">
            <text:p>Aeronaves, embarcações e outros equipamentos de transporte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128" table:style-name="ce46">
            <text:p><text:s text:c="2"/>18 1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62" table:style-name="ce46">
            <text:p><text:s text:c="2"/>2 86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8" table:style-name="ce46">
            <text:p><text:s text:c="3"/>20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42" table:style-name="ce46">
            <text:p><text:s text:c="2"/>1 8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9" table:style-name="ce46">
            <text:p><text:s text:c="3"/>43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9" table:style-name="ce46">
            <text:p><text:s text:c="3"/>1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599" table:style-name="ce46">
            <text:p><text:s text:c="2"/>23 599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31801</text:p>
          </table:table-cell>
          <table:table-cell office:value-type="string" table:style-name="ce26">
            <text:p>Móvei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4" table:style-name="ce46">
            <text:p><text:s text:c="3"/>5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22" table:style-name="ce46">
            <text:p><text:s text:c="2"/>3 0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146" table:style-name="ce46">
            <text:p><text:s text:c="3"/>14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3" table:style-name="ce46">
            <text:p><text:s text:c="3"/>133</text:p>
          </table:table-cell>
          <table:table-cell office:value-type="float" office:value="119" table:style-name="ce46">
            <text:p><text:s text:c="3"/>1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40" table:style-name="ce46">
            <text:p><text:s text:c="2"/>4 140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31802</text:p>
          </table:table-cell>
          <table:table-cell office:value-type="string" table:style-name="ce14">
            <text:p>Produtos de industrias diversas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4" table:style-name="ce47">
            <text:p><text:s text:c="3"/>84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2311" table:style-name="ce47">
            <text:p><text:s text:c="2"/>2 311</text:p>
          </table:table-cell>
          <table:table-cell office:value-type="float" office:value="409" table:style-name="ce47">
            <text:p><text:s text:c="3"/>409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31" table:style-name="ce47">
            <text:p><text:s text:c="3"/>131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9" table:style-name="ce47">
            <text:p><text:s text:c="3"/>99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20" table:style-name="ce47">
            <text:p><text:s text:c="3"/>22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876" table:style-name="ce47">
            <text:p><text:s text:c="3"/>876</text:p>
          </table:table-cell>
          <table:table-cell office:value-type="float" office:value="474" table:style-name="ce47">
            <text:p><text:s text:c="3"/>474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1467" table:style-name="ce47">
            <text:p><text:s text:c="2"/>1 467</text:p>
          </table:table-cell>
          <table:table-cell office:value-type="float" office:value="180" table:style-name="ce47">
            <text:p><text:s text:c="3"/>180</text:p>
          </table:table-cell>
          <table:table-cell office:value-type="float" office:value="115" table:style-name="ce47">
            <text:p><text:s text:c="3"/>115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1251" table:style-name="ce47">
            <text:p><text:s text:c="2"/>1 251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571" table:style-name="ce47">
            <text:p><text:s text:c="3"/>571</text:p>
          </table:table-cell>
          <table:table-cell office:value-type="float" office:value="162" table:style-name="ce47">
            <text:p><text:s text:c="3"/>162</text:p>
          </table:table-cell>
          <table:table-cell office:value-type="float" office:value="144" table:style-name="ce47">
            <text:p><text:s text:c="3"/>144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22" table:style-name="ce47">
            <text:p><text:s text:c="3"/>222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86" table:style-name="ce47">
            <text:p><text:s text:c="3"/>86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39" table:style-name="ce47">
            <text:p><text:s text:c="3"/>139</text:p>
          </table:table-cell>
          <table:table-cell office:value-type="float" office:value="396" table:style-name="ce47">
            <text:p><text:s text:c="3"/>396</text:p>
          </table:table-cell>
          <table:table-cell office:value-type="float" office:value="211" table:style-name="ce47">
            <text:p><text:s text:c="3"/>211</text:p>
          </table:table-cell>
          <table:table-cell office:value-type="float" office:value="436" table:style-name="ce47">
            <text:p><text:s text:c="3"/>436</text:p>
          </table:table-cell>
          <table:table-cell office:value-type="float" office:value="650" table:style-name="ce47">
            <text:p><text:s text:c="3"/>650</text:p>
          </table:table-cell>
          <table:table-cell office:value-type="float" office:value="471" table:style-name="ce47">
            <text:p><text:s text:c="3"/>471</text:p>
          </table:table-cell>
          <table:table-cell office:value-type="float" office:value="880" table:style-name="ce47">
            <text:p><text:s text:c="3"/>880</text:p>
          </table:table-cell>
          <table:table-cell office:value-type="float" office:value="303" table:style-name="ce47">
            <text:p><text:s text:c="3"/>303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1268" table:style-name="ce47">
            <text:p><text:s text:c="2"/>1 268</text:p>
          </table:table-cell>
          <table:table-cell office:value-type="float" office:value="1599" table:style-name="ce47">
            <text:p><text:s text:c="2"/>1 599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3976" table:style-name="ce47">
            <text:p><text:s text:c="2"/>3 976</text:p>
          </table:table-cell>
          <table:table-cell office:value-type="float" office:value="20001" table:style-name="ce47">
            <text:p><text:s text:c="2"/>20 001</text:p>
          </table:table-cell>
          <table:table-cell office:value-type="float" office:value="278" table:style-name="ce47">
            <text:p><text:s text:c="3"/>278</text:p>
          </table:table-cell>
          <table:table-cell office:value-type="float" office:value="169" table:style-name="ce47">
            <text:p><text:s text:c="3"/>16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0113" table:style-name="ce47">
            <text:p><text:s text:c="2"/>40 113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33001</text:p>
          </table:table-cell>
          <table:table-cell office:value-type="string" table:style-name="ce14">
            <text:p>Manutenção, reparação e instalação de máquinas e equipamentos</text:p>
          </table:table-cell>
          <table:table-cell office:value-type="float" office:value="87" table:style-name="ce23">
            <text:p><text:s text:c="3"/>87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118" table:style-name="ce23">
            <text:p><text:s text:c="3"/>118</text:p>
          </table:table-cell>
          <table:table-cell office:value-type="float" office:value="957" table:style-name="ce23">
            <text:p><text:s text:c="3"/>957</text:p>
          </table:table-cell>
          <table:table-cell office:value-type="float" office:value="3903" table:style-name="ce23">
            <text:p><text:s text:c="2"/>3 903</text:p>
          </table:table-cell>
          <table:table-cell office:value-type="float" office:value="1431" table:style-name="ce23">
            <text:p><text:s text:c="2"/>1 431</text:p>
          </table:table-cell>
          <table:table-cell office:value-type="float" office:value="1063" table:style-name="ce23">
            <text:p><text:s text:c="2"/>1 063</text:p>
          </table:table-cell>
          <table:table-cell office:value-type="float" office:value="1333" table:style-name="ce23">
            <text:p><text:s text:c="2"/>1 333</text:p>
          </table:table-cell>
          <table:table-cell office:value-type="float" office:value="640" table:style-name="ce23">
            <text:p><text:s text:c="3"/>640</text:p>
          </table:table-cell>
          <table:table-cell office:value-type="float" office:value="700" table:style-name="ce23">
            <text:p><text:s text:c="3"/>700</text:p>
          </table:table-cell>
          <table:table-cell office:value-type="float" office:value="494" table:style-name="ce23">
            <text:p><text:s text:c="3"/>494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199" table:style-name="ce23">
            <text:p><text:s text:c="3"/>199</text:p>
          </table:table-cell>
          <table:table-cell office:value-type="float" office:value="338" table:style-name="ce23">
            <text:p><text:s text:c="3"/>338</text:p>
          </table:table-cell>
          <table:table-cell office:value-type="float" office:value="215" table:style-name="ce23">
            <text:p><text:s text:c="3"/>215</text:p>
          </table:table-cell>
          <table:table-cell office:value-type="float" office:value="663" table:style-name="ce23">
            <text:p><text:s text:c="3"/>663</text:p>
          </table:table-cell>
          <table:table-cell office:value-type="float" office:value="3267" table:style-name="ce23">
            <text:p><text:s text:c="2"/>3 267</text:p>
          </table:table-cell>
          <table:table-cell office:value-type="float" office:value="1553" table:style-name="ce23">
            <text:p><text:s text:c="2"/>1 553</text:p>
          </table:table-cell>
          <table:table-cell office:value-type="float" office:value="673" table:style-name="ce23">
            <text:p><text:s text:c="3"/>673</text:p>
          </table:table-cell>
          <table:table-cell office:value-type="float" office:value="900" table:style-name="ce23">
            <text:p><text:s text:c="3"/>900</text:p>
          </table:table-cell>
          <table:table-cell office:value-type="float" office:value="1265" table:style-name="ce23">
            <text:p><text:s text:c="2"/>1 265</text:p>
          </table:table-cell>
          <table:table-cell office:value-type="float" office:value="661" table:style-name="ce23">
            <text:p><text:s text:c="3"/>661</text:p>
          </table:table-cell>
          <table:table-cell office:value-type="float" office:value="171" table:style-name="ce23">
            <text:p><text:s text:c="3"/>171</text:p>
          </table:table-cell>
          <table:table-cell office:value-type="float" office:value="800" table:style-name="ce23">
            <text:p><text:s text:c="3"/>800</text:p>
          </table:table-cell>
          <table:table-cell office:value-type="float" office:value="611" table:style-name="ce23">
            <text:p><text:s text:c="3"/>611</text:p>
          </table:table-cell>
          <table:table-cell office:value-type="float" office:value="3436" table:style-name="ce23">
            <text:p><text:s text:c="2"/>3 436</text:p>
          </table:table-cell>
          <table:table-cell office:value-type="float" office:value="10197" table:style-name="ce23">
            <text:p><text:s text:c="2"/>10 197</text:p>
          </table:table-cell>
          <table:table-cell office:value-type="float" office:value="2371" table:style-name="ce23">
            <text:p><text:s text:c="2"/>2 371</text:p>
          </table:table-cell>
          <table:table-cell office:value-type="float" office:value="919" table:style-name="ce23">
            <text:p><text:s text:c="3"/>919</text:p>
          </table:table-cell>
          <table:table-cell office:value-type="float" office:value="81" table:style-name="ce23">
            <text:p><text:s text:c="3"/>81</text:p>
          </table:table-cell>
          <table:table-cell office:value-type="float" office:value="566" table:style-name="ce23">
            <text:p><text:s text:c="3"/>566</text:p>
          </table:table-cell>
          <table:table-cell office:value-type="float" office:value="1645" table:style-name="ce23">
            <text:p><text:s text:c="2"/>1 645</text:p>
          </table:table-cell>
          <table:table-cell office:value-type="float" office:value="201" table:style-name="ce23">
            <text:p><text:s text:c="3"/>201</text:p>
          </table:table-cell>
          <table:table-cell office:value-type="float" office:value="682" table:style-name="ce23">
            <text:p><text:s text:c="3"/>682</text:p>
          </table:table-cell>
          <table:table-cell office:value-type="float" office:value="816" table:style-name="ce23">
            <text:p><text:s text:c="3"/>816</text:p>
          </table:table-cell>
          <table:table-cell office:value-type="float" office:value="912" table:style-name="ce23">
            <text:p><text:s text:c="3"/>912</text:p>
          </table:table-cell>
          <table:table-cell office:value-type="float" office:value="1093" table:style-name="ce23">
            <text:p><text:s text:c="2"/>1 093</text:p>
          </table:table-cell>
          <table:table-cell office:value-type="float" office:value="1858" table:style-name="ce23">
            <text:p><text:s text:c="2"/>1 858</text:p>
          </table:table-cell>
          <table:table-cell office:value-type="float" office:value="1281" table:style-name="ce23">
            <text:p><text:s text:c="2"/>1 281</text:p>
          </table:table-cell>
          <table:table-cell office:value-type="float" office:value="2840" table:style-name="ce23">
            <text:p><text:s text:c="2"/>2 840</text:p>
          </table:table-cell>
          <table:table-cell office:value-type="float" office:value="965" table:style-name="ce23">
            <text:p><text:s text:c="3"/>965</text:p>
          </table:table-cell>
          <table:table-cell office:value-type="float" office:value="5356" table:style-name="ce23">
            <text:p><text:s text:c="2"/>5 356</text:p>
          </table:table-cell>
          <table:table-cell office:value-type="float" office:value="1223" table:style-name="ce23">
            <text:p><text:s text:c="2"/>1 223</text:p>
          </table:table-cell>
          <table:table-cell office:value-type="float" office:value="1635" table:style-name="ce23">
            <text:p><text:s text:c="2"/>1 635</text:p>
          </table:table-cell>
          <table:table-cell office:value-type="float" office:value="796" table:style-name="ce23">
            <text:p><text:s text:c="3"/>796</text:p>
          </table:table-cell>
          <table:table-cell office:value-type="float" office:value="3766" table:style-name="ce23">
            <text:p><text:s text:c="2"/>3 766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281" table:style-name="ce23">
            <text:p><text:s text:c="3"/>281</text:p>
          </table:table-cell>
          <table:table-cell office:value-type="float" office:value="781" table:style-name="ce23">
            <text:p><text:s text:c="3"/>781</text:p>
          </table:table-cell>
          <table:table-cell office:value-type="float" office:value="190" table:style-name="ce23">
            <text:p><text:s text:c="3"/>190</text:p>
          </table:table-cell>
          <table:table-cell office:value-type="float" office:value="634" table:style-name="ce23">
            <text:p><text:s text:c="3"/>634</text:p>
          </table:table-cell>
          <table:table-cell office:value-type="float" office:value="1109" table:style-name="ce23">
            <text:p><text:s text:c="2"/>1 109</text:p>
          </table:table-cell>
          <table:table-cell office:value-type="float" office:value="418" table:style-name="ce23">
            <text:p><text:s text:c="3"/>418</text:p>
          </table:table-cell>
          <table:table-cell office:value-type="float" office:value="117" table:style-name="ce23">
            <text:p><text:s text:c="3"/>117</text:p>
          </table:table-cell>
          <table:table-cell office:value-type="float" office:value="1136" table:style-name="ce23">
            <text:p><text:s text:c="2"/>1 136</text:p>
          </table:table-cell>
          <table:table-cell office:value-type="float" office:value="257" table:style-name="ce23">
            <text:p><text:s text:c="3"/>257</text:p>
          </table:table-cell>
          <table:table-cell office:value-type="float" office:value="165" table:style-name="ce23">
            <text:p><text:s text:c="3"/>165</text:p>
          </table:table-cell>
          <table:table-cell office:value-type="float" office:value="1226" table:style-name="ce23">
            <text:p><text:s text:c="2"/>1 226</text:p>
          </table:table-cell>
          <table:table-cell office:value-type="float" office:value="1067" table:style-name="ce23">
            <text:p><text:s text:c="2"/>1 067</text:p>
          </table:table-cell>
          <table:table-cell office:value-type="float" office:value="266" table:style-name="ce23">
            <text:p><text:s text:c="3"/>266</text:p>
          </table:table-cell>
          <table:table-cell office:value-type="float" office:value="1438" table:style-name="ce23">
            <text:p><text:s text:c="2"/>1 438</text:p>
          </table:table-cell>
          <table:table-cell office:value-type="float" office:value="156" table:style-name="ce23">
            <text:p><text:s text:c="3"/>15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20" table:style-name="ce23">
            <text:p><text:s text:c="2"/>1 320</text:p>
          </table:table-cell>
          <table:table-cell office:value-type="float" office:value="519" table:style-name="ce23">
            <text:p><text:s text:c="3"/>519</text:p>
          </table:table-cell>
          <table:table-cell office:value-type="float" office:value="692" table:style-name="ce23">
            <text:p><text:s text:c="3"/>692</text:p>
          </table:table-cell>
          <table:table-cell office:value-type="float" office:value="616" table:style-name="ce23">
            <text:p><text:s text:c="3"/>61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7128" table:style-name="ce23">
            <text:p><text:s text:c="2"/>77 128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35001</text:p>
          </table:table-cell>
          <table:table-cell office:value-type="string" table:style-name="ce14">
            <text:p>Eletricidade, gás e outras utilidades</text:p>
          </table:table-cell>
          <table:table-cell office:value-type="float" office:value="7468" table:style-name="ce23">
            <text:p><text:s text:c="2"/>7 468</text:p>
          </table:table-cell>
          <table:table-cell office:value-type="float" office:value="5007" table:style-name="ce23">
            <text:p><text:s text:c="2"/>5 007</text:p>
          </table:table-cell>
          <table:table-cell office:value-type="float" office:value="411" table:style-name="ce23">
            <text:p><text:s text:c="3"/>411</text:p>
          </table:table-cell>
          <table:table-cell office:value-type="float" office:value="697" table:style-name="ce23">
            <text:p><text:s text:c="3"/>697</text:p>
          </table:table-cell>
          <table:table-cell office:value-type="float" office:value="309" table:style-name="ce23">
            <text:p><text:s text:c="3"/>309</text:p>
          </table:table-cell>
          <table:table-cell office:value-type="float" office:value="1156" table:style-name="ce23">
            <text:p><text:s text:c="2"/>1 156</text:p>
          </table:table-cell>
          <table:table-cell office:value-type="float" office:value="479" table:style-name="ce23">
            <text:p><text:s text:c="3"/>479</text:p>
          </table:table-cell>
          <table:table-cell office:value-type="float" office:value="1643" table:style-name="ce23">
            <text:p><text:s text:c="2"/>1 643</text:p>
          </table:table-cell>
          <table:table-cell office:value-type="float" office:value="55" table:style-name="ce23">
            <text:p><text:s text:c="3"/>55</text:p>
          </table:table-cell>
          <table:table-cell office:value-type="float" office:value="3271" table:style-name="ce23">
            <text:p><text:s text:c="2"/>3 271</text:p>
          </table:table-cell>
          <table:table-cell office:value-type="float" office:value="725" table:style-name="ce23">
            <text:p><text:s text:c="3"/>725</text:p>
          </table:table-cell>
          <table:table-cell office:value-type="float" office:value="63" table:style-name="ce23">
            <text:p><text:s text:c="3"/>63</text:p>
          </table:table-cell>
          <table:table-cell office:value-type="float" office:value="1513" table:style-name="ce23">
            <text:p><text:s text:c="2"/>1 513</text:p>
          </table:table-cell>
          <table:table-cell office:value-type="float" office:value="242" table:style-name="ce23">
            <text:p><text:s text:c="3"/>242</text:p>
          </table:table-cell>
          <table:table-cell office:value-type="float" office:value="294" table:style-name="ce23">
            <text:p><text:s text:c="3"/>294</text:p>
          </table:table-cell>
          <table:table-cell office:value-type="float" office:value="883" table:style-name="ce23">
            <text:p><text:s text:c="3"/>883</text:p>
          </table:table-cell>
          <table:table-cell office:value-type="float" office:value="2169" table:style-name="ce23">
            <text:p><text:s text:c="2"/>2 169</text:p>
          </table:table-cell>
          <table:table-cell office:value-type="float" office:value="159" table:style-name="ce23">
            <text:p><text:s text:c="3"/>159</text:p>
          </table:table-cell>
          <table:table-cell office:value-type="float" office:value="39" table:style-name="ce23">
            <text:p><text:s text:c="3"/>39</text:p>
          </table:table-cell>
          <table:table-cell office:value-type="float" office:value="172" table:style-name="ce23">
            <text:p><text:s text:c="3"/>172</text:p>
          </table:table-cell>
          <table:table-cell office:value-type="float" office:value="4583" table:style-name="ce23">
            <text:p><text:s text:c="2"/>4 583</text:p>
          </table:table-cell>
          <table:table-cell office:value-type="float" office:value="723" table:style-name="ce23">
            <text:p><text:s text:c="3"/>723</text:p>
          </table:table-cell>
          <table:table-cell office:value-type="float" office:value="221" table:style-name="ce23">
            <text:p><text:s text:c="3"/>221</text:p>
          </table:table-cell>
          <table:table-cell office:value-type="float" office:value="316" table:style-name="ce23">
            <text:p><text:s text:c="3"/>316</text:p>
          </table:table-cell>
          <table:table-cell office:value-type="float" office:value="2227" table:style-name="ce23">
            <text:p><text:s text:c="2"/>2 227</text:p>
          </table:table-cell>
          <table:table-cell office:value-type="float" office:value="4615" table:style-name="ce23">
            <text:p><text:s text:c="2"/>4 615</text:p>
          </table:table-cell>
          <table:table-cell office:value-type="float" office:value="3605" table:style-name="ce23">
            <text:p><text:s text:c="2"/>3 605</text:p>
          </table:table-cell>
          <table:table-cell office:value-type="float" office:value="2800" table:style-name="ce23">
            <text:p><text:s text:c="2"/>2 800</text:p>
          </table:table-cell>
          <table:table-cell office:value-type="float" office:value="1317" table:style-name="ce23">
            <text:p><text:s text:c="2"/>1 317</text:p>
          </table:table-cell>
          <table:table-cell office:value-type="float" office:value="169" table:style-name="ce23">
            <text:p><text:s text:c="3"/>169</text:p>
          </table:table-cell>
          <table:table-cell office:value-type="float" office:value="658" table:style-name="ce23">
            <text:p><text:s text:c="3"/>658</text:p>
          </table:table-cell>
          <table:table-cell office:value-type="float" office:value="701" table:style-name="ce23">
            <text:p><text:s text:c="3"/>701</text:p>
          </table:table-cell>
          <table:table-cell office:value-type="float" office:value="506" table:style-name="ce23">
            <text:p><text:s text:c="3"/>506</text:p>
          </table:table-cell>
          <table:table-cell office:value-type="float" office:value="1189" table:style-name="ce23">
            <text:p><text:s text:c="2"/>1 189</text:p>
          </table:table-cell>
          <table:table-cell office:value-type="float" office:value="326" table:style-name="ce23">
            <text:p><text:s text:c="3"/>326</text:p>
          </table:table-cell>
          <table:table-cell office:value-type="float" office:value="414" table:style-name="ce23">
            <text:p><text:s text:c="3"/>414</text:p>
          </table:table-cell>
          <table:table-cell office:value-type="float" office:value="260" table:style-name="ce23">
            <text:p><text:s text:c="3"/>260</text:p>
          </table:table-cell>
          <table:table-cell office:value-type="float" office:value="94614" table:style-name="ce23">
            <text:p><text:s text:c="2"/>94 614</text:p>
          </table:table-cell>
          <table:table-cell office:value-type="float" office:value="3458" table:style-name="ce23">
            <text:p><text:s text:c="2"/>3 458</text:p>
          </table:table-cell>
          <table:table-cell office:value-type="float" office:value="640" table:style-name="ce23">
            <text:p><text:s text:c="3"/>640</text:p>
          </table:table-cell>
          <table:table-cell office:value-type="float" office:value="1435" table:style-name="ce23">
            <text:p><text:s text:c="2"/>1 435</text:p>
          </table:table-cell>
          <table:table-cell office:value-type="float" office:value="19685" table:style-name="ce23">
            <text:p><text:s text:c="2"/>19 685</text:p>
          </table:table-cell>
          <table:table-cell office:value-type="float" office:value="1405" table:style-name="ce23">
            <text:p><text:s text:c="2"/>1 405</text:p>
          </table:table-cell>
          <table:table-cell office:value-type="float" office:value="61" table:style-name="ce23">
            <text:p><text:s text:c="3"/>61</text:p>
          </table:table-cell>
          <table:table-cell office:value-type="float" office:value="41" table:style-name="ce23">
            <text:p><text:s text:c="3"/>41</text:p>
          </table:table-cell>
          <table:table-cell office:value-type="float" office:value="1169" table:style-name="ce23">
            <text:p><text:s text:c="2"/>1 169</text:p>
          </table:table-cell>
          <table:table-cell office:value-type="float" office:value="1364" table:style-name="ce23">
            <text:p><text:s text:c="2"/>1 364</text:p>
          </table:table-cell>
          <table:table-cell office:value-type="float" office:value="1742" table:style-name="ce23">
            <text:p><text:s text:c="2"/>1 742</text:p>
          </table:table-cell>
          <table:table-cell office:value-type="float" office:value="169" table:style-name="ce23">
            <text:p><text:s text:c="3"/>169</text:p>
          </table:table-cell>
          <table:table-cell office:value-type="float" office:value="410" table:style-name="ce23">
            <text:p><text:s text:c="3"/>410</text:p>
          </table:table-cell>
          <table:table-cell office:value-type="float" office:value="2034" table:style-name="ce23">
            <text:p><text:s text:c="2"/>2 034</text:p>
          </table:table-cell>
          <table:table-cell office:value-type="float" office:value="584" table:style-name="ce23">
            <text:p><text:s text:c="3"/>584</text:p>
          </table:table-cell>
          <table:table-cell office:value-type="float" office:value="2544" table:style-name="ce23">
            <text:p><text:s text:c="2"/>2 544</text:p>
          </table:table-cell>
          <table:table-cell office:value-type="float" office:value="464" table:style-name="ce23">
            <text:p><text:s text:c="3"/>464</text:p>
          </table:table-cell>
          <table:table-cell office:value-type="float" office:value="1125" table:style-name="ce23">
            <text:p><text:s text:c="2"/>1 125</text:p>
          </table:table-cell>
          <table:table-cell office:value-type="float" office:value="320" table:style-name="ce23">
            <text:p><text:s text:c="3"/>320</text:p>
          </table:table-cell>
          <table:table-cell office:value-type="float" office:value="186" table:style-name="ce23">
            <text:p><text:s text:c="3"/>186</text:p>
          </table:table-cell>
          <table:table-cell office:value-type="float" office:value="163" table:style-name="ce23">
            <text:p><text:s text:c="3"/>163</text:p>
          </table:table-cell>
          <table:table-cell office:value-type="float" office:value="7055" table:style-name="ce23">
            <text:p><text:s text:c="2"/>7 055</text:p>
          </table:table-cell>
          <table:table-cell office:value-type="float" office:value="103" table:style-name="ce23">
            <text:p><text:s text:c="3"/>103</text:p>
          </table:table-cell>
          <table:table-cell office:value-type="float" office:value="5902" table:style-name="ce23">
            <text:p><text:s text:c="2"/>5 902</text:p>
          </table:table-cell>
          <table:table-cell office:value-type="float" office:value="1836" table:style-name="ce23">
            <text:p><text:s text:c="2"/>1 836</text:p>
          </table:table-cell>
          <table:table-cell office:value-type="float" office:value="2459" table:style-name="ce23">
            <text:p><text:s text:c="2"/>2 459</text:p>
          </table:table-cell>
          <table:table-cell office:value-type="float" office:value="1392" table:style-name="ce23">
            <text:p><text:s text:c="2"/>1 392</text:p>
          </table:table-cell>
          <table:table-cell office:value-type="float" office:value="1630" table:style-name="ce23">
            <text:p><text:s text:c="2"/>1 630</text:p>
          </table:table-cell>
          <table:table-cell office:value-type="float" office:value="966" table:style-name="ce23">
            <text:p><text:s text:c="3"/>966</text:p>
          </table:table-cell>
          <table:table-cell office:value-type="float" office:value="3464" table:style-name="ce23">
            <text:p><text:s text:c="2"/>3 46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09805" table:style-name="ce23">
            <text:p><text:s text:c="2"/>209 805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36801</text:p>
          </table:table-cell>
          <table:table-cell office:value-type="string" table:style-name="ce16">
            <text:p>Água, esgoto, reciclagem e gestão de resíduos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184" table:style-name="ce47">
            <text:p><text:s text:c="3"/>184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146" table:style-name="ce47">
            <text:p><text:s text:c="3"/>146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294" table:style-name="ce47">
            <text:p><text:s text:c="3"/>294</text:p>
          </table:table-cell>
          <table:table-cell office:value-type="float" office:value="536" table:style-name="ce47">
            <text:p><text:s text:c="3"/>536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213" table:style-name="ce47">
            <text:p><text:s text:c="3"/>213</text:p>
          </table:table-cell>
          <table:table-cell office:value-type="float" office:value="344" table:style-name="ce47">
            <text:p><text:s text:c="3"/>344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426" table:style-name="ce47">
            <text:p><text:s text:c="3"/>426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623" table:style-name="ce47">
            <text:p><text:s text:c="3"/>623</text:p>
          </table:table-cell>
          <table:table-cell office:value-type="float" office:value="429" table:style-name="ce47">
            <text:p><text:s text:c="3"/>429</text:p>
          </table:table-cell>
          <table:table-cell office:value-type="float" office:value="126" table:style-name="ce47">
            <text:p><text:s text:c="3"/>126</text:p>
          </table:table-cell>
          <table:table-cell office:value-type="float" office:value="76" table:style-name="ce47">
            <text:p><text:s text:c="3"/>76</text:p>
          </table:table-cell>
          <table:table-cell office:value-type="float" office:value="521" table:style-name="ce47">
            <text:p><text:s text:c="3"/>521</text:p>
          </table:table-cell>
          <table:table-cell office:value-type="float" office:value="768" table:style-name="ce47">
            <text:p><text:s text:c="3"/>768</text:p>
          </table:table-cell>
          <table:table-cell office:value-type="float" office:value="4867" table:style-name="ce47">
            <text:p><text:s text:c="2"/>4 867</text:p>
          </table:table-cell>
          <table:table-cell office:value-type="float" office:value="2369" table:style-name="ce47">
            <text:p><text:s text:c="2"/>2 369</text:p>
          </table:table-cell>
          <table:table-cell office:value-type="float" office:value="169" table:style-name="ce47">
            <text:p><text:s text:c="3"/>169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101" table:style-name="ce47">
            <text:p><text:s text:c="3"/>101</text:p>
          </table:table-cell>
          <table:table-cell office:value-type="float" office:value="89" table:style-name="ce47">
            <text:p><text:s text:c="3"/>89</text:p>
          </table:table-cell>
          <table:table-cell office:value-type="float" office:value="258" table:style-name="ce47">
            <text:p><text:s text:c="3"/>258</text:p>
          </table:table-cell>
          <table:table-cell office:value-type="float" office:value="133" table:style-name="ce47">
            <text:p><text:s text:c="3"/>133</text:p>
          </table:table-cell>
          <table:table-cell office:value-type="float" office:value="78" table:style-name="ce47">
            <text:p><text:s text:c="3"/>78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70" table:style-name="ce47">
            <text:p><text:s text:c="3"/>70</text:p>
          </table:table-cell>
          <table:table-cell office:value-type="float" office:value="958" table:style-name="ce47">
            <text:p><text:s text:c="3"/>958</text:p>
          </table:table-cell>
          <table:table-cell office:value-type="float" office:value="279" table:style-name="ce47">
            <text:p><text:s text:c="3"/>279</text:p>
          </table:table-cell>
          <table:table-cell office:value-type="float" office:value="340" table:style-name="ce47">
            <text:p><text:s text:c="3"/>340</text:p>
          </table:table-cell>
          <table:table-cell office:value-type="float" office:value="3827" table:style-name="ce47">
            <text:p><text:s text:c="2"/>3 827</text:p>
          </table:table-cell>
          <table:table-cell office:value-type="float" office:value="264" table:style-name="ce47">
            <text:p><text:s text:c="3"/>264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705" table:style-name="ce47">
            <text:p><text:s text:c="3"/>705</text:p>
          </table:table-cell>
          <table:table-cell office:value-type="float" office:value="331" table:style-name="ce47">
            <text:p><text:s text:c="3"/>331</text:p>
          </table:table-cell>
          <table:table-cell office:value-type="float" office:value="1110" table:style-name="ce47">
            <text:p><text:s text:c="2"/>1 110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94" table:style-name="ce47">
            <text:p><text:s text:c="3"/>94</text:p>
          </table:table-cell>
          <table:table-cell office:value-type="float" office:value="520" table:style-name="ce47">
            <text:p><text:s text:c="3"/>520</text:p>
          </table:table-cell>
          <table:table-cell office:value-type="float" office:value="368" table:style-name="ce47">
            <text:p><text:s text:c="3"/>368</text:p>
          </table:table-cell>
          <table:table-cell office:value-type="float" office:value="494" table:style-name="ce47">
            <text:p><text:s text:c="3"/>494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4115" table:style-name="ce47">
            <text:p><text:s text:c="2"/>4 115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10446" table:style-name="ce47">
            <text:p><text:s text:c="2"/>10 446</text:p>
          </table:table-cell>
          <table:table-cell office:value-type="float" office:value="1335" table:style-name="ce47">
            <text:p><text:s text:c="2"/>1 335</text:p>
          </table:table-cell>
          <table:table-cell office:value-type="float" office:value="215" table:style-name="ce47">
            <text:p><text:s text:c="3"/>215</text:p>
          </table:table-cell>
          <table:table-cell office:value-type="float" office:value="1721" table:style-name="ce47">
            <text:p><text:s text:c="2"/>1 721</text:p>
          </table:table-cell>
          <table:table-cell office:value-type="float" office:value="1876" table:style-name="ce47">
            <text:p><text:s text:c="2"/>1 876</text:p>
          </table:table-cell>
          <table:table-cell office:value-type="float" office:value="94" table:style-name="ce47">
            <text:p><text:s text:c="3"/>94</text:p>
          </table:table-cell>
          <table:table-cell office:value-type="float" office:value="1689" table:style-name="ce47">
            <text:p><text:s text:c="2"/>1 68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4362" table:style-name="ce47">
            <text:p><text:s text:c="2"/>44 362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41801</text:p>
          </table:table-cell>
          <table:table-cell office:value-type="string" table:style-name="ce5">
            <text:p>Edificações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41" table:style-name="ce23">
            <text:p><text:s text:c="3"/>41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435" table:style-name="ce23">
            <text:p><text:s text:c="3"/>435</text:p>
          </table:table-cell>
          <table:table-cell office:value-type="float" office:value="215" table:style-name="ce23">
            <text:p><text:s text:c="3"/>215</text:p>
          </table:table-cell>
          <table:table-cell office:value-type="float" office:value="38" table:style-name="ce23">
            <text:p><text:s text:c="3"/>3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71" table:style-name="ce23">
            <text:p><text:s text:c="3"/>7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33" table:style-name="ce23">
            <text:p><text:s text:c="3"/>33</text:p>
          </table:table-cell>
          <table:table-cell office:value-type="float" office:value="72" table:style-name="ce23">
            <text:p><text:s text:c="3"/>72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51" table:style-name="ce23">
            <text:p><text:s text:c="3"/>51</text:p>
          </table:table-cell>
          <table:table-cell office:value-type="float" office:value="228" table:style-name="ce23">
            <text:p><text:s text:c="3"/>228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228" table:style-name="ce23">
            <text:p><text:s text:c="3"/>228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1663" table:style-name="ce23">
            <text:p><text:s text:c="2"/>31 663</text:p>
          </table:table-cell>
          <table:table-cell office:value-type="float" office:value="476" table:style-name="ce23">
            <text:p><text:s text:c="3"/>476</text:p>
          </table:table-cell>
          <table:table-cell office:value-type="float" office:value="601" table:style-name="ce23">
            <text:p><text:s text:c="3"/>601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98" table:style-name="ce23">
            <text:p><text:s text:c="3"/>298</text:p>
          </table:table-cell>
          <table:table-cell office:value-type="float" office:value="236" table:style-name="ce23">
            <text:p><text:s text:c="3"/>23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225" table:style-name="ce23">
            <text:p><text:s text:c="3"/>225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832" table:style-name="ce23">
            <text:p><text:s text:c="3"/>832</text:p>
          </table:table-cell>
          <table:table-cell office:value-type="float" office:value="350" table:style-name="ce23">
            <text:p><text:s text:c="3"/>350</text:p>
          </table:table-cell>
          <table:table-cell office:value-type="float" office:value="540" table:style-name="ce23">
            <text:p><text:s text:c="3"/>540</text:p>
          </table:table-cell>
          <table:table-cell office:value-type="float" office:value="55" table:style-name="ce23">
            <text:p><text:s text:c="3"/>55</text:p>
          </table:table-cell>
          <table:table-cell office:value-type="float" office:value="149" table:style-name="ce23">
            <text:p><text:s text:c="3"/>14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78" table:style-name="ce23">
            <text:p><text:s text:c="3"/>178</text:p>
          </table:table-cell>
          <table:table-cell office:value-type="float" office:value="1952" table:style-name="ce23">
            <text:p><text:s text:c="2"/>1 95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566" table:style-name="ce23">
            <text:p><text:s text:c="2"/>3 566</text:p>
          </table:table-cell>
          <table:table-cell office:value-type="float" office:value="1027" table:style-name="ce23">
            <text:p><text:s text:c="2"/>1 027</text:p>
          </table:table-cell>
          <table:table-cell office:value-type="float" office:value="365" table:style-name="ce23">
            <text:p><text:s text:c="3"/>365</text:p>
          </table:table-cell>
          <table:table-cell office:value-type="float" office:value="1723" table:style-name="ce23">
            <text:p><text:s text:c="2"/>1 72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272" table:style-name="ce23">
            <text:p><text:s text:c="3"/>27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6097" table:style-name="ce23">
            <text:p><text:s text:c="2"/>46 097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1802</text:p>
          </table:table-cell>
          <table:table-cell office:value-type="string" table:style-name="ce26">
            <text:p>Obras de infra-estrutur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51" table:style-name="ce46">
            <text:p><text:s text:c="2"/>1 251</text:p>
          </table:table-cell>
          <table:table-cell office:value-type="float" office:value="956" table:style-name="ce46">
            <text:p><text:s text:c="3"/>956</text:p>
          </table:table-cell>
          <table:table-cell office:value-type="float" office:value="154" table:style-name="ce46">
            <text:p><text:s text:c="3"/>1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26" table:style-name="ce46">
            <text:p><text:s text:c="2"/>4 426</text:p>
          </table:table-cell>
          <table:table-cell office:value-type="float" office:value="8021" table:style-name="ce46">
            <text:p><text:s text:c="2"/>8 0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8" table:style-name="ce46">
            <text:p><text:s text:c="3"/>24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4" table:style-name="ce46">
            <text:p><text:s text:c="3"/>3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57" table:style-name="ce46">
            <text:p><text:s text:c="3"/>9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973" table:style-name="ce46">
            <text:p><text:s text:c="2"/>7 973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7" table:style-name="ce46">
            <text:p><text:s text:c="3"/>9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538" table:style-name="ce46">
            <text:p><text:s text:c="2"/>24 53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1803</text:p>
          </table:table-cell>
          <table:table-cell office:value-type="string" table:style-name="ce26">
            <text:p>Serviços especializados para construção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152" table:style-name="ce46">
            <text:p><text:s text:c="3"/>152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316" table:style-name="ce46">
            <text:p><text:s text:c="3"/>316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150" table:style-name="ce46">
            <text:p><text:s text:c="3"/>15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1548" table:style-name="ce46">
            <text:p><text:s text:c="2"/>1 548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096" table:style-name="ce46">
            <text:p><text:s text:c="2"/>26 096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64" table:style-name="ce46">
            <text:p><text:s text:c="3"/>764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392" table:style-name="ce46">
            <text:p><text:s text:c="3"/>39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87" table:style-name="ce46">
            <text:p><text:s text:c="2"/>4 08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42" table:style-name="ce46">
            <text:p><text:s text:c="2"/>1 442</text:p>
          </table:table-cell>
          <table:table-cell office:value-type="float" office:value="1151" table:style-name="ce46">
            <text:p><text:s text:c="2"/>1 151</text:p>
          </table:table-cell>
          <table:table-cell office:value-type="float" office:value="214" table:style-name="ce46">
            <text:p><text:s text:c="3"/>214</text:p>
          </table:table-cell>
          <table:table-cell office:value-type="float" office:value="650" table:style-name="ce46">
            <text:p><text:s text:c="3"/>65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810" table:style-name="ce46">
            <text:p><text:s text:c="3"/>81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1874" table:style-name="ce46">
            <text:p><text:s text:c="2"/>1 874</text:p>
          </table:table-cell>
          <table:table-cell office:value-type="float" office:value="258" table:style-name="ce46">
            <text:p><text:s text:c="3"/>25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55" table:style-name="ce46">
            <text:p><text:s text:c="2"/>1 95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4" table:style-name="ce46">
            <text:p><text:s text:c="3"/>104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379" table:style-name="ce46">
            <text:p><text:s text:c="2"/>42 379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5001</text:p>
          </table:table-cell>
          <table:table-cell office:value-type="string" table:style-name="ce26">
            <text:p>Comércio e reparação de veículos</text:p>
          </table:table-cell>
          <table:table-cell office:value-type="float" office:value="181" table:style-name="ce46">
            <text:p><text:s text:c="3"/>181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67" table:style-name="ce46">
            <text:p><text:s text:c="3"/>67</text:p>
          </table:table-cell>
          <table:table-cell office:value-type="float" office:value="658" table:style-name="ce46">
            <text:p><text:s text:c="3"/>658</text:p>
          </table:table-cell>
          <table:table-cell office:value-type="float" office:value="93" table:style-name="ce46">
            <text:p><text:s text:c="3"/>93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180" table:style-name="ce46">
            <text:p><text:s text:c="3"/>180</text:p>
          </table:table-cell>
          <table:table-cell office:value-type="float" office:value="320" table:style-name="ce46">
            <text:p><text:s text:c="3"/>32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491" table:style-name="ce46">
            <text:p><text:s text:c="3"/>491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2380" table:style-name="ce46">
            <text:p><text:s text:c="2"/>2 380</text:p>
          </table:table-cell>
          <table:table-cell office:value-type="float" office:value="277" table:style-name="ce46">
            <text:p><text:s text:c="3"/>277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382" table:style-name="ce46">
            <text:p><text:s text:c="3"/>382</text:p>
          </table:table-cell>
          <table:table-cell office:value-type="float" office:value="621" table:style-name="ce46">
            <text:p><text:s text:c="3"/>621</text:p>
          </table:table-cell>
          <table:table-cell office:value-type="float" office:value="564" table:style-name="ce46">
            <text:p><text:s text:c="3"/>564</text:p>
          </table:table-cell>
          <table:table-cell office:value-type="float" office:value="1291" table:style-name="ce46">
            <text:p><text:s text:c="2"/>1 291</text:p>
          </table:table-cell>
          <table:table-cell office:value-type="float" office:value="3486" table:style-name="ce46">
            <text:p><text:s text:c="2"/>3 486</text:p>
          </table:table-cell>
          <table:table-cell office:value-type="float" office:value="6130" table:style-name="ce46">
            <text:p><text:s text:c="2"/>6 1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9" table:style-name="ce46">
            <text:p><text:s text:c="3"/>4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8" table:style-name="ce46">
            <text:p><text:s text:c="3"/>98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15" table:style-name="ce46">
            <text:p><text:s text:c="3"/>115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1" table:style-name="ce46">
            <text:p><text:s text:c="3"/>101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862" table:style-name="ce46">
            <text:p><text:s text:c="3"/>862</text:p>
          </table:table-cell>
          <table:table-cell office:value-type="float" office:value="67" table:style-name="ce46">
            <text:p><text:s text:c="3"/>67</text:p>
          </table:table-cell>
          <table:table-cell office:value-type="float" office:value="156" table:style-name="ce46">
            <text:p><text:s text:c="3"/>156</text:p>
          </table:table-cell>
          <table:table-cell office:value-type="float" office:value="1555" table:style-name="ce46">
            <text:p><text:s text:c="2"/>1 555</text:p>
          </table:table-cell>
          <table:table-cell office:value-type="float" office:value="278" table:style-name="ce46">
            <text:p><text:s text:c="3"/>27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42" table:style-name="ce46">
            <text:p><text:s text:c="2"/>1 042</text:p>
          </table:table-cell>
          <table:table-cell office:value-type="float" office:value="632" table:style-name="ce46">
            <text:p><text:s text:c="3"/>632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136" table:style-name="ce46">
            <text:p><text:s text:c="2"/>23 136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46801</text:p>
          </table:table-cell>
          <table:table-cell office:value-type="string" table:style-name="ce28">
            <text:p>Comércio por atacado e a varejo, exceto veículos automotores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5997" table:style-name="ce46">
            <text:p><text:s text:c="2"/>5 997</text:p>
          </table:table-cell>
          <table:table-cell office:value-type="float" office:value="272" table:style-name="ce46">
            <text:p><text:s text:c="3"/>272</text:p>
          </table:table-cell>
          <table:table-cell office:value-type="float" office:value="3809" table:style-name="ce46">
            <text:p><text:s text:c="2"/>3 809</text:p>
          </table:table-cell>
          <table:table-cell office:value-type="float" office:value="173" table:style-name="ce46">
            <text:p><text:s text:c="3"/>173</text:p>
          </table:table-cell>
          <table:table-cell office:value-type="float" office:value="166" table:style-name="ce46">
            <text:p><text:s text:c="3"/>166</text:p>
          </table:table-cell>
          <table:table-cell office:value-type="float" office:value="536" table:style-name="ce46">
            <text:p><text:s text:c="3"/>536</text:p>
          </table:table-cell>
          <table:table-cell office:value-type="float" office:value="689" table:style-name="ce46">
            <text:p><text:s text:c="3"/>689</text:p>
          </table:table-cell>
          <table:table-cell office:value-type="float" office:value="876" table:style-name="ce46">
            <text:p><text:s text:c="3"/>876</text:p>
          </table:table-cell>
          <table:table-cell office:value-type="float" office:value="242" table:style-name="ce46">
            <text:p><text:s text:c="3"/>242</text:p>
          </table:table-cell>
          <table:table-cell office:value-type="float" office:value="1645" table:style-name="ce46">
            <text:p><text:s text:c="2"/>1 645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470" table:style-name="ce46">
            <text:p><text:s text:c="3"/>470</text:p>
          </table:table-cell>
          <table:table-cell office:value-type="float" office:value="412" table:style-name="ce46">
            <text:p><text:s text:c="3"/>412</text:p>
          </table:table-cell>
          <table:table-cell office:value-type="float" office:value="713" table:style-name="ce46">
            <text:p><text:s text:c="3"/>713</text:p>
          </table:table-cell>
          <table:table-cell office:value-type="float" office:value="1067" table:style-name="ce46">
            <text:p><text:s text:c="2"/>1 067</text:p>
          </table:table-cell>
          <table:table-cell office:value-type="float" office:value="77" table:style-name="ce46">
            <text:p><text:s text:c="3"/>77</text:p>
          </table:table-cell>
          <table:table-cell office:value-type="float" office:value="1259" table:style-name="ce46">
            <text:p><text:s text:c="2"/>1 259</text:p>
          </table:table-cell>
          <table:table-cell office:value-type="float" office:value="1429" table:style-name="ce46">
            <text:p><text:s text:c="2"/>1 429</text:p>
          </table:table-cell>
          <table:table-cell office:value-type="float" office:value="1064" table:style-name="ce46">
            <text:p><text:s text:c="2"/>1 064</text:p>
          </table:table-cell>
          <table:table-cell office:value-type="float" office:value="1318" table:style-name="ce46">
            <text:p><text:s text:c="2"/>1 318</text:p>
          </table:table-cell>
          <table:table-cell office:value-type="float" office:value="384" table:style-name="ce46">
            <text:p><text:s text:c="3"/>384</text:p>
          </table:table-cell>
          <table:table-cell office:value-type="float" office:value="1217" table:style-name="ce46">
            <text:p><text:s text:c="2"/>1 217</text:p>
          </table:table-cell>
          <table:table-cell office:value-type="float" office:value="748" table:style-name="ce46">
            <text:p><text:s text:c="3"/>748</text:p>
          </table:table-cell>
          <table:table-cell office:value-type="float" office:value="1012" table:style-name="ce46">
            <text:p><text:s text:c="2"/>1 012</text:p>
          </table:table-cell>
          <table:table-cell office:value-type="float" office:value="2172" table:style-name="ce46">
            <text:p><text:s text:c="2"/>2 172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175" table:style-name="ce46">
            <text:p><text:s text:c="3"/>175</text:p>
          </table:table-cell>
          <table:table-cell office:value-type="float" office:value="625" table:style-name="ce46">
            <text:p><text:s text:c="3"/>625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61" table:style-name="ce46">
            <text:p><text:s text:c="2"/>5 36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8" table:style-name="ce46">
            <text:p><text:s text:c="3"/>448</text:p>
          </table:table-cell>
          <table:table-cell office:value-type="float" office:value="517" table:style-name="ce46">
            <text:p><text:s text:c="3"/>517</text:p>
          </table:table-cell>
          <table:table-cell office:value-type="float" office:value="3201" table:style-name="ce46">
            <text:p><text:s text:c="2"/>3 201</text:p>
          </table:table-cell>
          <table:table-cell office:value-type="float" office:value="313" table:style-name="ce46">
            <text:p><text:s text:c="3"/>313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1" table:style-name="ce46">
            <text:p><text:s text:c="3"/>391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160" table:style-name="ce46">
            <text:p><text:s text:c="3"/>16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3" table:style-name="ce46">
            <text:p><text:s text:c="3"/>283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754" table:style-name="ce46">
            <text:p><text:s text:c="2"/>39 754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9001</text:p>
          </table:table-cell>
          <table:table-cell office:value-type="string" table:style-name="ce26">
            <text:p>Transporte terrestre de carga</text:p>
          </table:table-cell>
          <table:table-cell office:value-type="float" office:value="4198" table:style-name="ce46">
            <text:p><text:s text:c="2"/>4 198</text:p>
          </table:table-cell>
          <table:table-cell office:value-type="float" office:value="669" table:style-name="ce46">
            <text:p><text:s text:c="3"/>669</text:p>
          </table:table-cell>
          <table:table-cell office:value-type="float" office:value="402" table:style-name="ce46">
            <text:p><text:s text:c="3"/>402</text:p>
          </table:table-cell>
          <table:table-cell office:value-type="float" office:value="753" table:style-name="ce46">
            <text:p><text:s text:c="3"/>753</text:p>
          </table:table-cell>
          <table:table-cell office:value-type="float" office:value="4660" table:style-name="ce46">
            <text:p><text:s text:c="2"/>4 660</text:p>
          </table:table-cell>
          <table:table-cell office:value-type="float" office:value="1826" table:style-name="ce46">
            <text:p><text:s text:c="2"/>1 826</text:p>
          </table:table-cell>
          <table:table-cell office:value-type="float" office:value="662" table:style-name="ce46">
            <text:p><text:s text:c="3"/>662</text:p>
          </table:table-cell>
          <table:table-cell office:value-type="float" office:value="8350" table:style-name="ce46">
            <text:p><text:s text:c="2"/>8 350</text:p>
          </table:table-cell>
          <table:table-cell office:value-type="float" office:value="1527" table:style-name="ce46">
            <text:p><text:s text:c="2"/>1 527</text:p>
          </table:table-cell>
          <table:table-cell office:value-type="float" office:value="11243" table:style-name="ce46">
            <text:p><text:s text:c="2"/>11 243</text:p>
          </table:table-cell>
          <table:table-cell office:value-type="float" office:value="2348" table:style-name="ce46">
            <text:p><text:s text:c="2"/>2 348</text:p>
          </table:table-cell>
          <table:table-cell office:value-type="float" office:value="120" table:style-name="ce46">
            <text:p><text:s text:c="3"/>120</text:p>
          </table:table-cell>
          <table:table-cell office:value-type="float" office:value="785" table:style-name="ce46">
            <text:p><text:s text:c="3"/>785</text:p>
          </table:table-cell>
          <table:table-cell office:value-type="float" office:value="512" table:style-name="ce46">
            <text:p><text:s text:c="3"/>512</text:p>
          </table:table-cell>
          <table:table-cell office:value-type="float" office:value="771" table:style-name="ce46">
            <text:p><text:s text:c="3"/>771</text:p>
          </table:table-cell>
          <table:table-cell office:value-type="float" office:value="416" table:style-name="ce46">
            <text:p><text:s text:c="3"/>416</text:p>
          </table:table-cell>
          <table:table-cell office:value-type="float" office:value="2389" table:style-name="ce46">
            <text:p><text:s text:c="2"/>2 389</text:p>
          </table:table-cell>
          <table:table-cell office:value-type="float" office:value="274" table:style-name="ce46">
            <text:p><text:s text:c="3"/>274</text:p>
          </table:table-cell>
          <table:table-cell office:value-type="float" office:value="3317" table:style-name="ce46">
            <text:p><text:s text:c="2"/>3 317</text:p>
          </table:table-cell>
          <table:table-cell office:value-type="float" office:value="857" table:style-name="ce46">
            <text:p><text:s text:c="3"/>857</text:p>
          </table:table-cell>
          <table:table-cell office:value-type="float" office:value="4092" table:style-name="ce46">
            <text:p><text:s text:c="2"/>4 092</text:p>
          </table:table-cell>
          <table:table-cell office:value-type="float" office:value="1605" table:style-name="ce46">
            <text:p><text:s text:c="2"/>1 605</text:p>
          </table:table-cell>
          <table:table-cell office:value-type="float" office:value="1191" table:style-name="ce46">
            <text:p><text:s text:c="2"/>1 191</text:p>
          </table:table-cell>
          <table:table-cell office:value-type="float" office:value="2338" table:style-name="ce46">
            <text:p><text:s text:c="2"/>2 338</text:p>
          </table:table-cell>
          <table:table-cell office:value-type="float" office:value="2093" table:style-name="ce46">
            <text:p><text:s text:c="2"/>2 093</text:p>
          </table:table-cell>
          <table:table-cell office:value-type="float" office:value="2268" table:style-name="ce46">
            <text:p><text:s text:c="2"/>2 268</text:p>
          </table:table-cell>
          <table:table-cell office:value-type="float" office:value="3967" table:style-name="ce46">
            <text:p><text:s text:c="2"/>3 967</text:p>
          </table:table-cell>
          <table:table-cell office:value-type="float" office:value="483" table:style-name="ce46">
            <text:p><text:s text:c="3"/>483</text:p>
          </table:table-cell>
          <table:table-cell office:value-type="float" office:value="1847" table:style-name="ce46">
            <text:p><text:s text:c="2"/>1 847</text:p>
          </table:table-cell>
          <table:table-cell office:value-type="float" office:value="1079" table:style-name="ce46">
            <text:p><text:s text:c="2"/>1 079</text:p>
          </table:table-cell>
          <table:table-cell office:value-type="float" office:value="1117" table:style-name="ce46">
            <text:p><text:s text:c="2"/>1 117</text:p>
          </table:table-cell>
          <table:table-cell office:value-type="float" office:value="1385" table:style-name="ce46">
            <text:p><text:s text:c="2"/>1 385</text:p>
          </table:table-cell>
          <table:table-cell office:value-type="float" office:value="3184" table:style-name="ce46">
            <text:p><text:s text:c="2"/>3 184</text:p>
          </table:table-cell>
          <table:table-cell office:value-type="float" office:value="1043" table:style-name="ce46">
            <text:p><text:s text:c="2"/>1 043</text:p>
          </table:table-cell>
          <table:table-cell office:value-type="float" office:value="554" table:style-name="ce46">
            <text:p><text:s text:c="3"/>554</text:p>
          </table:table-cell>
          <table:table-cell office:value-type="float" office:value="1192" table:style-name="ce46">
            <text:p><text:s text:c="2"/>1 192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3711" table:style-name="ce46">
            <text:p><text:s text:c="2"/>3 711</text:p>
          </table:table-cell>
          <table:table-cell office:value-type="float" office:value="248" table:style-name="ce46">
            <text:p><text:s text:c="3"/>248</text:p>
          </table:table-cell>
          <table:table-cell office:value-type="float" office:value="1759" table:style-name="ce46">
            <text:p><text:s text:c="2"/>1 759</text:p>
          </table:table-cell>
          <table:table-cell office:value-type="float" office:value="999" table:style-name="ce46">
            <text:p><text:s text:c="3"/>999</text:p>
          </table:table-cell>
          <table:table-cell office:value-type="float" office:value="34633" table:style-name="ce46">
            <text:p><text:s text:c="2"/>34 633</text:p>
          </table:table-cell>
          <table:table-cell office:value-type="float" office:value="32030" table:style-name="ce46">
            <text:p><text:s text:c="2"/>32 030</text:p>
          </table:table-cell>
          <table:table-cell office:value-type="float" office:value="110" table:style-name="ce46">
            <text:p><text:s text:c="3"/>110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4432" table:style-name="ce46">
            <text:p><text:s text:c="2"/>4 432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710" table:style-name="ce46">
            <text:p><text:s text:c="3"/>710</text:p>
          </table:table-cell>
          <table:table-cell office:value-type="float" office:value="394" table:style-name="ce46">
            <text:p><text:s text:c="3"/>394</text:p>
          </table:table-cell>
          <table:table-cell office:value-type="float" office:value="117" table:style-name="ce46">
            <text:p><text:s text:c="3"/>117</text:p>
          </table:table-cell>
          <table:table-cell office:value-type="float" office:value="206" table:style-name="ce46">
            <text:p><text:s text:c="3"/>206</text:p>
          </table:table-cell>
          <table:table-cell office:value-type="float" office:value="148" table:style-name="ce46">
            <text:p><text:s text:c="3"/>148</text:p>
          </table:table-cell>
          <table:table-cell office:value-type="float" office:value="467" table:style-name="ce46">
            <text:p><text:s text:c="3"/>467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531" table:style-name="ce46">
            <text:p><text:s text:c="3"/>531</text:p>
          </table:table-cell>
          <table:table-cell office:value-type="float" office:value="307" table:style-name="ce46">
            <text:p><text:s text:c="3"/>307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339" table:style-name="ce46">
            <text:p><text:s text:c="3"/>339</text:p>
          </table:table-cell>
          <table:table-cell office:value-type="float" office:value="119" table:style-name="ce46">
            <text:p><text:s text:c="3"/>119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1379" table:style-name="ce46">
            <text:p><text:s text:c="2"/>1 379</text:p>
          </table:table-cell>
          <table:table-cell office:value-type="float" office:value="96" table:style-name="ce46">
            <text:p><text:s text:c="3"/>96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325" table:style-name="ce46">
            <text:p><text:s text:c="3"/>3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104" table:style-name="ce46">
            <text:p><text:s text:c="3"/>10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9012" table:style-name="ce46">
            <text:p><text:s text:c="2"/>159 012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49002</text:p>
          </table:table-cell>
          <table:table-cell office:value-type="string" table:style-name="ce14">
            <text:p>Transporte terrestre de passageiros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406" table:style-name="ce23">
            <text:p><text:s text:c="3"/>406</text:p>
          </table:table-cell>
          <table:table-cell office:value-type="float" office:value="308" table:style-name="ce23">
            <text:p><text:s text:c="3"/>308</text:p>
          </table:table-cell>
          <table:table-cell office:value-type="float" office:value="126" table:style-name="ce23">
            <text:p><text:s text:c="3"/>126</text:p>
          </table:table-cell>
          <table:table-cell office:value-type="float" office:value="75" table:style-name="ce23">
            <text:p><text:s text:c="3"/>75</text:p>
          </table:table-cell>
          <table:table-cell office:value-type="float" office:value="35" table:style-name="ce23">
            <text:p><text:s text:c="3"/>35</text:p>
          </table:table-cell>
          <table:table-cell office:value-type="float" office:value="121" table:style-name="ce23">
            <text:p><text:s text:c="3"/>121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29" table:style-name="ce23">
            <text:p><text:s text:c="3"/>129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544" table:style-name="ce23">
            <text:p><text:s text:c="3"/>544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0" table:style-name="ce23">
            <text:p><text:s text:c="3"/>60</text:p>
          </table:table-cell>
          <table:table-cell office:value-type="float" office:value="177" table:style-name="ce23">
            <text:p><text:s text:c="3"/>177</text:p>
          </table:table-cell>
          <table:table-cell office:value-type="float" office:value="140" table:style-name="ce23">
            <text:p><text:s text:c="3"/>140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118" table:style-name="ce23">
            <text:p><text:s text:c="3"/>118</text:p>
          </table:table-cell>
          <table:table-cell office:value-type="float" office:value="198" table:style-name="ce23">
            <text:p><text:s text:c="3"/>198</text:p>
          </table:table-cell>
          <table:table-cell office:value-type="float" office:value="299" table:style-name="ce23">
            <text:p><text:s text:c="3"/>299</text:p>
          </table:table-cell>
          <table:table-cell office:value-type="float" office:value="74" table:style-name="ce23">
            <text:p><text:s text:c="3"/>74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325" table:style-name="ce23">
            <text:p><text:s text:c="3"/>325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55" table:style-name="ce23">
            <text:p><text:s text:c="3"/>55</text:p>
          </table:table-cell>
          <table:table-cell office:value-type="float" office:value="484" table:style-name="ce23">
            <text:p><text:s text:c="3"/>48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44" table:style-name="ce23">
            <text:p><text:s text:c="3"/>244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75" table:style-name="ce23">
            <text:p><text:s text:c="3"/>7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78" table:style-name="ce23">
            <text:p><text:s text:c="3"/>7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8" table:style-name="ce23">
            <text:p><text:s text:c="3"/>48</text:p>
          </table:table-cell>
          <table:table-cell office:value-type="float" office:value="153" table:style-name="ce23">
            <text:p><text:s text:c="3"/>15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9" table:style-name="ce23">
            <text:p><text:s text:c="3"/>39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56" table:style-name="ce23">
            <text:p><text:s text:c="3"/>5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9" table:style-name="ce23">
            <text:p><text:s text:c="3"/>99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184" table:style-name="ce23">
            <text:p><text:s text:c="3"/>184</text:p>
          </table:table-cell>
          <table:table-cell office:value-type="float" office:value="370" table:style-name="ce23">
            <text:p><text:s text:c="3"/>370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817" table:style-name="ce23">
            <text:p><text:s text:c="3"/>817</text:p>
          </table:table-cell>
          <table:table-cell office:value-type="float" office:value="39" table:style-name="ce23">
            <text:p><text:s text:c="3"/>39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233" table:style-name="ce23">
            <text:p><text:s text:c="3"/>233</text:p>
          </table:table-cell>
          <table:table-cell office:value-type="float" office:value="31" table:style-name="ce23">
            <text:p><text:s text:c="3"/>31</text:p>
          </table:table-cell>
          <table:table-cell office:value-type="float" office:value="2183" table:style-name="ce23">
            <text:p><text:s text:c="2"/>2 183</text:p>
          </table:table-cell>
          <table:table-cell office:value-type="float" office:value="2001" table:style-name="ce23">
            <text:p><text:s text:c="2"/>2 001</text:p>
          </table:table-cell>
          <table:table-cell office:value-type="float" office:value="1149" table:style-name="ce23">
            <text:p><text:s text:c="2"/>1 149</text:p>
          </table:table-cell>
          <table:table-cell office:value-type="float" office:value="892" table:style-name="ce23">
            <text:p><text:s text:c="3"/>89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2253" table:style-name="ce23">
            <text:p><text:s text:c="2"/>2 25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4839" table:style-name="ce23">
            <text:p><text:s text:c="2"/>14 839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50001</text:p>
          </table:table-cell>
          <table:table-cell office:value-type="string" table:style-name="ce14">
            <text:p>Transporte aquaviári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164" table:style-name="ce47">
            <text:p><text:s text:c="2"/>8 16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2064" table:style-name="ce47">
            <text:p><text:s text:c="2"/>2 064</text:p>
          </table:table-cell>
          <table:table-cell office:value-type="float" office:value="124" table:style-name="ce47">
            <text:p><text:s text:c="3"/>124</text:p>
          </table:table-cell>
          <table:table-cell office:value-type="float" office:value="612" table:style-name="ce47">
            <text:p><text:s text:c="3"/>612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215" table:style-name="ce47">
            <text:p><text:s text:c="3"/>215</text:p>
          </table:table-cell>
          <table:table-cell office:value-type="float" office:value="1991" table:style-name="ce47">
            <text:p><text:s text:c="2"/>1 991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90" table:style-name="ce47">
            <text:p><text:s text:c="3"/>90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105" table:style-name="ce47">
            <text:p><text:s text:c="2"/>1 105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67" table:style-name="ce47">
            <text:p><text:s text:c="3"/>67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187" table:style-name="ce47">
            <text:p><text:s text:c="3"/>187</text:p>
          </table:table-cell>
          <table:table-cell office:value-type="float" office:value="518" table:style-name="ce47">
            <text:p><text:s text:c="3"/>518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74" table:style-name="ce47">
            <text:p><text:s text:c="3"/>74</text:p>
          </table:table-cell>
          <table:table-cell office:value-type="float" office:value="71" table:style-name="ce47">
            <text:p><text:s text:c="3"/>71</text:p>
          </table:table-cell>
          <table:table-cell office:value-type="float" office:value="391" table:style-name="ce47">
            <text:p><text:s text:c="3"/>391</text:p>
          </table:table-cell>
          <table:table-cell office:value-type="float" office:value="322" table:style-name="ce47">
            <text:p><text:s text:c="3"/>322</text:p>
          </table:table-cell>
          <table:table-cell office:value-type="float" office:value="108" table:style-name="ce47">
            <text:p><text:s text:c="3"/>108</text:p>
          </table:table-cell>
          <table:table-cell office:value-type="float" office:value="265" table:style-name="ce47">
            <text:p><text:s text:c="3"/>265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785" table:style-name="ce47">
            <text:p><text:s text:c="2"/>1 785</text:p>
          </table:table-cell>
          <table:table-cell office:value-type="float" office:value="1119" table:style-name="ce47">
            <text:p><text:s text:c="2"/>1 119</text:p>
          </table:table-cell>
          <table:table-cell office:value-type="float" office:value="1731" table:style-name="ce47">
            <text:p><text:s text:c="2"/>1 73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9" table:style-name="ce47">
            <text:p><text:s text:c="3"/>8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84" table:style-name="ce47">
            <text:p><text:s text:c="3"/>384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822" table:style-name="ce47">
            <text:p><text:s text:c="2"/>21 822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51001</text:p>
          </table:table-cell>
          <table:table-cell office:value-type="string" table:style-name="ce14">
            <text:p>Transporte aéreo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1991" table:style-name="ce47">
            <text:p><text:s text:c="2"/>1 991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282" table:style-name="ce47">
            <text:p><text:s text:c="3"/>282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236" table:style-name="ce47">
            <text:p><text:s text:c="3"/>236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99" table:style-name="ce47">
            <text:p><text:s text:c="3"/>99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239" table:style-name="ce47">
            <text:p><text:s text:c="3"/>239</text:p>
          </table:table-cell>
          <table:table-cell office:value-type="float" office:value="273" table:style-name="ce47">
            <text:p><text:s text:c="3"/>273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135" table:style-name="ce47">
            <text:p><text:s text:c="3"/>135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134" table:style-name="ce47">
            <text:p><text:s text:c="3"/>134</text:p>
          </table:table-cell>
          <table:table-cell office:value-type="float" office:value="84" table:style-name="ce47">
            <text:p><text:s text:c="3"/>84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242" table:style-name="ce47">
            <text:p><text:s text:c="3"/>242</text:p>
          </table:table-cell>
          <table:table-cell office:value-type="float" office:value="164" table:style-name="ce47">
            <text:p><text:s text:c="3"/>164</text:p>
          </table:table-cell>
          <table:table-cell office:value-type="float" office:value="212" table:style-name="ce47">
            <text:p><text:s text:c="3"/>212</text:p>
          </table:table-cell>
          <table:table-cell office:value-type="float" office:value="213" table:style-name="ce47">
            <text:p><text:s text:c="3"/>213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602" table:style-name="ce47">
            <text:p><text:s text:c="3"/>602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1437" table:style-name="ce47">
            <text:p><text:s text:c="2"/>1 437</text:p>
          </table:table-cell>
          <table:table-cell office:value-type="float" office:value="215" table:style-name="ce47">
            <text:p><text:s text:c="3"/>215</text:p>
          </table:table-cell>
          <table:table-cell office:value-type="float" office:value="3200" table:style-name="ce47">
            <text:p><text:s text:c="2"/>3 200</text:p>
          </table:table-cell>
          <table:table-cell office:value-type="float" office:value="205" table:style-name="ce47">
            <text:p><text:s text:c="3"/>205</text:p>
          </table:table-cell>
          <table:table-cell office:value-type="float" office:value="83" table:style-name="ce47">
            <text:p><text:s text:c="3"/>83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642" table:style-name="ce47">
            <text:p><text:s text:c="3"/>642</text:p>
          </table:table-cell>
          <table:table-cell office:value-type="float" office:value="72" table:style-name="ce47">
            <text:p><text:s text:c="3"/>72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162" table:style-name="ce47">
            <text:p><text:s text:c="3"/>162</text:p>
          </table:table-cell>
          <table:table-cell office:value-type="float" office:value="207" table:style-name="ce47">
            <text:p><text:s text:c="3"/>207</text:p>
          </table:table-cell>
          <table:table-cell office:value-type="float" office:value="676" table:style-name="ce47">
            <text:p><text:s text:c="3"/>676</text:p>
          </table:table-cell>
          <table:table-cell office:value-type="float" office:value="2898" table:style-name="ce47">
            <text:p><text:s text:c="2"/>2 898</text:p>
          </table:table-cell>
          <table:table-cell office:value-type="float" office:value="62" table:style-name="ce47">
            <text:p><text:s text:c="3"/>62</text:p>
          </table:table-cell>
          <table:table-cell office:value-type="float" office:value="944" table:style-name="ce47">
            <text:p><text:s text:c="3"/>944</text:p>
          </table:table-cell>
          <table:table-cell office:value-type="float" office:value="340" table:style-name="ce47">
            <text:p><text:s text:c="3"/>340</text:p>
          </table:table-cell>
          <table:table-cell office:value-type="float" office:value="555" table:style-name="ce47">
            <text:p><text:s text:c="3"/>555</text:p>
          </table:table-cell>
          <table:table-cell office:value-type="float" office:value="91" table:style-name="ce47">
            <text:p><text:s text:c="3"/>91</text:p>
          </table:table-cell>
          <table:table-cell office:value-type="float" office:value="323" table:style-name="ce47">
            <text:p><text:s text:c="3"/>323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1247" table:style-name="ce47">
            <text:p><text:s text:c="2"/>1 247</text:p>
          </table:table-cell>
          <table:table-cell office:value-type="float" office:value="352" table:style-name="ce47">
            <text:p><text:s text:c="3"/>352</text:p>
          </table:table-cell>
          <table:table-cell office:value-type="float" office:value="2076" table:style-name="ce47">
            <text:p><text:s text:c="2"/>2 076</text:p>
          </table:table-cell>
          <table:table-cell office:value-type="float" office:value="462" table:style-name="ce47">
            <text:p><text:s text:c="3"/>46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2" table:style-name="ce47">
            <text:p><text:s text:c="3"/>92</text:p>
          </table:table-cell>
          <table:table-cell office:value-type="float" office:value="8775" table:style-name="ce47">
            <text:p><text:s text:c="2"/>8 77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0843" table:style-name="ce47">
            <text:p><text:s text:c="2"/>30 843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52801</text:p>
          </table:table-cell>
          <table:table-cell office:value-type="string" table:style-name="ce16">
            <text:p>Armazenamento e serviços auxiliares aos transportes</text:p>
          </table:table-cell>
          <table:table-cell office:value-type="float" office:value="897" table:style-name="ce47">
            <text:p><text:s text:c="3"/>897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223" table:style-name="ce47">
            <text:p><text:s text:c="3"/>223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4005" table:style-name="ce47">
            <text:p><text:s text:c="2"/>4 005</text:p>
          </table:table-cell>
          <table:table-cell office:value-type="float" office:value="2590" table:style-name="ce47">
            <text:p><text:s text:c="2"/>2 590</text:p>
          </table:table-cell>
          <table:table-cell office:value-type="float" office:value="610" table:style-name="ce47">
            <text:p><text:s text:c="3"/>610</text:p>
          </table:table-cell>
          <table:table-cell office:value-type="float" office:value="3005" table:style-name="ce47">
            <text:p><text:s text:c="2"/>3 005</text:p>
          </table:table-cell>
          <table:table-cell office:value-type="float" office:value="1785" table:style-name="ce47">
            <text:p><text:s text:c="2"/>1 785</text:p>
          </table:table-cell>
          <table:table-cell office:value-type="float" office:value="3712" table:style-name="ce47">
            <text:p><text:s text:c="2"/>3 712</text:p>
          </table:table-cell>
          <table:table-cell office:value-type="float" office:value="2275" table:style-name="ce47">
            <text:p><text:s text:c="2"/>2 275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111" table:style-name="ce47">
            <text:p><text:s text:c="3"/>111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77" table:style-name="ce47">
            <text:p><text:s text:c="3"/>77</text:p>
          </table:table-cell>
          <table:table-cell office:value-type="float" office:value="215" table:style-name="ce47">
            <text:p><text:s text:c="3"/>215</text:p>
          </table:table-cell>
          <table:table-cell office:value-type="float" office:value="1085" table:style-name="ce47">
            <text:p><text:s text:c="2"/>1 085</text:p>
          </table:table-cell>
          <table:table-cell office:value-type="float" office:value="157" table:style-name="ce47">
            <text:p><text:s text:c="3"/>157</text:p>
          </table:table-cell>
          <table:table-cell office:value-type="float" office:value="783" table:style-name="ce47">
            <text:p><text:s text:c="3"/>783</text:p>
          </table:table-cell>
          <table:table-cell office:value-type="float" office:value="865" table:style-name="ce47">
            <text:p><text:s text:c="3"/>865</text:p>
          </table:table-cell>
          <table:table-cell office:value-type="float" office:value="1000" table:style-name="ce47">
            <text:p><text:s text:c="2"/>1 000</text:p>
          </table:table-cell>
          <table:table-cell office:value-type="float" office:value="434" table:style-name="ce47">
            <text:p><text:s text:c="3"/>434</text:p>
          </table:table-cell>
          <table:table-cell office:value-type="float" office:value="422" table:style-name="ce47">
            <text:p><text:s text:c="3"/>422</text:p>
          </table:table-cell>
          <table:table-cell office:value-type="float" office:value="601" table:style-name="ce47">
            <text:p><text:s text:c="3"/>601</text:p>
          </table:table-cell>
          <table:table-cell office:value-type="float" office:value="192" table:style-name="ce47">
            <text:p><text:s text:c="3"/>192</text:p>
          </table:table-cell>
          <table:table-cell office:value-type="float" office:value="265" table:style-name="ce47">
            <text:p><text:s text:c="3"/>265</text:p>
          </table:table-cell>
          <table:table-cell office:value-type="float" office:value="2762" table:style-name="ce47">
            <text:p><text:s text:c="2"/>2 762</text:p>
          </table:table-cell>
          <table:table-cell office:value-type="float" office:value="138" table:style-name="ce47">
            <text:p><text:s text:c="3"/>138</text:p>
          </table:table-cell>
          <table:table-cell office:value-type="float" office:value="940" table:style-name="ce47">
            <text:p><text:s text:c="3"/>940</text:p>
          </table:table-cell>
          <table:table-cell office:value-type="float" office:value="645" table:style-name="ce47">
            <text:p><text:s text:c="3"/>645</text:p>
          </table:table-cell>
          <table:table-cell office:value-type="float" office:value="930" table:style-name="ce47">
            <text:p><text:s text:c="3"/>930</text:p>
          </table:table-cell>
          <table:table-cell office:value-type="float" office:value="315" table:style-name="ce47">
            <text:p><text:s text:c="3"/>315</text:p>
          </table:table-cell>
          <table:table-cell office:value-type="float" office:value="3800" table:style-name="ce47">
            <text:p><text:s text:c="2"/>3 800</text:p>
          </table:table-cell>
          <table:table-cell office:value-type="float" office:value="516" table:style-name="ce47">
            <text:p><text:s text:c="3"/>516</text:p>
          </table:table-cell>
          <table:table-cell office:value-type="float" office:value="516" table:style-name="ce47">
            <text:p><text:s text:c="3"/>516</text:p>
          </table:table-cell>
          <table:table-cell office:value-type="float" office:value="240" table:style-name="ce47">
            <text:p><text:s text:c="3"/>240</text:p>
          </table:table-cell>
          <table:table-cell office:value-type="float" office:value="232" table:style-name="ce47">
            <text:p><text:s text:c="3"/>232</text:p>
          </table:table-cell>
          <table:table-cell office:value-type="float" office:value="90" table:style-name="ce47">
            <text:p><text:s text:c="3"/>9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323" table:style-name="ce47">
            <text:p><text:s text:c="3"/>323</text:p>
          </table:table-cell>
          <table:table-cell office:value-type="float" office:value="318" table:style-name="ce47">
            <text:p><text:s text:c="3"/>318</text:p>
          </table:table-cell>
          <table:table-cell office:value-type="float" office:value="11765" table:style-name="ce47">
            <text:p><text:s text:c="2"/>11 765</text:p>
          </table:table-cell>
          <table:table-cell office:value-type="float" office:value="7842" table:style-name="ce47">
            <text:p><text:s text:c="2"/>7 842</text:p>
          </table:table-cell>
          <table:table-cell office:value-type="float" office:value="2914" table:style-name="ce47">
            <text:p><text:s text:c="2"/>2 914</text:p>
          </table:table-cell>
          <table:table-cell office:value-type="float" office:value="4651" table:style-name="ce47">
            <text:p><text:s text:c="2"/>4 651</text:p>
          </table:table-cell>
          <table:table-cell office:value-type="float" office:value="3579" table:style-name="ce47">
            <text:p><text:s text:c="2"/>3 579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120" table:style-name="ce47">
            <text:p><text:s text:c="3"/>120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215" table:style-name="ce47">
            <text:p><text:s text:c="3"/>215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92" table:style-name="ce47">
            <text:p><text:s text:c="3"/>92</text:p>
          </table:table-cell>
          <table:table-cell office:value-type="float" office:value="194" table:style-name="ce47">
            <text:p><text:s text:c="3"/>194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142" table:style-name="ce47">
            <text:p><text:s text:c="3"/>142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1668" table:style-name="ce47">
            <text:p><text:s text:c="2"/>1 668</text:p>
          </table:table-cell>
          <table:table-cell office:value-type="float" office:value="121" table:style-name="ce47">
            <text:p><text:s text:c="3"/>12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1" table:style-name="ce47">
            <text:p><text:s text:c="3"/>18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071" table:style-name="ce47">
            <text:p><text:s text:c="2"/>1 07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1998" table:style-name="ce47">
            <text:p><text:s text:c="2"/>71 998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52802</text:p>
          </table:table-cell>
          <table:table-cell office:value-type="string" table:style-name="ce5">
            <text:p>Correio e outros serviços de entrega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90" table:style-name="ce47">
            <text:p><text:s text:c="3"/>90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164" table:style-name="ce47">
            <text:p><text:s text:c="3"/>164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73" table:style-name="ce47">
            <text:p><text:s text:c="3"/>73</text:p>
          </table:table-cell>
          <table:table-cell office:value-type="float" office:value="110" table:style-name="ce47">
            <text:p><text:s text:c="3"/>110</text:p>
          </table:table-cell>
          <table:table-cell office:value-type="float" office:value="104" table:style-name="ce47">
            <text:p><text:s text:c="3"/>104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160" table:style-name="ce47">
            <text:p><text:s text:c="3"/>160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376" table:style-name="ce47">
            <text:p><text:s text:c="3"/>376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15" table:style-name="ce47">
            <text:p><text:s text:c="3"/>115</text:p>
          </table:table-cell>
          <table:table-cell office:value-type="float" office:value="72" table:style-name="ce47">
            <text:p><text:s text:c="3"/>72</text:p>
          </table:table-cell>
          <table:table-cell office:value-type="float" office:value="114" table:style-name="ce47">
            <text:p><text:s text:c="3"/>114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95" table:style-name="ce47">
            <text:p><text:s text:c="3"/>95</text:p>
          </table:table-cell>
          <table:table-cell office:value-type="float" office:value="180" table:style-name="ce47">
            <text:p><text:s text:c="3"/>180</text:p>
          </table:table-cell>
          <table:table-cell office:value-type="float" office:value="85" table:style-name="ce47">
            <text:p><text:s text:c="3"/>85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152" table:style-name="ce47">
            <text:p><text:s text:c="3"/>152</text:p>
          </table:table-cell>
          <table:table-cell office:value-type="float" office:value="113" table:style-name="ce47">
            <text:p><text:s text:c="3"/>113</text:p>
          </table:table-cell>
          <table:table-cell office:value-type="float" office:value="151" table:style-name="ce47">
            <text:p><text:s text:c="3"/>151</text:p>
          </table:table-cell>
          <table:table-cell office:value-type="float" office:value="145" table:style-name="ce47">
            <text:p><text:s text:c="3"/>145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617" table:style-name="ce47">
            <text:p><text:s text:c="3"/>617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379" table:style-name="ce47">
            <text:p><text:s text:c="3"/>379</text:p>
          </table:table-cell>
          <table:table-cell office:value-type="float" office:value="428" table:style-name="ce47">
            <text:p><text:s text:c="3"/>428</text:p>
          </table:table-cell>
          <table:table-cell office:value-type="float" office:value="4119" table:style-name="ce47">
            <text:p><text:s text:c="2"/>4 119</text:p>
          </table:table-cell>
          <table:table-cell office:value-type="float" office:value="152" table:style-name="ce47">
            <text:p><text:s text:c="3"/>152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624" table:style-name="ce47">
            <text:p><text:s text:c="2"/>1 624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198" table:style-name="ce47">
            <text:p><text:s text:c="3"/>198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509" table:style-name="ce47">
            <text:p><text:s text:c="3"/>509</text:p>
          </table:table-cell>
          <table:table-cell office:value-type="float" office:value="127" table:style-name="ce47">
            <text:p><text:s text:c="3"/>127</text:p>
          </table:table-cell>
          <table:table-cell office:value-type="float" office:value="4784" table:style-name="ce47">
            <text:p><text:s text:c="2"/>4 784</text:p>
          </table:table-cell>
          <table:table-cell office:value-type="float" office:value="205" table:style-name="ce47">
            <text:p><text:s text:c="3"/>205</text:p>
          </table:table-cell>
          <table:table-cell office:value-type="float" office:value="522" table:style-name="ce47">
            <text:p><text:s text:c="3"/>522</text:p>
          </table:table-cell>
          <table:table-cell office:value-type="float" office:value="154" table:style-name="ce47">
            <text:p><text:s text:c="3"/>154</text:p>
          </table:table-cell>
          <table:table-cell office:value-type="float" office:value="69" table:style-name="ce47">
            <text:p><text:s text:c="3"/>69</text:p>
          </table:table-cell>
          <table:table-cell office:value-type="float" office:value="186" table:style-name="ce47">
            <text:p><text:s text:c="3"/>186</text:p>
          </table:table-cell>
          <table:table-cell office:value-type="float" office:value="540" table:style-name="ce47">
            <text:p><text:s text:c="3"/>540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1906" table:style-name="ce47">
            <text:p><text:s text:c="2"/>1 906</text:p>
          </table:table-cell>
          <table:table-cell office:value-type="float" office:value="195" table:style-name="ce47">
            <text:p><text:s text:c="3"/>195</text:p>
          </table:table-cell>
          <table:table-cell office:value-type="float" office:value="427" table:style-name="ce47">
            <text:p><text:s text:c="3"/>427</text:p>
          </table:table-cell>
          <table:table-cell office:value-type="float" office:value="298" table:style-name="ce47">
            <text:p><text:s text:c="3"/>298</text:p>
          </table:table-cell>
          <table:table-cell office:value-type="float" office:value="267" table:style-name="ce47">
            <text:p><text:s text:c="3"/>267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454" table:style-name="ce47">
            <text:p><text:s text:c="3"/>45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185" table:style-name="ce47">
            <text:p><text:s text:c="2"/>21 185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55001</text:p>
          </table:table-cell>
          <table:table-cell office:value-type="string" table:style-name="ce26">
            <text:p>Serviços de alojamento em hotéis e similares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352" table:style-name="ce46">
            <text:p><text:s text:c="3"/>352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387" table:style-name="ce46">
            <text:p><text:s text:c="3"/>387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377" table:style-name="ce46">
            <text:p><text:s text:c="3"/>377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110" table:style-name="ce46">
            <text:p><text:s text:c="3"/>11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166" table:style-name="ce46">
            <text:p><text:s text:c="3"/>166</text:p>
          </table:table-cell>
          <table:table-cell office:value-type="float" office:value="187" table:style-name="ce46">
            <text:p><text:s text:c="3"/>187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276" table:style-name="ce46">
            <text:p><text:s text:c="3"/>276</text:p>
          </table:table-cell>
          <table:table-cell office:value-type="float" office:value="130" table:style-name="ce46">
            <text:p><text:s text:c="3"/>130</text:p>
          </table:table-cell>
          <table:table-cell office:value-type="float" office:value="115" table:style-name="ce46">
            <text:p><text:s text:c="3"/>115</text:p>
          </table:table-cell>
          <table:table-cell office:value-type="float" office:value="228" table:style-name="ce46">
            <text:p><text:s text:c="3"/>228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223" table:style-name="ce46">
            <text:p><text:s text:c="3"/>223</text:p>
          </table:table-cell>
          <table:table-cell office:value-type="float" office:value="206" table:style-name="ce46">
            <text:p><text:s text:c="3"/>206</text:p>
          </table:table-cell>
          <table:table-cell office:value-type="float" office:value="172" table:style-name="ce46">
            <text:p><text:s text:c="3"/>172</text:p>
          </table:table-cell>
          <table:table-cell office:value-type="float" office:value="416" table:style-name="ce46">
            <text:p><text:s text:c="3"/>416</text:p>
          </table:table-cell>
          <table:table-cell office:value-type="float" office:value="146" table:style-name="ce46">
            <text:p><text:s text:c="3"/>146</text:p>
          </table:table-cell>
          <table:table-cell office:value-type="float" office:value="103" table:style-name="ce46">
            <text:p><text:s text:c="3"/>103</text:p>
          </table:table-cell>
          <table:table-cell office:value-type="float" office:value="108" table:style-name="ce46">
            <text:p><text:s text:c="3"/>108</text:p>
          </table:table-cell>
          <table:table-cell office:value-type="float" office:value="155" table:style-name="ce46">
            <text:p><text:s text:c="3"/>155</text:p>
          </table:table-cell>
          <table:table-cell office:value-type="float" office:value="99" table:style-name="ce46">
            <text:p><text:s text:c="3"/>99</text:p>
          </table:table-cell>
          <table:table-cell office:value-type="float" office:value="322" table:style-name="ce46">
            <text:p><text:s text:c="3"/>322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1713" table:style-name="ce46">
            <text:p><text:s text:c="2"/>1 713</text:p>
          </table:table-cell>
          <table:table-cell office:value-type="float" office:value="490" table:style-name="ce46">
            <text:p><text:s text:c="3"/>490</text:p>
          </table:table-cell>
          <table:table-cell office:value-type="float" office:value="3817" table:style-name="ce46">
            <text:p><text:s text:c="2"/>3 817</text:p>
          </table:table-cell>
          <table:table-cell office:value-type="float" office:value="252" table:style-name="ce46">
            <text:p><text:s text:c="3"/>252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105" table:style-name="ce46">
            <text:p><text:s text:c="3"/>105</text:p>
          </table:table-cell>
          <table:table-cell office:value-type="float" office:value="266" table:style-name="ce46">
            <text:p><text:s text:c="3"/>26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115" table:style-name="ce46">
            <text:p><text:s text:c="3"/>115</text:p>
          </table:table-cell>
          <table:table-cell office:value-type="float" office:value="194" table:style-name="ce46">
            <text:p><text:s text:c="3"/>194</text:p>
          </table:table-cell>
          <table:table-cell office:value-type="float" office:value="144" table:style-name="ce46">
            <text:p><text:s text:c="3"/>144</text:p>
          </table:table-cell>
          <table:table-cell office:value-type="float" office:value="635" table:style-name="ce46">
            <text:p><text:s text:c="3"/>635</text:p>
          </table:table-cell>
          <table:table-cell office:value-type="float" office:value="1526" table:style-name="ce46">
            <text:p><text:s text:c="2"/>1 526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419" table:style-name="ce46">
            <text:p><text:s text:c="3"/>419</text:p>
          </table:table-cell>
          <table:table-cell office:value-type="float" office:value="403" table:style-name="ce46">
            <text:p><text:s text:c="3"/>403</text:p>
          </table:table-cell>
          <table:table-cell office:value-type="float" office:value="186" table:style-name="ce46">
            <text:p><text:s text:c="3"/>186</text:p>
          </table:table-cell>
          <table:table-cell office:value-type="float" office:value="193" table:style-name="ce46">
            <text:p><text:s text:c="3"/>193</text:p>
          </table:table-cell>
          <table:table-cell office:value-type="float" office:value="189" table:style-name="ce46">
            <text:p><text:s text:c="3"/>189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2947" table:style-name="ce46">
            <text:p><text:s text:c="2"/>2 947</text:p>
          </table:table-cell>
          <table:table-cell office:value-type="float" office:value="346" table:style-name="ce46">
            <text:p><text:s text:c="3"/>346</text:p>
          </table:table-cell>
          <table:table-cell office:value-type="float" office:value="458" table:style-name="ce46">
            <text:p><text:s text:c="3"/>458</text:p>
          </table:table-cell>
          <table:table-cell office:value-type="float" office:value="470" table:style-name="ce46">
            <text:p><text:s text:c="3"/>47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8" table:style-name="ce46">
            <text:p><text:s text:c="3"/>188</text:p>
          </table:table-cell>
          <table:table-cell office:value-type="float" office:value="8830" table:style-name="ce46">
            <text:p><text:s text:c="2"/>8 8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934" table:style-name="ce46">
            <text:p><text:s text:c="2"/>28 934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56001</text:p>
          </table:table-cell>
          <table:table-cell office:value-type="string" table:style-name="ce26">
            <text:p>Serviços <text:s/>de alimentação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93" table:style-name="ce46">
            <text:p><text:s text:c="3"/>19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3" table:style-name="ce46">
            <text:p><text:s text:c="3"/>12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106" table:style-name="ce46">
            <text:p><text:s text:c="3"/>106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61" table:style-name="ce46">
            <text:p><text:s text:c="3"/>261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352" table:style-name="ce46">
            <text:p><text:s text:c="3"/>352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4" table:style-name="ce46">
            <text:p><text:s text:c="3"/>84</text:p>
          </table:table-cell>
          <table:table-cell office:value-type="float" office:value="282" table:style-name="ce46">
            <text:p><text:s text:c="3"/>28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9" table:style-name="ce46">
            <text:p><text:s text:c="3"/>139</text:p>
          </table:table-cell>
          <table:table-cell office:value-type="float" office:value="548" table:style-name="ce46">
            <text:p><text:s text:c="3"/>548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37" table:style-name="ce46">
            <text:p><text:s text:c="2"/>1 037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227" table:style-name="ce46">
            <text:p><text:s text:c="3"/>2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90" table:style-name="ce46">
            <text:p><text:s text:c="3"/>690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3301" table:style-name="ce46">
            <text:p><text:s text:c="2"/>3 301</text:p>
          </table:table-cell>
          <table:table-cell office:value-type="float" office:value="67" table:style-name="ce46">
            <text:p><text:s text:c="3"/>67</text:p>
          </table:table-cell>
          <table:table-cell office:value-type="float" office:value="1461" table:style-name="ce46">
            <text:p><text:s text:c="2"/>1 46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18" table:style-name="ce46">
            <text:p><text:s text:c="3"/>2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48" table:style-name="ce46">
            <text:p><text:s text:c="2"/>1 348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9730" table:style-name="ce46">
            <text:p><text:s text:c="2"/>9 730</text:p>
          </table:table-cell>
          <table:table-cell office:value-type="float" office:value="1740" table:style-name="ce46">
            <text:p><text:s text:c="2"/>1 740</text:p>
          </table:table-cell>
          <table:table-cell office:value-type="float" office:value="214" table:style-name="ce46">
            <text:p><text:s text:c="3"/>214</text:p>
          </table:table-cell>
          <table:table-cell office:value-type="float" office:value="5221" table:style-name="ce46">
            <text:p><text:s text:c="2"/>5 221</text:p>
          </table:table-cell>
          <table:table-cell office:value-type="float" office:value="3592" table:style-name="ce46">
            <text:p><text:s text:c="2"/>3 592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9484" table:style-name="ce46">
            <text:p><text:s text:c="2"/>9 4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893" table:style-name="ce46">
            <text:p><text:s text:c="2"/>40 89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58001</text:p>
          </table:table-cell>
          <table:table-cell office:value-type="string" table:style-name="ce26">
            <text:p>Livros, jornais e revista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0" table:style-name="ce46">
            <text:p><text:s text:c="3"/>18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148" table:style-name="ce46">
            <text:p><text:s text:c="3"/>148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3" table:style-name="ce46">
            <text:p><text:s text:c="3"/>30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67" table:style-name="ce46">
            <text:p><text:s text:c="3"/>16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196" table:style-name="ce46">
            <text:p><text:s text:c="2"/>2 196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388" table:style-name="ce46">
            <text:p><text:s text:c="3"/>388</text:p>
          </table:table-cell>
          <table:table-cell office:value-type="float" office:value="167" table:style-name="ce46">
            <text:p><text:s text:c="3"/>167</text:p>
          </table:table-cell>
          <table:table-cell office:value-type="float" office:value="3295" table:style-name="ce46">
            <text:p><text:s text:c="2"/>3 295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78" table:style-name="ce46">
            <text:p><text:s text:c="3"/>878</text:p>
          </table:table-cell>
          <table:table-cell office:value-type="float" office:value="3520" table:style-name="ce46">
            <text:p><text:s text:c="2"/>3 520</text:p>
          </table:table-cell>
          <table:table-cell office:value-type="float" office:value="2193" table:style-name="ce46">
            <text:p><text:s text:c="2"/>2 193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181" table:style-name="ce46">
            <text:p><text:s text:c="3"/>18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1" table:style-name="ce46">
            <text:p><text:s text:c="3"/>2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091" table:style-name="ce46">
            <text:p><text:s text:c="2"/>14 091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59801</text:p>
          </table:table-cell>
          <table:table-cell office:value-type="string" table:style-name="ce28">
            <text:p>Serviços cinematográficos, música, rádio e televisã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5506" table:style-name="ce46">
            <text:p><text:s text:c="2"/>5 506</text:p>
          </table:table-cell>
          <table:table-cell office:value-type="float" office:value="5445" table:style-name="ce46">
            <text:p><text:s text:c="2"/>5 44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099" table:style-name="ce46">
            <text:p><text:s text:c="2"/>34 09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9" table:style-name="ce46">
            <text:p><text:s text:c="3"/>10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203" table:style-name="ce46">
            <text:p><text:s text:c="2"/>45 20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61001</text:p>
          </table:table-cell>
          <table:table-cell office:value-type="string" table:style-name="ce26">
            <text:p>Telecomunicações, TV por assinatura e outros serv. relacionados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651" table:style-name="ce46">
            <text:p><text:s text:c="3"/>651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687" table:style-name="ce46">
            <text:p><text:s text:c="3"/>687</text:p>
          </table:table-cell>
          <table:table-cell office:value-type="float" office:value="158" table:style-name="ce46">
            <text:p><text:s text:c="3"/>158</text:p>
          </table:table-cell>
          <table:table-cell office:value-type="float" office:value="1271" table:style-name="ce46">
            <text:p><text:s text:c="2"/>1 271</text:p>
          </table:table-cell>
          <table:table-cell office:value-type="float" office:value="378" table:style-name="ce46">
            <text:p><text:s text:c="3"/>378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208" table:style-name="ce46">
            <text:p><text:s text:c="3"/>208</text:p>
          </table:table-cell>
          <table:table-cell office:value-type="float" office:value="565" table:style-name="ce46">
            <text:p><text:s text:c="3"/>565</text:p>
          </table:table-cell>
          <table:table-cell office:value-type="float" office:value="169" table:style-name="ce46">
            <text:p><text:s text:c="3"/>169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350" table:style-name="ce46">
            <text:p><text:s text:c="3"/>350</text:p>
          </table:table-cell>
          <table:table-cell office:value-type="float" office:value="328" table:style-name="ce46">
            <text:p><text:s text:c="3"/>328</text:p>
          </table:table-cell>
          <table:table-cell office:value-type="float" office:value="207" table:style-name="ce46">
            <text:p><text:s text:c="3"/>207</text:p>
          </table:table-cell>
          <table:table-cell office:value-type="float" office:value="134" table:style-name="ce46">
            <text:p><text:s text:c="3"/>134</text:p>
          </table:table-cell>
          <table:table-cell office:value-type="float" office:value="258" table:style-name="ce46">
            <text:p><text:s text:c="3"/>258</text:p>
          </table:table-cell>
          <table:table-cell office:value-type="float" office:value="250" table:style-name="ce46">
            <text:p><text:s text:c="3"/>250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240" table:style-name="ce46">
            <text:p><text:s text:c="3"/>240</text:p>
          </table:table-cell>
          <table:table-cell office:value-type="float" office:value="299" table:style-name="ce46">
            <text:p><text:s text:c="3"/>299</text:p>
          </table:table-cell>
          <table:table-cell office:value-type="float" office:value="481" table:style-name="ce46">
            <text:p><text:s text:c="3"/>481</text:p>
          </table:table-cell>
          <table:table-cell office:value-type="float" office:value="172" table:style-name="ce46">
            <text:p><text:s text:c="3"/>172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390" table:style-name="ce46">
            <text:p><text:s text:c="3"/>390</text:p>
          </table:table-cell>
          <table:table-cell office:value-type="float" office:value="813" table:style-name="ce46">
            <text:p><text:s text:c="3"/>813</text:p>
          </table:table-cell>
          <table:table-cell office:value-type="float" office:value="443" table:style-name="ce46">
            <text:p><text:s text:c="3"/>443</text:p>
          </table:table-cell>
          <table:table-cell office:value-type="float" office:value="470" table:style-name="ce46">
            <text:p><text:s text:c="3"/>470</text:p>
          </table:table-cell>
          <table:table-cell office:value-type="float" office:value="1168" table:style-name="ce46">
            <text:p><text:s text:c="2"/>1 168</text:p>
          </table:table-cell>
          <table:table-cell office:value-type="float" office:value="1035" table:style-name="ce46">
            <text:p><text:s text:c="2"/>1 035</text:p>
          </table:table-cell>
          <table:table-cell office:value-type="float" office:value="240" table:style-name="ce46">
            <text:p><text:s text:c="3"/>240</text:p>
          </table:table-cell>
          <table:table-cell office:value-type="float" office:value="464" table:style-name="ce46">
            <text:p><text:s text:c="3"/>464</text:p>
          </table:table-cell>
          <table:table-cell office:value-type="float" office:value="123" table:style-name="ce46">
            <text:p><text:s text:c="3"/>123</text:p>
          </table:table-cell>
          <table:table-cell office:value-type="float" office:value="487" table:style-name="ce46">
            <text:p><text:s text:c="3"/>487</text:p>
          </table:table-cell>
          <table:table-cell office:value-type="float" office:value="161" table:style-name="ce46">
            <text:p><text:s text:c="3"/>161</text:p>
          </table:table-cell>
          <table:table-cell office:value-type="float" office:value="1274" table:style-name="ce46">
            <text:p><text:s text:c="2"/>1 274</text:p>
          </table:table-cell>
          <table:table-cell office:value-type="float" office:value="1125" table:style-name="ce46">
            <text:p><text:s text:c="2"/>1 125</text:p>
          </table:table-cell>
          <table:table-cell office:value-type="float" office:value="6711" table:style-name="ce46">
            <text:p><text:s text:c="2"/>6 711</text:p>
          </table:table-cell>
          <table:table-cell office:value-type="float" office:value="859" table:style-name="ce46">
            <text:p><text:s text:c="3"/>859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73" table:style-name="ce46">
            <text:p><text:s text:c="3"/>73</text:p>
          </table:table-cell>
          <table:table-cell office:value-type="float" office:value="790" table:style-name="ce46">
            <text:p><text:s text:c="3"/>790</text:p>
          </table:table-cell>
          <table:table-cell office:value-type="float" office:value="237" table:style-name="ce46">
            <text:p><text:s text:c="3"/>237</text:p>
          </table:table-cell>
          <table:table-cell office:value-type="float" office:value="634" table:style-name="ce46">
            <text:p><text:s text:c="3"/>634</text:p>
          </table:table-cell>
          <table:table-cell office:value-type="float" office:value="153" table:style-name="ce46">
            <text:p><text:s text:c="3"/>153</text:p>
          </table:table-cell>
          <table:table-cell office:value-type="float" office:value="329" table:style-name="ce46">
            <text:p><text:s text:c="3"/>329</text:p>
          </table:table-cell>
          <table:table-cell office:value-type="float" office:value="23608" table:style-name="ce46">
            <text:p><text:s text:c="2"/>23 608</text:p>
          </table:table-cell>
          <table:table-cell office:value-type="float" office:value="1457" table:style-name="ce46">
            <text:p><text:s text:c="2"/>1 457</text:p>
          </table:table-cell>
          <table:table-cell office:value-type="float" office:value="9925" table:style-name="ce46">
            <text:p><text:s text:c="2"/>9 925</text:p>
          </table:table-cell>
          <table:table-cell office:value-type="float" office:value="606" table:style-name="ce46">
            <text:p><text:s text:c="3"/>606</text:p>
          </table:table-cell>
          <table:table-cell office:value-type="float" office:value="2699" table:style-name="ce46">
            <text:p><text:s text:c="2"/>2 699</text:p>
          </table:table-cell>
          <table:table-cell office:value-type="float" office:value="406" table:style-name="ce46">
            <text:p><text:s text:c="3"/>406</text:p>
          </table:table-cell>
          <table:table-cell office:value-type="float" office:value="2628" table:style-name="ce46">
            <text:p><text:s text:c="2"/>2 628</text:p>
          </table:table-cell>
          <table:table-cell office:value-type="float" office:value="125" table:style-name="ce46">
            <text:p><text:s text:c="3"/>125</text:p>
          </table:table-cell>
          <table:table-cell office:value-type="float" office:value="1607" table:style-name="ce46">
            <text:p><text:s text:c="2"/>1 607</text:p>
          </table:table-cell>
          <table:table-cell office:value-type="float" office:value="281" table:style-name="ce46">
            <text:p><text:s text:c="3"/>281</text:p>
          </table:table-cell>
          <table:table-cell office:value-type="float" office:value="5556" table:style-name="ce46">
            <text:p><text:s text:c="2"/>5 556</text:p>
          </table:table-cell>
          <table:table-cell office:value-type="float" office:value="1090" table:style-name="ce46">
            <text:p><text:s text:c="2"/>1 090</text:p>
          </table:table-cell>
          <table:table-cell office:value-type="float" office:value="1315" table:style-name="ce46">
            <text:p><text:s text:c="2"/>1 315</text:p>
          </table:table-cell>
          <table:table-cell office:value-type="float" office:value="551" table:style-name="ce46">
            <text:p><text:s text:c="3"/>551</text:p>
          </table:table-cell>
          <table:table-cell office:value-type="float" office:value="1094" table:style-name="ce46">
            <text:p><text:s text:c="2"/>1 094</text:p>
          </table:table-cell>
          <table:table-cell office:value-type="float" office:value="254" table:style-name="ce46">
            <text:p><text:s text:c="3"/>254</text:p>
          </table:table-cell>
          <table:table-cell office:value-type="float" office:value="1691" table:style-name="ce46">
            <text:p><text:s text:c="2"/>1 69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0046" table:style-name="ce46">
            <text:p><text:s text:c="2"/>80 046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62801</text:p>
          </table:table-cell>
          <table:table-cell office:value-type="string" table:style-name="ce14">
            <text:p>Desenvolvimento de sistemas e outros serviços de informação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176" table:style-name="ce47">
            <text:p><text:s text:c="3"/>176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438" table:style-name="ce47">
            <text:p><text:s text:c="3"/>438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749" table:style-name="ce47">
            <text:p><text:s text:c="3"/>749</text:p>
          </table:table-cell>
          <table:table-cell office:value-type="float" office:value="67" table:style-name="ce47">
            <text:p><text:s text:c="3"/>67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153" table:style-name="ce47">
            <text:p><text:s text:c="3"/>153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99" table:style-name="ce47">
            <text:p><text:s text:c="3"/>299</text:p>
          </table:table-cell>
          <table:table-cell office:value-type="float" office:value="206" table:style-name="ce47">
            <text:p><text:s text:c="3"/>206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364" table:style-name="ce47">
            <text:p><text:s text:c="3"/>364</text:p>
          </table:table-cell>
          <table:table-cell office:value-type="float" office:value="122" table:style-name="ce47">
            <text:p><text:s text:c="3"/>122</text:p>
          </table:table-cell>
          <table:table-cell office:value-type="float" office:value="91" table:style-name="ce47">
            <text:p><text:s text:c="3"/>91</text:p>
          </table:table-cell>
          <table:table-cell office:value-type="float" office:value="156" table:style-name="ce47">
            <text:p><text:s text:c="3"/>156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101" table:style-name="ce47">
            <text:p><text:s text:c="3"/>101</text:p>
          </table:table-cell>
          <table:table-cell office:value-type="float" office:value="201" table:style-name="ce47">
            <text:p><text:s text:c="3"/>201</text:p>
          </table:table-cell>
          <table:table-cell office:value-type="float" office:value="321" table:style-name="ce47">
            <text:p><text:s text:c="3"/>321</text:p>
          </table:table-cell>
          <table:table-cell office:value-type="float" office:value="172" table:style-name="ce47">
            <text:p><text:s text:c="3"/>172</text:p>
          </table:table-cell>
          <table:table-cell office:value-type="float" office:value="685" table:style-name="ce47">
            <text:p><text:s text:c="3"/>685</text:p>
          </table:table-cell>
          <table:table-cell office:value-type="float" office:value="95" table:style-name="ce47">
            <text:p><text:s text:c="3"/>95</text:p>
          </table:table-cell>
          <table:table-cell office:value-type="float" office:value="73" table:style-name="ce47">
            <text:p><text:s text:c="3"/>73</text:p>
          </table:table-cell>
          <table:table-cell office:value-type="float" office:value="118" table:style-name="ce47">
            <text:p><text:s text:c="3"/>118</text:p>
          </table:table-cell>
          <table:table-cell office:value-type="float" office:value="78" table:style-name="ce47">
            <text:p><text:s text:c="3"/>78</text:p>
          </table:table-cell>
          <table:table-cell office:value-type="float" office:value="1358" table:style-name="ce47">
            <text:p><text:s text:c="2"/>1 358</text:p>
          </table:table-cell>
          <table:table-cell office:value-type="float" office:value="297" table:style-name="ce47">
            <text:p><text:s text:c="3"/>297</text:p>
          </table:table-cell>
          <table:table-cell office:value-type="float" office:value="468" table:style-name="ce47">
            <text:p><text:s text:c="3"/>468</text:p>
          </table:table-cell>
          <table:table-cell office:value-type="float" office:value="392" table:style-name="ce47">
            <text:p><text:s text:c="3"/>392</text:p>
          </table:table-cell>
          <table:table-cell office:value-type="float" office:value="7800" table:style-name="ce47">
            <text:p><text:s text:c="2"/>7 800</text:p>
          </table:table-cell>
          <table:table-cell office:value-type="float" office:value="760" table:style-name="ce47">
            <text:p><text:s text:c="3"/>76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744" table:style-name="ce47">
            <text:p><text:s text:c="3"/>744</text:p>
          </table:table-cell>
          <table:table-cell office:value-type="float" office:value="1110" table:style-name="ce47">
            <text:p><text:s text:c="2"/>1 110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82" table:style-name="ce47">
            <text:p><text:s text:c="3"/>82</text:p>
          </table:table-cell>
          <table:table-cell office:value-type="float" office:value="561" table:style-name="ce47">
            <text:p><text:s text:c="3"/>561</text:p>
          </table:table-cell>
          <table:table-cell office:value-type="float" office:value="1032" table:style-name="ce47">
            <text:p><text:s text:c="2"/>1 032</text:p>
          </table:table-cell>
          <table:table-cell office:value-type="float" office:value="2979" table:style-name="ce47">
            <text:p><text:s text:c="2"/>2 979</text:p>
          </table:table-cell>
          <table:table-cell office:value-type="float" office:value="7858" table:style-name="ce47">
            <text:p><text:s text:c="2"/>7 858</text:p>
          </table:table-cell>
          <table:table-cell office:value-type="float" office:value="17204" table:style-name="ce47">
            <text:p><text:s text:c="2"/>17 204</text:p>
          </table:table-cell>
          <table:table-cell office:value-type="float" office:value="327" table:style-name="ce47">
            <text:p><text:s text:c="3"/>327</text:p>
          </table:table-cell>
          <table:table-cell office:value-type="float" office:value="2494" table:style-name="ce47">
            <text:p><text:s text:c="2"/>2 494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4923" table:style-name="ce47">
            <text:p><text:s text:c="2"/>4 923</text:p>
          </table:table-cell>
          <table:table-cell office:value-type="float" office:value="355" table:style-name="ce47">
            <text:p><text:s text:c="3"/>355</text:p>
          </table:table-cell>
          <table:table-cell office:value-type="float" office:value="780" table:style-name="ce47">
            <text:p><text:s text:c="3"/>780</text:p>
          </table:table-cell>
          <table:table-cell office:value-type="float" office:value="165" table:style-name="ce47">
            <text:p><text:s text:c="3"/>165</text:p>
          </table:table-cell>
          <table:table-cell office:value-type="float" office:value="9758" table:style-name="ce47">
            <text:p><text:s text:c="2"/>9 758</text:p>
          </table:table-cell>
          <table:table-cell office:value-type="float" office:value="1459" table:style-name="ce47">
            <text:p><text:s text:c="2"/>1 459</text:p>
          </table:table-cell>
          <table:table-cell office:value-type="float" office:value="363" table:style-name="ce47">
            <text:p><text:s text:c="3"/>363</text:p>
          </table:table-cell>
          <table:table-cell office:value-type="float" office:value="2629" table:style-name="ce47">
            <text:p><text:s text:c="2"/>2 62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3" table:style-name="ce47">
            <text:p><text:s text:c="3"/>163</text:p>
          </table:table-cell>
          <table:table-cell office:value-type="float" office:value="1477" table:style-name="ce47">
            <text:p><text:s text:c="2"/>1 47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2658" table:style-name="ce47">
            <text:p><text:s text:c="2"/>72 658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64801</text:p>
          </table:table-cell>
          <table:table-cell office:value-type="string" table:style-name="ce14">
            <text:p>Intermediação financeira, seguros e previdência complementar</text:p>
          </table:table-cell>
          <table:table-cell office:value-type="float" office:value="6307" table:style-name="ce47">
            <text:p><text:s text:c="2"/>6 307</text:p>
          </table:table-cell>
          <table:table-cell office:value-type="float" office:value="2452" table:style-name="ce47">
            <text:p><text:s text:c="2"/>2 452</text:p>
          </table:table-cell>
          <table:table-cell office:value-type="float" office:value="564" table:style-name="ce47">
            <text:p><text:s text:c="3"/>564</text:p>
          </table:table-cell>
          <table:table-cell office:value-type="float" office:value="721" table:style-name="ce47">
            <text:p><text:s text:c="3"/>721</text:p>
          </table:table-cell>
          <table:table-cell office:value-type="float" office:value="4044" table:style-name="ce47">
            <text:p><text:s text:c="2"/>4 044</text:p>
          </table:table-cell>
          <table:table-cell office:value-type="float" office:value="1843" table:style-name="ce47">
            <text:p><text:s text:c="2"/>1 843</text:p>
          </table:table-cell>
          <table:table-cell office:value-type="float" office:value="624" table:style-name="ce47">
            <text:p><text:s text:c="3"/>624</text:p>
          </table:table-cell>
          <table:table-cell office:value-type="float" office:value="5690" table:style-name="ce47">
            <text:p><text:s text:c="2"/>5 690</text:p>
          </table:table-cell>
          <table:table-cell office:value-type="float" office:value="1827" table:style-name="ce47">
            <text:p><text:s text:c="2"/>1 827</text:p>
          </table:table-cell>
          <table:table-cell office:value-type="float" office:value="5596" table:style-name="ce47">
            <text:p><text:s text:c="2"/>5 596</text:p>
          </table:table-cell>
          <table:table-cell office:value-type="float" office:value="1710" table:style-name="ce47">
            <text:p><text:s text:c="2"/>1 710</text:p>
          </table:table-cell>
          <table:table-cell office:value-type="float" office:value="374" table:style-name="ce47">
            <text:p><text:s text:c="3"/>374</text:p>
          </table:table-cell>
          <table:table-cell office:value-type="float" office:value="902" table:style-name="ce47">
            <text:p><text:s text:c="3"/>902</text:p>
          </table:table-cell>
          <table:table-cell office:value-type="float" office:value="1234" table:style-name="ce47">
            <text:p><text:s text:c="2"/>1 234</text:p>
          </table:table-cell>
          <table:table-cell office:value-type="float" office:value="883" table:style-name="ce47">
            <text:p><text:s text:c="3"/>883</text:p>
          </table:table-cell>
          <table:table-cell office:value-type="float" office:value="581" table:style-name="ce47">
            <text:p><text:s text:c="3"/>581</text:p>
          </table:table-cell>
          <table:table-cell office:value-type="float" office:value="2379" table:style-name="ce47">
            <text:p><text:s text:c="2"/>2 379</text:p>
          </table:table-cell>
          <table:table-cell office:value-type="float" office:value="448" table:style-name="ce47">
            <text:p><text:s text:c="3"/>448</text:p>
          </table:table-cell>
          <table:table-cell office:value-type="float" office:value="3914" table:style-name="ce47">
            <text:p><text:s text:c="2"/>3 914</text:p>
          </table:table-cell>
          <table:table-cell office:value-type="float" office:value="1183" table:style-name="ce47">
            <text:p><text:s text:c="2"/>1 183</text:p>
          </table:table-cell>
          <table:table-cell office:value-type="float" office:value="4076" table:style-name="ce47">
            <text:p><text:s text:c="2"/>4 076</text:p>
          </table:table-cell>
          <table:table-cell office:value-type="float" office:value="1539" table:style-name="ce47">
            <text:p><text:s text:c="2"/>1 539</text:p>
          </table:table-cell>
          <table:table-cell office:value-type="float" office:value="902" table:style-name="ce47">
            <text:p><text:s text:c="3"/>902</text:p>
          </table:table-cell>
          <table:table-cell office:value-type="float" office:value="1076" table:style-name="ce47">
            <text:p><text:s text:c="2"/>1 076</text:p>
          </table:table-cell>
          <table:table-cell office:value-type="float" office:value="2053" table:style-name="ce47">
            <text:p><text:s text:c="2"/>2 053</text:p>
          </table:table-cell>
          <table:table-cell office:value-type="float" office:value="2404" table:style-name="ce47">
            <text:p><text:s text:c="2"/>2 404</text:p>
          </table:table-cell>
          <table:table-cell office:value-type="float" office:value="2817" table:style-name="ce47">
            <text:p><text:s text:c="2"/>2 817</text:p>
          </table:table-cell>
          <table:table-cell office:value-type="float" office:value="1312" table:style-name="ce47">
            <text:p><text:s text:c="2"/>1 312</text:p>
          </table:table-cell>
          <table:table-cell office:value-type="float" office:value="1965" table:style-name="ce47">
            <text:p><text:s text:c="2"/>1 965</text:p>
          </table:table-cell>
          <table:table-cell office:value-type="float" office:value="1720" table:style-name="ce47">
            <text:p><text:s text:c="2"/>1 720</text:p>
          </table:table-cell>
          <table:table-cell office:value-type="float" office:value="1588" table:style-name="ce47">
            <text:p><text:s text:c="2"/>1 588</text:p>
          </table:table-cell>
          <table:table-cell office:value-type="float" office:value="2595" table:style-name="ce47">
            <text:p><text:s text:c="2"/>2 595</text:p>
          </table:table-cell>
          <table:table-cell office:value-type="float" office:value="3060" table:style-name="ce47">
            <text:p><text:s text:c="2"/>3 060</text:p>
          </table:table-cell>
          <table:table-cell office:value-type="float" office:value="1266" table:style-name="ce47">
            <text:p><text:s text:c="2"/>1 266</text:p>
          </table:table-cell>
          <table:table-cell office:value-type="float" office:value="1174" table:style-name="ce47">
            <text:p><text:s text:c="2"/>1 174</text:p>
          </table:table-cell>
          <table:table-cell office:value-type="float" office:value="1219" table:style-name="ce47">
            <text:p><text:s text:c="2"/>1 219</text:p>
          </table:table-cell>
          <table:table-cell office:value-type="float" office:value="761" table:style-name="ce47">
            <text:p><text:s text:c="3"/>761</text:p>
          </table:table-cell>
          <table:table-cell office:value-type="float" office:value="7255" table:style-name="ce47">
            <text:p><text:s text:c="2"/>7 255</text:p>
          </table:table-cell>
          <table:table-cell office:value-type="float" office:value="1481" table:style-name="ce47">
            <text:p><text:s text:c="2"/>1 481</text:p>
          </table:table-cell>
          <table:table-cell office:value-type="float" office:value="11519" table:style-name="ce47">
            <text:p><text:s text:c="2"/>11 519</text:p>
          </table:table-cell>
          <table:table-cell office:value-type="float" office:value="3127" table:style-name="ce47">
            <text:p><text:s text:c="2"/>3 127</text:p>
          </table:table-cell>
          <table:table-cell office:value-type="float" office:value="30260" table:style-name="ce47">
            <text:p><text:s text:c="2"/>30 260</text:p>
          </table:table-cell>
          <table:table-cell office:value-type="float" office:value="9847" table:style-name="ce47">
            <text:p><text:s text:c="2"/>9 847</text:p>
          </table:table-cell>
          <table:table-cell office:value-type="float" office:value="640" table:style-name="ce47">
            <text:p><text:s text:c="3"/>640</text:p>
          </table:table-cell>
          <table:table-cell office:value-type="float" office:value="1390" table:style-name="ce47">
            <text:p><text:s text:c="2"/>1 390</text:p>
          </table:table-cell>
          <table:table-cell office:value-type="float" office:value="3636" table:style-name="ce47">
            <text:p><text:s text:c="2"/>3 636</text:p>
          </table:table-cell>
          <table:table-cell office:value-type="float" office:value="636" table:style-name="ce47">
            <text:p><text:s text:c="3"/>636</text:p>
          </table:table-cell>
          <table:table-cell office:value-type="float" office:value="3544" table:style-name="ce47">
            <text:p><text:s text:c="2"/>3 544</text:p>
          </table:table-cell>
          <table:table-cell office:value-type="float" office:value="596" table:style-name="ce47">
            <text:p><text:s text:c="3"/>596</text:p>
          </table:table-cell>
          <table:table-cell office:value-type="float" office:value="1157" table:style-name="ce47">
            <text:p><text:s text:c="2"/>1 157</text:p>
          </table:table-cell>
          <table:table-cell office:value-type="float" office:value="7362" table:style-name="ce47">
            <text:p><text:s text:c="2"/>7 362</text:p>
          </table:table-cell>
          <table:table-cell office:value-type="float" office:value="2878" table:style-name="ce47">
            <text:p><text:s text:c="2"/>2 878</text:p>
          </table:table-cell>
          <table:table-cell office:value-type="float" office:value="79363" table:style-name="ce47">
            <text:p><text:s text:c="2"/>79 363</text:p>
          </table:table-cell>
          <table:table-cell office:value-type="float" office:value="26988" table:style-name="ce47">
            <text:p><text:s text:c="2"/>26 988</text:p>
          </table:table-cell>
          <table:table-cell office:value-type="float" office:value="4930" table:style-name="ce47">
            <text:p><text:s text:c="2"/>4 930</text:p>
          </table:table-cell>
          <table:table-cell office:value-type="float" office:value="1778" table:style-name="ce47">
            <text:p><text:s text:c="2"/>1 778</text:p>
          </table:table-cell>
          <table:table-cell office:value-type="float" office:value="1011" table:style-name="ce47">
            <text:p><text:s text:c="2"/>1 011</text:p>
          </table:table-cell>
          <table:table-cell office:value-type="float" office:value="1492" table:style-name="ce47">
            <text:p><text:s text:c="2"/>1 492</text:p>
          </table:table-cell>
          <table:table-cell office:value-type="float" office:value="5549" table:style-name="ce47">
            <text:p><text:s text:c="2"/>5 549</text:p>
          </table:table-cell>
          <table:table-cell office:value-type="float" office:value="1251" table:style-name="ce47">
            <text:p><text:s text:c="2"/>1 251</text:p>
          </table:table-cell>
          <table:table-cell office:value-type="float" office:value="64525" table:style-name="ce47">
            <text:p><text:s text:c="2"/>64 525</text:p>
          </table:table-cell>
          <table:table-cell office:value-type="float" office:value="1095" table:style-name="ce47">
            <text:p><text:s text:c="2"/>1 095</text:p>
          </table:table-cell>
          <table:table-cell office:value-type="float" office:value="2266" table:style-name="ce47">
            <text:p><text:s text:c="2"/>2 266</text:p>
          </table:table-cell>
          <table:table-cell office:value-type="float" office:value="429" table:style-name="ce47">
            <text:p><text:s text:c="3"/>429</text:p>
          </table:table-cell>
          <table:table-cell office:value-type="float" office:value="5571" table:style-name="ce47">
            <text:p><text:s text:c="2"/>5 571</text:p>
          </table:table-cell>
          <table:table-cell office:value-type="float" office:value="815" table:style-name="ce47">
            <text:p><text:s text:c="3"/>815</text:p>
          </table:table-cell>
          <table:table-cell office:value-type="float" office:value="2687" table:style-name="ce47">
            <text:p><text:s text:c="2"/>2 68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59881" table:style-name="ce47">
            <text:p><text:s text:c="2"/>359 881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68001</text:p>
          </table:table-cell>
          <table:table-cell office:value-type="string" table:style-name="ce14">
            <text:p>Aluguel efetivo e serviços imobiliários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328" table:style-name="ce47">
            <text:p><text:s text:c="3"/>328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628" table:style-name="ce47">
            <text:p><text:s text:c="3"/>628</text:p>
          </table:table-cell>
          <table:table-cell office:value-type="float" office:value="144" table:style-name="ce47">
            <text:p><text:s text:c="3"/>144</text:p>
          </table:table-cell>
          <table:table-cell office:value-type="float" office:value="485" table:style-name="ce47">
            <text:p><text:s text:c="3"/>485</text:p>
          </table:table-cell>
          <table:table-cell office:value-type="float" office:value="70" table:style-name="ce47">
            <text:p><text:s text:c="3"/>70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317" table:style-name="ce47">
            <text:p><text:s text:c="3"/>317</text:p>
          </table:table-cell>
          <table:table-cell office:value-type="float" office:value="375" table:style-name="ce47">
            <text:p><text:s text:c="3"/>375</text:p>
          </table:table-cell>
          <table:table-cell office:value-type="float" office:value="95" table:style-name="ce47">
            <text:p><text:s text:c="3"/>95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157" table:style-name="ce47">
            <text:p><text:s text:c="3"/>157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169" table:style-name="ce47">
            <text:p><text:s text:c="3"/>169</text:p>
          </table:table-cell>
          <table:table-cell office:value-type="float" office:value="184" table:style-name="ce47">
            <text:p><text:s text:c="3"/>184</text:p>
          </table:table-cell>
          <table:table-cell office:value-type="float" office:value="160" table:style-name="ce47">
            <text:p><text:s text:c="3"/>160</text:p>
          </table:table-cell>
          <table:table-cell office:value-type="float" office:value="100" table:style-name="ce47">
            <text:p><text:s text:c="3"/>100</text:p>
          </table:table-cell>
          <table:table-cell office:value-type="float" office:value="161" table:style-name="ce47">
            <text:p><text:s text:c="3"/>161</text:p>
          </table:table-cell>
          <table:table-cell office:value-type="float" office:value="254" table:style-name="ce47">
            <text:p><text:s text:c="3"/>254</text:p>
          </table:table-cell>
          <table:table-cell office:value-type="float" office:value="389" table:style-name="ce47">
            <text:p><text:s text:c="3"/>389</text:p>
          </table:table-cell>
          <table:table-cell office:value-type="float" office:value="217" table:style-name="ce47">
            <text:p><text:s text:c="3"/>217</text:p>
          </table:table-cell>
          <table:table-cell office:value-type="float" office:value="268" table:style-name="ce47">
            <text:p><text:s text:c="3"/>268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262" table:style-name="ce47">
            <text:p><text:s text:c="3"/>262</text:p>
          </table:table-cell>
          <table:table-cell office:value-type="float" office:value="197" table:style-name="ce47">
            <text:p><text:s text:c="3"/>197</text:p>
          </table:table-cell>
          <table:table-cell office:value-type="float" office:value="121" table:style-name="ce47">
            <text:p><text:s text:c="3"/>121</text:p>
          </table:table-cell>
          <table:table-cell office:value-type="float" office:value="218" table:style-name="ce47">
            <text:p><text:s text:c="3"/>218</text:p>
          </table:table-cell>
          <table:table-cell office:value-type="float" office:value="108" table:style-name="ce47">
            <text:p><text:s text:c="3"/>108</text:p>
          </table:table-cell>
          <table:table-cell office:value-type="float" office:value="174" table:style-name="ce47">
            <text:p><text:s text:c="3"/>174</text:p>
          </table:table-cell>
          <table:table-cell office:value-type="float" office:value="82" table:style-name="ce47">
            <text:p><text:s text:c="3"/>82</text:p>
          </table:table-cell>
          <table:table-cell office:value-type="float" office:value="247" table:style-name="ce47">
            <text:p><text:s text:c="3"/>247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1287" table:style-name="ce47">
            <text:p><text:s text:c="2"/>1 287</text:p>
          </table:table-cell>
          <table:table-cell office:value-type="float" office:value="278" table:style-name="ce47">
            <text:p><text:s text:c="3"/>278</text:p>
          </table:table-cell>
          <table:table-cell office:value-type="float" office:value="1423" table:style-name="ce47">
            <text:p><text:s text:c="2"/>1 423</text:p>
          </table:table-cell>
          <table:table-cell office:value-type="float" office:value="3711" table:style-name="ce47">
            <text:p><text:s text:c="2"/>3 711</text:p>
          </table:table-cell>
          <table:table-cell office:value-type="float" office:value="38616" table:style-name="ce47">
            <text:p><text:s text:c="2"/>38 616</text:p>
          </table:table-cell>
          <table:table-cell office:value-type="float" office:value="1135" table:style-name="ce47">
            <text:p><text:s text:c="2"/>1 135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128" table:style-name="ce47">
            <text:p><text:s text:c="3"/>128</text:p>
          </table:table-cell>
          <table:table-cell office:value-type="float" office:value="2584" table:style-name="ce47">
            <text:p><text:s text:c="2"/>2 584</text:p>
          </table:table-cell>
          <table:table-cell office:value-type="float" office:value="1196" table:style-name="ce47">
            <text:p><text:s text:c="2"/>1 196</text:p>
          </table:table-cell>
          <table:table-cell office:value-type="float" office:value="4844" table:style-name="ce47">
            <text:p><text:s text:c="2"/>4 844</text:p>
          </table:table-cell>
          <table:table-cell office:value-type="float" office:value="269" table:style-name="ce47">
            <text:p><text:s text:c="3"/>269</text:p>
          </table:table-cell>
          <table:table-cell office:value-type="float" office:value="456" table:style-name="ce47">
            <text:p><text:s text:c="3"/>456</text:p>
          </table:table-cell>
          <table:table-cell office:value-type="float" office:value="2592" table:style-name="ce47">
            <text:p><text:s text:c="2"/>2 592</text:p>
          </table:table-cell>
          <table:table-cell office:value-type="float" office:value="1591" table:style-name="ce47">
            <text:p><text:s text:c="2"/>1 591</text:p>
          </table:table-cell>
          <table:table-cell office:value-type="float" office:value="6064" table:style-name="ce47">
            <text:p><text:s text:c="2"/>6 064</text:p>
          </table:table-cell>
          <table:table-cell office:value-type="float" office:value="2064" table:style-name="ce47">
            <text:p><text:s text:c="2"/>2 064</text:p>
          </table:table-cell>
          <table:table-cell office:value-type="float" office:value="5168" table:style-name="ce47">
            <text:p><text:s text:c="2"/>5 168</text:p>
          </table:table-cell>
          <table:table-cell office:value-type="float" office:value="949" table:style-name="ce47">
            <text:p><text:s text:c="3"/>949</text:p>
          </table:table-cell>
          <table:table-cell office:value-type="float" office:value="995" table:style-name="ce47">
            <text:p><text:s text:c="3"/>995</text:p>
          </table:table-cell>
          <table:table-cell office:value-type="float" office:value="1143" table:style-name="ce47">
            <text:p><text:s text:c="2"/>1 143</text:p>
          </table:table-cell>
          <table:table-cell office:value-type="float" office:value="2897" table:style-name="ce47">
            <text:p><text:s text:c="2"/>2 897</text:p>
          </table:table-cell>
          <table:table-cell office:value-type="float" office:value="263" table:style-name="ce47">
            <text:p><text:s text:c="3"/>263</text:p>
          </table:table-cell>
          <table:table-cell office:value-type="float" office:value="3645" table:style-name="ce47">
            <text:p><text:s text:c="2"/>3 645</text:p>
          </table:table-cell>
          <table:table-cell office:value-type="float" office:value="664" table:style-name="ce47">
            <text:p><text:s text:c="3"/>664</text:p>
          </table:table-cell>
          <table:table-cell office:value-type="float" office:value="4332" table:style-name="ce47">
            <text:p><text:s text:c="2"/>4 332</text:p>
          </table:table-cell>
          <table:table-cell office:value-type="float" office:value="494" table:style-name="ce47">
            <text:p><text:s text:c="3"/>494</text:p>
          </table:table-cell>
          <table:table-cell office:value-type="float" office:value="2025" table:style-name="ce47">
            <text:p><text:s text:c="2"/>2 025</text:p>
          </table:table-cell>
          <table:table-cell office:value-type="float" office:value="4044" table:style-name="ce47">
            <text:p><text:s text:c="2"/>4 044</text:p>
          </table:table-cell>
          <table:table-cell office:value-type="float" office:value="3018" table:style-name="ce47">
            <text:p><text:s text:c="2"/>3 0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4125" table:style-name="ce47">
            <text:p><text:s text:c="2"/>104 125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68002</text:p>
          </table:table-cell>
          <table:table-cell office:value-type="string" table:style-name="ce16">
            <text:p>Aluguel imputad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54">
            <text:p>69801</text:p>
          </table:table-cell>
          <table:table-cell office:value-type="string" table:style-name="ce14">
            <text:p>Serviços jurídicos, contabilidade e consultoria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508" table:style-name="ce47">
            <text:p><text:s text:c="3"/>508</text:p>
          </table:table-cell>
          <table:table-cell office:value-type="float" office:value="10214" table:style-name="ce47">
            <text:p><text:s text:c="2"/>10 214</text:p>
          </table:table-cell>
          <table:table-cell office:value-type="float" office:value="2915" table:style-name="ce47">
            <text:p><text:s text:c="2"/>2 915</text:p>
          </table:table-cell>
          <table:table-cell office:value-type="float" office:value="271" table:style-name="ce47">
            <text:p><text:s text:c="3"/>271</text:p>
          </table:table-cell>
          <table:table-cell office:value-type="float" office:value="4461" table:style-name="ce47">
            <text:p><text:s text:c="2"/>4 461</text:p>
          </table:table-cell>
          <table:table-cell office:value-type="float" office:value="797" table:style-name="ce47">
            <text:p><text:s text:c="3"/>797</text:p>
          </table:table-cell>
          <table:table-cell office:value-type="float" office:value="7454" table:style-name="ce47">
            <text:p><text:s text:c="2"/>7 454</text:p>
          </table:table-cell>
          <table:table-cell office:value-type="float" office:value="1893" table:style-name="ce47">
            <text:p><text:s text:c="2"/>1 893</text:p>
          </table:table-cell>
          <table:table-cell office:value-type="float" office:value="884" table:style-name="ce47">
            <text:p><text:s text:c="3"/>884</text:p>
          </table:table-cell>
          <table:table-cell office:value-type="float" office:value="350" table:style-name="ce47">
            <text:p><text:s text:c="3"/>350</text:p>
          </table:table-cell>
          <table:table-cell office:value-type="float" office:value="297" table:style-name="ce47">
            <text:p><text:s text:c="3"/>297</text:p>
          </table:table-cell>
          <table:table-cell office:value-type="float" office:value="202" table:style-name="ce47">
            <text:p><text:s text:c="3"/>202</text:p>
          </table:table-cell>
          <table:table-cell office:value-type="float" office:value="256" table:style-name="ce47">
            <text:p><text:s text:c="3"/>256</text:p>
          </table:table-cell>
          <table:table-cell office:value-type="float" office:value="1800" table:style-name="ce47">
            <text:p><text:s text:c="2"/>1 800</text:p>
          </table:table-cell>
          <table:table-cell office:value-type="float" office:value="165" table:style-name="ce47">
            <text:p><text:s text:c="3"/>165</text:p>
          </table:table-cell>
          <table:table-cell office:value-type="float" office:value="5505" table:style-name="ce47">
            <text:p><text:s text:c="2"/>5 505</text:p>
          </table:table-cell>
          <table:table-cell office:value-type="float" office:value="589" table:style-name="ce47">
            <text:p><text:s text:c="3"/>589</text:p>
          </table:table-cell>
          <table:table-cell office:value-type="float" office:value="2967" table:style-name="ce47">
            <text:p><text:s text:c="2"/>2 967</text:p>
          </table:table-cell>
          <table:table-cell office:value-type="float" office:value="3437" table:style-name="ce47">
            <text:p><text:s text:c="2"/>3 437</text:p>
          </table:table-cell>
          <table:table-cell office:value-type="float" office:value="1454" table:style-name="ce47">
            <text:p><text:s text:c="2"/>1 454</text:p>
          </table:table-cell>
          <table:table-cell office:value-type="float" office:value="4114" table:style-name="ce47">
            <text:p><text:s text:c="2"/>4 114</text:p>
          </table:table-cell>
          <table:table-cell office:value-type="float" office:value="1587" table:style-name="ce47">
            <text:p><text:s text:c="2"/>1 587</text:p>
          </table:table-cell>
          <table:table-cell office:value-type="float" office:value="2175" table:style-name="ce47">
            <text:p><text:s text:c="2"/>2 175</text:p>
          </table:table-cell>
          <table:table-cell office:value-type="float" office:value="1727" table:style-name="ce47">
            <text:p><text:s text:c="2"/>1 727</text:p>
          </table:table-cell>
          <table:table-cell office:value-type="float" office:value="426" table:style-name="ce47">
            <text:p><text:s text:c="3"/>426</text:p>
          </table:table-cell>
          <table:table-cell office:value-type="float" office:value="804" table:style-name="ce47">
            <text:p><text:s text:c="3"/>804</text:p>
          </table:table-cell>
          <table:table-cell office:value-type="float" office:value="2867" table:style-name="ce47">
            <text:p><text:s text:c="2"/>2 867</text:p>
          </table:table-cell>
          <table:table-cell office:value-type="float" office:value="2512" table:style-name="ce47">
            <text:p><text:s text:c="2"/>2 512</text:p>
          </table:table-cell>
          <table:table-cell office:value-type="float" office:value="2154" table:style-name="ce47">
            <text:p><text:s text:c="2"/>2 154</text:p>
          </table:table-cell>
          <table:table-cell office:value-type="float" office:value="2411" table:style-name="ce47">
            <text:p><text:s text:c="2"/>2 411</text:p>
          </table:table-cell>
          <table:table-cell office:value-type="float" office:value="1132" table:style-name="ce47">
            <text:p><text:s text:c="2"/>1 132</text:p>
          </table:table-cell>
          <table:table-cell office:value-type="float" office:value="420" table:style-name="ce47">
            <text:p><text:s text:c="3"/>420</text:p>
          </table:table-cell>
          <table:table-cell office:value-type="float" office:value="477" table:style-name="ce47">
            <text:p><text:s text:c="3"/>477</text:p>
          </table:table-cell>
          <table:table-cell office:value-type="float" office:value="617" table:style-name="ce47">
            <text:p><text:s text:c="3"/>617</text:p>
          </table:table-cell>
          <table:table-cell office:value-type="float" office:value="1321" table:style-name="ce47">
            <text:p><text:s text:c="2"/>1 321</text:p>
          </table:table-cell>
          <table:table-cell office:value-type="float" office:value="1111" table:style-name="ce47">
            <text:p><text:s text:c="2"/>1 111</text:p>
          </table:table-cell>
          <table:table-cell office:value-type="float" office:value="4680" table:style-name="ce47">
            <text:p><text:s text:c="2"/>4 680</text:p>
          </table:table-cell>
          <table:table-cell office:value-type="float" office:value="6362" table:style-name="ce47">
            <text:p><text:s text:c="2"/>6 362</text:p>
          </table:table-cell>
          <table:table-cell office:value-type="float" office:value="23066" table:style-name="ce47">
            <text:p><text:s text:c="2"/>23 066</text:p>
          </table:table-cell>
          <table:table-cell office:value-type="float" office:value="2237" table:style-name="ce47">
            <text:p><text:s text:c="2"/>2 237</text:p>
          </table:table-cell>
          <table:table-cell office:value-type="float" office:value="78" table:style-name="ce47">
            <text:p><text:s text:c="3"/>78</text:p>
          </table:table-cell>
          <table:table-cell office:value-type="float" office:value="480" table:style-name="ce47">
            <text:p><text:s text:c="3"/>480</text:p>
          </table:table-cell>
          <table:table-cell office:value-type="float" office:value="1799" table:style-name="ce47">
            <text:p><text:s text:c="2"/>1 799</text:p>
          </table:table-cell>
          <table:table-cell office:value-type="float" office:value="234" table:style-name="ce47">
            <text:p><text:s text:c="3"/>234</text:p>
          </table:table-cell>
          <table:table-cell office:value-type="float" office:value="909" table:style-name="ce47">
            <text:p><text:s text:c="3"/>909</text:p>
          </table:table-cell>
          <table:table-cell office:value-type="float" office:value="525" table:style-name="ce47">
            <text:p><text:s text:c="3"/>525</text:p>
          </table:table-cell>
          <table:table-cell office:value-type="float" office:value="2549" table:style-name="ce47">
            <text:p><text:s text:c="2"/>2 549</text:p>
          </table:table-cell>
          <table:table-cell office:value-type="float" office:value="3234" table:style-name="ce47">
            <text:p><text:s text:c="2"/>3 234</text:p>
          </table:table-cell>
          <table:table-cell office:value-type="float" office:value="2789" table:style-name="ce47">
            <text:p><text:s text:c="2"/>2 789</text:p>
          </table:table-cell>
          <table:table-cell office:value-type="float" office:value="16773" table:style-name="ce47">
            <text:p><text:s text:c="2"/>16 773</text:p>
          </table:table-cell>
          <table:table-cell office:value-type="float" office:value="2187" table:style-name="ce47">
            <text:p><text:s text:c="2"/>2 187</text:p>
          </table:table-cell>
          <table:table-cell office:value-type="float" office:value="17054" table:style-name="ce47">
            <text:p><text:s text:c="2"/>17 054</text:p>
          </table:table-cell>
          <table:table-cell office:value-type="float" office:value="4649" table:style-name="ce47">
            <text:p><text:s text:c="2"/>4 649</text:p>
          </table:table-cell>
          <table:table-cell office:value-type="float" office:value="366" table:style-name="ce47">
            <text:p><text:s text:c="3"/>366</text:p>
          </table:table-cell>
          <table:table-cell office:value-type="float" office:value="845" table:style-name="ce47">
            <text:p><text:s text:c="3"/>845</text:p>
          </table:table-cell>
          <table:table-cell office:value-type="float" office:value="3444" table:style-name="ce47">
            <text:p><text:s text:c="2"/>3 444</text:p>
          </table:table-cell>
          <table:table-cell office:value-type="float" office:value="1304" table:style-name="ce47">
            <text:p><text:s text:c="2"/>1 304</text:p>
          </table:table-cell>
          <table:table-cell office:value-type="float" office:value="4172" table:style-name="ce47">
            <text:p><text:s text:c="2"/>4 172</text:p>
          </table:table-cell>
          <table:table-cell office:value-type="float" office:value="152" table:style-name="ce47">
            <text:p><text:s text:c="3"/>152</text:p>
          </table:table-cell>
          <table:table-cell office:value-type="float" office:value="1994" table:style-name="ce47">
            <text:p><text:s text:c="2"/>1 994</text:p>
          </table:table-cell>
          <table:table-cell office:value-type="float" office:value="348" table:style-name="ce47">
            <text:p><text:s text:c="3"/>348</text:p>
          </table:table-cell>
          <table:table-cell office:value-type="float" office:value="2203" table:style-name="ce47">
            <text:p><text:s text:c="2"/>2 203</text:p>
          </table:table-cell>
          <table:table-cell office:value-type="float" office:value="1076" table:style-name="ce47">
            <text:p><text:s text:c="2"/>1 076</text:p>
          </table:table-cell>
          <table:table-cell office:value-type="float" office:value="3275" table:style-name="ce47">
            <text:p><text:s text:c="2"/>3 27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1127" table:style-name="ce47">
            <text:p><text:s text:c="2"/>181 12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1801</text:p>
          </table:table-cell>
          <table:table-cell office:value-type="string" table:style-name="ce26">
            <text:p>Pesquisa e desenvolviment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3" table:style-name="ce46">
            <text:p><text:s text:c="3"/>10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93" table:style-name="ce46">
            <text:p><text:s text:c="3"/>93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7" table:style-name="ce46">
            <text:p><text:s text:c="3"/>107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80" table:style-name="ce46">
            <text:p><text:s text:c="3"/>80</text:p>
          </table:table-cell>
          <table:table-cell office:value-type="float" office:value="240" table:style-name="ce46">
            <text:p><text:s text:c="3"/>240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109" table:style-name="ce46">
            <text:p><text:s text:c="3"/>109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150" table:style-name="ce46">
            <text:p><text:s text:c="3"/>150</text:p>
          </table:table-cell>
          <table:table-cell office:value-type="float" office:value="117" table:style-name="ce46">
            <text:p><text:s text:c="3"/>117</text:p>
          </table:table-cell>
          <table:table-cell office:value-type="float" office:value="238" table:style-name="ce46">
            <text:p><text:s text:c="3"/>238</text:p>
          </table:table-cell>
          <table:table-cell office:value-type="float" office:value="123" table:style-name="ce46">
            <text:p><text:s text:c="3"/>123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21" table:style-name="ce46">
            <text:p><text:s text:c="3"/>121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5" table:style-name="ce46">
            <text:p><text:s text:c="3"/>16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76" table:style-name="ce46">
            <text:p><text:s text:c="3"/>76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92" table:style-name="ce46">
            <text:p><text:s text:c="3"/>69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15" table:style-name="ce46">
            <text:p><text:s text:c="2"/>3 11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1802</text:p>
          </table:table-cell>
          <table:table-cell office:value-type="string" table:style-name="ce26">
            <text:p>Serviços de arquitetura e engenharia</text:p>
          </table:table-cell>
          <table:table-cell office:value-type="float" office:value="788" table:style-name="ce46">
            <text:p><text:s text:c="3"/>788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2592" table:style-name="ce46">
            <text:p><text:s text:c="2"/>2 592</text:p>
          </table:table-cell>
          <table:table-cell office:value-type="float" office:value="389" table:style-name="ce46">
            <text:p><text:s text:c="3"/>389</text:p>
          </table:table-cell>
          <table:table-cell office:value-type="float" office:value="197" table:style-name="ce46">
            <text:p><text:s text:c="3"/>197</text:p>
          </table:table-cell>
          <table:table-cell office:value-type="float" office:value="1457" table:style-name="ce46">
            <text:p><text:s text:c="2"/>1 457</text:p>
          </table:table-cell>
          <table:table-cell office:value-type="float" office:value="367" table:style-name="ce46">
            <text:p><text:s text:c="3"/>367</text:p>
          </table:table-cell>
          <table:table-cell office:value-type="float" office:value="1375" table:style-name="ce46">
            <text:p><text:s text:c="2"/>1 375</text:p>
          </table:table-cell>
          <table:table-cell office:value-type="float" office:value="285" table:style-name="ce46">
            <text:p><text:s text:c="3"/>285</text:p>
          </table:table-cell>
          <table:table-cell office:value-type="float" office:value="151" table:style-name="ce46">
            <text:p><text:s text:c="3"/>151</text:p>
          </table:table-cell>
          <table:table-cell office:value-type="float" office:value="87" table:style-name="ce46">
            <text:p><text:s text:c="3"/>87</text:p>
          </table:table-cell>
          <table:table-cell office:value-type="float" office:value="234" table:style-name="ce46">
            <text:p><text:s text:c="3"/>234</text:p>
          </table:table-cell>
          <table:table-cell office:value-type="float" office:value="153" table:style-name="ce46">
            <text:p><text:s text:c="3"/>153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641" table:style-name="ce46">
            <text:p><text:s text:c="3"/>641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216" table:style-name="ce46">
            <text:p><text:s text:c="3"/>216</text:p>
          </table:table-cell>
          <table:table-cell office:value-type="float" office:value="333" table:style-name="ce46">
            <text:p><text:s text:c="3"/>333</text:p>
          </table:table-cell>
          <table:table-cell office:value-type="float" office:value="872" table:style-name="ce46">
            <text:p><text:s text:c="3"/>872</text:p>
          </table:table-cell>
          <table:table-cell office:value-type="float" office:value="763" table:style-name="ce46">
            <text:p><text:s text:c="3"/>763</text:p>
          </table:table-cell>
          <table:table-cell office:value-type="float" office:value="529" table:style-name="ce46">
            <text:p><text:s text:c="3"/>529</text:p>
          </table:table-cell>
          <table:table-cell office:value-type="float" office:value="1221" table:style-name="ce46">
            <text:p><text:s text:c="2"/>1 221</text:p>
          </table:table-cell>
          <table:table-cell office:value-type="float" office:value="1071" table:style-name="ce46">
            <text:p><text:s text:c="2"/>1 071</text:p>
          </table:table-cell>
          <table:table-cell office:value-type="float" office:value="790" table:style-name="ce46">
            <text:p><text:s text:c="3"/>790</text:p>
          </table:table-cell>
          <table:table-cell office:value-type="float" office:value="510" table:style-name="ce46">
            <text:p><text:s text:c="3"/>510</text:p>
          </table:table-cell>
          <table:table-cell office:value-type="float" office:value="338" table:style-name="ce46">
            <text:p><text:s text:c="3"/>338</text:p>
          </table:table-cell>
          <table:table-cell office:value-type="float" office:value="577" table:style-name="ce46">
            <text:p><text:s text:c="3"/>577</text:p>
          </table:table-cell>
          <table:table-cell office:value-type="float" office:value="909" table:style-name="ce46">
            <text:p><text:s text:c="3"/>909</text:p>
          </table:table-cell>
          <table:table-cell office:value-type="float" office:value="501" table:style-name="ce46">
            <text:p><text:s text:c="3"/>501</text:p>
          </table:table-cell>
          <table:table-cell office:value-type="float" office:value="2018" table:style-name="ce46">
            <text:p><text:s text:c="2"/>2 018</text:p>
          </table:table-cell>
          <table:table-cell office:value-type="float" office:value="2190" table:style-name="ce46">
            <text:p><text:s text:c="2"/>2 190</text:p>
          </table:table-cell>
          <table:table-cell office:value-type="float" office:value="775" table:style-name="ce46">
            <text:p><text:s text:c="3"/>775</text:p>
          </table:table-cell>
          <table:table-cell office:value-type="float" office:value="339" table:style-name="ce46">
            <text:p><text:s text:c="3"/>339</text:p>
          </table:table-cell>
          <table:table-cell office:value-type="float" office:value="348" table:style-name="ce46">
            <text:p><text:s text:c="3"/>348</text:p>
          </table:table-cell>
          <table:table-cell office:value-type="float" office:value="282" table:style-name="ce46">
            <text:p><text:s text:c="3"/>282</text:p>
          </table:table-cell>
          <table:table-cell office:value-type="float" office:value="4624" table:style-name="ce46">
            <text:p><text:s text:c="2"/>4 624</text:p>
          </table:table-cell>
          <table:table-cell office:value-type="float" office:value="602" table:style-name="ce46">
            <text:p><text:s text:c="3"/>602</text:p>
          </table:table-cell>
          <table:table-cell office:value-type="float" office:value="4631" table:style-name="ce46">
            <text:p><text:s text:c="2"/>4 631</text:p>
          </table:table-cell>
          <table:table-cell office:value-type="float" office:value="115" table:style-name="ce46">
            <text:p><text:s text:c="3"/>115</text:p>
          </table:table-cell>
          <table:table-cell office:value-type="float" office:value="1997" table:style-name="ce46">
            <text:p><text:s text:c="2"/>1 997</text:p>
          </table:table-cell>
          <table:table-cell office:value-type="float" office:value="472" table:style-name="ce46">
            <text:p><text:s text:c="3"/>472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11" table:style-name="ce46">
            <text:p><text:s text:c="2"/>5 911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449" table:style-name="ce46">
            <text:p><text:s text:c="3"/>449</text:p>
          </table:table-cell>
          <table:table-cell office:value-type="float" office:value="1023" table:style-name="ce46">
            <text:p><text:s text:c="2"/>1 023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06" table:style-name="ce46">
            <text:p><text:s text:c="2"/>4 30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6" table:style-name="ce46">
            <text:p><text:s text:c="3"/>96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16" table:style-name="ce46">
            <text:p><text:s text:c="2"/>5 316</text:p>
          </table:table-cell>
          <table:table-cell office:value-type="float" office:value="1795" table:style-name="ce46">
            <text:p><text:s text:c="2"/>1 795</text:p>
          </table:table-cell>
          <table:table-cell office:value-type="float" office:value="139" table:style-name="ce46">
            <text:p><text:s text:c="3"/>139</text:p>
          </table:table-cell>
          <table:table-cell office:value-type="float" office:value="2031" table:style-name="ce46">
            <text:p><text:s text:c="2"/>2 0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097" table:style-name="ce46">
            <text:p><text:s text:c="2"/>57 097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73801</text:p>
          </table:table-cell>
          <table:table-cell office:value-type="string" table:style-name="ce28">
            <text:p>Publicidade e outros serviços técnicos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489" table:style-name="ce46">
            <text:p><text:s text:c="3"/>489</text:p>
          </table:table-cell>
          <table:table-cell office:value-type="float" office:value="113" table:style-name="ce46">
            <text:p><text:s text:c="3"/>113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648" table:style-name="ce46">
            <text:p><text:s text:c="3"/>648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694" table:style-name="ce46">
            <text:p><text:s text:c="2"/>2 694</text:p>
          </table:table-cell>
          <table:table-cell office:value-type="float" office:value="166" table:style-name="ce46">
            <text:p><text:s text:c="3"/>166</text:p>
          </table:table-cell>
          <table:table-cell office:value-type="float" office:value="4226" table:style-name="ce46">
            <text:p><text:s text:c="2"/>4 226</text:p>
          </table:table-cell>
          <table:table-cell office:value-type="float" office:value="6406" table:style-name="ce46">
            <text:p><text:s text:c="2"/>6 406</text:p>
          </table:table-cell>
          <table:table-cell office:value-type="float" office:value="314" table:style-name="ce46">
            <text:p><text:s text:c="3"/>314</text:p>
          </table:table-cell>
          <table:table-cell office:value-type="float" office:value="115" table:style-name="ce46">
            <text:p><text:s text:c="3"/>115</text:p>
          </table:table-cell>
          <table:table-cell office:value-type="float" office:value="518" table:style-name="ce46">
            <text:p><text:s text:c="3"/>518</text:p>
          </table:table-cell>
          <table:table-cell office:value-type="float" office:value="1064" table:style-name="ce46">
            <text:p><text:s text:c="2"/>1 064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682" table:style-name="ce46">
            <text:p><text:s text:c="3"/>682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265" table:style-name="ce46">
            <text:p><text:s text:c="3"/>265</text:p>
          </table:table-cell>
          <table:table-cell office:value-type="float" office:value="106" table:style-name="ce46">
            <text:p><text:s text:c="3"/>106</text:p>
          </table:table-cell>
          <table:table-cell office:value-type="float" office:value="134" table:style-name="ce46">
            <text:p><text:s text:c="3"/>134</text:p>
          </table:table-cell>
          <table:table-cell office:value-type="float" office:value="617" table:style-name="ce46">
            <text:p><text:s text:c="3"/>617</text:p>
          </table:table-cell>
          <table:table-cell office:value-type="float" office:value="1556" table:style-name="ce46">
            <text:p><text:s text:c="2"/>1 556</text:p>
          </table:table-cell>
          <table:table-cell office:value-type="float" office:value="2481" table:style-name="ce46">
            <text:p><text:s text:c="2"/>2 481</text:p>
          </table:table-cell>
          <table:table-cell office:value-type="float" office:value="571" table:style-name="ce46">
            <text:p><text:s text:c="3"/>571</text:p>
          </table:table-cell>
          <table:table-cell office:value-type="float" office:value="362" table:style-name="ce46">
            <text:p><text:s text:c="3"/>362</text:p>
          </table:table-cell>
          <table:table-cell office:value-type="float" office:value="252" table:style-name="ce46">
            <text:p><text:s text:c="3"/>252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621" table:style-name="ce46">
            <text:p><text:s text:c="3"/>621</text:p>
          </table:table-cell>
          <table:table-cell office:value-type="float" office:value="1785" table:style-name="ce46">
            <text:p><text:s text:c="2"/>1 785</text:p>
          </table:table-cell>
          <table:table-cell office:value-type="float" office:value="846" table:style-name="ce46">
            <text:p><text:s text:c="3"/>846</text:p>
          </table:table-cell>
          <table:table-cell office:value-type="float" office:value="588" table:style-name="ce46">
            <text:p><text:s text:c="3"/>588</text:p>
          </table:table-cell>
          <table:table-cell office:value-type="float" office:value="5306" table:style-name="ce46">
            <text:p><text:s text:c="2"/>5 306</text:p>
          </table:table-cell>
          <table:table-cell office:value-type="float" office:value="166" table:style-name="ce46">
            <text:p><text:s text:c="3"/>166</text:p>
          </table:table-cell>
          <table:table-cell office:value-type="float" office:value="389" table:style-name="ce46">
            <text:p><text:s text:c="3"/>389</text:p>
          </table:table-cell>
          <table:table-cell office:value-type="float" office:value="557" table:style-name="ce46">
            <text:p><text:s text:c="3"/>557</text:p>
          </table:table-cell>
          <table:table-cell office:value-type="float" office:value="138" table:style-name="ce46">
            <text:p><text:s text:c="3"/>138</text:p>
          </table:table-cell>
          <table:table-cell office:value-type="float" office:value="4240" table:style-name="ce46">
            <text:p><text:s text:c="2"/>4 240</text:p>
          </table:table-cell>
          <table:table-cell office:value-type="float" office:value="227" table:style-name="ce46">
            <text:p><text:s text:c="3"/>227</text:p>
          </table:table-cell>
          <table:table-cell office:value-type="float" office:value="2349" table:style-name="ce46">
            <text:p><text:s text:c="2"/>2 349</text:p>
          </table:table-cell>
          <table:table-cell office:value-type="float" office:value="3258" table:style-name="ce46">
            <text:p><text:s text:c="2"/>3 258</text:p>
          </table:table-cell>
          <table:table-cell office:value-type="float" office:value="21573" table:style-name="ce46">
            <text:p><text:s text:c="2"/>21 573</text:p>
          </table:table-cell>
          <table:table-cell office:value-type="float" office:value="753" table:style-name="ce46">
            <text:p><text:s text:c="3"/>753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286" table:style-name="ce46">
            <text:p><text:s text:c="3"/>286</text:p>
          </table:table-cell>
          <table:table-cell office:value-type="float" office:value="1332" table:style-name="ce46">
            <text:p><text:s text:c="2"/>1 332</text:p>
          </table:table-cell>
          <table:table-cell office:value-type="float" office:value="388" table:style-name="ce46">
            <text:p><text:s text:c="3"/>388</text:p>
          </table:table-cell>
          <table:table-cell office:value-type="float" office:value="901" table:style-name="ce46">
            <text:p><text:s text:c="3"/>901</text:p>
          </table:table-cell>
          <table:table-cell office:value-type="float" office:value="1190" table:style-name="ce46">
            <text:p><text:s text:c="2"/>1 190</text:p>
          </table:table-cell>
          <table:table-cell office:value-type="float" office:value="2340" table:style-name="ce46">
            <text:p><text:s text:c="2"/>2 340</text:p>
          </table:table-cell>
          <table:table-cell office:value-type="float" office:value="4464" table:style-name="ce46">
            <text:p><text:s text:c="2"/>4 464</text:p>
          </table:table-cell>
          <table:table-cell office:value-type="float" office:value="1996" table:style-name="ce46">
            <text:p><text:s text:c="2"/>1 996</text:p>
          </table:table-cell>
          <table:table-cell office:value-type="float" office:value="14457" table:style-name="ce46">
            <text:p><text:s text:c="2"/>14 457</text:p>
          </table:table-cell>
          <table:table-cell office:value-type="float" office:value="1085" table:style-name="ce46">
            <text:p><text:s text:c="2"/>1 085</text:p>
          </table:table-cell>
          <table:table-cell office:value-type="float" office:value="5534" table:style-name="ce46">
            <text:p><text:s text:c="2"/>5 534</text:p>
          </table:table-cell>
          <table:table-cell office:value-type="float" office:value="492" table:style-name="ce46">
            <text:p><text:s text:c="3"/>492</text:p>
          </table:table-cell>
          <table:table-cell office:value-type="float" office:value="2105" table:style-name="ce46">
            <text:p><text:s text:c="2"/>2 105</text:p>
          </table:table-cell>
          <table:table-cell office:value-type="float" office:value="1226" table:style-name="ce46">
            <text:p><text:s text:c="2"/>1 226</text:p>
          </table:table-cell>
          <table:table-cell office:value-type="float" office:value="1759" table:style-name="ce46">
            <text:p><text:s text:c="2"/>1 759</text:p>
          </table:table-cell>
          <table:table-cell office:value-type="float" office:value="214" table:style-name="ce46">
            <text:p><text:s text:c="3"/>214</text:p>
          </table:table-cell>
          <table:table-cell office:value-type="float" office:value="4409" table:style-name="ce46">
            <text:p><text:s text:c="2"/>4 409</text:p>
          </table:table-cell>
          <table:table-cell office:value-type="float" office:value="815" table:style-name="ce46">
            <text:p><text:s text:c="3"/>815</text:p>
          </table:table-cell>
          <table:table-cell office:value-type="float" office:value="3162" table:style-name="ce46">
            <text:p><text:s text:c="2"/>3 162</text:p>
          </table:table-cell>
          <table:table-cell office:value-type="float" office:value="1321" table:style-name="ce46">
            <text:p><text:s text:c="2"/>1 321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1916" table:style-name="ce46">
            <text:p><text:s text:c="2"/>1 916</text:p>
          </table:table-cell>
          <table:table-cell office:value-type="float" office:value="1986" table:style-name="ce46">
            <text:p><text:s text:c="2"/>1 98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0257" table:style-name="ce46">
            <text:p><text:s text:c="2"/>120 25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7001</text:p>
          </table:table-cell>
          <table:table-cell office:value-type="string" table:style-name="ce26">
            <text:p>Aluguéis não-imob. e gestão de ativos de propriedade intelectual</text:p>
          </table:table-cell>
          <table:table-cell office:value-type="float" office:value="520" table:style-name="ce46">
            <text:p><text:s text:c="3"/>520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121" table:style-name="ce46">
            <text:p><text:s text:c="3"/>121</text:p>
          </table:table-cell>
          <table:table-cell office:value-type="float" office:value="336" table:style-name="ce46">
            <text:p><text:s text:c="3"/>336</text:p>
          </table:table-cell>
          <table:table-cell office:value-type="float" office:value="15864" table:style-name="ce46">
            <text:p><text:s text:c="2"/>15 864</text:p>
          </table:table-cell>
          <table:table-cell office:value-type="float" office:value="1821" table:style-name="ce46">
            <text:p><text:s text:c="2"/>1 821</text:p>
          </table:table-cell>
          <table:table-cell office:value-type="float" office:value="440" table:style-name="ce46">
            <text:p><text:s text:c="3"/>440</text:p>
          </table:table-cell>
          <table:table-cell office:value-type="float" office:value="569" table:style-name="ce46">
            <text:p><text:s text:c="3"/>569</text:p>
          </table:table-cell>
          <table:table-cell office:value-type="float" office:value="537" table:style-name="ce46">
            <text:p><text:s text:c="3"/>537</text:p>
          </table:table-cell>
          <table:table-cell office:value-type="float" office:value="1870" table:style-name="ce46">
            <text:p><text:s text:c="2"/>1 870</text:p>
          </table:table-cell>
          <table:table-cell office:value-type="float" office:value="679" table:style-name="ce46">
            <text:p><text:s text:c="3"/>679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76" table:style-name="ce46">
            <text:p><text:s text:c="3"/>76</text:p>
          </table:table-cell>
          <table:table-cell office:value-type="float" office:value="168" table:style-name="ce46">
            <text:p><text:s text:c="3"/>168</text:p>
          </table:table-cell>
          <table:table-cell office:value-type="float" office:value="117" table:style-name="ce46">
            <text:p><text:s text:c="3"/>117</text:p>
          </table:table-cell>
          <table:table-cell office:value-type="float" office:value="191" table:style-name="ce46">
            <text:p><text:s text:c="3"/>191</text:p>
          </table:table-cell>
          <table:table-cell office:value-type="float" office:value="1145" table:style-name="ce46">
            <text:p><text:s text:c="2"/>1 145</text:p>
          </table:table-cell>
          <table:table-cell office:value-type="float" office:value="235" table:style-name="ce46">
            <text:p><text:s text:c="3"/>235</text:p>
          </table:table-cell>
          <table:table-cell office:value-type="float" office:value="772" table:style-name="ce46">
            <text:p><text:s text:c="3"/>772</text:p>
          </table:table-cell>
          <table:table-cell office:value-type="float" office:value="105" table:style-name="ce46">
            <text:p><text:s text:c="3"/>105</text:p>
          </table:table-cell>
          <table:table-cell office:value-type="float" office:value="645" table:style-name="ce46">
            <text:p><text:s text:c="3"/>645</text:p>
          </table:table-cell>
          <table:table-cell office:value-type="float" office:value="777" table:style-name="ce46">
            <text:p><text:s text:c="3"/>777</text:p>
          </table:table-cell>
          <table:table-cell office:value-type="float" office:value="148" table:style-name="ce46">
            <text:p><text:s text:c="3"/>148</text:p>
          </table:table-cell>
          <table:table-cell office:value-type="float" office:value="321" table:style-name="ce46">
            <text:p><text:s text:c="3"/>321</text:p>
          </table:table-cell>
          <table:table-cell office:value-type="float" office:value="938" table:style-name="ce46">
            <text:p><text:s text:c="3"/>938</text:p>
          </table:table-cell>
          <table:table-cell office:value-type="float" office:value="591" table:style-name="ce46">
            <text:p><text:s text:c="3"/>591</text:p>
          </table:table-cell>
          <table:table-cell office:value-type="float" office:value="744" table:style-name="ce46">
            <text:p><text:s text:c="3"/>744</text:p>
          </table:table-cell>
          <table:table-cell office:value-type="float" office:value="335" table:style-name="ce46">
            <text:p><text:s text:c="3"/>335</text:p>
          </table:table-cell>
          <table:table-cell office:value-type="float" office:value="1188" table:style-name="ce46">
            <text:p><text:s text:c="2"/>1 188</text:p>
          </table:table-cell>
          <table:table-cell office:value-type="float" office:value="955" table:style-name="ce46">
            <text:p><text:s text:c="3"/>955</text:p>
          </table:table-cell>
          <table:table-cell office:value-type="float" office:value="369" table:style-name="ce46">
            <text:p><text:s text:c="3"/>369</text:p>
          </table:table-cell>
          <table:table-cell office:value-type="float" office:value="1089" table:style-name="ce46">
            <text:p><text:s text:c="2"/>1 089</text:p>
          </table:table-cell>
          <table:table-cell office:value-type="float" office:value="2635" table:style-name="ce46">
            <text:p><text:s text:c="2"/>2 635</text:p>
          </table:table-cell>
          <table:table-cell office:value-type="float" office:value="800" table:style-name="ce46">
            <text:p><text:s text:c="3"/>800</text:p>
          </table:table-cell>
          <table:table-cell office:value-type="float" office:value="1072" table:style-name="ce46">
            <text:p><text:s text:c="2"/>1 072</text:p>
          </table:table-cell>
          <table:table-cell office:value-type="float" office:value="390" table:style-name="ce46">
            <text:p><text:s text:c="3"/>390</text:p>
          </table:table-cell>
          <table:table-cell office:value-type="float" office:value="617" table:style-name="ce46">
            <text:p><text:s text:c="3"/>617</text:p>
          </table:table-cell>
          <table:table-cell office:value-type="float" office:value="1466" table:style-name="ce46">
            <text:p><text:s text:c="2"/>1 466</text:p>
          </table:table-cell>
          <table:table-cell office:value-type="float" office:value="2171" table:style-name="ce46">
            <text:p><text:s text:c="2"/>2 171</text:p>
          </table:table-cell>
          <table:table-cell office:value-type="float" office:value="7157" table:style-name="ce46">
            <text:p><text:s text:c="2"/>7 157</text:p>
          </table:table-cell>
          <table:table-cell office:value-type="float" office:value="1270" table:style-name="ce46">
            <text:p><text:s text:c="2"/>1 270</text:p>
          </table:table-cell>
          <table:table-cell office:value-type="float" office:value="13241" table:style-name="ce46">
            <text:p><text:s text:c="2"/>13 241</text:p>
          </table:table-cell>
          <table:table-cell office:value-type="float" office:value="6230" table:style-name="ce46">
            <text:p><text:s text:c="2"/>6 230</text:p>
          </table:table-cell>
          <table:table-cell office:value-type="float" office:value="1537" table:style-name="ce46">
            <text:p><text:s text:c="2"/>1 537</text:p>
          </table:table-cell>
          <table:table-cell office:value-type="float" office:value="4850" table:style-name="ce46">
            <text:p><text:s text:c="2"/>4 850</text:p>
          </table:table-cell>
          <table:table-cell office:value-type="float" office:value="3142" table:style-name="ce46">
            <text:p><text:s text:c="2"/>3 142</text:p>
          </table:table-cell>
          <table:table-cell office:value-type="float" office:value="221" table:style-name="ce46">
            <text:p><text:s text:c="3"/>221</text:p>
          </table:table-cell>
          <table:table-cell office:value-type="float" office:value="1823" table:style-name="ce46">
            <text:p><text:s text:c="2"/>1 823</text:p>
          </table:table-cell>
          <table:table-cell office:value-type="float" office:value="1314" table:style-name="ce46">
            <text:p><text:s text:c="2"/>1 314</text:p>
          </table:table-cell>
          <table:table-cell office:value-type="float" office:value="1836" table:style-name="ce46">
            <text:p><text:s text:c="2"/>1 836</text:p>
          </table:table-cell>
          <table:table-cell office:value-type="float" office:value="8142" table:style-name="ce46">
            <text:p><text:s text:c="2"/>8 142</text:p>
          </table:table-cell>
          <table:table-cell office:value-type="float" office:value="4123" table:style-name="ce46">
            <text:p><text:s text:c="2"/>4 123</text:p>
          </table:table-cell>
          <table:table-cell office:value-type="float" office:value="2814" table:style-name="ce46">
            <text:p><text:s text:c="2"/>2 814</text:p>
          </table:table-cell>
          <table:table-cell office:value-type="float" office:value="359" table:style-name="ce46">
            <text:p><text:s text:c="3"/>359</text:p>
          </table:table-cell>
          <table:table-cell office:value-type="float" office:value="1195" table:style-name="ce46">
            <text:p><text:s text:c="2"/>1 195</text:p>
          </table:table-cell>
          <table:table-cell office:value-type="float" office:value="1571" table:style-name="ce46">
            <text:p><text:s text:c="2"/>1 571</text:p>
          </table:table-cell>
          <table:table-cell office:value-type="float" office:value="410" table:style-name="ce46">
            <text:p><text:s text:c="3"/>410</text:p>
          </table:table-cell>
          <table:table-cell office:value-type="float" office:value="2653" table:style-name="ce46">
            <text:p><text:s text:c="2"/>2 653</text:p>
          </table:table-cell>
          <table:table-cell office:value-type="float" office:value="1557" table:style-name="ce46">
            <text:p><text:s text:c="2"/>1 557</text:p>
          </table:table-cell>
          <table:table-cell office:value-type="float" office:value="496" table:style-name="ce46">
            <text:p><text:s text:c="3"/>496</text:p>
          </table:table-cell>
          <table:table-cell office:value-type="float" office:value="4812" table:style-name="ce46">
            <text:p><text:s text:c="2"/>4 812</text:p>
          </table:table-cell>
          <table:table-cell office:value-type="float" office:value="1811" table:style-name="ce46">
            <text:p><text:s text:c="2"/>1 811</text:p>
          </table:table-cell>
          <table:table-cell office:value-type="float" office:value="3550" table:style-name="ce46">
            <text:p><text:s text:c="2"/>3 550</text:p>
          </table:table-cell>
          <table:table-cell office:value-type="float" office:value="2320" table:style-name="ce46">
            <text:p><text:s text:c="2"/>2 320</text:p>
          </table:table-cell>
          <table:table-cell office:value-type="float" office:value="1224" table:style-name="ce46">
            <text:p><text:s text:c="2"/>1 224</text:p>
          </table:table-cell>
          <table:table-cell office:value-type="float" office:value="828" table:style-name="ce46">
            <text:p><text:s text:c="3"/>828</text:p>
          </table:table-cell>
          <table:table-cell office:value-type="float" office:value="356" table:style-name="ce46">
            <text:p><text:s text:c="3"/>3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3814" table:style-name="ce46">
            <text:p><text:s text:c="2"/>123 81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8801</text:p>
          </table:table-cell>
          <table:table-cell office:value-type="string" table:style-name="ce26">
            <text:p>Condomínios e serviços para edifícios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496" table:style-name="ce46">
            <text:p><text:s text:c="3"/>496</text:p>
          </table:table-cell>
          <table:table-cell office:value-type="float" office:value="155" table:style-name="ce46">
            <text:p><text:s text:c="3"/>155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396" table:style-name="ce46">
            <text:p><text:s text:c="3"/>396</text:p>
          </table:table-cell>
          <table:table-cell office:value-type="float" office:value="273" table:style-name="ce46">
            <text:p><text:s text:c="3"/>273</text:p>
          </table:table-cell>
          <table:table-cell office:value-type="float" office:value="477" table:style-name="ce46">
            <text:p><text:s text:c="3"/>477</text:p>
          </table:table-cell>
          <table:table-cell office:value-type="float" office:value="193" table:style-name="ce46">
            <text:p><text:s text:c="3"/>193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544" table:style-name="ce46">
            <text:p><text:s text:c="3"/>544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207" table:style-name="ce46">
            <text:p><text:s text:c="3"/>207</text:p>
          </table:table-cell>
          <table:table-cell office:value-type="float" office:value="404" table:style-name="ce46">
            <text:p><text:s text:c="3"/>404</text:p>
          </table:table-cell>
          <table:table-cell office:value-type="float" office:value="231" table:style-name="ce46">
            <text:p><text:s text:c="3"/>231</text:p>
          </table:table-cell>
          <table:table-cell office:value-type="float" office:value="563" table:style-name="ce46">
            <text:p><text:s text:c="3"/>563</text:p>
          </table:table-cell>
          <table:table-cell office:value-type="float" office:value="154" table:style-name="ce46">
            <text:p><text:s text:c="3"/>154</text:p>
          </table:table-cell>
          <table:table-cell office:value-type="float" office:value="416" table:style-name="ce46">
            <text:p><text:s text:c="3"/>416</text:p>
          </table:table-cell>
          <table:table-cell office:value-type="float" office:value="552" table:style-name="ce46">
            <text:p><text:s text:c="3"/>552</text:p>
          </table:table-cell>
          <table:table-cell office:value-type="float" office:value="192" table:style-name="ce46">
            <text:p><text:s text:c="3"/>192</text:p>
          </table:table-cell>
          <table:table-cell office:value-type="float" office:value="216" table:style-name="ce46">
            <text:p><text:s text:c="3"/>216</text:p>
          </table:table-cell>
          <table:table-cell office:value-type="float" office:value="98" table:style-name="ce46">
            <text:p><text:s text:c="3"/>98</text:p>
          </table:table-cell>
          <table:table-cell office:value-type="float" office:value="212" table:style-name="ce46">
            <text:p><text:s text:c="3"/>212</text:p>
          </table:table-cell>
          <table:table-cell office:value-type="float" office:value="174" table:style-name="ce46">
            <text:p><text:s text:c="3"/>174</text:p>
          </table:table-cell>
          <table:table-cell office:value-type="float" office:value="209" table:style-name="ce46">
            <text:p><text:s text:c="3"/>209</text:p>
          </table:table-cell>
          <table:table-cell office:value-type="float" office:value="402" table:style-name="ce46">
            <text:p><text:s text:c="3"/>402</text:p>
          </table:table-cell>
          <table:table-cell office:value-type="float" office:value="884" table:style-name="ce46">
            <text:p><text:s text:c="3"/>884</text:p>
          </table:table-cell>
          <table:table-cell office:value-type="float" office:value="163" table:style-name="ce46">
            <text:p><text:s text:c="3"/>163</text:p>
          </table:table-cell>
          <table:table-cell office:value-type="float" office:value="159" table:style-name="ce46">
            <text:p><text:s text:c="3"/>159</text:p>
          </table:table-cell>
          <table:table-cell office:value-type="float" office:value="168" table:style-name="ce46">
            <text:p><text:s text:c="3"/>168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960" table:style-name="ce46">
            <text:p><text:s text:c="3"/>960</text:p>
          </table:table-cell>
          <table:table-cell office:value-type="float" office:value="260" table:style-name="ce46">
            <text:p><text:s text:c="3"/>260</text:p>
          </table:table-cell>
          <table:table-cell office:value-type="float" office:value="1339" table:style-name="ce46">
            <text:p><text:s text:c="2"/>1 339</text:p>
          </table:table-cell>
          <table:table-cell office:value-type="float" office:value="842" table:style-name="ce46">
            <text:p><text:s text:c="3"/>842</text:p>
          </table:table-cell>
          <table:table-cell office:value-type="float" office:value="8375" table:style-name="ce46">
            <text:p><text:s text:c="2"/>8 375</text:p>
          </table:table-cell>
          <table:table-cell office:value-type="float" office:value="936" table:style-name="ce46">
            <text:p><text:s text:c="3"/>936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434" table:style-name="ce46">
            <text:p><text:s text:c="3"/>434</text:p>
          </table:table-cell>
          <table:table-cell office:value-type="float" office:value="1693" table:style-name="ce46">
            <text:p><text:s text:c="2"/>1 693</text:p>
          </table:table-cell>
          <table:table-cell office:value-type="float" office:value="227" table:style-name="ce46">
            <text:p><text:s text:c="3"/>227</text:p>
          </table:table-cell>
          <table:table-cell office:value-type="float" office:value="1022" table:style-name="ce46">
            <text:p><text:s text:c="2"/>1 022</text:p>
          </table:table-cell>
          <table:table-cell office:value-type="float" office:value="100" table:style-name="ce46">
            <text:p><text:s text:c="3"/>100</text:p>
          </table:table-cell>
          <table:table-cell office:value-type="float" office:value="666" table:style-name="ce46">
            <text:p><text:s text:c="3"/>666</text:p>
          </table:table-cell>
          <table:table-cell office:value-type="float" office:value="1466" table:style-name="ce46">
            <text:p><text:s text:c="2"/>1 466</text:p>
          </table:table-cell>
          <table:table-cell office:value-type="float" office:value="1417" table:style-name="ce46">
            <text:p><text:s text:c="2"/>1 417</text:p>
          </table:table-cell>
          <table:table-cell office:value-type="float" office:value="3818" table:style-name="ce46">
            <text:p><text:s text:c="2"/>3 818</text:p>
          </table:table-cell>
          <table:table-cell office:value-type="float" office:value="850" table:style-name="ce46">
            <text:p><text:s text:c="3"/>850</text:p>
          </table:table-cell>
          <table:table-cell office:value-type="float" office:value="1867" table:style-name="ce46">
            <text:p><text:s text:c="2"/>1 867</text:p>
          </table:table-cell>
          <table:table-cell office:value-type="float" office:value="225" table:style-name="ce46">
            <text:p><text:s text:c="3"/>225</text:p>
          </table:table-cell>
          <table:table-cell office:value-type="float" office:value="210" table:style-name="ce46">
            <text:p><text:s text:c="3"/>210</text:p>
          </table:table-cell>
          <table:table-cell office:value-type="float" office:value="195" table:style-name="ce46">
            <text:p><text:s text:c="3"/>195</text:p>
          </table:table-cell>
          <table:table-cell office:value-type="float" office:value="2814" table:style-name="ce46">
            <text:p><text:s text:c="2"/>2 814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7088" table:style-name="ce46">
            <text:p><text:s text:c="2"/>7 088</text:p>
          </table:table-cell>
          <table:table-cell office:value-type="float" office:value="4700" table:style-name="ce46">
            <text:p><text:s text:c="2"/>4 700</text:p>
          </table:table-cell>
          <table:table-cell office:value-type="float" office:value="1667" table:style-name="ce46">
            <text:p><text:s text:c="2"/>1 667</text:p>
          </table:table-cell>
          <table:table-cell office:value-type="float" office:value="2930" table:style-name="ce46">
            <text:p><text:s text:c="2"/>2 930</text:p>
          </table:table-cell>
          <table:table-cell office:value-type="float" office:value="1988" table:style-name="ce46">
            <text:p><text:s text:c="2"/>1 988</text:p>
          </table:table-cell>
          <table:table-cell office:value-type="float" office:value="639" table:style-name="ce46">
            <text:p><text:s text:c="3"/>639</text:p>
          </table:table-cell>
          <table:table-cell office:value-type="float" office:value="1789" table:style-name="ce46">
            <text:p><text:s text:c="2"/>1 78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968" table:style-name="ce46">
            <text:p><text:s text:c="2"/>58 968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78802</text:p>
          </table:table-cell>
          <table:table-cell office:value-type="string" table:style-name="ce5">
            <text:p>Outros serviços administrativos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431" table:style-name="ce47">
            <text:p><text:s text:c="3"/>431</text:p>
          </table:table-cell>
          <table:table-cell office:value-type="float" office:value="247" table:style-name="ce47">
            <text:p><text:s text:c="3"/>247</text:p>
          </table:table-cell>
          <table:table-cell office:value-type="float" office:value="242" table:style-name="ce47">
            <text:p><text:s text:c="3"/>242</text:p>
          </table:table-cell>
          <table:table-cell office:value-type="float" office:value="141" table:style-name="ce47">
            <text:p><text:s text:c="3"/>141</text:p>
          </table:table-cell>
          <table:table-cell office:value-type="float" office:value="315" table:style-name="ce47">
            <text:p><text:s text:c="3"/>315</text:p>
          </table:table-cell>
          <table:table-cell office:value-type="float" office:value="129" table:style-name="ce47">
            <text:p><text:s text:c="3"/>129</text:p>
          </table:table-cell>
          <table:table-cell office:value-type="float" office:value="668" table:style-name="ce47">
            <text:p><text:s text:c="3"/>668</text:p>
          </table:table-cell>
          <table:table-cell office:value-type="float" office:value="789" table:style-name="ce47">
            <text:p><text:s text:c="3"/>789</text:p>
          </table:table-cell>
          <table:table-cell office:value-type="float" office:value="90" table:style-name="ce47">
            <text:p><text:s text:c="3"/>90</text:p>
          </table:table-cell>
          <table:table-cell office:value-type="float" office:value="124" table:style-name="ce47">
            <text:p><text:s text:c="3"/>124</text:p>
          </table:table-cell>
          <table:table-cell office:value-type="float" office:value="128" table:style-name="ce47">
            <text:p><text:s text:c="3"/>128</text:p>
          </table:table-cell>
          <table:table-cell office:value-type="float" office:value="172" table:style-name="ce47">
            <text:p><text:s text:c="3"/>172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251" table:style-name="ce47">
            <text:p><text:s text:c="3"/>251</text:p>
          </table:table-cell>
          <table:table-cell office:value-type="float" office:value="232" table:style-name="ce47">
            <text:p><text:s text:c="3"/>232</text:p>
          </table:table-cell>
          <table:table-cell office:value-type="float" office:value="204" table:style-name="ce47">
            <text:p><text:s text:c="3"/>204</text:p>
          </table:table-cell>
          <table:table-cell office:value-type="float" office:value="764" table:style-name="ce47">
            <text:p><text:s text:c="3"/>764</text:p>
          </table:table-cell>
          <table:table-cell office:value-type="float" office:value="74" table:style-name="ce47">
            <text:p><text:s text:c="3"/>74</text:p>
          </table:table-cell>
          <table:table-cell office:value-type="float" office:value="613" table:style-name="ce47">
            <text:p><text:s text:c="3"/>613</text:p>
          </table:table-cell>
          <table:table-cell office:value-type="float" office:value="276" table:style-name="ce47">
            <text:p><text:s text:c="3"/>276</text:p>
          </table:table-cell>
          <table:table-cell office:value-type="float" office:value="374" table:style-name="ce47">
            <text:p><text:s text:c="3"/>374</text:p>
          </table:table-cell>
          <table:table-cell office:value-type="float" office:value="449" table:style-name="ce47">
            <text:p><text:s text:c="3"/>449</text:p>
          </table:table-cell>
          <table:table-cell office:value-type="float" office:value="723" table:style-name="ce47">
            <text:p><text:s text:c="3"/>723</text:p>
          </table:table-cell>
          <table:table-cell office:value-type="float" office:value="443" table:style-name="ce47">
            <text:p><text:s text:c="3"/>443</text:p>
          </table:table-cell>
          <table:table-cell office:value-type="float" office:value="1312" table:style-name="ce47">
            <text:p><text:s text:c="2"/>1 312</text:p>
          </table:table-cell>
          <table:table-cell office:value-type="float" office:value="413" table:style-name="ce47">
            <text:p><text:s text:c="3"/>413</text:p>
          </table:table-cell>
          <table:table-cell office:value-type="float" office:value="149" table:style-name="ce47">
            <text:p><text:s text:c="3"/>149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112" table:style-name="ce47">
            <text:p><text:s text:c="3"/>112</text:p>
          </table:table-cell>
          <table:table-cell office:value-type="float" office:value="345" table:style-name="ce47">
            <text:p><text:s text:c="3"/>345</text:p>
          </table:table-cell>
          <table:table-cell office:value-type="float" office:value="2182" table:style-name="ce47">
            <text:p><text:s text:c="2"/>2 182</text:p>
          </table:table-cell>
          <table:table-cell office:value-type="float" office:value="69" table:style-name="ce47">
            <text:p><text:s text:c="3"/>69</text:p>
          </table:table-cell>
          <table:table-cell office:value-type="float" office:value="872" table:style-name="ce47">
            <text:p><text:s text:c="3"/>872</text:p>
          </table:table-cell>
          <table:table-cell office:value-type="float" office:value="927" table:style-name="ce47">
            <text:p><text:s text:c="3"/>927</text:p>
          </table:table-cell>
          <table:table-cell office:value-type="float" office:value="17919" table:style-name="ce47">
            <text:p><text:s text:c="2"/>17 919</text:p>
          </table:table-cell>
          <table:table-cell office:value-type="float" office:value="761" table:style-name="ce47">
            <text:p><text:s text:c="3"/>761</text:p>
          </table:table-cell>
          <table:table-cell office:value-type="float" office:value="92" table:style-name="ce47">
            <text:p><text:s text:c="3"/>92</text:p>
          </table:table-cell>
          <table:table-cell office:value-type="float" office:value="491" table:style-name="ce47">
            <text:p><text:s text:c="3"/>491</text:p>
          </table:table-cell>
          <table:table-cell office:value-type="float" office:value="1084" table:style-name="ce47">
            <text:p><text:s text:c="2"/>1 084</text:p>
          </table:table-cell>
          <table:table-cell office:value-type="float" office:value="614" table:style-name="ce47">
            <text:p><text:s text:c="3"/>614</text:p>
          </table:table-cell>
          <table:table-cell office:value-type="float" office:value="603" table:style-name="ce47">
            <text:p><text:s text:c="3"/>603</text:p>
          </table:table-cell>
          <table:table-cell office:value-type="float" office:value="179" table:style-name="ce47">
            <text:p><text:s text:c="3"/>179</text:p>
          </table:table-cell>
          <table:table-cell office:value-type="float" office:value="198" table:style-name="ce47">
            <text:p><text:s text:c="3"/>198</text:p>
          </table:table-cell>
          <table:table-cell office:value-type="float" office:value="14928" table:style-name="ce47">
            <text:p><text:s text:c="2"/>14 928</text:p>
          </table:table-cell>
          <table:table-cell office:value-type="float" office:value="3854" table:style-name="ce47">
            <text:p><text:s text:c="2"/>3 854</text:p>
          </table:table-cell>
          <table:table-cell office:value-type="float" office:value="17146" table:style-name="ce47">
            <text:p><text:s text:c="2"/>17 146</text:p>
          </table:table-cell>
          <table:table-cell office:value-type="float" office:value="313" table:style-name="ce47">
            <text:p><text:s text:c="3"/>313</text:p>
          </table:table-cell>
          <table:table-cell office:value-type="float" office:value="1972" table:style-name="ce47">
            <text:p><text:s text:c="2"/>1 972</text:p>
          </table:table-cell>
          <table:table-cell office:value-type="float" office:value="362" table:style-name="ce47">
            <text:p><text:s text:c="3"/>362</text:p>
          </table:table-cell>
          <table:table-cell office:value-type="float" office:value="408" table:style-name="ce47">
            <text:p><text:s text:c="3"/>408</text:p>
          </table:table-cell>
          <table:table-cell office:value-type="float" office:value="380" table:style-name="ce47">
            <text:p><text:s text:c="3"/>380</text:p>
          </table:table-cell>
          <table:table-cell office:value-type="float" office:value="2083" table:style-name="ce47">
            <text:p><text:s text:c="2"/>2 083</text:p>
          </table:table-cell>
          <table:table-cell office:value-type="float" office:value="284" table:style-name="ce47">
            <text:p><text:s text:c="3"/>284</text:p>
          </table:table-cell>
          <table:table-cell office:value-type="float" office:value="17560" table:style-name="ce47">
            <text:p><text:s text:c="2"/>17 560</text:p>
          </table:table-cell>
          <table:table-cell office:value-type="float" office:value="6601" table:style-name="ce47">
            <text:p><text:s text:c="2"/>6 601</text:p>
          </table:table-cell>
          <table:table-cell office:value-type="float" office:value="1662" table:style-name="ce47">
            <text:p><text:s text:c="2"/>1 662</text:p>
          </table:table-cell>
          <table:table-cell office:value-type="float" office:value="7740" table:style-name="ce47">
            <text:p><text:s text:c="2"/>7 740</text:p>
          </table:table-cell>
          <table:table-cell office:value-type="float" office:value="1226" table:style-name="ce47">
            <text:p><text:s text:c="2"/>1 226</text:p>
          </table:table-cell>
          <table:table-cell office:value-type="float" office:value="364" table:style-name="ce47">
            <text:p><text:s text:c="3"/>364</text:p>
          </table:table-cell>
          <table:table-cell office:value-type="float" office:value="3844" table:style-name="ce47">
            <text:p><text:s text:c="2"/>3 84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7144" table:style-name="ce47">
            <text:p><text:s text:c="2"/>117 144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80001</text:p>
          </table:table-cell>
          <table:table-cell office:value-type="string" table:style-name="ce5">
            <text:p>Serviços de vigilância, segurança e investigação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11" table:style-name="ce47">
            <text:p><text:s text:c="3"/>111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332" table:style-name="ce47">
            <text:p><text:s text:c="3"/>332</text:p>
          </table:table-cell>
          <table:table-cell office:value-type="float" office:value="107" table:style-name="ce47">
            <text:p><text:s text:c="3"/>107</text:p>
          </table:table-cell>
          <table:table-cell office:value-type="float" office:value="289" table:style-name="ce47">
            <text:p><text:s text:c="3"/>289</text:p>
          </table:table-cell>
          <table:table-cell office:value-type="float" office:value="124" table:style-name="ce47">
            <text:p><text:s text:c="3"/>124</text:p>
          </table:table-cell>
          <table:table-cell office:value-type="float" office:value="126" table:style-name="ce47">
            <text:p><text:s text:c="3"/>126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391" table:style-name="ce47">
            <text:p><text:s text:c="3"/>391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121" table:style-name="ce47">
            <text:p><text:s text:c="3"/>12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29" table:style-name="ce47">
            <text:p><text:s text:c="3"/>229</text:p>
          </table:table-cell>
          <table:table-cell office:value-type="float" office:value="172" table:style-name="ce47">
            <text:p><text:s text:c="3"/>172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231" table:style-name="ce47">
            <text:p><text:s text:c="3"/>231</text:p>
          </table:table-cell>
          <table:table-cell office:value-type="float" office:value="191" table:style-name="ce47">
            <text:p><text:s text:c="3"/>191</text:p>
          </table:table-cell>
          <table:table-cell office:value-type="float" office:value="482" table:style-name="ce47">
            <text:p><text:s text:c="3"/>482</text:p>
          </table:table-cell>
          <table:table-cell office:value-type="float" office:value="73" table:style-name="ce47">
            <text:p><text:s text:c="3"/>73</text:p>
          </table:table-cell>
          <table:table-cell office:value-type="float" office:value="62" table:style-name="ce47">
            <text:p><text:s text:c="3"/>62</text:p>
          </table:table-cell>
          <table:table-cell office:value-type="float" office:value="210" table:style-name="ce47">
            <text:p><text:s text:c="3"/>210</text:p>
          </table:table-cell>
          <table:table-cell office:value-type="float" office:value="161" table:style-name="ce47">
            <text:p><text:s text:c="3"/>161</text:p>
          </table:table-cell>
          <table:table-cell office:value-type="float" office:value="100" table:style-name="ce47">
            <text:p><text:s text:c="3"/>100</text:p>
          </table:table-cell>
          <table:table-cell office:value-type="float" office:value="262" table:style-name="ce47">
            <text:p><text:s text:c="3"/>262</text:p>
          </table:table-cell>
          <table:table-cell office:value-type="float" office:value="583" table:style-name="ce47">
            <text:p><text:s text:c="3"/>583</text:p>
          </table:table-cell>
          <table:table-cell office:value-type="float" office:value="236" table:style-name="ce47">
            <text:p><text:s text:c="3"/>236</text:p>
          </table:table-cell>
          <table:table-cell office:value-type="float" office:value="131" table:style-name="ce47">
            <text:p><text:s text:c="3"/>131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197" table:style-name="ce47">
            <text:p><text:s text:c="3"/>197</text:p>
          </table:table-cell>
          <table:table-cell office:value-type="float" office:value="371" table:style-name="ce47">
            <text:p><text:s text:c="3"/>371</text:p>
          </table:table-cell>
          <table:table-cell office:value-type="float" office:value="468" table:style-name="ce47">
            <text:p><text:s text:c="3"/>468</text:p>
          </table:table-cell>
          <table:table-cell office:value-type="float" office:value="746" table:style-name="ce47">
            <text:p><text:s text:c="3"/>746</text:p>
          </table:table-cell>
          <table:table-cell office:value-type="float" office:value="719" table:style-name="ce47">
            <text:p><text:s text:c="3"/>719</text:p>
          </table:table-cell>
          <table:table-cell office:value-type="float" office:value="5134" table:style-name="ce47">
            <text:p><text:s text:c="2"/>5 134</text:p>
          </table:table-cell>
          <table:table-cell office:value-type="float" office:value="1366" table:style-name="ce47">
            <text:p><text:s text:c="2"/>1 366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213" table:style-name="ce47">
            <text:p><text:s text:c="3"/>213</text:p>
          </table:table-cell>
          <table:table-cell office:value-type="float" office:value="2806" table:style-name="ce47">
            <text:p><text:s text:c="2"/>2 806</text:p>
          </table:table-cell>
          <table:table-cell office:value-type="float" office:value="103" table:style-name="ce47">
            <text:p><text:s text:c="3"/>103</text:p>
          </table:table-cell>
          <table:table-cell office:value-type="float" office:value="571" table:style-name="ce47">
            <text:p><text:s text:c="3"/>571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297" table:style-name="ce47">
            <text:p><text:s text:c="3"/>297</text:p>
          </table:table-cell>
          <table:table-cell office:value-type="float" office:value="704" table:style-name="ce47">
            <text:p><text:s text:c="3"/>704</text:p>
          </table:table-cell>
          <table:table-cell office:value-type="float" office:value="472" table:style-name="ce47">
            <text:p><text:s text:c="3"/>472</text:p>
          </table:table-cell>
          <table:table-cell office:value-type="float" office:value="6139" table:style-name="ce47">
            <text:p><text:s text:c="2"/>6 139</text:p>
          </table:table-cell>
          <table:table-cell office:value-type="float" office:value="195" table:style-name="ce47">
            <text:p><text:s text:c="3"/>195</text:p>
          </table:table-cell>
          <table:table-cell office:value-type="float" office:value="891" table:style-name="ce47">
            <text:p><text:s text:c="3"/>891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188" table:style-name="ce47">
            <text:p><text:s text:c="3"/>188</text:p>
          </table:table-cell>
          <table:table-cell office:value-type="float" office:value="125" table:style-name="ce47">
            <text:p><text:s text:c="3"/>125</text:p>
          </table:table-cell>
          <table:table-cell office:value-type="float" office:value="643" table:style-name="ce47">
            <text:p><text:s text:c="3"/>643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7518" table:style-name="ce47">
            <text:p><text:s text:c="2"/>7 518</text:p>
          </table:table-cell>
          <table:table-cell office:value-type="float" office:value="3122" table:style-name="ce47">
            <text:p><text:s text:c="2"/>3 122</text:p>
          </table:table-cell>
          <table:table-cell office:value-type="float" office:value="1393" table:style-name="ce47">
            <text:p><text:s text:c="2"/>1 393</text:p>
          </table:table-cell>
          <table:table-cell office:value-type="float" office:value="1411" table:style-name="ce47">
            <text:p><text:s text:c="2"/>1 4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2" table:style-name="ce47">
            <text:p><text:s text:c="3"/>162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1167" table:style-name="ce47">
            <text:p><text:s text:c="2"/>41 167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84001</text:p>
          </table:table-cell>
          <table:table-cell office:value-type="string" table:style-name="ce10">
            <text:p>Serviços coletivos da administração pública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54">
            <text:p>84002</text:p>
          </table:table-cell>
          <table:table-cell office:value-type="string" table:style-name="ce14">
            <text:p>Serviços de previdência e assistência social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54">
            <text:p>85911</text:p>
          </table:table-cell>
          <table:table-cell office:value-type="string" table:style-name="ce14">
            <text:p>Educação pública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85921</text:p>
          </table:table-cell>
          <table:table-cell office:value-type="string" table:style-name="ce26">
            <text:p>Educação privada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112" table:style-name="ce46">
            <text:p><text:s text:c="3"/>112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5" table:style-name="ce46">
            <text:p><text:s text:c="3"/>195</text:p>
          </table:table-cell>
          <table:table-cell office:value-type="float" office:value="67" table:style-name="ce46">
            <text:p><text:s text:c="3"/>67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134" table:style-name="ce46">
            <text:p><text:s text:c="3"/>13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765" table:style-name="ce46">
            <text:p><text:s text:c="3"/>765</text:p>
          </table:table-cell>
          <table:table-cell office:value-type="float" office:value="967" table:style-name="ce46">
            <text:p><text:s text:c="3"/>967</text:p>
          </table:table-cell>
          <table:table-cell office:value-type="float" office:value="73" table:style-name="ce46">
            <text:p><text:s text:c="3"/>73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264" table:style-name="ce46">
            <text:p><text:s text:c="3"/>26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32" table:style-name="ce46">
            <text:p><text:s text:c="2"/>1 9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52" table:style-name="ce46">
            <text:p><text:s text:c="2"/>2 852</text:p>
          </table:table-cell>
          <table:table-cell office:value-type="float" office:value="177" table:style-name="ce46">
            <text:p><text:s text:c="3"/>177</text:p>
          </table:table-cell>
          <table:table-cell office:value-type="float" office:value="574" table:style-name="ce46">
            <text:p><text:s text:c="3"/>574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1419" table:style-name="ce46">
            <text:p><text:s text:c="2"/>1 419</text:p>
          </table:table-cell>
          <table:table-cell office:value-type="float" office:value="142" table:style-name="ce46">
            <text:p><text:s text:c="3"/>142</text:p>
          </table:table-cell>
          <table:table-cell office:value-type="float" office:value="497" table:style-name="ce46">
            <text:p><text:s text:c="3"/>497</text:p>
          </table:table-cell>
          <table:table-cell office:value-type="float" office:value="546" table:style-name="ce46">
            <text:p><text:s text:c="3"/>54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2" table:style-name="ce46">
            <text:p><text:s text:c="3"/>59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2" table:style-name="ce46">
            <text:p><text:s text:c="3"/>4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250" table:style-name="ce46">
            <text:p><text:s text:c="2"/>12 25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86911</text:p>
          </table:table-cell>
          <table:table-cell office:value-type="string" table:style-name="ce26">
            <text:p>Saúde públic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86921</text:p>
          </table:table-cell>
          <table:table-cell office:value-type="string" table:style-name="ce28">
            <text:p>Saúde privad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21538" table:style-name="ce46">
            <text:p><text:s text:c="2"/>21 5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618" table:style-name="ce46">
            <text:p><text:s text:c="2"/>21 61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90801</text:p>
          </table:table-cell>
          <table:table-cell office:value-type="string" table:style-name="ce26">
            <text:p>Serviços de artes, cultura, esporte e recreaçã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74" table:style-name="ce46">
            <text:p><text:s text:c="2"/>2 474</text:p>
          </table:table-cell>
          <table:table-cell office:value-type="float" office:value="410" table:style-name="ce46">
            <text:p><text:s text:c="3"/>4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11" table:style-name="ce46">
            <text:p><text:s text:c="3"/>711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7" table:style-name="ce46">
            <text:p><text:s text:c="3"/>6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21" table:style-name="ce46">
            <text:p><text:s text:c="3"/>821</text:p>
          </table:table-cell>
          <table:table-cell office:value-type="float" office:value="1382" table:style-name="ce46">
            <text:p><text:s text:c="2"/>1 38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057" table:style-name="ce46">
            <text:p><text:s text:c="2"/>6 05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94801</text:p>
          </table:table-cell>
          <table:table-cell office:value-type="string" table:style-name="ce26">
            <text:p>Organizações patronais, sindicais e outros serviços associativos</text:p>
          </table:table-cell>
          <table:table-cell office:value-type="float" office:value="104" table:style-name="ce46">
            <text:p><text:s text:c="3"/>104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458" table:style-name="ce46">
            <text:p><text:s text:c="3"/>458</text:p>
          </table:table-cell>
          <table:table-cell office:value-type="float" office:value="178" table:style-name="ce46">
            <text:p><text:s text:c="3"/>178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183" table:style-name="ce46">
            <text:p><text:s text:c="3"/>183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197" table:style-name="ce46">
            <text:p><text:s text:c="3"/>197</text:p>
          </table:table-cell>
          <table:table-cell office:value-type="float" office:value="123" table:style-name="ce46">
            <text:p><text:s text:c="3"/>123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103" table:style-name="ce46">
            <text:p><text:s text:c="3"/>103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120" table:style-name="ce46">
            <text:p><text:s text:c="3"/>120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127" table:style-name="ce46">
            <text:p><text:s text:c="3"/>127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98" table:style-name="ce46">
            <text:p><text:s text:c="3"/>98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99" table:style-name="ce46">
            <text:p><text:s text:c="3"/>99</text:p>
          </table:table-cell>
          <table:table-cell office:value-type="float" office:value="156" table:style-name="ce46">
            <text:p><text:s text:c="3"/>156</text:p>
          </table:table-cell>
          <table:table-cell office:value-type="float" office:value="155" table:style-name="ce46">
            <text:p><text:s text:c="3"/>155</text:p>
          </table:table-cell>
          <table:table-cell office:value-type="float" office:value="96" table:style-name="ce46">
            <text:p><text:s text:c="3"/>96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194" table:style-name="ce46">
            <text:p><text:s text:c="3"/>194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189" table:style-name="ce46">
            <text:p><text:s text:c="3"/>189</text:p>
          </table:table-cell>
          <table:table-cell office:value-type="float" office:value="208" table:style-name="ce46">
            <text:p><text:s text:c="3"/>208</text:p>
          </table:table-cell>
          <table:table-cell office:value-type="float" office:value="115" table:style-name="ce46">
            <text:p><text:s text:c="3"/>115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105" table:style-name="ce46">
            <text:p><text:s text:c="3"/>10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114" table:style-name="ce46">
            <text:p><text:s text:c="3"/>114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1021" table:style-name="ce46">
            <text:p><text:s text:c="2"/>1 021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02" table:style-name="ce46">
            <text:p><text:s text:c="2"/>5 502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94802</text:p>
          </table:table-cell>
          <table:table-cell office:value-type="string" table:style-name="ce5">
            <text:p>Manutenção de computadores, telefones e objetos doméstic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7" table:style-name="ce47">
            <text:p><text:s text:c="3"/>7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292" table:style-name="ce47">
            <text:p><text:s text:c="3"/>292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787" table:style-name="ce47">
            <text:p><text:s text:c="3"/>78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1" table:style-name="ce47">
            <text:p><text:s text:c="3"/>161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3259" table:style-name="ce47">
            <text:p><text:s text:c="2"/>3 259</text:p>
          </table:table-cell>
          <table:table-cell office:value-type="float" office:value="413" table:style-name="ce47">
            <text:p><text:s text:c="3"/>413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78" table:style-name="ce47">
            <text:p><text:s text:c="3"/>178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127" table:style-name="ce47">
            <text:p><text:s text:c="3"/>127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170" table:style-name="ce47">
            <text:p><text:s text:c="3"/>170</text:p>
          </table:table-cell>
          <table:table-cell office:value-type="float" office:value="4195" table:style-name="ce47">
            <text:p><text:s text:c="2"/>4 195</text:p>
          </table:table-cell>
          <table:table-cell office:value-type="float" office:value="1328" table:style-name="ce47">
            <text:p><text:s text:c="2"/>1 328</text:p>
          </table:table-cell>
          <table:table-cell office:value-type="float" office:value="1785" table:style-name="ce47">
            <text:p><text:s text:c="2"/>1 785</text:p>
          </table:table-cell>
          <table:table-cell office:value-type="float" office:value="124" table:style-name="ce47">
            <text:p><text:s text:c="3"/>124</text:p>
          </table:table-cell>
          <table:table-cell office:value-type="float" office:value="482" table:style-name="ce47">
            <text:p><text:s text:c="3"/>482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93" table:style-name="ce47">
            <text:p><text:s text:c="3"/>93</text:p>
          </table:table-cell>
          <table:table-cell office:value-type="float" office:value="87" table:style-name="ce47">
            <text:p><text:s text:c="3"/>87</text:p>
          </table:table-cell>
          <table:table-cell office:value-type="float" office:value="1111" table:style-name="ce47">
            <text:p><text:s text:c="2"/>1 111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742" table:style-name="ce47">
            <text:p><text:s text:c="3"/>742</text:p>
          </table:table-cell>
          <table:table-cell office:value-type="float" office:value="83" table:style-name="ce47">
            <text:p><text:s text:c="3"/>83</text:p>
          </table:table-cell>
          <table:table-cell office:value-type="float" office:value="562" table:style-name="ce47">
            <text:p><text:s text:c="3"/>562</text:p>
          </table:table-cell>
          <table:table-cell office:value-type="float" office:value="355" table:style-name="ce47">
            <text:p><text:s text:c="3"/>355</text:p>
          </table:table-cell>
          <table:table-cell office:value-type="float" office:value="775" table:style-name="ce47">
            <text:p><text:s text:c="3"/>775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72" table:style-name="ce47">
            <text:p><text:s text:c="3"/>17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788" table:style-name="ce47">
            <text:p><text:s text:c="2"/>17 788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94803</text:p>
          </table:table-cell>
          <table:table-cell office:value-type="string" table:style-name="ce5">
            <text:p>Serviços pessoai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1" table:style-name="ce47">
            <text:p><text:s text:c="3"/>71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63" table:style-name="ce47">
            <text:p><text:s text:c="3"/>563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4" table:style-name="ce47">
            <text:p><text:s text:c="3"/>26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05" table:style-name="ce47">
            <text:p><text:s text:c="2"/>1 205</text:p>
          </table:table-cell>
          <table:table-cell office:value-type="float" office:value="1359" table:style-name="ce47">
            <text:p><text:s text:c="2"/>1 35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8" table:style-name="ce47">
            <text:p><text:s text:c="3"/>22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750" table:style-name="ce47">
            <text:p><text:s text:c="2"/>3 750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97001</text:p>
          </table:table-cell>
          <table:table-cell office:value-type="string" table:style-name="ce10">
            <text:p>Serviços doméstic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table:style-name="ce13"/>
          <table:table-cell table:style-name="ce14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table:number-columns-repeated="16313" table:style-name="ce56"/>
        </table:table-row>
        <table:table-row table:style-name="ro6">
          <table:table-cell office:value-type="string" table:style-name="ce17">
            <text:p>Total</text:p>
          </table:table-cell>
          <table:table-cell table:style-name="ce18"/>
          <table:table-cell office:value-type="float" office:value="146174" table:style-name="ce49">
            <text:p><text:s text:c="2"/>146 174</text:p>
          </table:table-cell>
          <table:table-cell office:value-type="float" office:value="65569" table:style-name="ce49">
            <text:p><text:s text:c="2"/>65 569</text:p>
          </table:table-cell>
          <table:table-cell office:value-type="float" office:value="8020" table:style-name="ce49">
            <text:p><text:s text:c="2"/>8 020</text:p>
          </table:table-cell>
          <table:table-cell office:value-type="float" office:value="10877" table:style-name="ce49">
            <text:p><text:s text:c="2"/>10 877</text:p>
          </table:table-cell>
          <table:table-cell office:value-type="float" office:value="98426" table:style-name="ce49">
            <text:p><text:s text:c="2"/>98 426</text:p>
          </table:table-cell>
          <table:table-cell office:value-type="float" office:value="28837" table:style-name="ce49">
            <text:p><text:s text:c="2"/>28 837</text:p>
          </table:table-cell>
          <table:table-cell office:value-type="float" office:value="11660" table:style-name="ce49">
            <text:p><text:s text:c="2"/>11 660</text:p>
          </table:table-cell>
          <table:table-cell office:value-type="float" office:value="214821" table:style-name="ce49">
            <text:p><text:s text:c="2"/>214 821</text:p>
          </table:table-cell>
          <table:table-cell office:value-type="float" office:value="40678" table:style-name="ce49">
            <text:p><text:s text:c="2"/>40 678</text:p>
          </table:table-cell>
          <table:table-cell office:value-type="float" office:value="204687" table:style-name="ce49">
            <text:p><text:s text:c="2"/>204 687</text:p>
          </table:table-cell>
          <table:table-cell office:value-type="float" office:value="53521" table:style-name="ce49">
            <text:p><text:s text:c="2"/>53 521</text:p>
          </table:table-cell>
          <table:table-cell office:value-type="float" office:value="10826" table:style-name="ce49">
            <text:p><text:s text:c="2"/>10 826</text:p>
          </table:table-cell>
          <table:table-cell office:value-type="float" office:value="33055" table:style-name="ce49">
            <text:p><text:s text:c="2"/>33 055</text:p>
          </table:table-cell>
          <table:table-cell office:value-type="float" office:value="36373" table:style-name="ce49">
            <text:p><text:s text:c="2"/>36 373</text:p>
          </table:table-cell>
          <table:table-cell office:value-type="float" office:value="26696" table:style-name="ce49">
            <text:p><text:s text:c="2"/>26 696</text:p>
          </table:table-cell>
          <table:table-cell office:value-type="float" office:value="16748" table:style-name="ce49">
            <text:p><text:s text:c="2"/>16 748</text:p>
          </table:table-cell>
          <table:table-cell office:value-type="float" office:value="57550" table:style-name="ce49">
            <text:p><text:s text:c="2"/>57 550</text:p>
          </table:table-cell>
          <table:table-cell office:value-type="float" office:value="11077" table:style-name="ce49">
            <text:p><text:s text:c="2"/>11 077</text:p>
          </table:table-cell>
          <table:table-cell office:value-type="float" office:value="336922" table:style-name="ce49">
            <text:p><text:s text:c="2"/>336 922</text:p>
          </table:table-cell>
          <table:table-cell office:value-type="float" office:value="34161" table:style-name="ce49">
            <text:p><text:s text:c="2"/>34 161</text:p>
          </table:table-cell>
          <table:table-cell office:value-type="float" office:value="120094" table:style-name="ce49">
            <text:p><text:s text:c="2"/>120 094</text:p>
          </table:table-cell>
          <table:table-cell office:value-type="float" office:value="59389" table:style-name="ce49">
            <text:p><text:s text:c="2"/>59 389</text:p>
          </table:table-cell>
          <table:table-cell office:value-type="float" office:value="32078" table:style-name="ce49">
            <text:p><text:s text:c="2"/>32 078</text:p>
          </table:table-cell>
          <table:table-cell office:value-type="float" office:value="34825" table:style-name="ce49">
            <text:p><text:s text:c="2"/>34 825</text:p>
          </table:table-cell>
          <table:table-cell office:value-type="float" office:value="75094" table:style-name="ce49">
            <text:p><text:s text:c="2"/>75 094</text:p>
          </table:table-cell>
          <table:table-cell office:value-type="float" office:value="61819" table:style-name="ce49">
            <text:p><text:s text:c="2"/>61 819</text:p>
          </table:table-cell>
          <table:table-cell office:value-type="float" office:value="79845" table:style-name="ce49">
            <text:p><text:s text:c="2"/>79 845</text:p>
          </table:table-cell>
          <table:table-cell office:value-type="float" office:value="44607" table:style-name="ce49">
            <text:p><text:s text:c="2"/>44 607</text:p>
          </table:table-cell>
          <table:table-cell office:value-type="float" office:value="56967" table:style-name="ce49">
            <text:p><text:s text:c="2"/>56 967</text:p>
          </table:table-cell>
          <table:table-cell office:value-type="float" office:value="71494" table:style-name="ce49">
            <text:p><text:s text:c="2"/>71 494</text:p>
          </table:table-cell>
          <table:table-cell office:value-type="float" office:value="54961" table:style-name="ce49">
            <text:p><text:s text:c="2"/>54 961</text:p>
          </table:table-cell>
          <table:table-cell office:value-type="float" office:value="82995" table:style-name="ce49">
            <text:p><text:s text:c="2"/>82 995</text:p>
          </table:table-cell>
          <table:table-cell office:value-type="float" office:value="124036" table:style-name="ce49">
            <text:p><text:s text:c="2"/>124 036</text:p>
          </table:table-cell>
          <table:table-cell office:value-type="float" office:value="52081" table:style-name="ce49">
            <text:p><text:s text:c="2"/>52 081</text:p>
          </table:table-cell>
          <table:table-cell office:value-type="float" office:value="38950" table:style-name="ce49">
            <text:p><text:s text:c="2"/>38 950</text:p>
          </table:table-cell>
          <table:table-cell office:value-type="float" office:value="39022" table:style-name="ce49">
            <text:p><text:s text:c="2"/>39 022</text:p>
          </table:table-cell>
          <table:table-cell office:value-type="float" office:value="40275" table:style-name="ce49">
            <text:p><text:s text:c="2"/>40 275</text:p>
          </table:table-cell>
          <table:table-cell office:value-type="float" office:value="175288" table:style-name="ce49">
            <text:p><text:s text:c="2"/>175 288</text:p>
          </table:table-cell>
          <table:table-cell office:value-type="float" office:value="25127" table:style-name="ce49">
            <text:p><text:s text:c="2"/>25 127</text:p>
          </table:table-cell>
          <table:table-cell office:value-type="float" office:value="336290" table:style-name="ce49">
            <text:p><text:s text:c="2"/>336 290</text:p>
          </table:table-cell>
          <table:table-cell office:value-type="float" office:value="59495" table:style-name="ce49">
            <text:p><text:s text:c="2"/>59 495</text:p>
          </table:table-cell>
          <table:table-cell office:value-type="float" office:value="355560" table:style-name="ce49">
            <text:p><text:s text:c="2"/>355 560</text:p>
          </table:table-cell>
          <table:table-cell office:value-type="float" office:value="187084" table:style-name="ce49">
            <text:p><text:s text:c="2"/>187 084</text:p>
          </table:table-cell>
          <table:table-cell office:value-type="float" office:value="11322" table:style-name="ce49">
            <text:p><text:s text:c="2"/>11 322</text:p>
          </table:table-cell>
          <table:table-cell office:value-type="float" office:value="30456" table:style-name="ce49">
            <text:p><text:s text:c="2"/>30 456</text:p>
          </table:table-cell>
          <table:table-cell office:value-type="float" office:value="50055" table:style-name="ce49">
            <text:p><text:s text:c="2"/>50 055</text:p>
          </table:table-cell>
          <table:table-cell office:value-type="float" office:value="10866" table:style-name="ce49">
            <text:p><text:s text:c="2"/>10 866</text:p>
          </table:table-cell>
          <table:table-cell office:value-type="float" office:value="113920" table:style-name="ce49">
            <text:p><text:s text:c="2"/>113 920</text:p>
          </table:table-cell>
          <table:table-cell office:value-type="float" office:value="11729" table:style-name="ce49">
            <text:p><text:s text:c="2"/>11 729</text:p>
          </table:table-cell>
          <table:table-cell office:value-type="float" office:value="24162" table:style-name="ce49">
            <text:p><text:s text:c="2"/>24 162</text:p>
          </table:table-cell>
          <table:table-cell office:value-type="float" office:value="95736" table:style-name="ce49">
            <text:p><text:s text:c="2"/>95 736</text:p>
          </table:table-cell>
          <table:table-cell office:value-type="float" office:value="42835" table:style-name="ce49">
            <text:p><text:s text:c="2"/>42 835</text:p>
          </table:table-cell>
          <table:table-cell office:value-type="float" office:value="209335" table:style-name="ce49">
            <text:p><text:s text:c="2"/>209 335</text:p>
          </table:table-cell>
          <table:table-cell office:value-type="float" office:value="47045" table:style-name="ce49">
            <text:p><text:s text:c="2"/>47 045</text:p>
          </table:table-cell>
          <table:table-cell office:value-type="float" office:value="62344" table:style-name="ce49">
            <text:p><text:s text:c="2"/>62 344</text:p>
          </table:table-cell>
          <table:table-cell office:value-type="float" office:value="25978" table:style-name="ce49">
            <text:p><text:s text:c="2"/>25 978</text:p>
          </table:table-cell>
          <table:table-cell office:value-type="float" office:value="60911" table:style-name="ce49">
            <text:p><text:s text:c="2"/>60 911</text:p>
          </table:table-cell>
          <table:table-cell office:value-type="float" office:value="16122" table:style-name="ce49">
            <text:p><text:s text:c="2"/>16 122</text:p>
          </table:table-cell>
          <table:table-cell office:value-type="float" office:value="61584" table:style-name="ce49">
            <text:p><text:s text:c="2"/>61 584</text:p>
          </table:table-cell>
          <table:table-cell office:value-type="float" office:value="7012" table:style-name="ce49">
            <text:p><text:s text:c="2"/>7 012</text:p>
          </table:table-cell>
          <table:table-cell office:value-type="float" office:value="210478" table:style-name="ce49">
            <text:p><text:s text:c="2"/>210 478</text:p>
          </table:table-cell>
          <table:table-cell office:value-type="float" office:value="51733" table:style-name="ce49">
            <text:p><text:s text:c="2"/>51 733</text:p>
          </table:table-cell>
          <table:table-cell office:value-type="float" office:value="34133" table:style-name="ce49">
            <text:p><text:s text:c="2"/>34 133</text:p>
          </table:table-cell>
          <table:table-cell office:value-type="float" office:value="60011" table:style-name="ce49">
            <text:p><text:s text:c="2"/>60 011</text:p>
          </table:table-cell>
          <table:table-cell office:value-type="float" office:value="89396" table:style-name="ce49">
            <text:p><text:s text:c="2"/>89 396</text:p>
          </table:table-cell>
          <table:table-cell office:value-type="float" office:value="15492" table:style-name="ce49">
            <text:p><text:s text:c="2"/>15 492</text:p>
          </table:table-cell>
          <table:table-cell office:value-type="float" office:value="74559" table:style-name="ce49">
            <text:p><text:s text:c="2"/>74 559</text:p>
          </table:table-cell>
          <table:table-cell office:value-type="float" office:value="0" table:style-name="ce49">
            <text:p><text:s text:c="3"/>0</text:p>
          </table:table-cell>
          <table:table-cell office:value-type="float" office:value="5071268" table:style-name="ce49">
            <text:p><text:s/>5 071 268</text:p>
          </table:table-cell>
          <table:table-cell table:number-columns-repeated="16313" table:style-name="ce19"/>
        </table:table-row>
        <table:table-row table:style-name="ro4">
          <table:table-cell table:style-name="ce32"/>
          <table:table-cell table:style-name="ce33"/>
          <table:table-cell table:number-columns-repeated="69" table:style-name="ce55"/>
          <table:table-cell table:number-columns-repeated="16313"/>
        </table:table-row>
        <table:table-row table:number-rows-repeated="1048440" table:style-name="ro7">
          <table:table-cell table:number-columns-repeated="16384"/>
        </table:table-row>
      </table:table>
      <table:table table:name="demanda" table:style-name="ta1">
        <table:table-column table:style-name="co1" table:default-cell-style-name="ce3"/>
        <table:table-column table:style-name="co2" table:default-cell-style-name="ce3"/>
        <table:table-column table:style-name="co5" table:number-columns-repeated="8" table:default-cell-style-name="ce3"/>
        <table:table-column table:style-name="co6" table:number-columns-repeated="16374" table:default-cell-style-name="ce3"/>
        <table:table-row table:style-name="ro1">
          <table:table-cell office:value-type="string" table:style-name="ce1">
            <text:p>Tabela 2 - Usos de bens e serviços - 2015</text:p>
          </table:table-cell>
          <table:table-cell table:number-columns-repeated="7" table:style-name="ce1"/>
          <table:table-cell table:number-columns-repeated="2" table:style-name="ce22"/>
          <table:table-cell table:number-columns-repeated="16374" table:style-name="ce2"/>
        </table:table-row>
        <table:table-row table:style-name="ro2">
          <table:table-cell table:number-columns-repeated="2" table:style-name="ce3"/>
          <table:table-cell table:number-columns-repeated="6" table:style-name="ce23"/>
          <table:table-cell table:style-name="ce3"/>
          <table:table-cell table:style-name="ce4"/>
          <table:table-cell table:number-columns-repeated="16374"/>
        </table:table-row>
        <table:table-row table:style-name="ro2">
          <table:table-cell office:value-type="string" table:number-columns-spanned="1" table:number-rows-spanned="2" table:style-name="ce60">
            <text:p>Código</text:p>
            <text:p>do</text:p>
            <text:p>produto</text:p>
          </table:table-cell>
          <table:table-cell office:value-type="string" table:number-columns-spanned="1" table:number-rows-spanned="2" table:style-name="ce62">
            <text:p>Descrição do produto</text:p>
          </table:table-cell>
          <table:table-cell office:value-type="string" table:style-name="ce36">
            <text:p>Demanda final <text:s/>(valores correntes em 1 000 000 R$)</text:p>
          </table:table-cell>
          <table:table-cell table:number-columns-repeated="3" table:style-name="ce50"/>
          <table:table-cell table:number-columns-repeated="3" table:style-name="ce36"/>
          <table:table-cell table:style-name="ce37"/>
          <table:table-cell table:number-columns-repeated="16374"/>
        </table:table-row>
        <table:table-row table:style-name="ro3">
          <table:covered-table-cell/>
          <table:covered-table-cell/>
          <table:table-cell office:value-type="string" table:style-name="ce35">
            <text:p>Exportação</text:p>
            <text:p>de bens e</text:p>
            <text:p>serviços (1)</text:p>
          </table:table-cell>
          <table:table-cell office:value-type="string" table:style-name="ce35">
            <text:p>Consumo</text:p>
            <text:p>do governo</text:p>
          </table:table-cell>
          <table:table-cell office:value-type="string" table:style-name="ce35">
            <text:p>Consumo</text:p>
            <text:p>das</text:p>
            <text:p><text:s/>ISFLSF</text:p>
          </table:table-cell>
          <table:table-cell office:value-type="string" table:style-name="ce35">
            <text:p>Consumo<text:s/></text:p>
            <text:p>das famílias</text:p>
          </table:table-cell>
          <table:table-cell office:value-type="string" table:style-name="ce35">
            <text:p>Formação bruta</text:p>
            <text:p>de capital fixo</text:p>
          </table:table-cell>
          <table:table-cell office:value-type="string" table:style-name="ce35">
            <text:p>Variação</text:p>
            <text:p>de estoque</text:p>
          </table:table-cell>
          <table:table-cell office:value-type="string" table:style-name="ce35">
            <text:p>Demanda</text:p>
            <text:p>final</text:p>
          </table:table-cell>
          <table:table-cell office:value-type="string" table:style-name="ce38">
            <text:p>Demanda</text:p>
            <text:p>total</text:p>
          </table:table-cell>
          <table:table-cell table:number-columns-repeated="16374"/>
        </table:table-row>
        <table:table-row table:style-name="ro4">
          <table:table-cell table:number-columns-repeated="3" table:style-name="ce5"/>
          <table:table-cell table:number-columns-repeated="3" table:style-name="ce6"/>
          <table:table-cell table:number-columns-repeated="3" table:style-name="ce5"/>
          <table:table-cell table:style-name="ce6"/>
          <table:table-cell table:number-columns-repeated="16374"/>
        </table:table-row>
        <table:table-row table:style-name="ro5">
          <table:table-cell office:value-type="string" table:style-name="ce25">
            <text:p>01911</text:p>
          </table:table-cell>
          <table:table-cell office:value-type="string" table:style-name="ce26">
            <text:p>Arroz, trigo e outros cereais</text:p>
          </table:table-cell>
          <table:table-cell office:value-type="float" office:value="1280" table:style-name="ce57">
            <text:p><text:s text:c="2"/>1 28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93" table:style-name="ce57">
            <text:p><text:s text:c="3"/>59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92" table:style-name="ce57">
            <text:p><text:s text:c="3"/>192</text:p>
          </table:table-cell>
          <table:table-cell office:value-type="float" office:value="2065" table:style-name="ce57">
            <text:p><text:s text:c="2"/>2 065</text:p>
          </table:table-cell>
          <table:table-cell office:value-type="float" office:value="19474" table:style-name="ce57">
            <text:p><text:s text:c="2"/>19 474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12</text:p>
          </table:table-cell>
          <table:table-cell office:value-type="string" table:style-name="ce26">
            <text:p>Milho em grão</text:p>
          </table:table-cell>
          <table:table-cell office:value-type="float" office:value="17925" table:style-name="ce57">
            <text:p><text:s text:c="2"/>17 92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404" table:style-name="ce57">
            <text:p><text:s text:c="2"/>4 40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89" table:style-name="ce57">
            <text:p><text:s text:c="3"/>389</text:p>
          </table:table-cell>
          <table:table-cell office:value-type="float" office:value="22718" table:style-name="ce57">
            <text:p><text:s text:c="2"/>22 718</text:p>
          </table:table-cell>
          <table:table-cell office:value-type="float" office:value="37913" table:style-name="ce57">
            <text:p><text:s text:c="2"/>37 913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13</text:p>
          </table:table-cell>
          <table:table-cell office:value-type="string" table:style-name="ce26">
            <text:p>Algodão herbáceo, outras fibras da lav. temporária</text:p>
          </table:table-cell>
          <table:table-cell office:value-type="float" office:value="4679" table:style-name="ce57">
            <text:p><text:s text:c="2"/>4 67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40" table:style-name="ce57">
            <text:p><text:s text:c="3"/>740</text:p>
          </table:table-cell>
          <table:table-cell office:value-type="float" office:value="5425" table:style-name="ce57">
            <text:p><text:s text:c="2"/>5 425</text:p>
          </table:table-cell>
          <table:table-cell office:value-type="float" office:value="10011" table:style-name="ce57">
            <text:p><text:s text:c="2"/>10 011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14</text:p>
          </table:table-cell>
          <table:table-cell office:value-type="string" table:style-name="ce26">
            <text:p>Cana-de-açúcar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316" table:style-name="ce57">
            <text:p><text:s text:c="2"/>1 31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316" table:style-name="ce57">
            <text:p><text:s text:c="2"/>1 316</text:p>
          </table:table-cell>
          <table:table-cell office:value-type="float" office:value="49841" table:style-name="ce57">
            <text:p><text:s text:c="2"/>49 841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01915</text:p>
          </table:table-cell>
          <table:table-cell office:value-type="string" table:style-name="ce28">
            <text:p>Soja <text:s/>em grão</text:p>
          </table:table-cell>
          <table:table-cell office:value-type="float" office:value="70046" table:style-name="ce57">
            <text:p><text:s text:c="2"/>70 04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6" table:style-name="ce57">
            <text:p><text:s text:c="3"/>8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22" table:style-name="ce57">
            <text:p><text:s text:c="3"/>522</text:p>
          </table:table-cell>
          <table:table-cell office:value-type="float" office:value="70654" table:style-name="ce57">
            <text:p><text:s text:c="2"/>70 654</text:p>
          </table:table-cell>
          <table:table-cell office:value-type="float" office:value="116893" table:style-name="ce57">
            <text:p><text:s text:c="2"/>116 893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6</text:p>
          </table:table-cell>
          <table:table-cell office:value-type="string" table:style-name="ce5">
            <text:p>Outros produtos e serviços da lavoura temporária</text:p>
          </table:table-cell>
          <table:table-cell office:value-type="float" office:value="1463" table:style-name="ce58">
            <text:p><text:s text:c="2"/>1 463</text:p>
          </table:table-cell>
          <table:table-cell office:value-type="float" office:value="65" table:style-name="ce58">
            <text:p><text:s text:c="3"/>6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55672" table:style-name="ce58">
            <text:p><text:s text:c="2"/>55 67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15" table:style-name="ce58">
            <text:p><text:s text:c="3"/>115</text:p>
          </table:table-cell>
          <table:table-cell office:value-type="float" office:value="57315" table:style-name="ce58">
            <text:p><text:s text:c="2"/>57 315</text:p>
          </table:table-cell>
          <table:table-cell office:value-type="float" office:value="78570" table:style-name="ce58">
            <text:p><text:s text:c="2"/>78 570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7</text:p>
          </table:table-cell>
          <table:table-cell office:value-type="string" table:style-name="ce5">
            <text:p>Laranja</text:p>
          </table:table-cell>
          <table:table-cell office:value-type="float" office:value="31" table:style-name="ce58">
            <text:p><text:s text:c="3"/>3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283" table:style-name="ce58">
            <text:p><text:s text:c="2"/>2 283</text:p>
          </table:table-cell>
          <table:table-cell office:value-type="float" office:value="163" table:style-name="ce58">
            <text:p><text:s text:c="3"/>16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477" table:style-name="ce58">
            <text:p><text:s text:c="2"/>2 477</text:p>
          </table:table-cell>
          <table:table-cell office:value-type="float" office:value="9560" table:style-name="ce58">
            <text:p><text:s text:c="2"/>9 560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8</text:p>
          </table:table-cell>
          <table:table-cell office:value-type="string" table:style-name="ce5">
            <text:p>Café em grão</text:p>
          </table:table-cell>
          <table:table-cell office:value-type="float" office:value="18452" table:style-name="ce58">
            <text:p><text:s text:c="2"/>18 45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76" table:style-name="ce58">
            <text:p><text:s text:c="3"/>376</text:p>
          </table:table-cell>
          <table:table-cell office:value-type="float" office:value="113" table:style-name="ce58">
            <text:p><text:s text:c="3"/>113</text:p>
          </table:table-cell>
          <table:table-cell office:value-type="float" office:value="-6241" table:style-name="ce58">
            <text:p><text:s/>(-) <text:s/>6 241</text:p>
          </table:table-cell>
          <table:table-cell office:value-type="float" office:value="12700" table:style-name="ce58">
            <text:p><text:s text:c="2"/>12 700</text:p>
          </table:table-cell>
          <table:table-cell office:value-type="float" office:value="17886" table:style-name="ce58">
            <text:p><text:s text:c="2"/>17 886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9</text:p>
          </table:table-cell>
          <table:table-cell office:value-type="string" table:style-name="ce5">
            <text:p>Outros produtos da lavoura permanente</text:p>
          </table:table-cell>
          <table:table-cell office:value-type="float" office:value="2324" table:style-name="ce58">
            <text:p><text:s text:c="2"/>2 324</text:p>
          </table:table-cell>
          <table:table-cell office:value-type="float" office:value="10" table:style-name="ce58">
            <text:p><text:s text:c="3"/>1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6423" table:style-name="ce58">
            <text:p><text:s text:c="2"/>26 423</text:p>
          </table:table-cell>
          <table:table-cell office:value-type="float" office:value="130" table:style-name="ce58">
            <text:p><text:s text:c="3"/>13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8887" table:style-name="ce58">
            <text:p><text:s text:c="2"/>28 887</text:p>
          </table:table-cell>
          <table:table-cell office:value-type="float" office:value="32767" table:style-name="ce58">
            <text:p><text:s text:c="2"/>32 767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01921</text:p>
          </table:table-cell>
          <table:table-cell office:value-type="string" table:style-name="ce10">
            <text:p>Bovinos e outros animais vivos, prods. animal, caça e serv.</text:p>
          </table:table-cell>
          <table:table-cell office:value-type="float" office:value="1237" table:style-name="ce58">
            <text:p><text:s text:c="2"/>1 237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025" table:style-name="ce58">
            <text:p><text:s text:c="2"/>1 025</text:p>
          </table:table-cell>
          <table:table-cell office:value-type="float" office:value="13552" table:style-name="ce58">
            <text:p><text:s text:c="2"/>13 552</text:p>
          </table:table-cell>
          <table:table-cell office:value-type="float" office:value="876" table:style-name="ce58">
            <text:p><text:s text:c="3"/>876</text:p>
          </table:table-cell>
          <table:table-cell office:value-type="float" office:value="16691" table:style-name="ce58">
            <text:p><text:s text:c="2"/>16 691</text:p>
          </table:table-cell>
          <table:table-cell office:value-type="float" office:value="78580" table:style-name="ce58">
            <text:p><text:s text:c="2"/>78 580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22</text:p>
          </table:table-cell>
          <table:table-cell office:value-type="string" table:style-name="ce26">
            <text:p>Leite de vaca e de outros animais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371" table:style-name="ce57">
            <text:p><text:s text:c="2"/>12 37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371" table:style-name="ce57">
            <text:p><text:s text:c="2"/>12 371</text:p>
          </table:table-cell>
          <table:table-cell office:value-type="float" office:value="31057" table:style-name="ce57">
            <text:p><text:s text:c="2"/>31 057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23</text:p>
          </table:table-cell>
          <table:table-cell office:value-type="string" table:style-name="ce26">
            <text:p>Suínos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61" table:style-name="ce57">
            <text:p><text:s text:c="3"/>261</text:p>
          </table:table-cell>
          <table:table-cell office:value-type="float" office:value="41" table:style-name="ce57">
            <text:p><text:s text:c="3"/>4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10" table:style-name="ce57">
            <text:p><text:s text:c="3"/>310</text:p>
          </table:table-cell>
          <table:table-cell office:value-type="float" office:value="9343" table:style-name="ce57">
            <text:p><text:s text:c="2"/>9 343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24</text:p>
          </table:table-cell>
          <table:table-cell office:value-type="string" table:style-name="ce26">
            <text:p>Aves e ovos</text:p>
          </table:table-cell>
          <table:table-cell office:value-type="float" office:value="752" table:style-name="ce57">
            <text:p><text:s text:c="3"/>752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046" table:style-name="ce57">
            <text:p><text:s text:c="2"/>9 046</text:p>
          </table:table-cell>
          <table:table-cell office:value-type="float" office:value="80" table:style-name="ce57">
            <text:p><text:s text:c="3"/>80</text:p>
          </table:table-cell>
          <table:table-cell office:value-type="float" office:value="23" table:style-name="ce57">
            <text:p><text:s text:c="3"/>23</text:p>
          </table:table-cell>
          <table:table-cell office:value-type="float" office:value="9904" table:style-name="ce57">
            <text:p><text:s text:c="2"/>9 904</text:p>
          </table:table-cell>
          <table:table-cell office:value-type="float" office:value="28189" table:style-name="ce57">
            <text:p><text:s text:c="2"/>28 189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2801</text:p>
          </table:table-cell>
          <table:table-cell office:value-type="string" table:style-name="ce26">
            <text:p>Produtos da exploração florestal e da silvicultura</text:p>
          </table:table-cell>
          <table:table-cell office:value-type="float" office:value="1769" table:style-name="ce57">
            <text:p><text:s text:c="2"/>1 76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879" table:style-name="ce57">
            <text:p><text:s text:c="2"/>8 879</text:p>
          </table:table-cell>
          <table:table-cell office:value-type="float" office:value="815" table:style-name="ce57">
            <text:p><text:s text:c="3"/>815</text:p>
          </table:table-cell>
          <table:table-cell office:value-type="float" office:value="-659" table:style-name="ce57">
            <text:p><text:s/>(-) <text:s text:c="2"/>659</text:p>
          </table:table-cell>
          <table:table-cell office:value-type="float" office:value="10804" table:style-name="ce57">
            <text:p><text:s text:c="2"/>10 804</text:p>
          </table:table-cell>
          <table:table-cell office:value-type="float" office:value="28946" table:style-name="ce57">
            <text:p><text:s text:c="2"/>28 946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02802</text:p>
          </table:table-cell>
          <table:table-cell office:value-type="string" table:style-name="ce28">
            <text:p>Pesca e aquicultura (peixe, crustáceos e moluscos)</text:p>
          </table:table-cell>
          <table:table-cell office:value-type="float" office:value="525" table:style-name="ce57">
            <text:p><text:s text:c="3"/>525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4204" table:style-name="ce57">
            <text:p><text:s text:c="2"/>14 20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14742" table:style-name="ce57">
            <text:p><text:s text:c="2"/>14 742</text:p>
          </table:table-cell>
          <table:table-cell office:value-type="float" office:value="18055" table:style-name="ce57">
            <text:p><text:s text:c="2"/>18 055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5801</text:p>
          </table:table-cell>
          <table:table-cell office:value-type="string" table:style-name="ce5">
            <text:p>Carvão mineral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17" table:style-name="ce58">
            <text:p><text:s text:c="3"/>217</text:p>
          </table:table-cell>
          <table:table-cell office:value-type="float" office:value="219" table:style-name="ce58">
            <text:p><text:s text:c="3"/>219</text:p>
          </table:table-cell>
          <table:table-cell office:value-type="float" office:value="9485" table:style-name="ce58">
            <text:p><text:s text:c="2"/>9 485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5802</text:p>
          </table:table-cell>
          <table:table-cell office:value-type="string" table:style-name="ce5">
            <text:p>Minerais não-metálicos</text:p>
          </table:table-cell>
          <table:table-cell office:value-type="float" office:value="1909" table:style-name="ce58">
            <text:p><text:s text:c="2"/>1 90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60" table:style-name="ce58">
            <text:p><text:s text:c="3"/>460</text:p>
          </table:table-cell>
          <table:table-cell office:value-type="float" office:value="2369" table:style-name="ce58">
            <text:p><text:s text:c="2"/>2 369</text:p>
          </table:table-cell>
          <table:table-cell office:value-type="float" office:value="29359" table:style-name="ce58">
            <text:p><text:s text:c="2"/>29 359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6801</text:p>
          </table:table-cell>
          <table:table-cell office:value-type="string" table:style-name="ce5">
            <text:p>Petróleo, gás natural e serviços de apoio</text:p>
          </table:table-cell>
          <table:table-cell office:value-type="float" office:value="38789" table:style-name="ce58">
            <text:p><text:s text:c="2"/>38 78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8690" table:style-name="ce58">
            <text:p><text:s text:c="2"/>8 690</text:p>
          </table:table-cell>
          <table:table-cell office:value-type="float" office:value="3974" table:style-name="ce58">
            <text:p><text:s text:c="2"/>3 974</text:p>
          </table:table-cell>
          <table:table-cell office:value-type="float" office:value="51453" table:style-name="ce58">
            <text:p><text:s text:c="2"/>51 453</text:p>
          </table:table-cell>
          <table:table-cell office:value-type="float" office:value="206316" table:style-name="ce58">
            <text:p><text:s text:c="2"/>206 316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7911</text:p>
          </table:table-cell>
          <table:table-cell office:value-type="string" table:style-name="ce5">
            <text:p>Minério de ferro</text:p>
          </table:table-cell>
          <table:table-cell office:value-type="float" office:value="46751" table:style-name="ce58">
            <text:p><text:s text:c="2"/>46 75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403" table:style-name="ce58">
            <text:p><text:s text:c="2"/>1 403</text:p>
          </table:table-cell>
          <table:table-cell office:value-type="float" office:value="48154" table:style-name="ce58">
            <text:p><text:s text:c="2"/>48 154</text:p>
          </table:table-cell>
          <table:table-cell office:value-type="float" office:value="60091" table:style-name="ce58">
            <text:p><text:s text:c="2"/>60 091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07921</text:p>
          </table:table-cell>
          <table:table-cell office:value-type="string" table:style-name="ce10">
            <text:p>Minerais metálicos não-ferrosos</text:p>
          </table:table-cell>
          <table:table-cell office:value-type="float" office:value="8614" table:style-name="ce58">
            <text:p><text:s text:c="2"/>8 61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403" table:style-name="ce58">
            <text:p><text:s text:c="2"/>1 403</text:p>
          </table:table-cell>
          <table:table-cell office:value-type="float" office:value="10017" table:style-name="ce58">
            <text:p><text:s text:c="2"/>10 017</text:p>
          </table:table-cell>
          <table:table-cell office:value-type="float" office:value="24278" table:style-name="ce58">
            <text:p><text:s text:c="2"/>24 278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10911</text:p>
          </table:table-cell>
          <table:table-cell office:value-type="string" table:style-name="ce29">
            <text:p>Carne de bovinos e outros prod. de carne</text:p>
          </table:table-cell>
          <table:table-cell office:value-type="float" office:value="24196" table:style-name="ce57">
            <text:p><text:s text:c="2"/>24 196</text:p>
          </table:table-cell>
          <table:table-cell office:value-type="float" office:value="144" table:style-name="ce57">
            <text:p><text:s text:c="3"/>14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7951" table:style-name="ce57">
            <text:p><text:s text:c="2"/>117 95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68" table:style-name="ce57">
            <text:p><text:s text:c="3"/>568</text:p>
          </table:table-cell>
          <table:table-cell office:value-type="float" office:value="142859" table:style-name="ce57">
            <text:p><text:s text:c="2"/>142 859</text:p>
          </table:table-cell>
          <table:table-cell office:value-type="float" office:value="173538" table:style-name="ce57">
            <text:p><text:s text:c="2"/>173 538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10912</text:p>
          </table:table-cell>
          <table:table-cell office:value-type="string" table:style-name="ce26">
            <text:p>Carne de suíno</text:p>
          </table:table-cell>
          <table:table-cell office:value-type="float" office:value="3946" table:style-name="ce57">
            <text:p><text:s text:c="2"/>3 94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966" table:style-name="ce57">
            <text:p><text:s text:c="2"/>7 96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47" table:style-name="ce57">
            <text:p><text:s text:c="3"/>247</text:p>
          </table:table-cell>
          <table:table-cell office:value-type="float" office:value="12159" table:style-name="ce57">
            <text:p><text:s text:c="2"/>12 159</text:p>
          </table:table-cell>
          <table:table-cell office:value-type="float" office:value="17253" table:style-name="ce57">
            <text:p><text:s text:c="2"/>17 25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13</text:p>
          </table:table-cell>
          <table:table-cell office:value-type="string" table:style-name="ce26">
            <text:p>Carne de aves</text:p>
          </table:table-cell>
          <table:table-cell office:value-type="float" office:value="24346" table:style-name="ce57">
            <text:p><text:s text:c="2"/>24 34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3436" table:style-name="ce57">
            <text:p><text:s text:c="2"/>33 43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10" table:style-name="ce57">
            <text:p><text:s text:c="3"/>210</text:p>
          </table:table-cell>
          <table:table-cell office:value-type="float" office:value="57992" table:style-name="ce57">
            <text:p><text:s text:c="2"/>57 992</text:p>
          </table:table-cell>
          <table:table-cell office:value-type="float" office:value="65605" table:style-name="ce57">
            <text:p><text:s text:c="2"/>65 605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14</text:p>
          </table:table-cell>
          <table:table-cell office:value-type="string" table:style-name="ce26">
            <text:p>Pescado industrializado</text:p>
          </table:table-cell>
          <table:table-cell office:value-type="float" office:value="637" table:style-name="ce57">
            <text:p><text:s text:c="3"/>63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402" table:style-name="ce57">
            <text:p><text:s text:c="2"/>8 40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286" table:style-name="ce57">
            <text:p><text:s/>(-) <text:s text:c="2"/>286</text:p>
          </table:table-cell>
          <table:table-cell office:value-type="float" office:value="8753" table:style-name="ce57">
            <text:p><text:s text:c="2"/>8 753</text:p>
          </table:table-cell>
          <table:table-cell office:value-type="float" office:value="9933" table:style-name="ce57">
            <text:p><text:s text:c="2"/>9 933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10915</text:p>
          </table:table-cell>
          <table:table-cell office:value-type="string" table:style-name="ce28">
            <text:p>Leite resfriado, esterilizado e pasteurizado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2" table:style-name="ce57">
            <text:p><text:s text:c="3"/>2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7468" table:style-name="ce57">
            <text:p><text:s text:c="2"/>17 46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269" table:style-name="ce57">
            <text:p><text:s/>(-) <text:s text:c="2"/>269</text:p>
          </table:table-cell>
          <table:table-cell office:value-type="float" office:value="17221" table:style-name="ce57">
            <text:p><text:s text:c="2"/>17 221</text:p>
          </table:table-cell>
          <table:table-cell office:value-type="float" office:value="28171" table:style-name="ce57">
            <text:p><text:s text:c="2"/>28 171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16</text:p>
          </table:table-cell>
          <table:table-cell office:value-type="string" table:style-name="ce5">
            <text:p>Outros produtos do laticínio</text:p>
          </table:table-cell>
          <table:table-cell office:value-type="float" office:value="1104" table:style-name="ce58">
            <text:p><text:s text:c="2"/>1 104</text:p>
          </table:table-cell>
          <table:table-cell office:value-type="float" office:value="11" table:style-name="ce58">
            <text:p><text:s text:c="3"/>1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1799" table:style-name="ce58">
            <text:p><text:s text:c="2"/>61 79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250" table:style-name="ce58">
            <text:p><text:s/>(-) <text:s text:c="2"/>250</text:p>
          </table:table-cell>
          <table:table-cell office:value-type="float" office:value="62664" table:style-name="ce58">
            <text:p><text:s text:c="2"/>62 664</text:p>
          </table:table-cell>
          <table:table-cell office:value-type="float" office:value="71998" table:style-name="ce58">
            <text:p><text:s text:c="2"/>71 998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21</text:p>
          </table:table-cell>
          <table:table-cell office:value-type="string" table:style-name="ce5">
            <text:p>Açúcar</text:p>
          </table:table-cell>
          <table:table-cell office:value-type="float" office:value="25635" table:style-name="ce58">
            <text:p><text:s text:c="2"/>25 63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9394" table:style-name="ce58">
            <text:p><text:s text:c="2"/>9 39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2226" table:style-name="ce58">
            <text:p><text:s/>(-) <text:s/>2 226</text:p>
          </table:table-cell>
          <table:table-cell office:value-type="float" office:value="32803" table:style-name="ce58">
            <text:p><text:s text:c="2"/>32 803</text:p>
          </table:table-cell>
          <table:table-cell office:value-type="float" office:value="45803" table:style-name="ce58">
            <text:p><text:s text:c="2"/>45 803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31</text:p>
          </table:table-cell>
          <table:table-cell office:value-type="string" table:style-name="ce5">
            <text:p>Conservas de frutas, legumes, outros vegetais e sucos de frutas</text:p>
          </table:table-cell>
          <table:table-cell office:value-type="float" office:value="9184" table:style-name="ce58">
            <text:p><text:s text:c="2"/>9 184</text:p>
          </table:table-cell>
          <table:table-cell office:value-type="float" office:value="26" table:style-name="ce58">
            <text:p><text:s text:c="3"/>2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8157" table:style-name="ce58">
            <text:p><text:s text:c="2"/>28 15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961" table:style-name="ce58">
            <text:p><text:s/>(-) <text:s text:c="2"/>961</text:p>
          </table:table-cell>
          <table:table-cell office:value-type="float" office:value="36406" table:style-name="ce58">
            <text:p><text:s text:c="2"/>36 406</text:p>
          </table:table-cell>
          <table:table-cell office:value-type="float" office:value="43224" table:style-name="ce58">
            <text:p><text:s text:c="2"/>43 224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32</text:p>
          </table:table-cell>
          <table:table-cell office:value-type="string" table:style-name="ce5">
            <text:p>Óleos e gorduras vegetais e animais</text:p>
          </table:table-cell>
          <table:table-cell office:value-type="float" office:value="24161" table:style-name="ce58">
            <text:p><text:s text:c="2"/>24 16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0456" table:style-name="ce58">
            <text:p><text:s text:c="2"/>20 45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1240" table:style-name="ce58">
            <text:p><text:s/>(-) <text:s/>1 240</text:p>
          </table:table-cell>
          <table:table-cell office:value-type="float" office:value="43377" table:style-name="ce58">
            <text:p><text:s text:c="2"/>43 377</text:p>
          </table:table-cell>
          <table:table-cell office:value-type="float" office:value="75711" table:style-name="ce58">
            <text:p><text:s text:c="2"/>75 711</text:p>
          </table:table-cell>
          <table:table-cell table:number-columns-repeated="16374"/>
        </table:table-row>
        <table:table-row table:style-name="ro5">
          <table:table-cell office:value-type="string" table:style-name="ce12">
            <text:p>10933</text:p>
          </table:table-cell>
          <table:table-cell office:value-type="string" table:style-name="ce10">
            <text:p>Café beneficiado</text:p>
          </table:table-cell>
          <table:table-cell office:value-type="float" office:value="2008" table:style-name="ce58">
            <text:p><text:s text:c="2"/>2 008</text:p>
          </table:table-cell>
          <table:table-cell office:value-type="float" office:value="6" table:style-name="ce58">
            <text:p><text:s text:c="3"/>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3394" table:style-name="ce58">
            <text:p><text:s text:c="2"/>13 39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63" table:style-name="ce58">
            <text:p><text:s text:c="3"/>263</text:p>
          </table:table-cell>
          <table:table-cell office:value-type="float" office:value="15671" table:style-name="ce58">
            <text:p><text:s text:c="2"/>15 671</text:p>
          </table:table-cell>
          <table:table-cell office:value-type="float" office:value="18831" table:style-name="ce58">
            <text:p><text:s text:c="2"/>18 831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4</text:p>
          </table:table-cell>
          <table:table-cell office:value-type="string" table:style-name="ce26">
            <text:p>Arroz beneficiado e produtos derivados do arroz</text:p>
          </table:table-cell>
          <table:table-cell office:value-type="float" office:value="1006" table:style-name="ce57">
            <text:p><text:s text:c="2"/>1 006</text:p>
          </table:table-cell>
          <table:table-cell office:value-type="float" office:value="19" table:style-name="ce57">
            <text:p><text:s text:c="3"/>1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0447" table:style-name="ce57">
            <text:p><text:s text:c="2"/>20 44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673" table:style-name="ce57">
            <text:p><text:s/>(-) <text:s text:c="2"/>673</text:p>
          </table:table-cell>
          <table:table-cell office:value-type="float" office:value="20799" table:style-name="ce57">
            <text:p><text:s text:c="2"/>20 799</text:p>
          </table:table-cell>
          <table:table-cell office:value-type="float" office:value="23238" table:style-name="ce57">
            <text:p><text:s text:c="2"/>23 238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5</text:p>
          </table:table-cell>
          <table:table-cell office:value-type="string" table:style-name="ce26">
            <text:p>Produtos derivados do trigo, mandioca ou milho</text:p>
          </table:table-cell>
          <table:table-cell office:value-type="float" office:value="576" table:style-name="ce57">
            <text:p><text:s text:c="3"/>576</text:p>
          </table:table-cell>
          <table:table-cell office:value-type="float" office:value="16" table:style-name="ce57">
            <text:p><text:s text:c="3"/>1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9065" table:style-name="ce57">
            <text:p><text:s text:c="2"/>29 06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96" table:style-name="ce57">
            <text:p><text:s text:c="3"/>196</text:p>
          </table:table-cell>
          <table:table-cell office:value-type="float" office:value="29853" table:style-name="ce57">
            <text:p><text:s text:c="2"/>29 853</text:p>
          </table:table-cell>
          <table:table-cell office:value-type="float" office:value="51831" table:style-name="ce57">
            <text:p><text:s text:c="2"/>51 831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6</text:p>
          </table:table-cell>
          <table:table-cell office:value-type="string" table:style-name="ce26">
            <text:p>Rações balanceadas para animais</text:p>
          </table:table-cell>
          <table:table-cell office:value-type="float" office:value="693" table:style-name="ce57">
            <text:p><text:s text:c="3"/>69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3169" table:style-name="ce57">
            <text:p><text:s text:c="2"/>13 16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91" table:style-name="ce57">
            <text:p><text:s text:c="3"/>691</text:p>
          </table:table-cell>
          <table:table-cell office:value-type="float" office:value="14553" table:style-name="ce57">
            <text:p><text:s text:c="2"/>14 553</text:p>
          </table:table-cell>
          <table:table-cell office:value-type="float" office:value="45437" table:style-name="ce57">
            <text:p><text:s text:c="2"/>45 437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7</text:p>
          </table:table-cell>
          <table:table-cell office:value-type="string" table:style-name="ce26">
            <text:p>Outros produtos alimentares</text:p>
          </table:table-cell>
          <table:table-cell office:value-type="float" office:value="3812" table:style-name="ce57">
            <text:p><text:s text:c="2"/>3 812</text:p>
          </table:table-cell>
          <table:table-cell office:value-type="float" office:value="142" table:style-name="ce57">
            <text:p><text:s text:c="3"/>14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46943" table:style-name="ce57">
            <text:p><text:s text:c="2"/>146 94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68" table:style-name="ce57">
            <text:p><text:s text:c="2"/>1 068</text:p>
          </table:table-cell>
          <table:table-cell office:value-type="float" office:value="151965" table:style-name="ce57">
            <text:p><text:s text:c="2"/>151 965</text:p>
          </table:table-cell>
          <table:table-cell office:value-type="float" office:value="171973" table:style-name="ce57">
            <text:p><text:s text:c="2"/>171 973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11001</text:p>
          </table:table-cell>
          <table:table-cell office:value-type="string" table:style-name="ce28">
            <text:p>Bebidas</text:p>
          </table:table-cell>
          <table:table-cell office:value-type="float" office:value="3499" table:style-name="ce57">
            <text:p><text:s text:c="2"/>3 49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5581" table:style-name="ce57">
            <text:p><text:s text:c="2"/>75 58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2065" table:style-name="ce57">
            <text:p><text:s/>(-) <text:s/>2 065</text:p>
          </table:table-cell>
          <table:table-cell office:value-type="float" office:value="77015" table:style-name="ce57">
            <text:p><text:s text:c="2"/>77 015</text:p>
          </table:table-cell>
          <table:table-cell office:value-type="float" office:value="135669" table:style-name="ce57">
            <text:p><text:s text:c="2"/>135 669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2001</text:p>
          </table:table-cell>
          <table:table-cell office:value-type="string" table:style-name="ce5">
            <text:p>Produtos do fumo</text:p>
          </table:table-cell>
          <table:table-cell office:value-type="float" office:value="7302" table:style-name="ce58">
            <text:p><text:s text:c="2"/>7 30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2709" table:style-name="ce58">
            <text:p><text:s text:c="2"/>22 70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538" table:style-name="ce58">
            <text:p><text:s text:c="3"/>538</text:p>
          </table:table-cell>
          <table:table-cell office:value-type="float" office:value="30549" table:style-name="ce58">
            <text:p><text:s text:c="2"/>30 549</text:p>
          </table:table-cell>
          <table:table-cell office:value-type="float" office:value="31692" table:style-name="ce58">
            <text:p><text:s text:c="2"/>31 692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3001</text:p>
          </table:table-cell>
          <table:table-cell office:value-type="string" table:style-name="ce5">
            <text:p>Fios e fibras têxteis beneficiadas</text:p>
          </table:table-cell>
          <table:table-cell office:value-type="float" office:value="269" table:style-name="ce58">
            <text:p><text:s text:c="3"/>26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81" table:style-name="ce58">
            <text:p><text:s text:c="3"/>8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10" table:style-name="ce58">
            <text:p><text:s text:c="3"/>110</text:p>
          </table:table-cell>
          <table:table-cell office:value-type="float" office:value="460" table:style-name="ce58">
            <text:p><text:s text:c="3"/>460</text:p>
          </table:table-cell>
          <table:table-cell office:value-type="float" office:value="14249" table:style-name="ce58">
            <text:p><text:s text:c="2"/>14 249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3002</text:p>
          </table:table-cell>
          <table:table-cell office:value-type="string" table:style-name="ce5">
            <text:p>Tecidos</text:p>
          </table:table-cell>
          <table:table-cell office:value-type="float" office:value="968" table:style-name="ce58">
            <text:p><text:s text:c="3"/>96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373" table:style-name="ce58">
            <text:p><text:s text:c="2"/>1 37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1380" table:style-name="ce58">
            <text:p><text:s/>(-) <text:s/>1 380</text:p>
          </table:table-cell>
          <table:table-cell office:value-type="float" office:value="961" table:style-name="ce58">
            <text:p><text:s text:c="3"/>961</text:p>
          </table:table-cell>
          <table:table-cell office:value-type="float" office:value="29113" table:style-name="ce58">
            <text:p><text:s text:c="2"/>29 113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3003</text:p>
          </table:table-cell>
          <table:table-cell office:value-type="string" table:style-name="ce5">
            <text:p>Art. têxteis de uso doméstico e outros têxteis</text:p>
          </table:table-cell>
          <table:table-cell office:value-type="float" office:value="1333" table:style-name="ce58">
            <text:p><text:s text:c="2"/>1 33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4058" table:style-name="ce58">
            <text:p><text:s text:c="2"/>34 05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251" table:style-name="ce58">
            <text:p><text:s/>(-) <text:s text:c="2"/>251</text:p>
          </table:table-cell>
          <table:table-cell office:value-type="float" office:value="35140" table:style-name="ce58">
            <text:p><text:s text:c="2"/>35 140</text:p>
          </table:table-cell>
          <table:table-cell office:value-type="float" office:value="47478" table:style-name="ce58">
            <text:p><text:s text:c="2"/>47 478</text:p>
          </table:table-cell>
          <table:table-cell table:number-columns-repeated="16374"/>
        </table:table-row>
        <table:table-row table:style-name="ro5">
          <table:table-cell office:value-type="string" table:style-name="ce12">
            <text:p>14001</text:p>
          </table:table-cell>
          <table:table-cell office:value-type="string" table:style-name="ce10">
            <text:p>Artigos do vestuário e acessórios</text:p>
          </table:table-cell>
          <table:table-cell office:value-type="float" office:value="1947" table:style-name="ce58">
            <text:p><text:s text:c="2"/>1 947</text:p>
          </table:table-cell>
          <table:table-cell office:value-type="float" office:value="20" table:style-name="ce58">
            <text:p><text:s text:c="3"/>2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35305" table:style-name="ce58">
            <text:p><text:s text:c="2"/>135 30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2000" table:style-name="ce58">
            <text:p><text:s/>(-) <text:s/>2 000</text:p>
          </table:table-cell>
          <table:table-cell office:value-type="float" office:value="135272" table:style-name="ce58">
            <text:p><text:s text:c="2"/>135 272</text:p>
          </table:table-cell>
          <table:table-cell office:value-type="float" office:value="147596" table:style-name="ce58">
            <text:p><text:s text:c="2"/>147 596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5001</text:p>
          </table:table-cell>
          <table:table-cell office:value-type="string" table:style-name="ce26">
            <text:p>Calçados e artefatos de couro</text:p>
          </table:table-cell>
          <table:table-cell office:value-type="float" office:value="11363" table:style-name="ce57">
            <text:p><text:s text:c="2"/>11 36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5987" table:style-name="ce57">
            <text:p><text:s text:c="2"/>55 98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034" table:style-name="ce57">
            <text:p><text:s/>(-) <text:s/>1 034</text:p>
          </table:table-cell>
          <table:table-cell office:value-type="float" office:value="66316" table:style-name="ce57">
            <text:p><text:s text:c="2"/>66 316</text:p>
          </table:table-cell>
          <table:table-cell office:value-type="float" office:value="74135" table:style-name="ce57">
            <text:p><text:s text:c="2"/>74 135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6001</text:p>
          </table:table-cell>
          <table:table-cell office:value-type="string" table:style-name="ce26">
            <text:p>Produtos de madeira, exclusive móveis</text:p>
          </table:table-cell>
          <table:table-cell office:value-type="float" office:value="7440" table:style-name="ce57">
            <text:p><text:s text:c="2"/>7 44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626" table:style-name="ce57">
            <text:p><text:s text:c="2"/>2 626</text:p>
          </table:table-cell>
          <table:table-cell office:value-type="float" office:value="111" table:style-name="ce57">
            <text:p><text:s text:c="3"/>111</text:p>
          </table:table-cell>
          <table:table-cell office:value-type="float" office:value="-1744" table:style-name="ce57">
            <text:p><text:s/>(-) <text:s/>1 744</text:p>
          </table:table-cell>
          <table:table-cell office:value-type="float" office:value="8433" table:style-name="ce57">
            <text:p><text:s text:c="2"/>8 433</text:p>
          </table:table-cell>
          <table:table-cell office:value-type="float" office:value="36889" table:style-name="ce57">
            <text:p><text:s text:c="2"/>36 889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7001</text:p>
          </table:table-cell>
          <table:table-cell office:value-type="string" table:style-name="ce26">
            <text:p>Celulose</text:p>
          </table:table-cell>
          <table:table-cell office:value-type="float" office:value="18797" table:style-name="ce57">
            <text:p><text:s text:c="2"/>18 79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88" table:style-name="ce57">
            <text:p><text:s text:c="3"/>588</text:p>
          </table:table-cell>
          <table:table-cell office:value-type="float" office:value="19385" table:style-name="ce57">
            <text:p><text:s text:c="2"/>19 385</text:p>
          </table:table-cell>
          <table:table-cell office:value-type="float" office:value="24018" table:style-name="ce57">
            <text:p><text:s text:c="2"/>24 018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7002</text:p>
          </table:table-cell>
          <table:table-cell office:value-type="string" table:style-name="ce26">
            <text:p>Papel, papelão, embalagens e artefatos de papel</text:p>
          </table:table-cell>
          <table:table-cell office:value-type="float" office:value="7157" table:style-name="ce57">
            <text:p><text:s text:c="2"/>7 15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7409" table:style-name="ce57">
            <text:p><text:s text:c="2"/>17 40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2097" table:style-name="ce57">
            <text:p><text:s/>(-) <text:s/>2 097</text:p>
          </table:table-cell>
          <table:table-cell office:value-type="float" office:value="22469" table:style-name="ce57">
            <text:p><text:s text:c="2"/>22 469</text:p>
          </table:table-cell>
          <table:table-cell office:value-type="float" office:value="85895" table:style-name="ce57">
            <text:p><text:s text:c="2"/>85 895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8001</text:p>
          </table:table-cell>
          <table:table-cell office:value-type="string" table:style-name="ce26">
            <text:p>Serviços de impressão e reprodução</text:p>
          </table:table-cell>
          <table:table-cell office:value-type="float" office:value="77" table:style-name="ce57">
            <text:p><text:s text:c="3"/>7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83" table:style-name="ce57">
            <text:p><text:s text:c="3"/>68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318" table:style-name="ce57">
            <text:p><text:s/>(-) <text:s text:c="2"/>318</text:p>
          </table:table-cell>
          <table:table-cell office:value-type="float" office:value="442" table:style-name="ce57">
            <text:p><text:s text:c="3"/>442</text:p>
          </table:table-cell>
          <table:table-cell office:value-type="float" office:value="34340" table:style-name="ce57">
            <text:p><text:s text:c="2"/>34 340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19911</text:p>
          </table:table-cell>
          <table:table-cell office:value-type="string" table:style-name="ce14">
            <text:p>Combustíveis para aviação</text:p>
          </table:table-cell>
          <table:table-cell office:value-type="float" office:value="5231" table:style-name="ce58">
            <text:p><text:s text:c="2"/>5 23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557" table:style-name="ce58">
            <text:p><text:s text:c="3"/>55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250" table:style-name="ce58">
            <text:p><text:s/>(-) <text:s text:c="2"/>250</text:p>
          </table:table-cell>
          <table:table-cell office:value-type="float" office:value="5538" table:style-name="ce58">
            <text:p><text:s text:c="2"/>5 538</text:p>
          </table:table-cell>
          <table:table-cell office:value-type="float" office:value="20939" table:style-name="ce58">
            <text:p><text:s text:c="2"/>20 939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19912</text:p>
          </table:table-cell>
          <table:table-cell office:value-type="string" table:style-name="ce14">
            <text:p>Gasoálcool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26494" table:style-name="ce58">
            <text:p><text:s text:c="2"/>126 49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26494" table:style-name="ce58">
            <text:p><text:s text:c="2"/>126 494</text:p>
          </table:table-cell>
          <table:table-cell office:value-type="float" office:value="144410" table:style-name="ce58">
            <text:p><text:s text:c="2"/>144 410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19913</text:p>
          </table:table-cell>
          <table:table-cell office:value-type="string" table:style-name="ce16">
            <text:p>Naftas para petroquímica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428" table:style-name="ce58">
            <text:p><text:s/>(-) <text:s text:c="2"/>428</text:p>
          </table:table-cell>
          <table:table-cell office:value-type="float" office:value="-428" table:style-name="ce58">
            <text:p><text:s/>(-) <text:s text:c="2"/>428</text:p>
          </table:table-cell>
          <table:table-cell office:value-type="float" office:value="17542" table:style-name="ce58">
            <text:p><text:s text:c="2"/>17 542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9914</text:p>
          </table:table-cell>
          <table:table-cell office:value-type="string" table:style-name="ce5">
            <text:p>Óleo combustível<text:s text:c="2"/></text:p>
          </table:table-cell>
          <table:table-cell office:value-type="float" office:value="7483" table:style-name="ce58">
            <text:p><text:s text:c="2"/>7 48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633" table:style-name="ce58">
            <text:p><text:s/>(-) <text:s text:c="2"/>633</text:p>
          </table:table-cell>
          <table:table-cell office:value-type="float" office:value="6850" table:style-name="ce58">
            <text:p><text:s text:c="2"/>6 850</text:p>
          </table:table-cell>
          <table:table-cell office:value-type="float" office:value="20745" table:style-name="ce58">
            <text:p><text:s text:c="2"/>20 745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9915</text:p>
          </table:table-cell>
          <table:table-cell office:value-type="string" table:style-name="ce5">
            <text:p>Diesel - biodiesel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355" table:style-name="ce58">
            <text:p><text:s text:c="2"/>6 35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355" table:style-name="ce58">
            <text:p><text:s text:c="2"/>6 355</text:p>
          </table:table-cell>
          <table:table-cell office:value-type="float" office:value="138214" table:style-name="ce58">
            <text:p><text:s text:c="2"/>138 214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9916</text:p>
          </table:table-cell>
          <table:table-cell office:value-type="string" table:style-name="ce26">
            <text:p>Outros produtos do refino do petróleo</text:p>
          </table:table-cell>
          <table:table-cell office:value-type="float" office:value="2801" table:style-name="ce57">
            <text:p><text:s text:c="2"/>2 80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8936" table:style-name="ce57">
            <text:p><text:s text:c="2"/>28 93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504" table:style-name="ce57">
            <text:p><text:s/>(-) <text:s/>1 504</text:p>
          </table:table-cell>
          <table:table-cell office:value-type="float" office:value="30233" table:style-name="ce57">
            <text:p><text:s text:c="2"/>30 233</text:p>
          </table:table-cell>
          <table:table-cell office:value-type="float" office:value="231826" table:style-name="ce57">
            <text:p><text:s text:c="2"/>231 826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9921</text:p>
          </table:table-cell>
          <table:table-cell office:value-type="string" table:style-name="ce26">
            <text:p>Etanol e outros biocombustíveis</text:p>
          </table:table-cell>
          <table:table-cell office:value-type="float" office:value="3139" table:style-name="ce57">
            <text:p><text:s text:c="2"/>3 13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4704" table:style-name="ce57">
            <text:p><text:s text:c="2"/>44 70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3713" table:style-name="ce57">
            <text:p><text:s/>(-) <text:s/>3 713</text:p>
          </table:table-cell>
          <table:table-cell office:value-type="float" office:value="44130" table:style-name="ce57">
            <text:p><text:s text:c="2"/>44 130</text:p>
          </table:table-cell>
          <table:table-cell office:value-type="float" office:value="83539" table:style-name="ce57">
            <text:p><text:s text:c="2"/>83 539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0911</text:p>
          </table:table-cell>
          <table:table-cell office:value-type="string" table:style-name="ce28">
            <text:p>Produtos químicos inorgânicos</text:p>
          </table:table-cell>
          <table:table-cell office:value-type="float" office:value="1912" table:style-name="ce57">
            <text:p><text:s text:c="2"/>1 91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6" table:style-name="ce57">
            <text:p><text:s text:c="3"/>2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310" table:style-name="ce57">
            <text:p><text:s/>(-) <text:s text:c="2"/>310</text:p>
          </table:table-cell>
          <table:table-cell office:value-type="float" office:value="1628" table:style-name="ce57">
            <text:p><text:s text:c="2"/>1 628</text:p>
          </table:table-cell>
          <table:table-cell office:value-type="float" office:value="71889" table:style-name="ce57">
            <text:p><text:s text:c="2"/>71 889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0912</text:p>
          </table:table-cell>
          <table:table-cell office:value-type="string" table:style-name="ce26">
            <text:p>Adubos e fertilizantes</text:p>
          </table:table-cell>
          <table:table-cell office:value-type="float" office:value="866" table:style-name="ce57">
            <text:p><text:s text:c="3"/>86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34" table:style-name="ce57">
            <text:p><text:s/>(-) <text:s text:c="2"/>134</text:p>
          </table:table-cell>
          <table:table-cell office:value-type="float" office:value="732" table:style-name="ce57">
            <text:p><text:s text:c="3"/>732</text:p>
          </table:table-cell>
          <table:table-cell office:value-type="float" office:value="54048" table:style-name="ce57">
            <text:p><text:s text:c="2"/>54 048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0913</text:p>
          </table:table-cell>
          <table:table-cell office:value-type="string" table:style-name="ce26">
            <text:p>Produtos químicos orgânicos</text:p>
          </table:table-cell>
          <table:table-cell office:value-type="float" office:value="8240" table:style-name="ce57">
            <text:p><text:s text:c="2"/>8 24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584" table:style-name="ce57">
            <text:p><text:s text:c="2"/>2 584</text:p>
          </table:table-cell>
          <table:table-cell office:value-type="float" office:value="10824" table:style-name="ce57">
            <text:p><text:s text:c="2"/>10 824</text:p>
          </table:table-cell>
          <table:table-cell office:value-type="float" office:value="77100" table:style-name="ce57">
            <text:p><text:s text:c="2"/>77 100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0914</text:p>
          </table:table-cell>
          <table:table-cell office:value-type="string" table:style-name="ce14">
            <text:p>Resinas,elastômeros e fibras artif. e sintéticas</text:p>
          </table:table-cell>
          <table:table-cell office:value-type="float" office:value="8583" table:style-name="ce58">
            <text:p><text:s text:c="2"/>8 58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600" table:style-name="ce58">
            <text:p><text:s text:c="2"/>1 600</text:p>
          </table:table-cell>
          <table:table-cell office:value-type="float" office:value="10183" table:style-name="ce58">
            <text:p><text:s text:c="2"/>10 183</text:p>
          </table:table-cell>
          <table:table-cell office:value-type="float" office:value="64645" table:style-name="ce58">
            <text:p><text:s text:c="2"/>64 645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0921</text:p>
          </table:table-cell>
          <table:table-cell office:value-type="string" table:style-name="ce14">
            <text:p>Defensivos agrícolas e desinfestantes domissanitários</text:p>
          </table:table-cell>
          <table:table-cell office:value-type="float" office:value="997" table:style-name="ce58">
            <text:p><text:s text:c="3"/>99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13" table:style-name="ce58">
            <text:p><text:s text:c="3"/>61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700" table:style-name="ce58">
            <text:p><text:s text:c="3"/>700</text:p>
          </table:table-cell>
          <table:table-cell office:value-type="float" office:value="2310" table:style-name="ce58">
            <text:p><text:s text:c="2"/>2 310</text:p>
          </table:table-cell>
          <table:table-cell office:value-type="float" office:value="55662" table:style-name="ce58">
            <text:p><text:s text:c="2"/>55 662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0922</text:p>
          </table:table-cell>
          <table:table-cell office:value-type="string" table:style-name="ce14">
            <text:p>Produtos químicos diversos<text:s/></text:p>
          </table:table-cell>
          <table:table-cell office:value-type="float" office:value="5191" table:style-name="ce58">
            <text:p><text:s text:c="2"/>5 19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575" table:style-name="ce58">
            <text:p><text:s text:c="3"/>57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68" table:style-name="ce58">
            <text:p><text:s text:c="3"/>668</text:p>
          </table:table-cell>
          <table:table-cell office:value-type="float" office:value="6434" table:style-name="ce58">
            <text:p><text:s text:c="2"/>6 434</text:p>
          </table:table-cell>
          <table:table-cell office:value-type="float" office:value="39406" table:style-name="ce58">
            <text:p><text:s text:c="2"/>39 406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20923</text:p>
          </table:table-cell>
          <table:table-cell office:value-type="string" table:style-name="ce16">
            <text:p>Tintas, vernizes, esmaltes e lacas</text:p>
          </table:table-cell>
          <table:table-cell office:value-type="float" office:value="723" table:style-name="ce58">
            <text:p><text:s text:c="3"/>72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73" table:style-name="ce58">
            <text:p><text:s text:c="3"/>37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439" table:style-name="ce58">
            <text:p><text:s/>(-) <text:s text:c="2"/>439</text:p>
          </table:table-cell>
          <table:table-cell office:value-type="float" office:value="657" table:style-name="ce58">
            <text:p><text:s text:c="3"/>657</text:p>
          </table:table-cell>
          <table:table-cell office:value-type="float" office:value="27403" table:style-name="ce58">
            <text:p><text:s text:c="2"/>27 403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20931</text:p>
          </table:table-cell>
          <table:table-cell office:value-type="string" table:style-name="ce5">
            <text:p>Perfumaria, sabões e artigos de limpeza</text:p>
          </table:table-cell>
          <table:table-cell office:value-type="float" office:value="3986" table:style-name="ce58">
            <text:p><text:s text:c="2"/>3 98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82152" table:style-name="ce58">
            <text:p><text:s text:c="2"/>82 15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62" table:style-name="ce58">
            <text:p><text:s/>(-) <text:s text:c="2"/>62</text:p>
          </table:table-cell>
          <table:table-cell office:value-type="float" office:value="86076" table:style-name="ce58">
            <text:p><text:s text:c="2"/>86 076</text:p>
          </table:table-cell>
          <table:table-cell office:value-type="float" office:value="103358" table:style-name="ce58">
            <text:p><text:s text:c="2"/>103 358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1001</text:p>
          </table:table-cell>
          <table:table-cell office:value-type="string" table:style-name="ce26">
            <text:p>Produtos farmacêuticos</text:p>
          </table:table-cell>
          <table:table-cell office:value-type="float" office:value="4462" table:style-name="ce57">
            <text:p><text:s text:c="2"/>4 462</text:p>
          </table:table-cell>
          <table:table-cell office:value-type="float" office:value="10884" table:style-name="ce57">
            <text:p><text:s text:c="2"/>10 88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9813" table:style-name="ce57">
            <text:p><text:s text:c="2"/>89 81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53" table:style-name="ce57">
            <text:p><text:s/>(-) <text:s text:c="2"/>153</text:p>
          </table:table-cell>
          <table:table-cell office:value-type="float" office:value="105006" table:style-name="ce57">
            <text:p><text:s text:c="2"/>105 006</text:p>
          </table:table-cell>
          <table:table-cell office:value-type="float" office:value="145038" table:style-name="ce57">
            <text:p><text:s text:c="2"/>145 038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2001</text:p>
          </table:table-cell>
          <table:table-cell office:value-type="string" table:style-name="ce26">
            <text:p>Artigos de borracha</text:p>
          </table:table-cell>
          <table:table-cell office:value-type="float" office:value="4819" table:style-name="ce57">
            <text:p><text:s text:c="2"/>4 81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539" table:style-name="ce57">
            <text:p><text:s text:c="2"/>9 53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63" table:style-name="ce57">
            <text:p><text:s/>(-) <text:s text:c="2"/>163</text:p>
          </table:table-cell>
          <table:table-cell office:value-type="float" office:value="14195" table:style-name="ce57">
            <text:p><text:s text:c="2"/>14 195</text:p>
          </table:table-cell>
          <table:table-cell office:value-type="float" office:value="41355" table:style-name="ce57">
            <text:p><text:s text:c="2"/>41 355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2002</text:p>
          </table:table-cell>
          <table:table-cell office:value-type="string" table:style-name="ce26">
            <text:p>Artigos de plástico</text:p>
          </table:table-cell>
          <table:table-cell office:value-type="float" office:value="3782" table:style-name="ce57">
            <text:p><text:s text:c="2"/>3 78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540" table:style-name="ce57">
            <text:p><text:s text:c="2"/>8 54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2059" table:style-name="ce57">
            <text:p><text:s/>(-) <text:s/>2 059</text:p>
          </table:table-cell>
          <table:table-cell office:value-type="float" office:value="10263" table:style-name="ce57">
            <text:p><text:s text:c="2"/>10 263</text:p>
          </table:table-cell>
          <table:table-cell office:value-type="float" office:value="104756" table:style-name="ce57">
            <text:p><text:s text:c="2"/>104 756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3001</text:p>
          </table:table-cell>
          <table:table-cell office:value-type="string" table:style-name="ce28">
            <text:p>Cimento</text:p>
          </table:table-cell>
          <table:table-cell office:value-type="float" office:value="73" table:style-name="ce57">
            <text:p><text:s text:c="3"/>7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311" table:style-name="ce57">
            <text:p><text:s/>(-) <text:s text:c="2"/>311</text:p>
          </table:table-cell>
          <table:table-cell office:value-type="float" office:value="-238" table:style-name="ce57">
            <text:p><text:s/>(-) <text:s text:c="2"/>238</text:p>
          </table:table-cell>
          <table:table-cell office:value-type="float" office:value="21405" table:style-name="ce57">
            <text:p><text:s text:c="2"/>21 405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3002</text:p>
          </table:table-cell>
          <table:table-cell office:value-type="string" table:style-name="ce26">
            <text:p>Artefatos de cimento, gesso e semelhantes</text:p>
          </table:table-cell>
          <table:table-cell office:value-type="float" office:value="47" table:style-name="ce57">
            <text:p><text:s text:c="3"/>4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248" table:style-name="ce57">
            <text:p><text:s/>(-) <text:s/>1 248</text:p>
          </table:table-cell>
          <table:table-cell office:value-type="float" office:value="-1201" table:style-name="ce57">
            <text:p><text:s/>(-) <text:s/>1 201</text:p>
          </table:table-cell>
          <table:table-cell office:value-type="float" office:value="33507" table:style-name="ce57">
            <text:p><text:s text:c="2"/>33 507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3003</text:p>
          </table:table-cell>
          <table:table-cell office:value-type="string" table:style-name="ce14">
            <text:p>Vidros, cerâmicos e outros prod. de minerais não-metálicos</text:p>
          </table:table-cell>
          <table:table-cell office:value-type="float" office:value="7455" table:style-name="ce58">
            <text:p><text:s text:c="2"/>7 45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910" table:style-name="ce58">
            <text:p><text:s text:c="2"/>3 91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419" table:style-name="ce58">
            <text:p><text:s text:c="2"/>1 419</text:p>
          </table:table-cell>
          <table:table-cell office:value-type="float" office:value="12784" table:style-name="ce58">
            <text:p><text:s text:c="2"/>12 784</text:p>
          </table:table-cell>
          <table:table-cell office:value-type="float" office:value="75635" table:style-name="ce58">
            <text:p><text:s text:c="2"/>75 635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4911</text:p>
          </table:table-cell>
          <table:table-cell office:value-type="string" table:style-name="ce14">
            <text:p>Ferro-gusa e ferroligas</text:p>
          </table:table-cell>
          <table:table-cell office:value-type="float" office:value="10018" table:style-name="ce58">
            <text:p><text:s text:c="2"/>10 01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03" table:style-name="ce58">
            <text:p><text:s text:c="3"/>103</text:p>
          </table:table-cell>
          <table:table-cell office:value-type="float" office:value="10121" table:style-name="ce58">
            <text:p><text:s text:c="2"/>10 121</text:p>
          </table:table-cell>
          <table:table-cell office:value-type="float" office:value="13028" table:style-name="ce58">
            <text:p><text:s text:c="2"/>13 028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4912</text:p>
          </table:table-cell>
          <table:table-cell office:value-type="string" table:style-name="ce14">
            <text:p>Semi-acabacados, laminados planos, longos e tubos de aço</text:p>
          </table:table-cell>
          <table:table-cell office:value-type="float" office:value="26907" table:style-name="ce58">
            <text:p><text:s text:c="2"/>26 90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41" table:style-name="ce58">
            <text:p><text:s text:c="3"/>241</text:p>
          </table:table-cell>
          <table:table-cell office:value-type="float" office:value="88" table:style-name="ce58">
            <text:p><text:s text:c="3"/>88</text:p>
          </table:table-cell>
          <table:table-cell office:value-type="float" office:value="-2164" table:style-name="ce58">
            <text:p><text:s/>(-) <text:s/>2 164</text:p>
          </table:table-cell>
          <table:table-cell office:value-type="float" office:value="25072" table:style-name="ce58">
            <text:p><text:s text:c="2"/>25 072</text:p>
          </table:table-cell>
          <table:table-cell office:value-type="float" office:value="111188" table:style-name="ce58">
            <text:p><text:s text:c="2"/>111 188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24921</text:p>
          </table:table-cell>
          <table:table-cell office:value-type="string" table:style-name="ce16">
            <text:p>Produtos da metalurgia de metais não-ferrosos</text:p>
          </table:table-cell>
          <table:table-cell office:value-type="float" office:value="25233" table:style-name="ce58">
            <text:p><text:s text:c="2"/>25 23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508" table:style-name="ce58">
            <text:p><text:s text:c="3"/>50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08" table:style-name="ce58">
            <text:p><text:s text:c="3"/>408</text:p>
          </table:table-cell>
          <table:table-cell office:value-type="float" office:value="26149" table:style-name="ce58">
            <text:p><text:s text:c="2"/>26 149</text:p>
          </table:table-cell>
          <table:table-cell office:value-type="float" office:value="75117" table:style-name="ce58">
            <text:p><text:s text:c="2"/>75 117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24922</text:p>
          </table:table-cell>
          <table:table-cell office:value-type="string" table:style-name="ce5">
            <text:p>Peças fundidas de aço e de metais não ferrosos</text:p>
          </table:table-cell>
          <table:table-cell office:value-type="float" office:value="46" table:style-name="ce58">
            <text:p><text:s text:c="3"/>4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105" table:style-name="ce58">
            <text:p><text:s/>(-) <text:s text:c="2"/>105</text:p>
          </table:table-cell>
          <table:table-cell office:value-type="float" office:value="-59" table:style-name="ce58">
            <text:p><text:s/>(-) <text:s text:c="2"/>59</text:p>
          </table:table-cell>
          <table:table-cell office:value-type="float" office:value="6985" table:style-name="ce58">
            <text:p><text:s text:c="2"/>6 985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5001</text:p>
          </table:table-cell>
          <table:table-cell office:value-type="string" table:style-name="ce26">
            <text:p>Produtos de metal, excl. máquinas e equipamentos</text:p>
          </table:table-cell>
          <table:table-cell office:value-type="float" office:value="6863" table:style-name="ce57">
            <text:p><text:s text:c="2"/>6 86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8926" table:style-name="ce57">
            <text:p><text:s text:c="2"/>18 926</text:p>
          </table:table-cell>
          <table:table-cell office:value-type="float" office:value="10887" table:style-name="ce57">
            <text:p><text:s text:c="2"/>10 887</text:p>
          </table:table-cell>
          <table:table-cell office:value-type="float" office:value="-420" table:style-name="ce57">
            <text:p><text:s/>(-) <text:s text:c="2"/>420</text:p>
          </table:table-cell>
          <table:table-cell office:value-type="float" office:value="36256" table:style-name="ce57">
            <text:p><text:s text:c="2"/>36 256</text:p>
          </table:table-cell>
          <table:table-cell office:value-type="float" office:value="144907" table:style-name="ce57">
            <text:p><text:s text:c="2"/>144 907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6001</text:p>
          </table:table-cell>
          <table:table-cell office:value-type="string" table:style-name="ce26">
            <text:p>Componentes eletrônicos</text:p>
          </table:table-cell>
          <table:table-cell office:value-type="float" office:value="708" table:style-name="ce57">
            <text:p><text:s text:c="3"/>70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774" table:style-name="ce57">
            <text:p><text:s/>(-) <text:s text:c="2"/>774</text:p>
          </table:table-cell>
          <table:table-cell office:value-type="float" office:value="-66" table:style-name="ce57">
            <text:p><text:s/>(-) <text:s text:c="2"/>66</text:p>
          </table:table-cell>
          <table:table-cell office:value-type="float" office:value="23352" table:style-name="ce57">
            <text:p><text:s text:c="2"/>23 352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6002</text:p>
          </table:table-cell>
          <table:table-cell office:value-type="string" table:style-name="ce28">
            <text:p>Máquinas para escritório e equip. de informática</text:p>
          </table:table-cell>
          <table:table-cell office:value-type="float" office:value="600" table:style-name="ce57">
            <text:p><text:s text:c="3"/>60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9670" table:style-name="ce57">
            <text:p><text:s text:c="2"/>19 670</text:p>
          </table:table-cell>
          <table:table-cell office:value-type="float" office:value="19488" table:style-name="ce57">
            <text:p><text:s text:c="2"/>19 488</text:p>
          </table:table-cell>
          <table:table-cell office:value-type="float" office:value="-385" table:style-name="ce57">
            <text:p><text:s/>(-) <text:s text:c="2"/>385</text:p>
          </table:table-cell>
          <table:table-cell office:value-type="float" office:value="39373" table:style-name="ce57">
            <text:p><text:s text:c="2"/>39 373</text:p>
          </table:table-cell>
          <table:table-cell office:value-type="float" office:value="60240" table:style-name="ce57">
            <text:p><text:s text:c="2"/>60 240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6003</text:p>
          </table:table-cell>
          <table:table-cell office:value-type="string" table:style-name="ce26">
            <text:p>Material eletrônico e equip. de comunicações</text:p>
          </table:table-cell>
          <table:table-cell office:value-type="float" office:value="1347" table:style-name="ce57">
            <text:p><text:s text:c="2"/>1 34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3435" table:style-name="ce57">
            <text:p><text:s text:c="2"/>53 435</text:p>
          </table:table-cell>
          <table:table-cell office:value-type="float" office:value="30766" table:style-name="ce57">
            <text:p><text:s text:c="2"/>30 766</text:p>
          </table:table-cell>
          <table:table-cell office:value-type="float" office:value="-1651" table:style-name="ce57">
            <text:p><text:s/>(-) <text:s/>1 651</text:p>
          </table:table-cell>
          <table:table-cell office:value-type="float" office:value="83897" table:style-name="ce57">
            <text:p><text:s text:c="2"/>83 897</text:p>
          </table:table-cell>
          <table:table-cell office:value-type="float" office:value="106798" table:style-name="ce57">
            <text:p><text:s text:c="2"/>106 798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6004</text:p>
          </table:table-cell>
          <table:table-cell office:value-type="string" table:style-name="ce26">
            <text:p>Equip. de medida, teste e controle, ópticos e eletromédicos</text:p>
          </table:table-cell>
          <table:table-cell office:value-type="float" office:value="1698" table:style-name="ce57">
            <text:p><text:s text:c="2"/>1 69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644" table:style-name="ce57">
            <text:p><text:s text:c="2"/>5 644</text:p>
          </table:table-cell>
          <table:table-cell office:value-type="float" office:value="16548" table:style-name="ce57">
            <text:p><text:s text:c="2"/>16 548</text:p>
          </table:table-cell>
          <table:table-cell office:value-type="float" office:value="-403" table:style-name="ce57">
            <text:p><text:s/>(-) <text:s text:c="2"/>403</text:p>
          </table:table-cell>
          <table:table-cell office:value-type="float" office:value="23487" table:style-name="ce57">
            <text:p><text:s text:c="2"/>23 487</text:p>
          </table:table-cell>
          <table:table-cell office:value-type="float" office:value="34156" table:style-name="ce57">
            <text:p><text:s text:c="2"/>34 156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7001</text:p>
          </table:table-cell>
          <table:table-cell office:value-type="string" table:style-name="ce14">
            <text:p>Máquinas, aparelhos e materiais elétricos</text:p>
          </table:table-cell>
          <table:table-cell office:value-type="float" office:value="8586" table:style-name="ce58">
            <text:p><text:s text:c="2"/>8 58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350" table:style-name="ce58">
            <text:p><text:s text:c="2"/>4 350</text:p>
          </table:table-cell>
          <table:table-cell office:value-type="float" office:value="24243" table:style-name="ce58">
            <text:p><text:s text:c="2"/>24 243</text:p>
          </table:table-cell>
          <table:table-cell office:value-type="float" office:value="-335" table:style-name="ce58">
            <text:p><text:s/>(-) <text:s text:c="2"/>335</text:p>
          </table:table-cell>
          <table:table-cell office:value-type="float" office:value="36844" table:style-name="ce58">
            <text:p><text:s text:c="2"/>36 844</text:p>
          </table:table-cell>
          <table:table-cell office:value-type="float" office:value="102052" table:style-name="ce58">
            <text:p><text:s text:c="2"/>102 052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7002</text:p>
          </table:table-cell>
          <table:table-cell office:value-type="string" table:style-name="ce14">
            <text:p>Eletrodomésticos</text:p>
          </table:table-cell>
          <table:table-cell office:value-type="float" office:value="716" table:style-name="ce58">
            <text:p><text:s text:c="3"/>71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8500" table:style-name="ce58">
            <text:p><text:s text:c="2"/>38 500</text:p>
          </table:table-cell>
          <table:table-cell office:value-type="float" office:value="1840" table:style-name="ce58">
            <text:p><text:s text:c="2"/>1 840</text:p>
          </table:table-cell>
          <table:table-cell office:value-type="float" office:value="828" table:style-name="ce58">
            <text:p><text:s text:c="3"/>828</text:p>
          </table:table-cell>
          <table:table-cell office:value-type="float" office:value="41884" table:style-name="ce58">
            <text:p><text:s text:c="2"/>41 884</text:p>
          </table:table-cell>
          <table:table-cell office:value-type="float" office:value="43974" table:style-name="ce58">
            <text:p><text:s text:c="2"/>43 974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8001</text:p>
          </table:table-cell>
          <table:table-cell office:value-type="string" table:style-name="ce14">
            <text:p>Tratores e outras máquinas agrícolas</text:p>
          </table:table-cell>
          <table:table-cell office:value-type="float" office:value="2258" table:style-name="ce58">
            <text:p><text:s text:c="2"/>2 25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01" table:style-name="ce58">
            <text:p><text:s text:c="3"/>301</text:p>
          </table:table-cell>
          <table:table-cell office:value-type="float" office:value="23455" table:style-name="ce58">
            <text:p><text:s text:c="2"/>23 455</text:p>
          </table:table-cell>
          <table:table-cell office:value-type="float" office:value="-8" table:style-name="ce58">
            <text:p><text:s/>(-) <text:s text:c="2"/>8</text:p>
          </table:table-cell>
          <table:table-cell office:value-type="float" office:value="26006" table:style-name="ce58">
            <text:p><text:s text:c="2"/>26 006</text:p>
          </table:table-cell>
          <table:table-cell office:value-type="float" office:value="30270" table:style-name="ce58">
            <text:p><text:s text:c="2"/>30 270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28002</text:p>
          </table:table-cell>
          <table:table-cell office:value-type="string" table:style-name="ce16">
            <text:p>Máquinas para a extração mineral e a construção</text:p>
          </table:table-cell>
          <table:table-cell office:value-type="float" office:value="6560" table:style-name="ce58">
            <text:p><text:s text:c="2"/>6 56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3912" table:style-name="ce58">
            <text:p><text:s text:c="2"/>13 912</text:p>
          </table:table-cell>
          <table:table-cell office:value-type="float" office:value="-580" table:style-name="ce58">
            <text:p><text:s/>(-) <text:s text:c="2"/>580</text:p>
          </table:table-cell>
          <table:table-cell office:value-type="float" office:value="19892" table:style-name="ce58">
            <text:p><text:s text:c="2"/>19 892</text:p>
          </table:table-cell>
          <table:table-cell office:value-type="float" office:value="27027" table:style-name="ce58">
            <text:p><text:s text:c="2"/>27 027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28003</text:p>
          </table:table-cell>
          <table:table-cell office:value-type="string" table:style-name="ce5">
            <text:p>Outras máquinas e equipamentos mecânicos</text:p>
          </table:table-cell>
          <table:table-cell office:value-type="float" office:value="15887" table:style-name="ce58">
            <text:p><text:s text:c="2"/>15 88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7238" table:style-name="ce58">
            <text:p><text:s text:c="2"/>7 238</text:p>
          </table:table-cell>
          <table:table-cell office:value-type="float" office:value="86799" table:style-name="ce58">
            <text:p><text:s text:c="2"/>86 799</text:p>
          </table:table-cell>
          <table:table-cell office:value-type="float" office:value="-1309" table:style-name="ce58">
            <text:p><text:s/>(-) <text:s/>1 309</text:p>
          </table:table-cell>
          <table:table-cell office:value-type="float" office:value="108615" table:style-name="ce58">
            <text:p><text:s text:c="2"/>108 615</text:p>
          </table:table-cell>
          <table:table-cell office:value-type="float" office:value="172215" table:style-name="ce58">
            <text:p><text:s text:c="2"/>172 215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9911</text:p>
          </table:table-cell>
          <table:table-cell office:value-type="string" table:style-name="ce26">
            <text:p>Automóveis, camionetas e utilitários</text:p>
          </table:table-cell>
          <table:table-cell office:value-type="float" office:value="13604" table:style-name="ce57">
            <text:p><text:s text:c="2"/>13 60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39650" table:style-name="ce57">
            <text:p><text:s text:c="2"/>139 650</text:p>
          </table:table-cell>
          <table:table-cell office:value-type="float" office:value="48775" table:style-name="ce57">
            <text:p><text:s text:c="2"/>48 775</text:p>
          </table:table-cell>
          <table:table-cell office:value-type="float" office:value="-3405" table:style-name="ce57">
            <text:p><text:s/>(-) <text:s/>3 405</text:p>
          </table:table-cell>
          <table:table-cell office:value-type="float" office:value="198624" table:style-name="ce57">
            <text:p><text:s text:c="2"/>198 624</text:p>
          </table:table-cell>
          <table:table-cell office:value-type="float" office:value="201097" table:style-name="ce57">
            <text:p><text:s text:c="2"/>201 097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9912</text:p>
          </table:table-cell>
          <table:table-cell office:value-type="string" table:style-name="ce26">
            <text:p>Caminhões e ônibus, incl. cabines, carrocerias e reboques</text:p>
          </table:table-cell>
          <table:table-cell office:value-type="float" office:value="11188" table:style-name="ce57">
            <text:p><text:s text:c="2"/>11 18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577" table:style-name="ce57">
            <text:p><text:s text:c="2"/>1 577</text:p>
          </table:table-cell>
          <table:table-cell office:value-type="float" office:value="31784" table:style-name="ce57">
            <text:p><text:s text:c="2"/>31 784</text:p>
          </table:table-cell>
          <table:table-cell office:value-type="float" office:value="-2456" table:style-name="ce57">
            <text:p><text:s/>(-) <text:s/>2 456</text:p>
          </table:table-cell>
          <table:table-cell office:value-type="float" office:value="42093" table:style-name="ce57">
            <text:p><text:s text:c="2"/>42 093</text:p>
          </table:table-cell>
          <table:table-cell office:value-type="float" office:value="47604" table:style-name="ce57">
            <text:p><text:s text:c="2"/>47 604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9921</text:p>
          </table:table-cell>
          <table:table-cell office:value-type="string" table:style-name="ce28">
            <text:p>Peças e acessórios para veículos automotores</text:p>
          </table:table-cell>
          <table:table-cell office:value-type="float" office:value="15945" table:style-name="ce57">
            <text:p><text:s text:c="2"/>15 94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48" table:style-name="ce57">
            <text:p><text:s/>(-) <text:s text:c="2"/>148</text:p>
          </table:table-cell>
          <table:table-cell office:value-type="float" office:value="15797" table:style-name="ce57">
            <text:p><text:s text:c="2"/>15 797</text:p>
          </table:table-cell>
          <table:table-cell office:value-type="float" office:value="125285" table:style-name="ce57">
            <text:p><text:s text:c="2"/>125 285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30001</text:p>
          </table:table-cell>
          <table:table-cell office:value-type="string" table:style-name="ce26">
            <text:p>Aeronaves, embarcações e outros equipamentos de transporte</text:p>
          </table:table-cell>
          <table:table-cell office:value-type="float" office:value="30109" table:style-name="ce57">
            <text:p><text:s text:c="2"/>30 10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7955" table:style-name="ce57">
            <text:p><text:s text:c="2"/>17 955</text:p>
          </table:table-cell>
          <table:table-cell office:value-type="float" office:value="21084" table:style-name="ce57">
            <text:p><text:s text:c="2"/>21 084</text:p>
          </table:table-cell>
          <table:table-cell office:value-type="float" office:value="1076" table:style-name="ce57">
            <text:p><text:s text:c="2"/>1 076</text:p>
          </table:table-cell>
          <table:table-cell office:value-type="float" office:value="70224" table:style-name="ce57">
            <text:p><text:s text:c="2"/>70 224</text:p>
          </table:table-cell>
          <table:table-cell office:value-type="float" office:value="93823" table:style-name="ce57">
            <text:p><text:s text:c="2"/>93 82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31801</text:p>
          </table:table-cell>
          <table:table-cell office:value-type="string" table:style-name="ce26">
            <text:p>Móveis</text:p>
          </table:table-cell>
          <table:table-cell office:value-type="float" office:value="1975" table:style-name="ce57">
            <text:p><text:s text:c="2"/>1 97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2695" table:style-name="ce57">
            <text:p><text:s text:c="2"/>62 695</text:p>
          </table:table-cell>
          <table:table-cell office:value-type="float" office:value="13500" table:style-name="ce57">
            <text:p><text:s text:c="2"/>13 500</text:p>
          </table:table-cell>
          <table:table-cell office:value-type="float" office:value="-1400" table:style-name="ce57">
            <text:p><text:s/>(-) <text:s/>1 400</text:p>
          </table:table-cell>
          <table:table-cell office:value-type="float" office:value="76770" table:style-name="ce57">
            <text:p><text:s text:c="2"/>76 770</text:p>
          </table:table-cell>
          <table:table-cell office:value-type="float" office:value="80910" table:style-name="ce57">
            <text:p><text:s text:c="2"/>80 910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31802</text:p>
          </table:table-cell>
          <table:table-cell office:value-type="string" table:style-name="ce14">
            <text:p>Produtos de industrias diversas</text:p>
          </table:table-cell>
          <table:table-cell office:value-type="float" office:value="3084" table:style-name="ce58">
            <text:p><text:s text:c="2"/>3 08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2921" table:style-name="ce58">
            <text:p><text:s text:c="2"/>42 921</text:p>
          </table:table-cell>
          <table:table-cell office:value-type="float" office:value="10244" table:style-name="ce58">
            <text:p><text:s text:c="2"/>10 244</text:p>
          </table:table-cell>
          <table:table-cell office:value-type="float" office:value="428" table:style-name="ce58">
            <text:p><text:s text:c="3"/>428</text:p>
          </table:table-cell>
          <table:table-cell office:value-type="float" office:value="56677" table:style-name="ce58">
            <text:p><text:s text:c="2"/>56 677</text:p>
          </table:table-cell>
          <table:table-cell office:value-type="float" office:value="96790" table:style-name="ce58">
            <text:p><text:s text:c="2"/>96 790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33001</text:p>
          </table:table-cell>
          <table:table-cell office:value-type="string" table:style-name="ce14">
            <text:p>Manutenção, reparação e instalação de máquinas e equipamentos</text:p>
          </table:table-cell>
          <table:table-cell office:value-type="float" office:value="2388" table:style-name="ce58">
            <text:p><text:s text:c="2"/>2 38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504" table:style-name="ce58">
            <text:p><text:s text:c="3"/>504</text:p>
          </table:table-cell>
          <table:table-cell office:value-type="float" office:value="12099" table:style-name="ce58">
            <text:p><text:s text:c="2"/>12 09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4991" table:style-name="ce58">
            <text:p><text:s text:c="2"/>14 991</text:p>
          </table:table-cell>
          <table:table-cell office:value-type="float" office:value="92119" table:style-name="ce58">
            <text:p><text:s text:c="2"/>92 119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35001</text:p>
          </table:table-cell>
          <table:table-cell office:value-type="string" table:style-name="ce14">
            <text:p>Eletricidade, gás e outras utilidades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00586" table:style-name="ce58">
            <text:p><text:s text:c="2"/>100 58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00586" table:style-name="ce58">
            <text:p><text:s text:c="2"/>100 586</text:p>
          </table:table-cell>
          <table:table-cell office:value-type="float" office:value="310391" table:style-name="ce58">
            <text:p><text:s text:c="2"/>310 391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36801</text:p>
          </table:table-cell>
          <table:table-cell office:value-type="string" table:style-name="ce16">
            <text:p>Água, esgoto, reciclagem e gestão de resíduos</text:p>
          </table:table-cell>
          <table:table-cell office:value-type="float" office:value="4" table:style-name="ce58">
            <text:p><text:s text:c="3"/>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5835" table:style-name="ce58">
            <text:p><text:s text:c="2"/>25 83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39" table:style-name="ce58">
            <text:p><text:s text:c="3"/>439</text:p>
          </table:table-cell>
          <table:table-cell office:value-type="float" office:value="26278" table:style-name="ce58">
            <text:p><text:s text:c="2"/>26 278</text:p>
          </table:table-cell>
          <table:table-cell office:value-type="float" office:value="70640" table:style-name="ce58">
            <text:p><text:s text:c="2"/>70 640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41801</text:p>
          </table:table-cell>
          <table:table-cell office:value-type="string" table:style-name="ce5">
            <text:p>Edificações</text:p>
          </table:table-cell>
          <table:table-cell office:value-type="float" office:value="236" table:style-name="ce58">
            <text:p><text:s text:c="3"/>23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40306" table:style-name="ce58">
            <text:p><text:s text:c="2"/>340 30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40542" table:style-name="ce58">
            <text:p><text:s text:c="2"/>340 542</text:p>
          </table:table-cell>
          <table:table-cell office:value-type="float" office:value="386639" table:style-name="ce58">
            <text:p><text:s text:c="2"/>386 639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1802</text:p>
          </table:table-cell>
          <table:table-cell office:value-type="string" table:style-name="ce26">
            <text:p>Obras de infra-estrutura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9076" table:style-name="ce57">
            <text:p><text:s text:c="2"/>119 07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9076" table:style-name="ce57">
            <text:p><text:s text:c="2"/>119 076</text:p>
          </table:table-cell>
          <table:table-cell office:value-type="float" office:value="143614" table:style-name="ce57">
            <text:p><text:s text:c="2"/>143 614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1803</text:p>
          </table:table-cell>
          <table:table-cell office:value-type="string" table:style-name="ce26">
            <text:p>Serviços especializados para construção</text:p>
          </table:table-cell>
          <table:table-cell office:value-type="float" office:value="4462" table:style-name="ce57">
            <text:p><text:s text:c="2"/>4 46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3136" table:style-name="ce57">
            <text:p><text:s text:c="2"/>103 13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7598" table:style-name="ce57">
            <text:p><text:s text:c="2"/>107 598</text:p>
          </table:table-cell>
          <table:table-cell office:value-type="float" office:value="149977" table:style-name="ce57">
            <text:p><text:s text:c="2"/>149 977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5001</text:p>
          </table:table-cell>
          <table:table-cell office:value-type="string" table:style-name="ce26">
            <text:p>Comércio e reparação de veículos</text:p>
          </table:table-cell>
          <table:table-cell office:value-type="float" office:value="151" table:style-name="ce57">
            <text:p><text:s text:c="3"/>15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2731" table:style-name="ce57">
            <text:p><text:s text:c="2"/>42 73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2882" table:style-name="ce57">
            <text:p><text:s text:c="2"/>42 882</text:p>
          </table:table-cell>
          <table:table-cell office:value-type="float" office:value="66018" table:style-name="ce57">
            <text:p><text:s text:c="2"/>66 018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46801</text:p>
          </table:table-cell>
          <table:table-cell office:value-type="string" table:style-name="ce28">
            <text:p>Comércio por atacado e a varejo, exceto veículos automotores</text:p>
          </table:table-cell>
          <table:table-cell office:value-type="float" office:value="5396" table:style-name="ce57">
            <text:p><text:s text:c="2"/>5 39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396" table:style-name="ce57">
            <text:p><text:s text:c="2"/>5 396</text:p>
          </table:table-cell>
          <table:table-cell office:value-type="float" office:value="45150" table:style-name="ce57">
            <text:p><text:s text:c="2"/>45 150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9001</text:p>
          </table:table-cell>
          <table:table-cell office:value-type="string" table:style-name="ce26">
            <text:p>Transporte terrestre de carga</text:p>
          </table:table-cell>
          <table:table-cell office:value-type="float" office:value="1202" table:style-name="ce57">
            <text:p><text:s text:c="2"/>1 20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602" table:style-name="ce57">
            <text:p><text:s text:c="2"/>1 60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804" table:style-name="ce57">
            <text:p><text:s text:c="2"/>2 804</text:p>
          </table:table-cell>
          <table:table-cell office:value-type="float" office:value="161816" table:style-name="ce57">
            <text:p><text:s text:c="2"/>161 816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49002</text:p>
          </table:table-cell>
          <table:table-cell office:value-type="string" table:style-name="ce14">
            <text:p>Transporte terrestre de passageiros</text:p>
          </table:table-cell>
          <table:table-cell office:value-type="float" office:value="567" table:style-name="ce58">
            <text:p><text:s text:c="3"/>56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88885" table:style-name="ce58">
            <text:p><text:s text:c="2"/>88 88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89452" table:style-name="ce58">
            <text:p><text:s text:c="2"/>89 452</text:p>
          </table:table-cell>
          <table:table-cell office:value-type="float" office:value="104291" table:style-name="ce58">
            <text:p><text:s text:c="2"/>104 291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50001</text:p>
          </table:table-cell>
          <table:table-cell office:value-type="string" table:style-name="ce14">
            <text:p>Transporte aquaviário</text:p>
          </table:table-cell>
          <table:table-cell office:value-type="float" office:value="6619" table:style-name="ce58">
            <text:p><text:s text:c="2"/>6 61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910" table:style-name="ce58">
            <text:p><text:s text:c="2"/>1 91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8529" table:style-name="ce58">
            <text:p><text:s text:c="2"/>8 529</text:p>
          </table:table-cell>
          <table:table-cell office:value-type="float" office:value="30351" table:style-name="ce58">
            <text:p><text:s text:c="2"/>30 351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51001</text:p>
          </table:table-cell>
          <table:table-cell office:value-type="string" table:style-name="ce14">
            <text:p>Transporte aéreo</text:p>
          </table:table-cell>
          <table:table-cell office:value-type="float" office:value="5991" table:style-name="ce58">
            <text:p><text:s text:c="2"/>5 99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0407" table:style-name="ce58">
            <text:p><text:s text:c="2"/>10 40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6398" table:style-name="ce58">
            <text:p><text:s text:c="2"/>16 398</text:p>
          </table:table-cell>
          <table:table-cell office:value-type="float" office:value="47241" table:style-name="ce58">
            <text:p><text:s text:c="2"/>47 241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52801</text:p>
          </table:table-cell>
          <table:table-cell office:value-type="string" table:style-name="ce16">
            <text:p>Armazenamento e serviços auxiliares aos transportes</text:p>
          </table:table-cell>
          <table:table-cell office:value-type="float" office:value="9008" table:style-name="ce58">
            <text:p><text:s text:c="2"/>9 00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4848" table:style-name="ce58">
            <text:p><text:s text:c="2"/>24 84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3856" table:style-name="ce58">
            <text:p><text:s text:c="2"/>33 856</text:p>
          </table:table-cell>
          <table:table-cell office:value-type="float" office:value="105854" table:style-name="ce58">
            <text:p><text:s text:c="2"/>105 854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52802</text:p>
          </table:table-cell>
          <table:table-cell office:value-type="string" table:style-name="ce5">
            <text:p>Correio e outros serviços de entrega</text:p>
          </table:table-cell>
          <table:table-cell office:value-type="float" office:value="96" table:style-name="ce58">
            <text:p><text:s text:c="3"/>9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269" table:style-name="ce58">
            <text:p><text:s text:c="2"/>2 26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365" table:style-name="ce58">
            <text:p><text:s text:c="2"/>2 365</text:p>
          </table:table-cell>
          <table:table-cell office:value-type="float" office:value="23550" table:style-name="ce58">
            <text:p><text:s text:c="2"/>23 550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55001</text:p>
          </table:table-cell>
          <table:table-cell office:value-type="string" table:style-name="ce26">
            <text:p>Serviços de alojamento em hotéis e similares</text:p>
          </table:table-cell>
          <table:table-cell office:value-type="float" office:value="6574" table:style-name="ce57">
            <text:p><text:s text:c="2"/>6 57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281" table:style-name="ce57">
            <text:p><text:s text:c="2"/>11 28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7855" table:style-name="ce57">
            <text:p><text:s text:c="2"/>17 855</text:p>
          </table:table-cell>
          <table:table-cell office:value-type="float" office:value="46789" table:style-name="ce57">
            <text:p><text:s text:c="2"/>46 789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56001</text:p>
          </table:table-cell>
          <table:table-cell office:value-type="string" table:style-name="ce26">
            <text:p>Serviços <text:s/>de alimentação</text:p>
          </table:table-cell>
          <table:table-cell office:value-type="float" office:value="4822" table:style-name="ce57">
            <text:p><text:s text:c="2"/>4 82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17239" table:style-name="ce57">
            <text:p><text:s text:c="2"/>217 23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22061" table:style-name="ce57">
            <text:p><text:s text:c="2"/>222 061</text:p>
          </table:table-cell>
          <table:table-cell office:value-type="float" office:value="262954" table:style-name="ce57">
            <text:p><text:s text:c="2"/>262 954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58001</text:p>
          </table:table-cell>
          <table:table-cell office:value-type="string" table:style-name="ce26">
            <text:p>Livros, jornais e revistas</text:p>
          </table:table-cell>
          <table:table-cell office:value-type="float" office:value="1019" table:style-name="ce57">
            <text:p><text:s text:c="2"/>1 01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8137" table:style-name="ce57">
            <text:p><text:s text:c="2"/>18 13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9" table:style-name="ce57">
            <text:p><text:s text:c="3"/>109</text:p>
          </table:table-cell>
          <table:table-cell office:value-type="float" office:value="19265" table:style-name="ce57">
            <text:p><text:s text:c="2"/>19 265</text:p>
          </table:table-cell>
          <table:table-cell office:value-type="float" office:value="33356" table:style-name="ce57">
            <text:p><text:s text:c="2"/>33 356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59801</text:p>
          </table:table-cell>
          <table:table-cell office:value-type="string" table:style-name="ce28">
            <text:p>Serviços cinematográficos, música, rádio e televisão</text:p>
          </table:table-cell>
          <table:table-cell office:value-type="float" office:value="470" table:style-name="ce57">
            <text:p><text:s text:c="3"/>47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843" table:style-name="ce57">
            <text:p><text:s text:c="2"/>1 84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313" table:style-name="ce57">
            <text:p><text:s text:c="2"/>2 313</text:p>
          </table:table-cell>
          <table:table-cell office:value-type="float" office:value="47516" table:style-name="ce57">
            <text:p><text:s text:c="2"/>47 516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61001</text:p>
          </table:table-cell>
          <table:table-cell office:value-type="string" table:style-name="ce26">
            <text:p>Telecomunicações, TV por assinatura e outros serv. relacionados</text:p>
          </table:table-cell>
          <table:table-cell office:value-type="float" office:value="1324" table:style-name="ce57">
            <text:p><text:s text:c="2"/>1 32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6724" table:style-name="ce57">
            <text:p><text:s text:c="2"/>116 72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8048" table:style-name="ce57">
            <text:p><text:s text:c="2"/>118 048</text:p>
          </table:table-cell>
          <table:table-cell office:value-type="float" office:value="198094" table:style-name="ce57">
            <text:p><text:s text:c="2"/>198 094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62801</text:p>
          </table:table-cell>
          <table:table-cell office:value-type="string" table:style-name="ce14">
            <text:p>Desenvolvimento de sistemas e outros serviços de informação</text:p>
          </table:table-cell>
          <table:table-cell office:value-type="float" office:value="3907" table:style-name="ce58">
            <text:p><text:s text:c="2"/>3 90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17" table:style-name="ce58">
            <text:p><text:s text:c="3"/>417</text:p>
          </table:table-cell>
          <table:table-cell office:value-type="float" office:value="66550" table:style-name="ce58">
            <text:p><text:s text:c="2"/>66 550</text:p>
          </table:table-cell>
          <table:table-cell office:value-type="float" office:value="50" table:style-name="ce58">
            <text:p><text:s text:c="3"/>50</text:p>
          </table:table-cell>
          <table:table-cell office:value-type="float" office:value="70924" table:style-name="ce58">
            <text:p><text:s text:c="2"/>70 924</text:p>
          </table:table-cell>
          <table:table-cell office:value-type="float" office:value="143582" table:style-name="ce58">
            <text:p><text:s text:c="2"/>143 582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64801</text:p>
          </table:table-cell>
          <table:table-cell office:value-type="string" table:style-name="ce14">
            <text:p>Intermediação financeira, seguros e previdência complementar</text:p>
          </table:table-cell>
          <table:table-cell office:value-type="float" office:value="13696" table:style-name="ce58">
            <text:p><text:s text:c="2"/>13 696</text:p>
          </table:table-cell>
          <table:table-cell office:value-type="float" office:value="1926" table:style-name="ce58">
            <text:p><text:s text:c="2"/>1 92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85322" table:style-name="ce58">
            <text:p><text:s text:c="2"/>285 32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00944" table:style-name="ce58">
            <text:p><text:s text:c="2"/>300 944</text:p>
          </table:table-cell>
          <table:table-cell office:value-type="float" office:value="660825" table:style-name="ce58">
            <text:p><text:s text:c="2"/>660 825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68001</text:p>
          </table:table-cell>
          <table:table-cell office:value-type="string" table:style-name="ce14">
            <text:p>Aluguel efetivo e serviços imobiliários</text:p>
          </table:table-cell>
          <table:table-cell office:value-type="float" office:value="5598" table:style-name="ce58">
            <text:p><text:s text:c="2"/>5 59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92794" table:style-name="ce58">
            <text:p><text:s text:c="2"/>92 79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98392" table:style-name="ce58">
            <text:p><text:s text:c="2"/>98 392</text:p>
          </table:table-cell>
          <table:table-cell office:value-type="float" office:value="202517" table:style-name="ce58">
            <text:p><text:s text:c="2"/>202 517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68002</text:p>
          </table:table-cell>
          <table:table-cell office:value-type="string" table:style-name="ce16">
            <text:p>Aluguel imputado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00237" table:style-name="ce58">
            <text:p><text:s text:c="2"/>400 23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00237" table:style-name="ce58">
            <text:p><text:s text:c="2"/>400 237</text:p>
          </table:table-cell>
          <table:table-cell office:value-type="float" office:value="400237" table:style-name="ce58">
            <text:p><text:s text:c="2"/>400 237</text:p>
          </table:table-cell>
          <table:table-cell table:number-columns-repeated="16374"/>
        </table:table-row>
        <table:table-row table:style-name="ro5">
          <table:table-cell office:value-type="string" table:style-name="ce54">
            <text:p>69801</text:p>
          </table:table-cell>
          <table:table-cell office:value-type="string" table:style-name="ce14">
            <text:p>Serviços jurídicos, contabilidade e consultoria</text:p>
          </table:table-cell>
          <table:table-cell office:value-type="float" office:value="14261" table:style-name="ce24">
            <text:p>1426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4606" table:style-name="ce24">
            <text:p>14606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28867" table:style-name="ce58">
            <text:p><text:s text:c="2"/>28 867</text:p>
          </table:table-cell>
          <table:table-cell office:value-type="float" office:value="209994" table:style-name="ce58">
            <text:p><text:s text:c="2"/>209 994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1801</text:p>
          </table:table-cell>
          <table:table-cell office:value-type="string" table:style-name="ce26">
            <text:p>Pesquisa e desenvolvimento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7608" table:style-name="ce57">
            <text:p><text:s text:c="2"/>47 60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7608" table:style-name="ce57">
            <text:p><text:s text:c="2"/>47 608</text:p>
          </table:table-cell>
          <table:table-cell office:value-type="float" office:value="50723" table:style-name="ce57">
            <text:p><text:s text:c="2"/>50 723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1802</text:p>
          </table:table-cell>
          <table:table-cell office:value-type="string" table:style-name="ce26">
            <text:p>Serviços de arquitetura e engenharia</text:p>
          </table:table-cell>
          <table:table-cell office:value-type="float" office:value="15544" table:style-name="ce57">
            <text:p><text:s text:c="2"/>15 54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13" table:style-name="ce57">
            <text:p><text:s text:c="3"/>613</text:p>
          </table:table-cell>
          <table:table-cell office:value-type="float" office:value="3514" table:style-name="ce57">
            <text:p><text:s text:c="2"/>3 51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9671" table:style-name="ce57">
            <text:p><text:s text:c="2"/>19 671</text:p>
          </table:table-cell>
          <table:table-cell office:value-type="float" office:value="76768" table:style-name="ce57">
            <text:p><text:s text:c="2"/>76 768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73801</text:p>
          </table:table-cell>
          <table:table-cell office:value-type="string" table:style-name="ce28">
            <text:p>Publicidade e outros serviços técnicos</text:p>
          </table:table-cell>
          <table:table-cell office:value-type="float" office:value="2937" table:style-name="ce57">
            <text:p><text:s text:c="2"/>2 93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658" table:style-name="ce57">
            <text:p><text:s text:c="2"/>1 65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595" table:style-name="ce57">
            <text:p><text:s text:c="2"/>4 595</text:p>
          </table:table-cell>
          <table:table-cell office:value-type="float" office:value="124852" table:style-name="ce57">
            <text:p><text:s text:c="2"/>124 852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7001</text:p>
          </table:table-cell>
          <table:table-cell office:value-type="string" table:style-name="ce26">
            <text:p>Aluguéis não-imob. e gestão de ativos de propriedade intelectual</text:p>
          </table:table-cell>
          <table:table-cell office:value-type="float" office:value="4015" table:style-name="ce57">
            <text:p><text:s text:c="2"/>4 01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708" table:style-name="ce57">
            <text:p><text:s text:c="2"/>4 70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723" table:style-name="ce57">
            <text:p><text:s text:c="2"/>8 723</text:p>
          </table:table-cell>
          <table:table-cell office:value-type="float" office:value="132537" table:style-name="ce57">
            <text:p><text:s text:c="2"/>132 537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8801</text:p>
          </table:table-cell>
          <table:table-cell office:value-type="string" table:style-name="ce26">
            <text:p>Condomínios e serviços para edifícios</text:p>
          </table:table-cell>
          <table:table-cell office:value-type="float" office:value="4283" table:style-name="ce57">
            <text:p><text:s text:c="2"/>4 28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7650" table:style-name="ce57">
            <text:p><text:s text:c="2"/>27 650</text:p>
          </table:table-cell>
          <table:table-cell office:value-type="float" office:value="2308" table:style-name="ce57">
            <text:p><text:s text:c="2"/>2 30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4241" table:style-name="ce57">
            <text:p><text:s text:c="2"/>34 241</text:p>
          </table:table-cell>
          <table:table-cell office:value-type="float" office:value="93209" table:style-name="ce57">
            <text:p><text:s text:c="2"/>93 209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78802</text:p>
          </table:table-cell>
          <table:table-cell office:value-type="string" table:style-name="ce5">
            <text:p>Outros serviços administrativos</text:p>
          </table:table-cell>
          <table:table-cell office:value-type="float" office:value="5706" table:style-name="ce58">
            <text:p><text:s text:c="2"/>5 70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9228" table:style-name="ce58">
            <text:p><text:s text:c="2"/>9 22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4934" table:style-name="ce58">
            <text:p><text:s text:c="2"/>14 934</text:p>
          </table:table-cell>
          <table:table-cell office:value-type="float" office:value="132078" table:style-name="ce58">
            <text:p><text:s text:c="2"/>132 078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80001</text:p>
          </table:table-cell>
          <table:table-cell office:value-type="string" table:style-name="ce5">
            <text:p>Serviços de vigilância, segurança e investigação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29" table:style-name="ce58">
            <text:p><text:s text:c="3"/>42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29" table:style-name="ce58">
            <text:p><text:s text:c="3"/>429</text:p>
          </table:table-cell>
          <table:table-cell office:value-type="float" office:value="41596" table:style-name="ce58">
            <text:p><text:s text:c="2"/>41 596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84001</text:p>
          </table:table-cell>
          <table:table-cell office:value-type="string" table:style-name="ce10">
            <text:p>Serviços coletivos da administração pública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59138" table:style-name="ce58">
            <text:p><text:s text:c="2"/>659 13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59138" table:style-name="ce58">
            <text:p><text:s text:c="2"/>659 138</text:p>
          </table:table-cell>
          <table:table-cell office:value-type="float" office:value="659138" table:style-name="ce58">
            <text:p><text:s text:c="2"/>659 138</text:p>
          </table:table-cell>
          <table:table-cell table:number-columns-repeated="16374"/>
        </table:table-row>
        <table:table-row table:style-name="ro5">
          <table:table-cell office:value-type="string" table:style-name="ce54">
            <text:p>84002</text:p>
          </table:table-cell>
          <table:table-cell office:value-type="string" table:style-name="ce14">
            <text:p>Serviços de previdência e assistência social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3234" table:style-name="ce58">
            <text:p><text:s text:c="2"/>13 23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3234" table:style-name="ce58">
            <text:p><text:s text:c="2"/>13 234</text:p>
          </table:table-cell>
          <table:table-cell office:value-type="float" office:value="13234" table:style-name="ce58">
            <text:p><text:s text:c="2"/>13 234</text:p>
          </table:table-cell>
          <table:table-cell table:number-columns-repeated="16374"/>
        </table:table-row>
        <table:table-row table:style-name="ro5">
          <table:table-cell office:value-type="string" table:style-name="ce54">
            <text:p>85911</text:p>
          </table:table-cell>
          <table:table-cell office:value-type="string" table:style-name="ce14">
            <text:p>Educação pública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88544" table:style-name="ce58">
            <text:p><text:s text:c="2"/>288 54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88544" table:style-name="ce58">
            <text:p><text:s text:c="2"/>288 544</text:p>
          </table:table-cell>
          <table:table-cell office:value-type="float" office:value="288544" table:style-name="ce58">
            <text:p><text:s text:c="2"/>288 544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85921</text:p>
          </table:table-cell>
          <table:table-cell office:value-type="string" table:style-name="ce26">
            <text:p>Educação privada</text:p>
          </table:table-cell>
          <table:table-cell office:value-type="float" office:value="78" table:style-name="ce57">
            <text:p><text:s text:c="3"/>7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3904" table:style-name="ce57">
            <text:p><text:s text:c="2"/>103 90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3982" table:style-name="ce57">
            <text:p><text:s text:c="2"/>103 982</text:p>
          </table:table-cell>
          <table:table-cell office:value-type="float" office:value="116232" table:style-name="ce57">
            <text:p><text:s text:c="2"/>116 232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86911</text:p>
          </table:table-cell>
          <table:table-cell office:value-type="string" table:style-name="ce26">
            <text:p>Saúde pública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75278" table:style-name="ce57">
            <text:p><text:s text:c="2"/>175 27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75278" table:style-name="ce57">
            <text:p><text:s text:c="2"/>175 278</text:p>
          </table:table-cell>
          <table:table-cell office:value-type="float" office:value="175278" table:style-name="ce57">
            <text:p><text:s text:c="2"/>175 278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86921</text:p>
          </table:table-cell>
          <table:table-cell office:value-type="string" table:style-name="ce28">
            <text:p>Saúde privada</text:p>
          </table:table-cell>
          <table:table-cell office:value-type="float" office:value="227" table:style-name="ce57">
            <text:p><text:s text:c="3"/>227</text:p>
          </table:table-cell>
          <table:table-cell office:value-type="float" office:value="36280" table:style-name="ce57">
            <text:p><text:s text:c="2"/>36 280</text:p>
          </table:table-cell>
          <table:table-cell office:value-type="float" office:value="7583" table:style-name="ce57">
            <text:p><text:s text:c="2"/>7 583</text:p>
          </table:table-cell>
          <table:table-cell office:value-type="float" office:value="165917" table:style-name="ce57">
            <text:p><text:s text:c="2"/>165 91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10007" table:style-name="ce57">
            <text:p><text:s text:c="2"/>210 007</text:p>
          </table:table-cell>
          <table:table-cell office:value-type="float" office:value="231625" table:style-name="ce57">
            <text:p><text:s text:c="2"/>231 625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90801</text:p>
          </table:table-cell>
          <table:table-cell office:value-type="string" table:style-name="ce26">
            <text:p>Serviços de artes, cultura, esporte e recreação</text:p>
          </table:table-cell>
          <table:table-cell office:value-type="float" office:value="1753" table:style-name="ce57">
            <text:p><text:s text:c="2"/>1 75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742" table:style-name="ce57">
            <text:p><text:s text:c="2"/>7 742</text:p>
          </table:table-cell>
          <table:table-cell office:value-type="float" office:value="29457" table:style-name="ce57">
            <text:p><text:s text:c="2"/>29 45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8952" table:style-name="ce57">
            <text:p><text:s text:c="2"/>38 952</text:p>
          </table:table-cell>
          <table:table-cell office:value-type="float" office:value="45009" table:style-name="ce57">
            <text:p><text:s text:c="2"/>45 009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94801</text:p>
          </table:table-cell>
          <table:table-cell office:value-type="string" table:style-name="ce26">
            <text:p>Organizações patronais, sindicais e outros serviços associativos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4348" table:style-name="ce57">
            <text:p><text:s text:c="2"/>44 348</text:p>
          </table:table-cell>
          <table:table-cell office:value-type="float" office:value="33484" table:style-name="ce57">
            <text:p><text:s text:c="2"/>33 48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7832" table:style-name="ce57">
            <text:p><text:s text:c="2"/>77 832</text:p>
          </table:table-cell>
          <table:table-cell office:value-type="float" office:value="83334" table:style-name="ce57">
            <text:p><text:s text:c="2"/>83 334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94802</text:p>
          </table:table-cell>
          <table:table-cell office:value-type="string" table:style-name="ce5">
            <text:p>Manutenção de computadores, telefones e objetos domésticos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9800" table:style-name="ce58">
            <text:p><text:s text:c="2"/>9 80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9800" table:style-name="ce58">
            <text:p><text:s text:c="2"/>9 800</text:p>
          </table:table-cell>
          <table:table-cell office:value-type="float" office:value="27588" table:style-name="ce58">
            <text:p><text:s text:c="2"/>27 588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94803</text:p>
          </table:table-cell>
          <table:table-cell office:value-type="string" table:style-name="ce5">
            <text:p>Serviços pessoais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9189" table:style-name="ce58">
            <text:p><text:s text:c="2"/>39 18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9189" table:style-name="ce58">
            <text:p><text:s text:c="2"/>39 189</text:p>
          </table:table-cell>
          <table:table-cell office:value-type="float" office:value="42939" table:style-name="ce58">
            <text:p><text:s text:c="2"/>42 939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97001</text:p>
          </table:table-cell>
          <table:table-cell office:value-type="string" table:style-name="ce10">
            <text:p>Serviços domésticos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1996" table:style-name="ce58">
            <text:p><text:s text:c="2"/>61 99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1996" table:style-name="ce58">
            <text:p><text:s text:c="2"/>61 996</text:p>
          </table:table-cell>
          <table:table-cell office:value-type="float" office:value="61996" table:style-name="ce58">
            <text:p><text:s text:c="2"/>61 996</text:p>
          </table:table-cell>
          <table:table-cell table:number-columns-repeated="16374"/>
        </table:table-row>
        <table:table-row table:style-name="ro5">
          <table:table-cell table:style-name="ce13"/>
          <table:table-cell table:style-name="ce14"/>
          <table:table-cell table:number-columns-repeated="8" table:style-name="ce47"/>
          <table:table-cell table:number-columns-repeated="16374" table:style-name="ce56"/>
        </table:table-row>
        <table:table-row table:style-name="ro6">
          <table:table-cell office:value-type="string" table:style-name="ce17">
            <text:p>Total</text:p>
          </table:table-cell>
          <table:table-cell table:style-name="ce18"/>
          <table:table-cell office:value-type="float" office:value="773468" table:style-name="ce49">
            <text:p><text:s text:c="2"/>773 468</text:p>
          </table:table-cell>
          <table:table-cell office:value-type="float" office:value="1185776" table:style-name="ce49">
            <text:p><text:s/>1 185 776</text:p>
          </table:table-cell>
          <table:table-cell office:value-type="float" office:value="87323" table:style-name="ce49">
            <text:p><text:s text:c="2"/>87 323</text:p>
          </table:table-cell>
          <table:table-cell office:value-type="float" office:value="3747870" table:style-name="ce49">
            <text:p><text:s/>3 747 870</text:p>
          </table:table-cell>
          <table:table-cell office:value-type="float" office:value="1069397" table:style-name="ce49">
            <text:p><text:s/>1 069 397</text:p>
          </table:table-cell>
          <table:table-cell office:value-type="float" office:value="-25433" table:style-name="ce49">
            <text:p><text:s/>(-) <text:s/>25 433</text:p>
          </table:table-cell>
          <table:table-cell office:value-type="float" office:value="6838401" table:style-name="ce49">
            <text:p><text:s/>6 838 401</text:p>
          </table:table-cell>
          <table:table-cell office:value-type="float" office:value="11909669" table:style-name="ce49">
            <text:p><text:s/>11 909 669</text:p>
          </table:table-cell>
          <table:table-cell table:number-columns-repeated="16374" table:style-name="ce19"/>
        </table:table-row>
        <table:table-row table:style-name="ro4">
          <table:table-cell table:style-name="ce32"/>
          <table:table-cell table:number-columns-repeated="9" table:style-name="ce33"/>
          <table:table-cell table:number-columns-repeated="16374"/>
        </table:table-row>
        <table:table-row table:number-rows-repeated="1048440" table:style-name="ro7">
          <table:table-cell table:number-columns-repeated="16384"/>
        </table:table-row>
        <table:named-expressions>
          <table:named-range table:name="Print_Area" table:cell-range-address="demanda.$A$1:demanda.$J$136" table:base-cell-address="demanda.$A$1"/>
        </table:named-expressions>
      </table:table>
      <table:table table:name="VA" table:style-name="ta1">
        <table:table-column table:style-name="co7" table:default-cell-style-name="ce3"/>
        <table:table-column table:style-name="co3" table:number-columns-repeated="68" table:default-cell-style-name="ce3"/>
        <table:table-column table:style-name="co3" table:default-cell-style-name="ce43"/>
        <table:table-column table:style-name="co6" table:number-columns-repeated="16314" table:default-cell-style-name="ce3"/>
        <table:table-row table:style-name="ro1">
          <table:table-cell office:value-type="string" table:style-name="ce1">
            <text:p>Tabela 2 - Usos de bens e serviços - 2015</text:p>
          </table:table-cell>
          <table:table-cell table:number-columns-repeated="6" table:style-name="ce1"/>
          <table:table-cell table:style-name="ce20"/>
          <table:table-cell table:number-columns-repeated="48" table:style-name="ce2"/>
          <table:table-cell table:number-columns-repeated="5" table:style-name="ce1"/>
          <table:table-cell table:style-name="ce20"/>
          <table:table-cell table:number-columns-repeated="7" table:style-name="ce2"/>
          <table:table-cell table:style-name="ce42"/>
          <table:table-cell table:number-columns-repeated="16314" table:style-name="ce2"/>
        </table:table-row>
        <table:table-row table:style-name="ro2">
          <table:table-cell table:number-columns-repeated="6" table:style-name="ce3"/>
          <table:table-cell table:style-name="ce4"/>
          <table:table-cell table:number-columns-repeated="53" table:style-name="ce3"/>
          <table:table-cell table:style-name="ce4"/>
          <table:table-cell table:number-columns-repeated="8" table:style-name="ce3"/>
          <table:table-cell table:style-name="ce43"/>
          <table:table-cell table:number-columns-repeated="16314"/>
        </table:table-row>
        <table:table-row table:style-name="ro2">
          <table:table-cell office:value-type="string" table:number-columns-spanned="1" table:number-rows-spanned="2" table:style-name="ce60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4" table:style-name="ce36"/>
          <table:table-cell table:style-name="ce50"/>
          <table:table-cell table:number-columns-repeated="4" table:style-name="ce36"/>
          <table:table-cell table:style-name="ce37"/>
          <table:table-cell table:number-columns-repeated="4" table:style-name="ce36"/>
          <table:table-cell table:style-name="ce50"/>
          <table:table-cell table:number-columns-repeated="4" table:style-name="ce36"/>
          <table:table-cell table:style-name="ce37"/>
          <table:table-cell table:number-columns-repeated="4" table:style-name="ce36"/>
          <table:table-cell table:style-name="ce52"/>
          <table:table-cell table:style-name="ce37"/>
          <table:table-cell table:number-columns-repeated="4" table:style-name="ce36"/>
          <table:table-cell table:style-name="ce37"/>
          <table:table-cell table:number-columns-repeated="4" table:style-name="ce36"/>
          <table:table-cell table:number-columns-repeated="19" table:style-name="ce37"/>
          <table:table-cell table:number-columns-repeated="4" table:style-name="ce36"/>
          <table:table-cell table:style-name="ce50"/>
          <table:table-cell table:number-columns-repeated="4" table:style-name="ce36"/>
          <table:table-cell table:style-name="ce37"/>
          <table:table-cell table:number-columns-repeated="3" table:style-name="ce36"/>
          <table:table-cell table:style-name="ce37"/>
          <table:table-cell table:number-columns-repeated="16314"/>
        </table:table-row>
        <table:table-row table:style-name="ro3">
          <table:covered-table-cell/>
          <table:table-cell office:value-type="string" table:style-name="ce35">
            <text:p>0191</text:p>
            <text:p>Agricultura, inclusive o apoio à agricultura e a pós-colheita</text:p>
          </table:table-cell>
          <table:table-cell office:value-type="string" table:style-name="ce35">
            <text:p>0192</text:p>
            <text:p>Pecuária, inclusive o apoio à pecuária</text:p>
          </table:table-cell>
          <table:table-cell office:value-type="string" table:style-name="ce35">
            <text:p>0280</text:p>
            <text:p>Produção florestal; pesca e aquicultura</text:p>
          </table:table-cell>
          <table:table-cell office:value-type="string" table:style-name="ce34">
            <text:p>0580</text:p>
            <text:p>Extração de carvão mineral e de minerais não-metálicos</text:p>
          </table:table-cell>
          <table:table-cell office:value-type="string" table:style-name="ce35">
            <text:p>0680</text:p>
            <text:p>Extração de petróleo e gás, inclusive as atividades de apoio</text:p>
          </table:table-cell>
          <table:table-cell office:value-type="string" table:style-name="ce35">
            <text:p>0791</text:p>
            <text:p>Extração de minério de ferro, inclusive beneficiamentos e a aglomeração</text:p>
          </table:table-cell>
          <table:table-cell office:value-type="string" table:style-name="ce35">
            <text:p>0792</text:p>
            <text:p>Extração de minerais metálicos não-ferrosos, inclusive beneficiamentos</text:p>
          </table:table-cell>
          <table:table-cell office:value-type="string" table:style-name="ce35">
            <text:p>1091</text:p>
            <text:p>Abate e produtos de carne, inclusive os produtos do laticínio e da pesca</text:p>
          </table:table-cell>
          <table:table-cell office:value-type="string" table:style-name="ce35">
            <text:p>1092</text:p>
            <text:p>Fabricação e refino de açúcar</text:p>
          </table:table-cell>
          <table:table-cell office:value-type="string" table:style-name="ce35">
            <text:p>1093</text:p>
            <text:p>Outros produtos alimentares</text:p>
          </table:table-cell>
          <table:table-cell office:value-type="string" table:style-name="ce35">
            <text:p>1100</text:p>
            <text:p>Fabricação de bebidas</text:p>
          </table:table-cell>
          <table:table-cell office:value-type="string" table:style-name="ce35">
            <text:p>1200</text:p>
            <text:p>Fabricação de produtos do fumo</text:p>
          </table:table-cell>
          <table:table-cell office:value-type="string" table:style-name="ce35">
            <text:p>1300</text:p>
            <text:p>Fabricação de produtos têxteis</text:p>
          </table:table-cell>
          <table:table-cell office:value-type="string" table:style-name="ce35">
            <text:p>1400</text:p>
            <text:p>Confecção de artefatos do vestuário e acessórios</text:p>
          </table:table-cell>
          <table:table-cell office:value-type="string" table:style-name="ce35">
            <text:p>1500</text:p>
            <text:p>Fabricação de calçados e de artefatos de couro</text:p>
          </table:table-cell>
          <table:table-cell office:value-type="string" table:style-name="ce35">
            <text:p>1600</text:p>
            <text:p>Fabricação de produtos da madeira</text:p>
          </table:table-cell>
          <table:table-cell office:value-type="string" table:style-name="ce35">
            <text:p>1700</text:p>
            <text:p>Fabricação de celulose, papel e produtos de papel</text:p>
          </table:table-cell>
          <table:table-cell office:value-type="string" table:style-name="ce35">
            <text:p>1800</text:p>
            <text:p>Impressão e reprodução de gravações</text:p>
          </table:table-cell>
          <table:table-cell office:value-type="string" table:style-name="ce35">
            <text:p>1991</text:p>
            <text:p>Refino de petróleo e coquerias</text:p>
          </table:table-cell>
          <table:table-cell office:value-type="string" table:style-name="ce35">
            <text:p>1992</text:p>
            <text:p>Fabricação de biocombustíveis</text:p>
          </table:table-cell>
          <table:table-cell office:value-type="string" table:style-name="ce35">
            <text:p>2091</text:p>
            <text:p>Fabricação de químicos orgânicos e inorgânicos, resinas e elastômeros</text:p>
          </table:table-cell>
          <table:table-cell office:value-type="string" table:style-name="ce35">
            <text:p>2092</text:p>
            <text:p>Fabricação de defensivos, desinfestantes, tintas e químicos diversos</text:p>
          </table:table-cell>
          <table:table-cell office:value-type="string" table:style-name="ce35">
            <text:p>2093</text:p>
            <text:p>Fabricação de produtos de limpeza, cosméticos/perfumaria e higiene pessoal</text:p>
          </table:table-cell>
          <table:table-cell office:value-type="string" table:style-name="ce35">
            <text:p>2100</text:p>
            <text:p>Fabricação de produtos farmoquímicos e farmacêuticos</text:p>
          </table:table-cell>
          <table:table-cell office:value-type="string" table:style-name="ce35">
            <text:p>2200</text:p>
            <text:p>Fabricação de produtos de borracha e de material plástico</text:p>
          </table:table-cell>
          <table:table-cell office:value-type="string" table:style-name="ce35">
            <text:p>2300</text:p>
            <text:p>Fabricação de produtos de minerais não-metálicos</text:p>
          </table:table-cell>
          <table:table-cell office:value-type="string" table:style-name="ce35">
            <text:p>2491</text:p>
            <text:p>Produção de ferro-gusa/ferroligas, siderurgia e tubos de aço sem costura</text:p>
          </table:table-cell>
          <table:table-cell office:value-type="string" table:style-name="ce35">
            <text:p>2492</text:p>
            <text:p>Metalurgia de metais não-ferrosos e a fundição de metais</text:p>
          </table:table-cell>
          <table:table-cell office:value-type="string" table:style-name="ce35">
            <text:p>2500</text:p>
            <text:p>Fabricação de produtos de metal, exceto máquinas e equipamentos</text:p>
          </table:table-cell>
          <table:table-cell office:value-type="string" table:style-name="ce35">
            <text:p>2600</text:p>
            <text:p>Fabricação de equipamentos de informática, produtos eletrônicos e ópticos</text:p>
          </table:table-cell>
          <table:table-cell office:value-type="string" table:style-name="ce35">
            <text:p>2700</text:p>
            <text:p>Fabricação de máquinas e equipamentos elétricos</text:p>
          </table:table-cell>
          <table:table-cell office:value-type="string" table:style-name="ce35">
            <text:p>2800</text:p>
            <text:p>Fabricação de máquinas e equipamentos mecânicos</text:p>
          </table:table-cell>
          <table:table-cell office:value-type="string" table:style-name="ce35">
            <text:p>2991</text:p>
            <text:p>Fabricação de automóveis, caminhões e ônibus, exceto peças</text:p>
          </table:table-cell>
          <table:table-cell office:value-type="string" table:style-name="ce35">
            <text:p>2992</text:p>
            <text:p>Fabricação de peças e acessórios para veículos automotores</text:p>
          </table:table-cell>
          <table:table-cell office:value-type="string" table:style-name="ce35">
            <text:p>3000</text:p>
            <text:p>Fabricação de outros equipamentos de transporte, exceto veículos automotores</text:p>
          </table:table-cell>
          <table:table-cell office:value-type="string" table:style-name="ce35">
            <text:p>3180</text:p>
            <text:p>Fabricação de móveis e de produtos de indústrias diversas</text:p>
          </table:table-cell>
          <table:table-cell office:value-type="string" table:style-name="ce35">
            <text:p>3300</text:p>
            <text:p>Manutenção, reparação e instalação de máquinas e equipamentos</text:p>
          </table:table-cell>
          <table:table-cell office:value-type="string" table:style-name="ce35">
            <text:p>3500</text:p>
            <text:p>Energia elétrica, gás natural e outras utilidades</text:p>
          </table:table-cell>
          <table:table-cell office:value-type="string" table:style-name="ce35">
            <text:p>3680</text:p>
            <text:p>Água, esgoto e gestão de resíduos</text:p>
          </table:table-cell>
          <table:table-cell office:value-type="string" table:style-name="ce35">
            <text:p>4180</text:p>
            <text:p>Construção</text:p>
          </table:table-cell>
          <table:table-cell office:value-type="string" table:style-name="ce35">
            <text:p>4500</text:p>
            <text:p>Comércio e reparação de veículos automotores e motocicletas</text:p>
          </table:table-cell>
          <table:table-cell office:value-type="string" table:style-name="ce35">
            <text:p>4680</text:p>
            <text:p>Comércio por atacado e a varejo, exceto veículos automotores</text:p>
          </table:table-cell>
          <table:table-cell office:value-type="string" table:style-name="ce35">
            <text:p>4900</text:p>
            <text:p>Transporte terrestre</text:p>
          </table:table-cell>
          <table:table-cell office:value-type="string" table:style-name="ce35">
            <text:p>5000</text:p>
            <text:p>Transporte aquaviário</text:p>
          </table:table-cell>
          <table:table-cell office:value-type="string" table:style-name="ce35">
            <text:p>5100</text:p>
            <text:p>Transporte aéreo</text:p>
          </table:table-cell>
          <table:table-cell office:value-type="string" table:style-name="ce35">
            <text:p>5280</text:p>
            <text:p>Armazenamento, atividades auxiliares dos transportes e correio</text:p>
          </table:table-cell>
          <table:table-cell office:value-type="string" table:style-name="ce35">
            <text:p>5500</text:p>
            <text:p>Alojamento</text:p>
          </table:table-cell>
          <table:table-cell office:value-type="string" table:style-name="ce35">
            <text:p>5600</text:p>
            <text:p>Alimentação</text:p>
          </table:table-cell>
          <table:table-cell office:value-type="string" table:style-name="ce35">
            <text:p>5800</text:p>
            <text:p>Edição e edição integrada à impressão</text:p>
          </table:table-cell>
          <table:table-cell office:value-type="string" table:style-name="ce35">
            <text:p>5980</text:p>
            <text:p>Atividades de televisão, rádio, cinema e <text:s/>gravação/edição de som e imagem</text:p>
          </table:table-cell>
          <table:table-cell office:value-type="string" table:style-name="ce35">
            <text:p>6100</text:p>
            <text:p>Telecomunicações</text:p>
          </table:table-cell>
          <table:table-cell office:value-type="string" table:style-name="ce35">
            <text:p>6280</text:p>
            <text:p>Desenvolvimento de sistemas e outros serviços de informação</text:p>
          </table:table-cell>
          <table:table-cell office:value-type="string" table:style-name="ce34">
            <text:p>6480</text:p>
            <text:p>Intermediação financeira, seguros e previdência complementar</text:p>
          </table:table-cell>
          <table:table-cell office:value-type="string" table:style-name="ce35">
            <text:p>6800</text:p>
            <text:p>Atividades imobiliárias</text:p>
          </table:table-cell>
          <table:table-cell office:value-type="string" table:style-name="ce35">
            <text:p>6980</text:p>
            <text:p>Atividades jurídicas, contábeis, consultoria e sedes de empresas<text:s/></text:p>
          </table:table-cell>
          <table:table-cell office:value-type="string" table:style-name="ce35">
            <text:p>7180</text:p>
            <text:p>Serviços de arquitetura, engenharia, testes/análises técnicas e P &amp; D</text:p>
          </table:table-cell>
          <table:table-cell office:value-type="string" table:style-name="ce35">
            <text:p>7380</text:p>
            <text:p>Outras atividades profissionais, científicas e técnicas</text:p>
          </table:table-cell>
          <table:table-cell office:value-type="string" table:style-name="ce35">
            <text:p>7700</text:p>
            <text:p>Aluguéis não-imobiliários e gestão de ativos de propriedade intelectual</text:p>
          </table:table-cell>
          <table:table-cell office:value-type="string" table:style-name="ce35">
            <text:p>7880</text:p>
            <text:p>Outras atividades administrativas e serviços complementares</text:p>
          </table:table-cell>
          <table:table-cell office:value-type="string" table:style-name="ce35">
            <text:p>8000</text:p>
            <text:p>Atividades de vigilância, segurança e investigação</text:p>
          </table:table-cell>
          <table:table-cell office:value-type="string" table:style-name="ce35">
            <text:p>8400</text:p>
            <text:p>Administração pública, defesa e seguridade social</text:p>
          </table:table-cell>
          <table:table-cell office:value-type="string" table:style-name="ce35">
            <text:p>8591</text:p>
            <text:p>Educação pública</text:p>
          </table:table-cell>
          <table:table-cell office:value-type="string" table:style-name="ce35">
            <text:p>8592</text:p>
            <text:p>Educação privada</text:p>
          </table:table-cell>
          <table:table-cell office:value-type="string" table:style-name="ce35">
            <text:p>8691</text:p>
            <text:p>Saúde pública</text:p>
          </table:table-cell>
          <table:table-cell office:value-type="string" table:style-name="ce35">
            <text:p>8692</text:p>
            <text:p>Saúde privada</text:p>
          </table:table-cell>
          <table:table-cell office:value-type="string" table:style-name="ce35">
            <text:p>9080</text:p>
            <text:p>Atividades artísticas, criativas e de espetáculos</text:p>
          </table:table-cell>
          <table:table-cell office:value-type="string" table:style-name="ce35">
            <text:p>9480</text:p>
            <text:p>Organizações associativas e outros serviços pessoais</text:p>
          </table:table-cell>
          <table:table-cell office:value-type="string" table:style-name="ce35">
            <text:p>9700</text:p>
            <text:p>Serviços domésticos</text:p>
          </table:table-cell>
          <table:table-cell office:value-type="string" table:style-name="ce38">
            <text:p>Total</text:p>
            <text:p>do produto</text:p>
          </table:table-cell>
          <table:table-cell table:number-columns-repeated="16314"/>
        </table:table-row>
        <table:table-row table:style-name="ro8">
          <table:table-cell table:number-columns-repeated="6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5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number-columns-repeated="19"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3" table:style-name="ce5"/>
          <table:table-cell table:style-name="ce51"/>
          <table:table-cell table:number-columns-repeated="16314"/>
        </table:table-row>
        <table:table-row table:style-name="ro6">
          <table:table-cell office:value-type="string" table:style-name="ce15">
            <text:p>Valor adicionado bruto ( PIB )</text:p>
          </table:table-cell>
          <table:table-cell office:value-type="float" office:value="163127" table:style-name="ce23">
            <text:p><text:s text:c="2"/>163 127</text:p>
          </table:table-cell>
          <table:table-cell office:value-type="float" office:value="71449" table:style-name="ce23">
            <text:p><text:s text:c="2"/>71 449</text:p>
          </table:table-cell>
          <table:table-cell office:value-type="float" office:value="24391" table:style-name="ce23">
            <text:p><text:s text:c="2"/>24 391</text:p>
          </table:table-cell>
          <table:table-cell office:value-type="float" office:value="8856" table:style-name="ce23">
            <text:p><text:s text:c="2"/>8 856</text:p>
          </table:table-cell>
          <table:table-cell office:value-type="float" office:value="73558" table:style-name="ce23">
            <text:p><text:s text:c="2"/>73 558</text:p>
          </table:table-cell>
          <table:table-cell office:value-type="float" office:value="23916" table:style-name="ce23">
            <text:p><text:s text:c="2"/>23 916</text:p>
          </table:table-cell>
          <table:table-cell office:value-type="float" office:value="4443" table:style-name="ce23">
            <text:p><text:s text:c="2"/>4 443</text:p>
          </table:table-cell>
          <table:table-cell office:value-type="float" office:value="40377" table:style-name="ce23">
            <text:p><text:s text:c="2"/>40 377</text:p>
          </table:table-cell>
          <table:table-cell office:value-type="float" office:value="7388" table:style-name="ce23">
            <text:p><text:s text:c="2"/>7 388</text:p>
          </table:table-cell>
          <table:table-cell office:value-type="float" office:value="48541" table:style-name="ce23">
            <text:p><text:s text:c="2"/>48 541</text:p>
          </table:table-cell>
          <table:table-cell office:value-type="float" office:value="22923" table:style-name="ce23">
            <text:p><text:s text:c="2"/>22 923</text:p>
          </table:table-cell>
          <table:table-cell office:value-type="float" office:value="4258" table:style-name="ce23">
            <text:p><text:s text:c="2"/>4 258</text:p>
          </table:table-cell>
          <table:table-cell office:value-type="float" office:value="13375" table:style-name="ce23">
            <text:p><text:s text:c="2"/>13 375</text:p>
          </table:table-cell>
          <table:table-cell office:value-type="float" office:value="24929" table:style-name="ce23">
            <text:p><text:s text:c="2"/>24 929</text:p>
          </table:table-cell>
          <table:table-cell office:value-type="float" office:value="13536" table:style-name="ce23">
            <text:p><text:s text:c="2"/>13 536</text:p>
          </table:table-cell>
          <table:table-cell office:value-type="float" office:value="9840" table:style-name="ce23">
            <text:p><text:s text:c="2"/>9 840</text:p>
          </table:table-cell>
          <table:table-cell office:value-type="float" office:value="22787" table:style-name="ce23">
            <text:p><text:s text:c="2"/>22 787</text:p>
          </table:table-cell>
          <table:table-cell office:value-type="float" office:value="8396" table:style-name="ce23">
            <text:p><text:s text:c="2"/>8 396</text:p>
          </table:table-cell>
          <table:table-cell office:value-type="float" office:value="36427" table:style-name="ce23">
            <text:p><text:s text:c="2"/>36 427</text:p>
          </table:table-cell>
          <table:table-cell office:value-type="float" office:value="8680" table:style-name="ce23">
            <text:p><text:s text:c="2"/>8 680</text:p>
          </table:table-cell>
          <table:table-cell office:value-type="float" office:value="25439" table:style-name="ce23">
            <text:p><text:s text:c="2"/>25 439</text:p>
          </table:table-cell>
          <table:table-cell office:value-type="float" office:value="15095" table:style-name="ce23">
            <text:p><text:s text:c="2"/>15 095</text:p>
          </table:table-cell>
          <table:table-cell office:value-type="float" office:value="8397" table:style-name="ce23">
            <text:p><text:s text:c="2"/>8 397</text:p>
          </table:table-cell>
          <table:table-cell office:value-type="float" office:value="23147" table:style-name="ce23">
            <text:p><text:s text:c="2"/>23 147</text:p>
          </table:table-cell>
          <table:table-cell office:value-type="float" office:value="26077" table:style-name="ce23">
            <text:p><text:s text:c="2"/>26 077</text:p>
          </table:table-cell>
          <table:table-cell office:value-type="float" office:value="27750" table:style-name="ce23">
            <text:p><text:s text:c="2"/>27 750</text:p>
          </table:table-cell>
          <table:table-cell office:value-type="float" office:value="21747" table:style-name="ce23">
            <text:p><text:s text:c="2"/>21 747</text:p>
          </table:table-cell>
          <table:table-cell office:value-type="float" office:value="12555" table:style-name="ce23">
            <text:p><text:s text:c="2"/>12 555</text:p>
          </table:table-cell>
          <table:table-cell office:value-type="float" office:value="34302" table:style-name="ce23">
            <text:p><text:s text:c="2"/>34 302</text:p>
          </table:table-cell>
          <table:table-cell office:value-type="float" office:value="13715" table:style-name="ce23">
            <text:p><text:s text:c="2"/>13 715</text:p>
          </table:table-cell>
          <table:table-cell office:value-type="float" office:value="17037" table:style-name="ce23">
            <text:p><text:s text:c="2"/>17 037</text:p>
          </table:table-cell>
          <table:table-cell office:value-type="float" office:value="37643" table:style-name="ce23">
            <text:p><text:s text:c="2"/>37 643</text:p>
          </table:table-cell>
          <table:table-cell office:value-type="float" office:value="22410" table:style-name="ce23">
            <text:p><text:s text:c="2"/>22 410</text:p>
          </table:table-cell>
          <table:table-cell office:value-type="float" office:value="18416" table:style-name="ce23">
            <text:p><text:s text:c="2"/>18 416</text:p>
          </table:table-cell>
          <table:table-cell office:value-type="float" office:value="12065" table:style-name="ce23">
            <text:p><text:s text:c="2"/>12 065</text:p>
          </table:table-cell>
          <table:table-cell office:value-type="float" office:value="31376" table:style-name="ce23">
            <text:p><text:s text:c="2"/>31 376</text:p>
          </table:table-cell>
          <table:table-cell office:value-type="float" office:value="22185" table:style-name="ce23">
            <text:p><text:s text:c="2"/>22 185</text:p>
          </table:table-cell>
          <table:table-cell office:value-type="float" office:value="85465" table:style-name="ce23">
            <text:p><text:s text:c="2"/>85 465</text:p>
          </table:table-cell>
          <table:table-cell office:value-type="float" office:value="37718" table:style-name="ce23">
            <text:p><text:s text:c="2"/>37 718</text:p>
          </table:table-cell>
          <table:table-cell office:value-type="float" office:value="296018" table:style-name="ce23">
            <text:p><text:s text:c="2"/>296 018</text:p>
          </table:table-cell>
          <table:table-cell office:value-type="float" office:value="86906" table:style-name="ce23">
            <text:p><text:s text:c="2"/>86 906</text:p>
          </table:table-cell>
          <table:table-cell office:value-type="float" office:value="598802" table:style-name="ce23">
            <text:p><text:s text:c="2"/>598 802</text:p>
          </table:table-cell>
          <table:table-cell office:value-type="float" office:value="145771" table:style-name="ce23">
            <text:p><text:s text:c="2"/>145 771</text:p>
          </table:table-cell>
          <table:table-cell office:value-type="float" office:value="8758" table:style-name="ce23">
            <text:p><text:s text:c="2"/>8 758</text:p>
          </table:table-cell>
          <table:table-cell office:value-type="float" office:value="6882" table:style-name="ce23">
            <text:p><text:s text:c="2"/>6 882</text:p>
          </table:table-cell>
          <table:table-cell office:value-type="float" office:value="65089" table:style-name="ce23">
            <text:p><text:s text:c="2"/>65 089</text:p>
          </table:table-cell>
          <table:table-cell office:value-type="float" office:value="13124" table:style-name="ce23">
            <text:p><text:s text:c="2"/>13 124</text:p>
          </table:table-cell>
          <table:table-cell office:value-type="float" office:value="109506" table:style-name="ce23">
            <text:p><text:s text:c="2"/>109 506</text:p>
          </table:table-cell>
          <table:table-cell office:value-type="float" office:value="8757" table:style-name="ce23">
            <text:p><text:s text:c="2"/>8 757</text:p>
          </table:table-cell>
          <table:table-cell office:value-type="float" office:value="19242" table:style-name="ce23">
            <text:p><text:s text:c="2"/>19 242</text:p>
          </table:table-cell>
          <table:table-cell office:value-type="float" office:value="65303" table:style-name="ce23">
            <text:p><text:s text:c="2"/>65 303</text:p>
          </table:table-cell>
          <table:table-cell office:value-type="float" office:value="82702" table:style-name="ce23">
            <text:p><text:s text:c="2"/>82 702</text:p>
          </table:table-cell>
          <table:table-cell office:value-type="float" office:value="365276" table:style-name="ce23">
            <text:p><text:s text:c="2"/>365 276</text:p>
          </table:table-cell>
          <table:table-cell office:value-type="float" office:value="498884" table:style-name="ce23">
            <text:p><text:s text:c="2"/>498 884</text:p>
          </table:table-cell>
          <table:table-cell office:value-type="float" office:value="125524" table:style-name="ce23">
            <text:p><text:s text:c="2"/>125 524</text:p>
          </table:table-cell>
          <table:table-cell office:value-type="float" office:value="44866" table:style-name="ce23">
            <text:p><text:s text:c="2"/>44 866</text:p>
          </table:table-cell>
          <table:table-cell office:value-type="float" office:value="33439" table:style-name="ce23">
            <text:p><text:s text:c="2"/>33 439</text:p>
          </table:table-cell>
          <table:table-cell office:value-type="float" office:value="29535" table:style-name="ce23">
            <text:p><text:s text:c="2"/>29 535</text:p>
          </table:table-cell>
          <table:table-cell office:value-type="float" office:value="146846" table:style-name="ce23">
            <text:p><text:s text:c="2"/>146 846</text:p>
          </table:table-cell>
          <table:table-cell office:value-type="float" office:value="32943" table:style-name="ce23">
            <text:p><text:s text:c="2"/>32 943</text:p>
          </table:table-cell>
          <table:table-cell office:value-type="float" office:value="509142" table:style-name="ce23">
            <text:p><text:s text:c="2"/>509 142</text:p>
          </table:table-cell>
          <table:table-cell office:value-type="float" office:value="257301" table:style-name="ce23">
            <text:p><text:s text:c="2"/>257 301</text:p>
          </table:table-cell>
          <table:table-cell office:value-type="float" office:value="76654" table:style-name="ce23">
            <text:p><text:s text:c="2"/>76 654</text:p>
          </table:table-cell>
          <table:table-cell office:value-type="float" office:value="119144" table:style-name="ce23">
            <text:p><text:s text:c="2"/>119 144</text:p>
          </table:table-cell>
          <table:table-cell office:value-type="float" office:value="133285" table:style-name="ce23">
            <text:p><text:s text:c="2"/>133 285</text:p>
          </table:table-cell>
          <table:table-cell office:value-type="float" office:value="19139" table:style-name="ce23">
            <text:p><text:s text:c="2"/>19 139</text:p>
          </table:table-cell>
          <table:table-cell office:value-type="float" office:value="71031" table:style-name="ce23">
            <text:p><text:s text:c="2"/>71 031</text:p>
          </table:table-cell>
          <table:table-cell office:value-type="float" office:value="61996" table:style-name="ce23">
            <text:p><text:s text:c="2"/>61 996</text:p>
          </table:table-cell>
          <table:table-cell office:value-type="float" office:value="5155601" table:style-name="ce23">
            <text:p><text:s/>5 155 601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Remunerações</text:p>
          </table:table-cell>
          <table:table-cell office:value-type="float" office:value="26121" table:style-name="ce23">
            <text:p><text:s text:c="2"/>26 121</text:p>
          </table:table-cell>
          <table:table-cell office:value-type="float" office:value="21490" table:style-name="ce23">
            <text:p><text:s text:c="2"/>21 490</text:p>
          </table:table-cell>
          <table:table-cell office:value-type="float" office:value="2199" table:style-name="ce23">
            <text:p><text:s text:c="2"/>2 199</text:p>
          </table:table-cell>
          <table:table-cell office:value-type="float" office:value="4040" table:style-name="ce23">
            <text:p><text:s text:c="2"/>4 040</text:p>
          </table:table-cell>
          <table:table-cell office:value-type="float" office:value="22138" table:style-name="ce23">
            <text:p><text:s text:c="2"/>22 138</text:p>
          </table:table-cell>
          <table:table-cell office:value-type="float" office:value="4349" table:style-name="ce23">
            <text:p><text:s text:c="2"/>4 349</text:p>
          </table:table-cell>
          <table:table-cell office:value-type="float" office:value="2264" table:style-name="ce23">
            <text:p><text:s text:c="2"/>2 264</text:p>
          </table:table-cell>
          <table:table-cell office:value-type="float" office:value="25736" table:style-name="ce23">
            <text:p><text:s text:c="2"/>25 736</text:p>
          </table:table-cell>
          <table:table-cell office:value-type="float" office:value="8420" table:style-name="ce23">
            <text:p><text:s text:c="2"/>8 420</text:p>
          </table:table-cell>
          <table:table-cell office:value-type="float" office:value="28893" table:style-name="ce23">
            <text:p><text:s text:c="2"/>28 893</text:p>
          </table:table-cell>
          <table:table-cell office:value-type="float" office:value="8407" table:style-name="ce23">
            <text:p><text:s text:c="2"/>8 407</text:p>
          </table:table-cell>
          <table:table-cell office:value-type="float" office:value="1379" table:style-name="ce23">
            <text:p><text:s text:c="2"/>1 379</text:p>
          </table:table-cell>
          <table:table-cell office:value-type="float" office:value="9992" table:style-name="ce23">
            <text:p><text:s text:c="2"/>9 992</text:p>
          </table:table-cell>
          <table:table-cell office:value-type="float" office:value="17703" table:style-name="ce23">
            <text:p><text:s text:c="2"/>17 703</text:p>
          </table:table-cell>
          <table:table-cell office:value-type="float" office:value="9781" table:style-name="ce23">
            <text:p><text:s text:c="2"/>9 781</text:p>
          </table:table-cell>
          <table:table-cell office:value-type="float" office:value="5910" table:style-name="ce23">
            <text:p><text:s text:c="2"/>5 910</text:p>
          </table:table-cell>
          <table:table-cell office:value-type="float" office:value="11483" table:style-name="ce23">
            <text:p><text:s text:c="2"/>11 483</text:p>
          </table:table-cell>
          <table:table-cell office:value-type="float" office:value="5677" table:style-name="ce23">
            <text:p><text:s text:c="2"/>5 677</text:p>
          </table:table-cell>
          <table:table-cell office:value-type="float" office:value="6968" table:style-name="ce23">
            <text:p><text:s text:c="2"/>6 968</text:p>
          </table:table-cell>
          <table:table-cell office:value-type="float" office:value="6275" table:style-name="ce23">
            <text:p><text:s text:c="2"/>6 275</text:p>
          </table:table-cell>
          <table:table-cell office:value-type="float" office:value="11285" table:style-name="ce23">
            <text:p><text:s text:c="2"/>11 285</text:p>
          </table:table-cell>
          <table:table-cell office:value-type="float" office:value="9342" table:style-name="ce23">
            <text:p><text:s text:c="2"/>9 342</text:p>
          </table:table-cell>
          <table:table-cell office:value-type="float" office:value="5589" table:style-name="ce23">
            <text:p><text:s text:c="2"/>5 589</text:p>
          </table:table-cell>
          <table:table-cell office:value-type="float" office:value="11215" table:style-name="ce23">
            <text:p><text:s text:c="2"/>11 215</text:p>
          </table:table-cell>
          <table:table-cell office:value-type="float" office:value="20552" table:style-name="ce23">
            <text:p><text:s text:c="2"/>20 552</text:p>
          </table:table-cell>
          <table:table-cell office:value-type="float" office:value="20003" table:style-name="ce23">
            <text:p><text:s text:c="2"/>20 003</text:p>
          </table:table-cell>
          <table:table-cell office:value-type="float" office:value="12073" table:style-name="ce23">
            <text:p><text:s text:c="2"/>12 073</text:p>
          </table:table-cell>
          <table:table-cell office:value-type="float" office:value="5838" table:style-name="ce23">
            <text:p><text:s text:c="2"/>5 838</text:p>
          </table:table-cell>
          <table:table-cell office:value-type="float" office:value="22659" table:style-name="ce23">
            <text:p><text:s text:c="2"/>22 659</text:p>
          </table:table-cell>
          <table:table-cell office:value-type="float" office:value="10116" table:style-name="ce23">
            <text:p><text:s text:c="2"/>10 116</text:p>
          </table:table-cell>
          <table:table-cell office:value-type="float" office:value="14442" table:style-name="ce23">
            <text:p><text:s text:c="2"/>14 442</text:p>
          </table:table-cell>
          <table:table-cell office:value-type="float" office:value="28171" table:style-name="ce23">
            <text:p><text:s text:c="2"/>28 171</text:p>
          </table:table-cell>
          <table:table-cell office:value-type="float" office:value="20227" table:style-name="ce23">
            <text:p><text:s text:c="2"/>20 227</text:p>
          </table:table-cell>
          <table:table-cell office:value-type="float" office:value="17896" table:style-name="ce23">
            <text:p><text:s text:c="2"/>17 896</text:p>
          </table:table-cell>
          <table:table-cell office:value-type="float" office:value="9718" table:style-name="ce23">
            <text:p><text:s text:c="2"/>9 718</text:p>
          </table:table-cell>
          <table:table-cell office:value-type="float" office:value="16132" table:style-name="ce23">
            <text:p><text:s text:c="2"/>16 132</text:p>
          </table:table-cell>
          <table:table-cell office:value-type="float" office:value="11883" table:style-name="ce23">
            <text:p><text:s text:c="2"/>11 883</text:p>
          </table:table-cell>
          <table:table-cell office:value-type="float" office:value="16133" table:style-name="ce23">
            <text:p><text:s text:c="2"/>16 133</text:p>
          </table:table-cell>
          <table:table-cell office:value-type="float" office:value="16809" table:style-name="ce23">
            <text:p><text:s text:c="2"/>16 809</text:p>
          </table:table-cell>
          <table:table-cell office:value-type="float" office:value="126609" table:style-name="ce23">
            <text:p><text:s text:c="2"/>126 609</text:p>
          </table:table-cell>
          <table:table-cell office:value-type="float" office:value="44837" table:style-name="ce23">
            <text:p><text:s text:c="2"/>44 837</text:p>
          </table:table-cell>
          <table:table-cell office:value-type="float" office:value="299831" table:style-name="ce23">
            <text:p><text:s text:c="2"/>299 831</text:p>
          </table:table-cell>
          <table:table-cell office:value-type="float" office:value="78373" table:style-name="ce23">
            <text:p><text:s text:c="2"/>78 373</text:p>
          </table:table-cell>
          <table:table-cell office:value-type="float" office:value="5048" table:style-name="ce23">
            <text:p><text:s text:c="2"/>5 048</text:p>
          </table:table-cell>
          <table:table-cell office:value-type="float" office:value="7103" table:style-name="ce23">
            <text:p><text:s text:c="2"/>7 103</text:p>
          </table:table-cell>
          <table:table-cell office:value-type="float" office:value="40882" table:style-name="ce23">
            <text:p><text:s text:c="2"/>40 882</text:p>
          </table:table-cell>
          <table:table-cell office:value-type="float" office:value="9604" table:style-name="ce23">
            <text:p><text:s text:c="2"/>9 604</text:p>
          </table:table-cell>
          <table:table-cell office:value-type="float" office:value="47868" table:style-name="ce23">
            <text:p><text:s text:c="2"/>47 868</text:p>
          </table:table-cell>
          <table:table-cell office:value-type="float" office:value="6996" table:style-name="ce23">
            <text:p><text:s text:c="2"/>6 996</text:p>
          </table:table-cell>
          <table:table-cell office:value-type="float" office:value="10394" table:style-name="ce23">
            <text:p><text:s text:c="2"/>10 394</text:p>
          </table:table-cell>
          <table:table-cell office:value-type="float" office:value="17317" table:style-name="ce23">
            <text:p><text:s text:c="2"/>17 317</text:p>
          </table:table-cell>
          <table:table-cell office:value-type="float" office:value="46704" table:style-name="ce23">
            <text:p><text:s text:c="2"/>46 704</text:p>
          </table:table-cell>
          <table:table-cell office:value-type="float" office:value="143243" table:style-name="ce23">
            <text:p><text:s text:c="2"/>143 243</text:p>
          </table:table-cell>
          <table:table-cell office:value-type="float" office:value="6713" table:style-name="ce23">
            <text:p><text:s text:c="2"/>6 713</text:p>
          </table:table-cell>
          <table:table-cell office:value-type="float" office:value="52463" table:style-name="ce23">
            <text:p><text:s text:c="2"/>52 463</text:p>
          </table:table-cell>
          <table:table-cell office:value-type="float" office:value="21956" table:style-name="ce23">
            <text:p><text:s text:c="2"/>21 956</text:p>
          </table:table-cell>
          <table:table-cell office:value-type="float" office:value="11200" table:style-name="ce23">
            <text:p><text:s text:c="2"/>11 200</text:p>
          </table:table-cell>
          <table:table-cell office:value-type="float" office:value="10547" table:style-name="ce23">
            <text:p><text:s text:c="2"/>10 547</text:p>
          </table:table-cell>
          <table:table-cell office:value-type="float" office:value="99876" table:style-name="ce23">
            <text:p><text:s text:c="2"/>99 876</text:p>
          </table:table-cell>
          <table:table-cell office:value-type="float" office:value="28312" table:style-name="ce23">
            <text:p><text:s text:c="2"/>28 312</text:p>
          </table:table-cell>
          <table:table-cell office:value-type="float" office:value="438035" table:style-name="ce23">
            <text:p><text:s text:c="2"/>438 035</text:p>
          </table:table-cell>
          <table:table-cell office:value-type="float" office:value="246146" table:style-name="ce23">
            <text:p><text:s text:c="2"/>246 146</text:p>
          </table:table-cell>
          <table:table-cell office:value-type="float" office:value="68720" table:style-name="ce23">
            <text:p><text:s text:c="2"/>68 720</text:p>
          </table:table-cell>
          <table:table-cell office:value-type="float" office:value="113676" table:style-name="ce23">
            <text:p><text:s text:c="2"/>113 676</text:p>
          </table:table-cell>
          <table:table-cell office:value-type="float" office:value="67773" table:style-name="ce23">
            <text:p><text:s text:c="2"/>67 773</text:p>
          </table:table-cell>
          <table:table-cell office:value-type="float" office:value="10977" table:style-name="ce23">
            <text:p><text:s text:c="2"/>10 977</text:p>
          </table:table-cell>
          <table:table-cell office:value-type="float" office:value="39513" table:style-name="ce23">
            <text:p><text:s text:c="2"/>39 513</text:p>
          </table:table-cell>
          <table:table-cell office:value-type="float" office:value="61996" table:style-name="ce23">
            <text:p><text:s text:c="2"/>61 996</text:p>
          </table:table-cell>
          <table:table-cell office:value-type="float" office:value="2672020" table:style-name="ce23">
            <text:p><text:s/>2 672 020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<text:s text:c="3"/>Salários</text:p>
          </table:table-cell>
          <table:table-cell office:value-type="float" office:value="22254" table:style-name="ce23">
            <text:p><text:s text:c="2"/>22 254</text:p>
          </table:table-cell>
          <table:table-cell office:value-type="float" office:value="18575" table:style-name="ce23">
            <text:p><text:s text:c="2"/>18 575</text:p>
          </table:table-cell>
          <table:table-cell office:value-type="float" office:value="1856" table:style-name="ce23">
            <text:p><text:s text:c="2"/>1 856</text:p>
          </table:table-cell>
          <table:table-cell office:value-type="float" office:value="3224" table:style-name="ce23">
            <text:p><text:s text:c="2"/>3 224</text:p>
          </table:table-cell>
          <table:table-cell office:value-type="float" office:value="15849" table:style-name="ce23">
            <text:p><text:s text:c="2"/>15 849</text:p>
          </table:table-cell>
          <table:table-cell office:value-type="float" office:value="3469" table:style-name="ce23">
            <text:p><text:s text:c="2"/>3 469</text:p>
          </table:table-cell>
          <table:table-cell office:value-type="float" office:value="1736" table:style-name="ce23">
            <text:p><text:s text:c="2"/>1 736</text:p>
          </table:table-cell>
          <table:table-cell office:value-type="float" office:value="20196" table:style-name="ce23">
            <text:p><text:s text:c="2"/>20 196</text:p>
          </table:table-cell>
          <table:table-cell office:value-type="float" office:value="6247" table:style-name="ce23">
            <text:p><text:s text:c="2"/>6 247</text:p>
          </table:table-cell>
          <table:table-cell office:value-type="float" office:value="22969" table:style-name="ce23">
            <text:p><text:s text:c="2"/>22 969</text:p>
          </table:table-cell>
          <table:table-cell office:value-type="float" office:value="6604" table:style-name="ce23">
            <text:p><text:s text:c="2"/>6 604</text:p>
          </table:table-cell>
          <table:table-cell office:value-type="float" office:value="1065" table:style-name="ce23">
            <text:p><text:s text:c="2"/>1 065</text:p>
          </table:table-cell>
          <table:table-cell office:value-type="float" office:value="8174" table:style-name="ce23">
            <text:p><text:s text:c="2"/>8 174</text:p>
          </table:table-cell>
          <table:table-cell office:value-type="float" office:value="14039" table:style-name="ce23">
            <text:p><text:s text:c="2"/>14 039</text:p>
          </table:table-cell>
          <table:table-cell office:value-type="float" office:value="8076" table:style-name="ce23">
            <text:p><text:s text:c="2"/>8 076</text:p>
          </table:table-cell>
          <table:table-cell office:value-type="float" office:value="4889" table:style-name="ce23">
            <text:p><text:s text:c="2"/>4 889</text:p>
          </table:table-cell>
          <table:table-cell office:value-type="float" office:value="9106" table:style-name="ce23">
            <text:p><text:s text:c="2"/>9 106</text:p>
          </table:table-cell>
          <table:table-cell office:value-type="float" office:value="4608" table:style-name="ce23">
            <text:p><text:s text:c="2"/>4 608</text:p>
          </table:table-cell>
          <table:table-cell office:value-type="float" office:value="4718" table:style-name="ce23">
            <text:p><text:s text:c="2"/>4 718</text:p>
          </table:table-cell>
          <table:table-cell office:value-type="float" office:value="4849" table:style-name="ce23">
            <text:p><text:s text:c="2"/>4 849</text:p>
          </table:table-cell>
          <table:table-cell office:value-type="float" office:value="8698" table:style-name="ce23">
            <text:p><text:s text:c="2"/>8 698</text:p>
          </table:table-cell>
          <table:table-cell office:value-type="float" office:value="7172" table:style-name="ce23">
            <text:p><text:s text:c="2"/>7 172</text:p>
          </table:table-cell>
          <table:table-cell office:value-type="float" office:value="4411" table:style-name="ce23">
            <text:p><text:s text:c="2"/>4 411</text:p>
          </table:table-cell>
          <table:table-cell office:value-type="float" office:value="8608" table:style-name="ce23">
            <text:p><text:s text:c="2"/>8 608</text:p>
          </table:table-cell>
          <table:table-cell office:value-type="float" office:value="16060" table:style-name="ce23">
            <text:p><text:s text:c="2"/>16 060</text:p>
          </table:table-cell>
          <table:table-cell office:value-type="float" office:value="16198" table:style-name="ce23">
            <text:p><text:s text:c="2"/>16 198</text:p>
          </table:table-cell>
          <table:table-cell office:value-type="float" office:value="9483" table:style-name="ce23">
            <text:p><text:s text:c="2"/>9 483</text:p>
          </table:table-cell>
          <table:table-cell office:value-type="float" office:value="4697" table:style-name="ce23">
            <text:p><text:s text:c="2"/>4 697</text:p>
          </table:table-cell>
          <table:table-cell office:value-type="float" office:value="18016" table:style-name="ce23">
            <text:p><text:s text:c="2"/>18 016</text:p>
          </table:table-cell>
          <table:table-cell office:value-type="float" office:value="8025" table:style-name="ce23">
            <text:p><text:s text:c="2"/>8 025</text:p>
          </table:table-cell>
          <table:table-cell office:value-type="float" office:value="11366" table:style-name="ce23">
            <text:p><text:s text:c="2"/>11 366</text:p>
          </table:table-cell>
          <table:table-cell office:value-type="float" office:value="22343" table:style-name="ce23">
            <text:p><text:s text:c="2"/>22 343</text:p>
          </table:table-cell>
          <table:table-cell office:value-type="float" office:value="15645" table:style-name="ce23">
            <text:p><text:s text:c="2"/>15 645</text:p>
          </table:table-cell>
          <table:table-cell office:value-type="float" office:value="15091" table:style-name="ce23">
            <text:p><text:s text:c="2"/>15 091</text:p>
          </table:table-cell>
          <table:table-cell office:value-type="float" office:value="7972" table:style-name="ce23">
            <text:p><text:s text:c="2"/>7 972</text:p>
          </table:table-cell>
          <table:table-cell office:value-type="float" office:value="13189" table:style-name="ce23">
            <text:p><text:s text:c="2"/>13 189</text:p>
          </table:table-cell>
          <table:table-cell office:value-type="float" office:value="9638" table:style-name="ce23">
            <text:p><text:s text:c="2"/>9 638</text:p>
          </table:table-cell>
          <table:table-cell office:value-type="float" office:value="11522" table:style-name="ce23">
            <text:p><text:s text:c="2"/>11 522</text:p>
          </table:table-cell>
          <table:table-cell office:value-type="float" office:value="12873" table:style-name="ce23">
            <text:p><text:s text:c="2"/>12 873</text:p>
          </table:table-cell>
          <table:table-cell office:value-type="float" office:value="102086" table:style-name="ce23">
            <text:p><text:s text:c="2"/>102 086</text:p>
          </table:table-cell>
          <table:table-cell office:value-type="float" office:value="36467" table:style-name="ce23">
            <text:p><text:s text:c="2"/>36 467</text:p>
          </table:table-cell>
          <table:table-cell office:value-type="float" office:value="238710" table:style-name="ce23">
            <text:p><text:s text:c="2"/>238 710</text:p>
          </table:table-cell>
          <table:table-cell office:value-type="float" office:value="64190" table:style-name="ce23">
            <text:p><text:s text:c="2"/>64 190</text:p>
          </table:table-cell>
          <table:table-cell office:value-type="float" office:value="4137" table:style-name="ce23">
            <text:p><text:s text:c="2"/>4 137</text:p>
          </table:table-cell>
          <table:table-cell office:value-type="float" office:value="5903" table:style-name="ce23">
            <text:p><text:s text:c="2"/>5 903</text:p>
          </table:table-cell>
          <table:table-cell office:value-type="float" office:value="32037" table:style-name="ce23">
            <text:p><text:s text:c="2"/>32 037</text:p>
          </table:table-cell>
          <table:table-cell office:value-type="float" office:value="8061" table:style-name="ce23">
            <text:p><text:s text:c="2"/>8 061</text:p>
          </table:table-cell>
          <table:table-cell office:value-type="float" office:value="40121" table:style-name="ce23">
            <text:p><text:s text:c="2"/>40 121</text:p>
          </table:table-cell>
          <table:table-cell office:value-type="float" office:value="5606" table:style-name="ce23">
            <text:p><text:s text:c="2"/>5 606</text:p>
          </table:table-cell>
          <table:table-cell office:value-type="float" office:value="8727" table:style-name="ce23">
            <text:p><text:s text:c="2"/>8 727</text:p>
          </table:table-cell>
          <table:table-cell office:value-type="float" office:value="12978" table:style-name="ce23">
            <text:p><text:s text:c="2"/>12 978</text:p>
          </table:table-cell>
          <table:table-cell office:value-type="float" office:value="37524" table:style-name="ce23">
            <text:p><text:s text:c="2"/>37 524</text:p>
          </table:table-cell>
          <table:table-cell office:value-type="float" office:value="110559" table:style-name="ce23">
            <text:p><text:s text:c="2"/>110 559</text:p>
          </table:table-cell>
          <table:table-cell office:value-type="float" office:value="5378" table:style-name="ce23">
            <text:p><text:s text:c="2"/>5 378</text:p>
          </table:table-cell>
          <table:table-cell office:value-type="float" office:value="42869" table:style-name="ce23">
            <text:p><text:s text:c="2"/>42 869</text:p>
          </table:table-cell>
          <table:table-cell office:value-type="float" office:value="17629" table:style-name="ce23">
            <text:p><text:s text:c="2"/>17 629</text:p>
          </table:table-cell>
          <table:table-cell office:value-type="float" office:value="9031" table:style-name="ce23">
            <text:p><text:s text:c="2"/>9 031</text:p>
          </table:table-cell>
          <table:table-cell office:value-type="float" office:value="8432" table:style-name="ce23">
            <text:p><text:s text:c="2"/>8 432</text:p>
          </table:table-cell>
          <table:table-cell office:value-type="float" office:value="80791" table:style-name="ce23">
            <text:p><text:s text:c="2"/>80 791</text:p>
          </table:table-cell>
          <table:table-cell office:value-type="float" office:value="22229" table:style-name="ce23">
            <text:p><text:s text:c="2"/>22 229</text:p>
          </table:table-cell>
          <table:table-cell office:value-type="float" office:value="314574" table:style-name="ce23">
            <text:p><text:s text:c="2"/>314 574</text:p>
          </table:table-cell>
          <table:table-cell office:value-type="float" office:value="205444" table:style-name="ce23">
            <text:p><text:s text:c="2"/>205 444</text:p>
          </table:table-cell>
          <table:table-cell office:value-type="float" office:value="56800" table:style-name="ce23">
            <text:p><text:s text:c="2"/>56 800</text:p>
          </table:table-cell>
          <table:table-cell office:value-type="float" office:value="93245" table:style-name="ce23">
            <text:p><text:s text:c="2"/>93 245</text:p>
          </table:table-cell>
          <table:table-cell office:value-type="float" office:value="58386" table:style-name="ce23">
            <text:p><text:s text:c="2"/>58 386</text:p>
          </table:table-cell>
          <table:table-cell office:value-type="float" office:value="9416" table:style-name="ce23">
            <text:p><text:s text:c="2"/>9 416</text:p>
          </table:table-cell>
          <table:table-cell office:value-type="float" office:value="33222" table:style-name="ce23">
            <text:p><text:s text:c="2"/>33 222</text:p>
          </table:table-cell>
          <table:table-cell office:value-type="float" office:value="58786" table:style-name="ce23">
            <text:p><text:s text:c="2"/>58 786</text:p>
          </table:table-cell>
          <table:table-cell office:value-type="float" office:value="2126848" table:style-name="ce23">
            <text:p><text:s/>2 126 848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<text:s text:c="3"/>Contribuições sociais efetivas</text:p>
          </table:table-cell>
          <table:table-cell office:value-type="float" office:value="3867" table:style-name="ce23">
            <text:p><text:s text:c="2"/>3 867</text:p>
          </table:table-cell>
          <table:table-cell office:value-type="float" office:value="2915" table:style-name="ce23">
            <text:p><text:s text:c="2"/>2 915</text:p>
          </table:table-cell>
          <table:table-cell office:value-type="float" office:value="343" table:style-name="ce23">
            <text:p><text:s text:c="3"/>343</text:p>
          </table:table-cell>
          <table:table-cell office:value-type="float" office:value="816" table:style-name="ce23">
            <text:p><text:s text:c="3"/>816</text:p>
          </table:table-cell>
          <table:table-cell office:value-type="float" office:value="6289" table:style-name="ce23">
            <text:p><text:s text:c="2"/>6 289</text:p>
          </table:table-cell>
          <table:table-cell office:value-type="float" office:value="880" table:style-name="ce23">
            <text:p><text:s text:c="3"/>880</text:p>
          </table:table-cell>
          <table:table-cell office:value-type="float" office:value="528" table:style-name="ce23">
            <text:p><text:s text:c="3"/>528</text:p>
          </table:table-cell>
          <table:table-cell office:value-type="float" office:value="5540" table:style-name="ce23">
            <text:p><text:s text:c="2"/>5 540</text:p>
          </table:table-cell>
          <table:table-cell office:value-type="float" office:value="2173" table:style-name="ce23">
            <text:p><text:s text:c="2"/>2 173</text:p>
          </table:table-cell>
          <table:table-cell office:value-type="float" office:value="5924" table:style-name="ce23">
            <text:p><text:s text:c="2"/>5 924</text:p>
          </table:table-cell>
          <table:table-cell office:value-type="float" office:value="1803" table:style-name="ce23">
            <text:p><text:s text:c="2"/>1 803</text:p>
          </table:table-cell>
          <table:table-cell office:value-type="float" office:value="314" table:style-name="ce23">
            <text:p><text:s text:c="3"/>314</text:p>
          </table:table-cell>
          <table:table-cell office:value-type="float" office:value="1818" table:style-name="ce23">
            <text:p><text:s text:c="2"/>1 818</text:p>
          </table:table-cell>
          <table:table-cell office:value-type="float" office:value="3664" table:style-name="ce23">
            <text:p><text:s text:c="2"/>3 664</text:p>
          </table:table-cell>
          <table:table-cell office:value-type="float" office:value="1705" table:style-name="ce23">
            <text:p><text:s text:c="2"/>1 705</text:p>
          </table:table-cell>
          <table:table-cell office:value-type="float" office:value="1021" table:style-name="ce23">
            <text:p><text:s text:c="2"/>1 021</text:p>
          </table:table-cell>
          <table:table-cell office:value-type="float" office:value="2377" table:style-name="ce23">
            <text:p><text:s text:c="2"/>2 377</text:p>
          </table:table-cell>
          <table:table-cell office:value-type="float" office:value="1069" table:style-name="ce23">
            <text:p><text:s text:c="2"/>1 069</text:p>
          </table:table-cell>
          <table:table-cell office:value-type="float" office:value="2250" table:style-name="ce23">
            <text:p><text:s text:c="2"/>2 250</text:p>
          </table:table-cell>
          <table:table-cell office:value-type="float" office:value="1426" table:style-name="ce23">
            <text:p><text:s text:c="2"/>1 426</text:p>
          </table:table-cell>
          <table:table-cell office:value-type="float" office:value="2587" table:style-name="ce23">
            <text:p><text:s text:c="2"/>2 587</text:p>
          </table:table-cell>
          <table:table-cell office:value-type="float" office:value="2170" table:style-name="ce23">
            <text:p><text:s text:c="2"/>2 170</text:p>
          </table:table-cell>
          <table:table-cell office:value-type="float" office:value="1178" table:style-name="ce23">
            <text:p><text:s text:c="2"/>1 178</text:p>
          </table:table-cell>
          <table:table-cell office:value-type="float" office:value="2607" table:style-name="ce23">
            <text:p><text:s text:c="2"/>2 607</text:p>
          </table:table-cell>
          <table:table-cell office:value-type="float" office:value="4492" table:style-name="ce23">
            <text:p><text:s text:c="2"/>4 492</text:p>
          </table:table-cell>
          <table:table-cell office:value-type="float" office:value="3805" table:style-name="ce23">
            <text:p><text:s text:c="2"/>3 805</text:p>
          </table:table-cell>
          <table:table-cell office:value-type="float" office:value="2590" table:style-name="ce23">
            <text:p><text:s text:c="2"/>2 590</text:p>
          </table:table-cell>
          <table:table-cell office:value-type="float" office:value="1141" table:style-name="ce23">
            <text:p><text:s text:c="2"/>1 141</text:p>
          </table:table-cell>
          <table:table-cell office:value-type="float" office:value="4643" table:style-name="ce23">
            <text:p><text:s text:c="2"/>4 643</text:p>
          </table:table-cell>
          <table:table-cell office:value-type="float" office:value="2091" table:style-name="ce23">
            <text:p><text:s text:c="2"/>2 091</text:p>
          </table:table-cell>
          <table:table-cell office:value-type="float" office:value="3076" table:style-name="ce23">
            <text:p><text:s text:c="2"/>3 076</text:p>
          </table:table-cell>
          <table:table-cell office:value-type="float" office:value="5828" table:style-name="ce23">
            <text:p><text:s text:c="2"/>5 828</text:p>
          </table:table-cell>
          <table:table-cell office:value-type="float" office:value="4582" table:style-name="ce23">
            <text:p><text:s text:c="2"/>4 582</text:p>
          </table:table-cell>
          <table:table-cell office:value-type="float" office:value="2805" table:style-name="ce23">
            <text:p><text:s text:c="2"/>2 805</text:p>
          </table:table-cell>
          <table:table-cell office:value-type="float" office:value="1746" table:style-name="ce23">
            <text:p><text:s text:c="2"/>1 746</text:p>
          </table:table-cell>
          <table:table-cell office:value-type="float" office:value="2943" table:style-name="ce23">
            <text:p><text:s text:c="2"/>2 943</text:p>
          </table:table-cell>
          <table:table-cell office:value-type="float" office:value="2245" table:style-name="ce23">
            <text:p><text:s text:c="2"/>2 245</text:p>
          </table:table-cell>
          <table:table-cell office:value-type="float" office:value="4611" table:style-name="ce23">
            <text:p><text:s text:c="2"/>4 611</text:p>
          </table:table-cell>
          <table:table-cell office:value-type="float" office:value="3936" table:style-name="ce23">
            <text:p><text:s text:c="2"/>3 936</text:p>
          </table:table-cell>
          <table:table-cell office:value-type="float" office:value="24523" table:style-name="ce23">
            <text:p><text:s text:c="2"/>24 523</text:p>
          </table:table-cell>
          <table:table-cell office:value-type="float" office:value="8370" table:style-name="ce23">
            <text:p><text:s text:c="2"/>8 370</text:p>
          </table:table-cell>
          <table:table-cell office:value-type="float" office:value="61121" table:style-name="ce23">
            <text:p><text:s text:c="2"/>61 121</text:p>
          </table:table-cell>
          <table:table-cell office:value-type="float" office:value="14183" table:style-name="ce23">
            <text:p><text:s text:c="2"/>14 183</text:p>
          </table:table-cell>
          <table:table-cell office:value-type="float" office:value="911" table:style-name="ce23">
            <text:p><text:s text:c="3"/>911</text:p>
          </table:table-cell>
          <table:table-cell office:value-type="float" office:value="1200" table:style-name="ce23">
            <text:p><text:s text:c="2"/>1 200</text:p>
          </table:table-cell>
          <table:table-cell office:value-type="float" office:value="8845" table:style-name="ce23">
            <text:p><text:s text:c="2"/>8 845</text:p>
          </table:table-cell>
          <table:table-cell office:value-type="float" office:value="1543" table:style-name="ce23">
            <text:p><text:s text:c="2"/>1 543</text:p>
          </table:table-cell>
          <table:table-cell office:value-type="float" office:value="7747" table:style-name="ce23">
            <text:p><text:s text:c="2"/>7 747</text:p>
          </table:table-cell>
          <table:table-cell office:value-type="float" office:value="1390" table:style-name="ce23">
            <text:p><text:s text:c="2"/>1 390</text:p>
          </table:table-cell>
          <table:table-cell office:value-type="float" office:value="1667" table:style-name="ce23">
            <text:p><text:s text:c="2"/>1 667</text:p>
          </table:table-cell>
          <table:table-cell office:value-type="float" office:value="4339" table:style-name="ce23">
            <text:p><text:s text:c="2"/>4 339</text:p>
          </table:table-cell>
          <table:table-cell office:value-type="float" office:value="9180" table:style-name="ce23">
            <text:p><text:s text:c="2"/>9 180</text:p>
          </table:table-cell>
          <table:table-cell office:value-type="float" office:value="32684" table:style-name="ce23">
            <text:p><text:s text:c="2"/>32 684</text:p>
          </table:table-cell>
          <table:table-cell office:value-type="float" office:value="1335" table:style-name="ce23">
            <text:p><text:s text:c="2"/>1 335</text:p>
          </table:table-cell>
          <table:table-cell office:value-type="float" office:value="9594" table:style-name="ce23">
            <text:p><text:s text:c="2"/>9 594</text:p>
          </table:table-cell>
          <table:table-cell office:value-type="float" office:value="4327" table:style-name="ce23">
            <text:p><text:s text:c="2"/>4 327</text:p>
          </table:table-cell>
          <table:table-cell office:value-type="float" office:value="2169" table:style-name="ce23">
            <text:p><text:s text:c="2"/>2 169</text:p>
          </table:table-cell>
          <table:table-cell office:value-type="float" office:value="2115" table:style-name="ce23">
            <text:p><text:s text:c="2"/>2 115</text:p>
          </table:table-cell>
          <table:table-cell office:value-type="float" office:value="19085" table:style-name="ce23">
            <text:p><text:s text:c="2"/>19 085</text:p>
          </table:table-cell>
          <table:table-cell office:value-type="float" office:value="6083" table:style-name="ce23">
            <text:p><text:s text:c="2"/>6 083</text:p>
          </table:table-cell>
          <table:table-cell office:value-type="float" office:value="59590" table:style-name="ce23">
            <text:p><text:s text:c="2"/>59 590</text:p>
          </table:table-cell>
          <table:table-cell office:value-type="float" office:value="38066" table:style-name="ce23">
            <text:p><text:s text:c="2"/>38 066</text:p>
          </table:table-cell>
          <table:table-cell office:value-type="float" office:value="11920" table:style-name="ce23">
            <text:p><text:s text:c="2"/>11 920</text:p>
          </table:table-cell>
          <table:table-cell office:value-type="float" office:value="14951" table:style-name="ce23">
            <text:p><text:s text:c="2"/>14 951</text:p>
          </table:table-cell>
          <table:table-cell office:value-type="float" office:value="9387" table:style-name="ce23">
            <text:p><text:s text:c="2"/>9 387</text:p>
          </table:table-cell>
          <table:table-cell office:value-type="float" office:value="1561" table:style-name="ce23">
            <text:p><text:s text:c="2"/>1 561</text:p>
          </table:table-cell>
          <table:table-cell office:value-type="float" office:value="6291" table:style-name="ce23">
            <text:p><text:s text:c="2"/>6 291</text:p>
          </table:table-cell>
          <table:table-cell office:value-type="float" office:value="3210" table:style-name="ce23">
            <text:p><text:s text:c="2"/>3 210</text:p>
          </table:table-cell>
          <table:table-cell office:value-type="float" office:value="473185" table:style-name="ce23">
            <text:p><text:s text:c="2"/>473 185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6">
            <text:p><text:s text:c="6"/>Previdência oficial /FGTS</text:p>
          </table:table-cell>
          <table:table-cell office:value-type="float" office:value="3866" table:style-name="ce23">
            <text:p><text:s text:c="2"/>3 866</text:p>
          </table:table-cell>
          <table:table-cell office:value-type="float" office:value="2915" table:style-name="ce23">
            <text:p><text:s text:c="2"/>2 915</text:p>
          </table:table-cell>
          <table:table-cell office:value-type="float" office:value="341" table:style-name="ce23">
            <text:p><text:s text:c="3"/>341</text:p>
          </table:table-cell>
          <table:table-cell office:value-type="float" office:value="795" table:style-name="ce23">
            <text:p><text:s text:c="3"/>795</text:p>
          </table:table-cell>
          <table:table-cell office:value-type="float" office:value="4945" table:style-name="ce23">
            <text:p><text:s text:c="2"/>4 945</text:p>
          </table:table-cell>
          <table:table-cell office:value-type="float" office:value="818" table:style-name="ce23">
            <text:p><text:s text:c="3"/>818</text:p>
          </table:table-cell>
          <table:table-cell office:value-type="float" office:value="504" table:style-name="ce23">
            <text:p><text:s text:c="3"/>504</text:p>
          </table:table-cell>
          <table:table-cell office:value-type="float" office:value="5445" table:style-name="ce23">
            <text:p><text:s text:c="2"/>5 445</text:p>
          </table:table-cell>
          <table:table-cell office:value-type="float" office:value="2149" table:style-name="ce23">
            <text:p><text:s text:c="2"/>2 149</text:p>
          </table:table-cell>
          <table:table-cell office:value-type="float" office:value="5772" table:style-name="ce23">
            <text:p><text:s text:c="2"/>5 772</text:p>
          </table:table-cell>
          <table:table-cell office:value-type="float" office:value="1743" table:style-name="ce23">
            <text:p><text:s text:c="2"/>1 743</text:p>
          </table:table-cell>
          <table:table-cell office:value-type="float" office:value="286" table:style-name="ce23">
            <text:p><text:s text:c="3"/>286</text:p>
          </table:table-cell>
          <table:table-cell office:value-type="float" office:value="1795" table:style-name="ce23">
            <text:p><text:s text:c="2"/>1 795</text:p>
          </table:table-cell>
          <table:table-cell office:value-type="float" office:value="3627" table:style-name="ce23">
            <text:p><text:s text:c="2"/>3 627</text:p>
          </table:table-cell>
          <table:table-cell office:value-type="float" office:value="1685" table:style-name="ce23">
            <text:p><text:s text:c="2"/>1 685</text:p>
          </table:table-cell>
          <table:table-cell office:value-type="float" office:value="990" table:style-name="ce23">
            <text:p><text:s text:c="3"/>990</text:p>
          </table:table-cell>
          <table:table-cell office:value-type="float" office:value="2155" table:style-name="ce23">
            <text:p><text:s text:c="2"/>2 155</text:p>
          </table:table-cell>
          <table:table-cell office:value-type="float" office:value="998" table:style-name="ce23">
            <text:p><text:s text:c="3"/>998</text:p>
          </table:table-cell>
          <table:table-cell office:value-type="float" office:value="1617" table:style-name="ce23">
            <text:p><text:s text:c="2"/>1 617</text:p>
          </table:table-cell>
          <table:table-cell office:value-type="float" office:value="1399" table:style-name="ce23">
            <text:p><text:s text:c="2"/>1 399</text:p>
          </table:table-cell>
          <table:table-cell office:value-type="float" office:value="2365" table:style-name="ce23">
            <text:p><text:s text:c="2"/>2 365</text:p>
          </table:table-cell>
          <table:table-cell office:value-type="float" office:value="2010" table:style-name="ce23">
            <text:p><text:s text:c="2"/>2 010</text:p>
          </table:table-cell>
          <table:table-cell office:value-type="float" office:value="1141" table:style-name="ce23">
            <text:p><text:s text:c="2"/>1 141</text:p>
          </table:table-cell>
          <table:table-cell office:value-type="float" office:value="2465" table:style-name="ce23">
            <text:p><text:s text:c="2"/>2 465</text:p>
          </table:table-cell>
          <table:table-cell office:value-type="float" office:value="4394" table:style-name="ce23">
            <text:p><text:s text:c="2"/>4 394</text:p>
          </table:table-cell>
          <table:table-cell office:value-type="float" office:value="3651" table:style-name="ce23">
            <text:p><text:s text:c="2"/>3 651</text:p>
          </table:table-cell>
          <table:table-cell office:value-type="float" office:value="2377" table:style-name="ce23">
            <text:p><text:s text:c="2"/>2 377</text:p>
          </table:table-cell>
          <table:table-cell office:value-type="float" office:value="1082" table:style-name="ce23">
            <text:p><text:s text:c="2"/>1 082</text:p>
          </table:table-cell>
          <table:table-cell office:value-type="float" office:value="4409" table:style-name="ce23">
            <text:p><text:s text:c="2"/>4 409</text:p>
          </table:table-cell>
          <table:table-cell office:value-type="float" office:value="2038" table:style-name="ce23">
            <text:p><text:s text:c="2"/>2 038</text:p>
          </table:table-cell>
          <table:table-cell office:value-type="float" office:value="2975" table:style-name="ce23">
            <text:p><text:s text:c="2"/>2 975</text:p>
          </table:table-cell>
          <table:table-cell office:value-type="float" office:value="5541" table:style-name="ce23">
            <text:p><text:s text:c="2"/>5 541</text:p>
          </table:table-cell>
          <table:table-cell office:value-type="float" office:value="4384" table:style-name="ce23">
            <text:p><text:s text:c="2"/>4 384</text:p>
          </table:table-cell>
          <table:table-cell office:value-type="float" office:value="2728" table:style-name="ce23">
            <text:p><text:s text:c="2"/>2 728</text:p>
          </table:table-cell>
          <table:table-cell office:value-type="float" office:value="1636" table:style-name="ce23">
            <text:p><text:s text:c="2"/>1 636</text:p>
          </table:table-cell>
          <table:table-cell office:value-type="float" office:value="2812" table:style-name="ce23">
            <text:p><text:s text:c="2"/>2 812</text:p>
          </table:table-cell>
          <table:table-cell office:value-type="float" office:value="2128" table:style-name="ce23">
            <text:p><text:s text:c="2"/>2 128</text:p>
          </table:table-cell>
          <table:table-cell office:value-type="float" office:value="3611" table:style-name="ce23">
            <text:p><text:s text:c="2"/>3 611</text:p>
          </table:table-cell>
          <table:table-cell office:value-type="float" office:value="3647" table:style-name="ce23">
            <text:p><text:s text:c="2"/>3 647</text:p>
          </table:table-cell>
          <table:table-cell office:value-type="float" office:value="23733" table:style-name="ce23">
            <text:p><text:s text:c="2"/>23 733</text:p>
          </table:table-cell>
          <table:table-cell office:value-type="float" office:value="8306" table:style-name="ce23">
            <text:p><text:s text:c="2"/>8 306</text:p>
          </table:table-cell>
          <table:table-cell office:value-type="float" office:value="60380" table:style-name="ce23">
            <text:p><text:s text:c="2"/>60 380</text:p>
          </table:table-cell>
          <table:table-cell office:value-type="float" office:value="13877" table:style-name="ce23">
            <text:p><text:s text:c="2"/>13 877</text:p>
          </table:table-cell>
          <table:table-cell office:value-type="float" office:value="882" table:style-name="ce23">
            <text:p><text:s text:c="3"/>882</text:p>
          </table:table-cell>
          <table:table-cell office:value-type="float" office:value="1179" table:style-name="ce23">
            <text:p><text:s text:c="2"/>1 179</text:p>
          </table:table-cell>
          <table:table-cell office:value-type="float" office:value="7868" table:style-name="ce23">
            <text:p><text:s text:c="2"/>7 868</text:p>
          </table:table-cell>
          <table:table-cell office:value-type="float" office:value="1515" table:style-name="ce23">
            <text:p><text:s text:c="2"/>1 515</text:p>
          </table:table-cell>
          <table:table-cell office:value-type="float" office:value="7699" table:style-name="ce23">
            <text:p><text:s text:c="2"/>7 699</text:p>
          </table:table-cell>
          <table:table-cell office:value-type="float" office:value="1315" table:style-name="ce23">
            <text:p><text:s text:c="2"/>1 315</text:p>
          </table:table-cell>
          <table:table-cell office:value-type="float" office:value="1590" table:style-name="ce23">
            <text:p><text:s text:c="2"/>1 590</text:p>
          </table:table-cell>
          <table:table-cell office:value-type="float" office:value="3545" table:style-name="ce23">
            <text:p><text:s text:c="2"/>3 545</text:p>
          </table:table-cell>
          <table:table-cell office:value-type="float" office:value="8632" table:style-name="ce23">
            <text:p><text:s text:c="2"/>8 632</text:p>
          </table:table-cell>
          <table:table-cell office:value-type="float" office:value="27726" table:style-name="ce23">
            <text:p><text:s text:c="2"/>27 726</text:p>
          </table:table-cell>
          <table:table-cell office:value-type="float" office:value="1298" table:style-name="ce23">
            <text:p><text:s text:c="2"/>1 298</text:p>
          </table:table-cell>
          <table:table-cell office:value-type="float" office:value="8738" table:style-name="ce23">
            <text:p><text:s text:c="2"/>8 738</text:p>
          </table:table-cell>
          <table:table-cell office:value-type="float" office:value="4267" table:style-name="ce23">
            <text:p><text:s text:c="2"/>4 267</text:p>
          </table:table-cell>
          <table:table-cell office:value-type="float" office:value="2143" table:style-name="ce23">
            <text:p><text:s text:c="2"/>2 143</text:p>
          </table:table-cell>
          <table:table-cell office:value-type="float" office:value="2081" table:style-name="ce23">
            <text:p><text:s text:c="2"/>2 081</text:p>
          </table:table-cell>
          <table:table-cell office:value-type="float" office:value="18885" table:style-name="ce23">
            <text:p><text:s text:c="2"/>18 885</text:p>
          </table:table-cell>
          <table:table-cell office:value-type="float" office:value="6042" table:style-name="ce23">
            <text:p><text:s text:c="2"/>6 042</text:p>
          </table:table-cell>
          <table:table-cell office:value-type="float" office:value="58951" table:style-name="ce23">
            <text:p><text:s text:c="2"/>58 951</text:p>
          </table:table-cell>
          <table:table-cell office:value-type="float" office:value="37912" table:style-name="ce23">
            <text:p><text:s text:c="2"/>37 912</text:p>
          </table:table-cell>
          <table:table-cell office:value-type="float" office:value="11901" table:style-name="ce23">
            <text:p><text:s text:c="2"/>11 901</text:p>
          </table:table-cell>
          <table:table-cell office:value-type="float" office:value="14931" table:style-name="ce23">
            <text:p><text:s text:c="2"/>14 931</text:p>
          </table:table-cell>
          <table:table-cell office:value-type="float" office:value="9342" table:style-name="ce23">
            <text:p><text:s text:c="2"/>9 342</text:p>
          </table:table-cell>
          <table:table-cell office:value-type="float" office:value="1531" table:style-name="ce23">
            <text:p><text:s text:c="2"/>1 531</text:p>
          </table:table-cell>
          <table:table-cell office:value-type="float" office:value="6187" table:style-name="ce23">
            <text:p><text:s text:c="2"/>6 187</text:p>
          </table:table-cell>
          <table:table-cell office:value-type="float" office:value="3210" table:style-name="ce23">
            <text:p><text:s text:c="2"/>3 210</text:p>
          </table:table-cell>
          <table:table-cell office:value-type="float" office:value="454905" table:style-name="ce23">
            <text:p><text:s text:c="2"/>454 905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<text:s text:c="6"/>Previdência privada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1344" table:style-name="ce23">
            <text:p><text:s text:c="2"/>1 344</text:p>
          </table:table-cell>
          <table:table-cell office:value-type="float" office:value="62" table:style-name="ce23">
            <text:p><text:s text:c="3"/>62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95" table:style-name="ce23">
            <text:p><text:s text:c="3"/>95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152" table:style-name="ce23">
            <text:p><text:s text:c="3"/>152</text:p>
          </table:table-cell>
          <table:table-cell office:value-type="float" office:value="60" table:style-name="ce23">
            <text:p><text:s text:c="3"/>60</text:p>
          </table:table-cell>
          <table:table-cell office:value-type="float" office:value="28" table:style-name="ce23">
            <text:p><text:s text:c="3"/>28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37" table:style-name="ce23">
            <text:p><text:s text:c="3"/>37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31" table:style-name="ce23">
            <text:p><text:s text:c="3"/>31</text:p>
          </table:table-cell>
          <table:table-cell office:value-type="float" office:value="222" table:style-name="ce23">
            <text:p><text:s text:c="3"/>222</text:p>
          </table:table-cell>
          <table:table-cell office:value-type="float" office:value="71" table:style-name="ce23">
            <text:p><text:s text:c="3"/>71</text:p>
          </table:table-cell>
          <table:table-cell office:value-type="float" office:value="633" table:style-name="ce23">
            <text:p><text:s text:c="3"/>633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222" table:style-name="ce23">
            <text:p><text:s text:c="3"/>222</text:p>
          </table:table-cell>
          <table:table-cell office:value-type="float" office:value="160" table:style-name="ce23">
            <text:p><text:s text:c="3"/>160</text:p>
          </table:table-cell>
          <table:table-cell office:value-type="float" office:value="37" table:style-name="ce23">
            <text:p><text:s text:c="3"/>37</text:p>
          </table:table-cell>
          <table:table-cell office:value-type="float" office:value="142" table:style-name="ce23">
            <text:p><text:s text:c="3"/>142</text:p>
          </table:table-cell>
          <table:table-cell office:value-type="float" office:value="98" table:style-name="ce23">
            <text:p><text:s text:c="3"/>98</text:p>
          </table:table-cell>
          <table:table-cell office:value-type="float" office:value="154" table:style-name="ce23">
            <text:p><text:s text:c="3"/>154</text:p>
          </table:table-cell>
          <table:table-cell office:value-type="float" office:value="213" table:style-name="ce23">
            <text:p><text:s text:c="3"/>213</text:p>
          </table:table-cell>
          <table:table-cell office:value-type="float" office:value="59" table:style-name="ce23">
            <text:p><text:s text:c="3"/>59</text:p>
          </table:table-cell>
          <table:table-cell office:value-type="float" office:value="234" table:style-name="ce23">
            <text:p><text:s text:c="3"/>234</text:p>
          </table:table-cell>
          <table:table-cell office:value-type="float" office:value="53" table:style-name="ce23">
            <text:p><text:s text:c="3"/>53</text:p>
          </table:table-cell>
          <table:table-cell office:value-type="float" office:value="101" table:style-name="ce23">
            <text:p><text:s text:c="3"/>101</text:p>
          </table:table-cell>
          <table:table-cell office:value-type="float" office:value="287" table:style-name="ce23">
            <text:p><text:s text:c="3"/>287</text:p>
          </table:table-cell>
          <table:table-cell office:value-type="float" office:value="198" table:style-name="ce23">
            <text:p><text:s text:c="3"/>198</text:p>
          </table:table-cell>
          <table:table-cell office:value-type="float" office:value="77" table:style-name="ce23">
            <text:p><text:s text:c="3"/>77</text:p>
          </table:table-cell>
          <table:table-cell office:value-type="float" office:value="110" table:style-name="ce23">
            <text:p><text:s text:c="3"/>110</text:p>
          </table:table-cell>
          <table:table-cell office:value-type="float" office:value="131" table:style-name="ce23">
            <text:p><text:s text:c="3"/>131</text:p>
          </table:table-cell>
          <table:table-cell office:value-type="float" office:value="117" table:style-name="ce23">
            <text:p><text:s text:c="3"/>117</text:p>
          </table:table-cell>
          <table:table-cell office:value-type="float" office:value="1000" table:style-name="ce23">
            <text:p><text:s text:c="2"/>1 000</text:p>
          </table:table-cell>
          <table:table-cell office:value-type="float" office:value="289" table:style-name="ce23">
            <text:p><text:s text:c="3"/>289</text:p>
          </table:table-cell>
          <table:table-cell office:value-type="float" office:value="790" table:style-name="ce23">
            <text:p><text:s text:c="3"/>790</text:p>
          </table:table-cell>
          <table:table-cell office:value-type="float" office:value="64" table:style-name="ce23">
            <text:p><text:s text:c="3"/>64</text:p>
          </table:table-cell>
          <table:table-cell office:value-type="float" office:value="741" table:style-name="ce23">
            <text:p><text:s text:c="3"/>741</text:p>
          </table:table-cell>
          <table:table-cell office:value-type="float" office:value="306" table:style-name="ce23">
            <text:p><text:s text:c="3"/>306</text:p>
          </table:table-cell>
          <table:table-cell office:value-type="float" office:value="29" table:style-name="ce23">
            <text:p><text:s text:c="3"/>29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977" table:style-name="ce23">
            <text:p><text:s text:c="3"/>977</text:p>
          </table:table-cell>
          <table:table-cell office:value-type="float" office:value="28" table:style-name="ce23">
            <text:p><text:s text:c="3"/>28</text:p>
          </table:table-cell>
          <table:table-cell office:value-type="float" office:value="48" table:style-name="ce23">
            <text:p><text:s text:c="3"/>48</text:p>
          </table:table-cell>
          <table:table-cell office:value-type="float" office:value="75" table:style-name="ce23">
            <text:p><text:s text:c="3"/>75</text:p>
          </table:table-cell>
          <table:table-cell office:value-type="float" office:value="77" table:style-name="ce23">
            <text:p><text:s text:c="3"/>77</text:p>
          </table:table-cell>
          <table:table-cell office:value-type="float" office:value="794" table:style-name="ce23">
            <text:p><text:s text:c="3"/>794</text:p>
          </table:table-cell>
          <table:table-cell office:value-type="float" office:value="548" table:style-name="ce23">
            <text:p><text:s text:c="3"/>548</text:p>
          </table:table-cell>
          <table:table-cell office:value-type="float" office:value="4958" table:style-name="ce23">
            <text:p><text:s text:c="2"/>4 958</text:p>
          </table:table-cell>
          <table:table-cell office:value-type="float" office:value="37" table:style-name="ce23">
            <text:p><text:s text:c="3"/>37</text:p>
          </table:table-cell>
          <table:table-cell office:value-type="float" office:value="856" table:style-name="ce23">
            <text:p><text:s text:c="3"/>856</text:p>
          </table:table-cell>
          <table:table-cell office:value-type="float" office:value="60" table:style-name="ce23">
            <text:p><text:s text:c="3"/>60</text:p>
          </table:table-cell>
          <table:table-cell office:value-type="float" office:value="26" table:style-name="ce23">
            <text:p><text:s text:c="3"/>26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200" table:style-name="ce23">
            <text:p><text:s text:c="3"/>200</text:p>
          </table:table-cell>
          <table:table-cell office:value-type="float" office:value="41" table:style-name="ce23">
            <text:p><text:s text:c="3"/>41</text:p>
          </table:table-cell>
          <table:table-cell office:value-type="float" office:value="639" table:style-name="ce23">
            <text:p><text:s text:c="3"/>639</text:p>
          </table:table-cell>
          <table:table-cell office:value-type="float" office:value="154" table:style-name="ce23">
            <text:p><text:s text:c="3"/>154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45" table:style-name="ce23">
            <text:p><text:s text:c="3"/>45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104" table:style-name="ce23">
            <text:p><text:s text:c="3"/>10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8280" table:style-name="ce23">
            <text:p><text:s text:c="2"/>18 280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<text:s text:c="3"/>Contribuições sociais imputadas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3871" table:style-name="ce23">
            <text:p><text:s text:c="2"/>63 871</text:p>
          </table:table-cell>
          <table:table-cell office:value-type="float" office:value="2636" table:style-name="ce23">
            <text:p><text:s text:c="2"/>2 63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480" table:style-name="ce23">
            <text:p><text:s text:c="2"/>5 48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1987" table:style-name="ce23">
            <text:p><text:s text:c="2"/>71 987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6">
            <text:p>Excedente operacional bruto e rendimento misto bruto</text:p>
          </table:table-cell>
          <table:table-cell office:value-type="float" office:value="146514" table:style-name="ce23">
            <text:p><text:s text:c="2"/>146 514</text:p>
          </table:table-cell>
          <table:table-cell office:value-type="float" office:value="49563" table:style-name="ce23">
            <text:p><text:s text:c="2"/>49 563</text:p>
          </table:table-cell>
          <table:table-cell office:value-type="float" office:value="22111" table:style-name="ce23">
            <text:p><text:s text:c="2"/>22 111</text:p>
          </table:table-cell>
          <table:table-cell office:value-type="float" office:value="4730" table:style-name="ce23">
            <text:p><text:s text:c="2"/>4 730</text:p>
          </table:table-cell>
          <table:table-cell office:value-type="float" office:value="50210" table:style-name="ce23">
            <text:p><text:s text:c="2"/>50 210</text:p>
          </table:table-cell>
          <table:table-cell office:value-type="float" office:value="19249" table:style-name="ce23">
            <text:p><text:s text:c="2"/>19 249</text:p>
          </table:table-cell>
          <table:table-cell office:value-type="float" office:value="2041" table:style-name="ce23">
            <text:p><text:s text:c="2"/>2 041</text:p>
          </table:table-cell>
          <table:table-cell office:value-type="float" office:value="12887" table:style-name="ce23">
            <text:p><text:s text:c="2"/>12 887</text:p>
          </table:table-cell>
          <table:table-cell office:value-type="float" office:value="-1467" table:style-name="ce23">
            <text:p><text:s/>(-) <text:s/>1 467</text:p>
          </table:table-cell>
          <table:table-cell office:value-type="float" office:value="17679" table:style-name="ce23">
            <text:p><text:s text:c="2"/>17 679</text:p>
          </table:table-cell>
          <table:table-cell office:value-type="float" office:value="13846" table:style-name="ce23">
            <text:p><text:s text:c="2"/>13 846</text:p>
          </table:table-cell>
          <table:table-cell office:value-type="float" office:value="2778" table:style-name="ce23">
            <text:p><text:s text:c="2"/>2 778</text:p>
          </table:table-cell>
          <table:table-cell office:value-type="float" office:value="2995" table:style-name="ce23">
            <text:p><text:s text:c="2"/>2 995</text:p>
          </table:table-cell>
          <table:table-cell office:value-type="float" office:value="6643" table:style-name="ce23">
            <text:p><text:s text:c="2"/>6 643</text:p>
          </table:table-cell>
          <table:table-cell office:value-type="float" office:value="3346" table:style-name="ce23">
            <text:p><text:s text:c="2"/>3 346</text:p>
          </table:table-cell>
          <table:table-cell office:value-type="float" office:value="3712" table:style-name="ce23">
            <text:p><text:s text:c="2"/>3 712</text:p>
          </table:table-cell>
          <table:table-cell office:value-type="float" office:value="10777" table:style-name="ce23">
            <text:p><text:s text:c="2"/>10 777</text:p>
          </table:table-cell>
          <table:table-cell office:value-type="float" office:value="2485" table:style-name="ce23">
            <text:p><text:s text:c="2"/>2 485</text:p>
          </table:table-cell>
          <table:table-cell office:value-type="float" office:value="28675" table:style-name="ce23">
            <text:p><text:s text:c="2"/>28 675</text:p>
          </table:table-cell>
          <table:table-cell office:value-type="float" office:value="2231" table:style-name="ce23">
            <text:p><text:s text:c="2"/>2 231</text:p>
          </table:table-cell>
          <table:table-cell office:value-type="float" office:value="13230" table:style-name="ce23">
            <text:p><text:s text:c="2"/>13 230</text:p>
          </table:table-cell>
          <table:table-cell office:value-type="float" office:value="5183" table:style-name="ce23">
            <text:p><text:s text:c="2"/>5 183</text:p>
          </table:table-cell>
          <table:table-cell office:value-type="float" office:value="2469" table:style-name="ce23">
            <text:p><text:s text:c="2"/>2 469</text:p>
          </table:table-cell>
          <table:table-cell office:value-type="float" office:value="11449" table:style-name="ce23">
            <text:p><text:s text:c="2"/>11 449</text:p>
          </table:table-cell>
          <table:table-cell office:value-type="float" office:value="4758" table:style-name="ce23">
            <text:p><text:s text:c="2"/>4 758</text:p>
          </table:table-cell>
          <table:table-cell office:value-type="float" office:value="7039" table:style-name="ce23">
            <text:p><text:s text:c="2"/>7 039</text:p>
          </table:table-cell>
          <table:table-cell office:value-type="float" office:value="8988" table:style-name="ce23">
            <text:p><text:s text:c="2"/>8 988</text:p>
          </table:table-cell>
          <table:table-cell office:value-type="float" office:value="6353" table:style-name="ce23">
            <text:p><text:s text:c="2"/>6 353</text:p>
          </table:table-cell>
          <table:table-cell office:value-type="float" office:value="10815" table:style-name="ce23">
            <text:p><text:s text:c="2"/>10 815</text:p>
          </table:table-cell>
          <table:table-cell office:value-type="float" office:value="2831" table:style-name="ce23">
            <text:p><text:s text:c="2"/>2 831</text:p>
          </table:table-cell>
          <table:table-cell office:value-type="float" office:value="2034" table:style-name="ce23">
            <text:p><text:s text:c="2"/>2 034</text:p>
          </table:table-cell>
          <table:table-cell office:value-type="float" office:value="8546" table:style-name="ce23">
            <text:p><text:s text:c="2"/>8 546</text:p>
          </table:table-cell>
          <table:table-cell office:value-type="float" office:value="1349" table:style-name="ce23">
            <text:p><text:s text:c="2"/>1 349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1947" table:style-name="ce23">
            <text:p><text:s text:c="2"/>1 947</text:p>
          </table:table-cell>
          <table:table-cell office:value-type="float" office:value="14643" table:style-name="ce23">
            <text:p><text:s text:c="2"/>14 643</text:p>
          </table:table-cell>
          <table:table-cell office:value-type="float" office:value="9915" table:style-name="ce23">
            <text:p><text:s text:c="2"/>9 915</text:p>
          </table:table-cell>
          <table:table-cell office:value-type="float" office:value="68025" table:style-name="ce23">
            <text:p><text:s text:c="2"/>68 025</text:p>
          </table:table-cell>
          <table:table-cell office:value-type="float" office:value="20299" table:style-name="ce23">
            <text:p><text:s text:c="2"/>20 299</text:p>
          </table:table-cell>
          <table:table-cell office:value-type="float" office:value="165926" table:style-name="ce23">
            <text:p><text:s text:c="2"/>165 926</text:p>
          </table:table-cell>
          <table:table-cell office:value-type="float" office:value="40840" table:style-name="ce23">
            <text:p><text:s text:c="2"/>40 840</text:p>
          </table:table-cell>
          <table:table-cell office:value-type="float" office:value="290340" table:style-name="ce23">
            <text:p><text:s text:c="2"/>290 340</text:p>
          </table:table-cell>
          <table:table-cell office:value-type="float" office:value="66875" table:style-name="ce23">
            <text:p><text:s text:c="2"/>66 875</text:p>
          </table:table-cell>
          <table:table-cell office:value-type="float" office:value="3340" table:style-name="ce23">
            <text:p><text:s text:c="2"/>3 340</text:p>
          </table:table-cell>
          <table:table-cell office:value-type="float" office:value="-758" table:style-name="ce23">
            <text:p><text:s/>(-) <text:s text:c="2"/>758</text:p>
          </table:table-cell>
          <table:table-cell office:value-type="float" office:value="22668" table:style-name="ce23">
            <text:p><text:s text:c="2"/>22 668</text:p>
          </table:table-cell>
          <table:table-cell office:value-type="float" office:value="3197" table:style-name="ce23">
            <text:p><text:s text:c="2"/>3 197</text:p>
          </table:table-cell>
          <table:table-cell office:value-type="float" office:value="60264" table:style-name="ce23">
            <text:p><text:s text:c="2"/>60 264</text:p>
          </table:table-cell>
          <table:table-cell office:value-type="float" office:value="1524" table:style-name="ce23">
            <text:p><text:s text:c="2"/>1 524</text:p>
          </table:table-cell>
          <table:table-cell office:value-type="float" office:value="7575" table:style-name="ce23">
            <text:p><text:s text:c="2"/>7 575</text:p>
          </table:table-cell>
          <table:table-cell office:value-type="float" office:value="43380" table:style-name="ce23">
            <text:p><text:s text:c="2"/>43 380</text:p>
          </table:table-cell>
          <table:table-cell office:value-type="float" office:value="34428" table:style-name="ce23">
            <text:p><text:s text:c="2"/>34 428</text:p>
          </table:table-cell>
          <table:table-cell office:value-type="float" office:value="214756" table:style-name="ce23">
            <text:p><text:s text:c="2"/>214 756</text:p>
          </table:table-cell>
          <table:table-cell office:value-type="float" office:value="491813" table:style-name="ce23">
            <text:p><text:s text:c="2"/>491 813</text:p>
          </table:table-cell>
          <table:table-cell office:value-type="float" office:value="71058" table:style-name="ce23">
            <text:p><text:s text:c="2"/>71 058</text:p>
          </table:table-cell>
          <table:table-cell office:value-type="float" office:value="22840" table:style-name="ce23">
            <text:p><text:s text:c="2"/>22 840</text:p>
          </table:table-cell>
          <table:table-cell office:value-type="float" office:value="21856" table:style-name="ce23">
            <text:p><text:s text:c="2"/>21 856</text:p>
          </table:table-cell>
          <table:table-cell office:value-type="float" office:value="18764" table:style-name="ce23">
            <text:p><text:s text:c="2"/>18 764</text:p>
          </table:table-cell>
          <table:table-cell office:value-type="float" office:value="44318" table:style-name="ce23">
            <text:p><text:s text:c="2"/>44 318</text:p>
          </table:table-cell>
          <table:table-cell office:value-type="float" office:value="3759" table:style-name="ce23">
            <text:p><text:s text:c="2"/>3 759</text:p>
          </table:table-cell>
          <table:table-cell office:value-type="float" office:value="70971" table:style-name="ce23">
            <text:p><text:s text:c="2"/>70 971</text:p>
          </table:table-cell>
          <table:table-cell office:value-type="float" office:value="11151" table:style-name="ce23">
            <text:p><text:s text:c="2"/>11 151</text:p>
          </table:table-cell>
          <table:table-cell office:value-type="float" office:value="5870" table:style-name="ce23">
            <text:p><text:s text:c="2"/>5 870</text:p>
          </table:table-cell>
          <table:table-cell office:value-type="float" office:value="5467" table:style-name="ce23">
            <text:p><text:s text:c="2"/>5 467</text:p>
          </table:table-cell>
          <table:table-cell office:value-type="float" office:value="63339" table:style-name="ce23">
            <text:p><text:s text:c="2"/>63 339</text:p>
          </table:table-cell>
          <table:table-cell office:value-type="float" office:value="7912" table:style-name="ce23">
            <text:p><text:s text:c="2"/>7 912</text:p>
          </table:table-cell>
          <table:table-cell office:value-type="float" office:value="30470" table:style-name="ce23">
            <text:p><text:s text:c="2"/>30 47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424832" table:style-name="ce23">
            <text:p><text:s/>2 424 832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<text:s text:c="3"/>Rendimento misto bruto</text:p>
          </table:table-cell>
          <table:table-cell office:value-type="float" office:value="77633" table:style-name="ce23">
            <text:p><text:s text:c="2"/>77 633</text:p>
          </table:table-cell>
          <table:table-cell office:value-type="float" office:value="37454" table:style-name="ce23">
            <text:p><text:s text:c="2"/>37 454</text:p>
          </table:table-cell>
          <table:table-cell office:value-type="float" office:value="11309" table:style-name="ce23">
            <text:p><text:s text:c="2"/>11 309</text:p>
          </table:table-cell>
          <table:table-cell office:value-type="float" office:value="394" table:style-name="ce23">
            <text:p><text:s text:c="3"/>39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08" table:style-name="ce23">
            <text:p><text:s text:c="3"/>40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324" table:style-name="ce23">
            <text:p><text:s text:c="2"/>3 324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437" table:style-name="ce23">
            <text:p><text:s text:c="2"/>1 437</text:p>
          </table:table-cell>
          <table:table-cell office:value-type="float" office:value="5567" table:style-name="ce23">
            <text:p><text:s text:c="2"/>5 567</text:p>
          </table:table-cell>
          <table:table-cell office:value-type="float" office:value="460" table:style-name="ce23">
            <text:p><text:s text:c="3"/>460</text:p>
          </table:table-cell>
          <table:table-cell office:value-type="float" office:value="1521" table:style-name="ce23">
            <text:p><text:s text:c="2"/>1 521</text:p>
          </table:table-cell>
          <table:table-cell office:value-type="float" office:value="246" table:style-name="ce23">
            <text:p><text:s text:c="3"/>246</text:p>
          </table:table-cell>
          <table:table-cell office:value-type="float" office:value="576" table:style-name="ce23">
            <text:p><text:s text:c="3"/>57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40" table:style-name="ce23">
            <text:p><text:s text:c="3"/>54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45" table:style-name="ce23">
            <text:p><text:s text:c="3"/>245</text:p>
          </table:table-cell>
          <table:table-cell office:value-type="float" office:value="1049" table:style-name="ce23">
            <text:p><text:s text:c="2"/>1 04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11" table:style-name="ce23">
            <text:p><text:s/>(-) <text:s text:c="2"/>11</text:p>
          </table:table-cell>
          <table:table-cell office:value-type="float" office:value="2775" table:style-name="ce23">
            <text:p><text:s text:c="2"/>2 77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9" table:style-name="ce23">
            <text:p><text:s text:c="3"/>39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1373" table:style-name="ce23">
            <text:p><text:s text:c="2"/>1 373</text:p>
          </table:table-cell>
          <table:table-cell office:value-type="float" office:value="3900" table:style-name="ce23">
            <text:p><text:s text:c="2"/>3 90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755" table:style-name="ce23">
            <text:p><text:s text:c="2"/>1 755</text:p>
          </table:table-cell>
          <table:table-cell office:value-type="float" office:value="79250" table:style-name="ce23">
            <text:p><text:s text:c="2"/>79 250</text:p>
          </table:table-cell>
          <table:table-cell office:value-type="float" office:value="20491" table:style-name="ce23">
            <text:p><text:s text:c="2"/>20 491</text:p>
          </table:table-cell>
          <table:table-cell office:value-type="float" office:value="56609" table:style-name="ce23">
            <text:p><text:s text:c="2"/>56 609</text:p>
          </table:table-cell>
          <table:table-cell office:value-type="float" office:value="20784" table:style-name="ce23">
            <text:p><text:s text:c="2"/>20 784</text:p>
          </table:table-cell>
          <table:table-cell office:value-type="float" office:value="329" table:style-name="ce23">
            <text:p><text:s text:c="3"/>32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56" table:style-name="ce23">
            <text:p><text:s text:c="3"/>956</text:p>
          </table:table-cell>
          <table:table-cell office:value-type="float" office:value="955" table:style-name="ce23">
            <text:p><text:s text:c="3"/>955</text:p>
          </table:table-cell>
          <table:table-cell office:value-type="float" office:value="34486" table:style-name="ce23">
            <text:p><text:s text:c="2"/>34 486</text:p>
          </table:table-cell>
          <table:table-cell office:value-type="float" office:value="417" table:style-name="ce23">
            <text:p><text:s text:c="3"/>417</text:p>
          </table:table-cell>
          <table:table-cell office:value-type="float" office:value="748" table:style-name="ce23">
            <text:p><text:s text:c="3"/>748</text:p>
          </table:table-cell>
          <table:table-cell office:value-type="float" office:value="533" table:style-name="ce23">
            <text:p><text:s text:c="3"/>533</text:p>
          </table:table-cell>
          <table:table-cell office:value-type="float" office:value="7105" table:style-name="ce23">
            <text:p><text:s text:c="2"/>7 105</text:p>
          </table:table-cell>
          <table:table-cell office:value-type="float" office:value="2160" table:style-name="ce23">
            <text:p><text:s text:c="2"/>2 160</text:p>
          </table:table-cell>
          <table:table-cell office:value-type="float" office:value="4533" table:style-name="ce23">
            <text:p><text:s text:c="2"/>4 533</text:p>
          </table:table-cell>
          <table:table-cell office:value-type="float" office:value="28590" table:style-name="ce23">
            <text:p><text:s text:c="2"/>28 590</text:p>
          </table:table-cell>
          <table:table-cell office:value-type="float" office:value="10248" table:style-name="ce23">
            <text:p><text:s text:c="2"/>10 248</text:p>
          </table:table-cell>
          <table:table-cell office:value-type="float" office:value="5467" table:style-name="ce23">
            <text:p><text:s text:c="2"/>5 467</text:p>
          </table:table-cell>
          <table:table-cell office:value-type="float" office:value="684" table:style-name="ce23">
            <text:p><text:s text:c="3"/>684</text:p>
          </table:table-cell>
          <table:table-cell office:value-type="float" office:value="6437" table:style-name="ce23">
            <text:p><text:s text:c="2"/>6 437</text:p>
          </table:table-cell>
          <table:table-cell office:value-type="float" office:value="892" table:style-name="ce23">
            <text:p><text:s text:c="3"/>89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307" table:style-name="ce23">
            <text:p><text:s text:c="2"/>5 30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1064" table:style-name="ce23">
            <text:p><text:s text:c="2"/>31 064</text:p>
          </table:table-cell>
          <table:table-cell office:value-type="float" office:value="5252" table:style-name="ce23">
            <text:p><text:s text:c="2"/>5 252</text:p>
          </table:table-cell>
          <table:table-cell office:value-type="float" office:value="24089" table:style-name="ce23">
            <text:p><text:s text:c="2"/>24 08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99417" table:style-name="ce23">
            <text:p><text:s text:c="2"/>499 417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<text:s text:c="3"/>Excedente operacional bruto (EOB)</text:p>
          </table:table-cell>
          <table:table-cell office:value-type="float" office:value="68881" table:style-name="ce23">
            <text:p><text:s text:c="2"/>68 881</text:p>
          </table:table-cell>
          <table:table-cell office:value-type="float" office:value="12109" table:style-name="ce23">
            <text:p><text:s text:c="2"/>12 109</text:p>
          </table:table-cell>
          <table:table-cell office:value-type="float" office:value="10802" table:style-name="ce23">
            <text:p><text:s text:c="2"/>10 802</text:p>
          </table:table-cell>
          <table:table-cell office:value-type="float" office:value="4336" table:style-name="ce23">
            <text:p><text:s text:c="2"/>4 336</text:p>
          </table:table-cell>
          <table:table-cell office:value-type="float" office:value="50210" table:style-name="ce23">
            <text:p><text:s text:c="2"/>50 210</text:p>
          </table:table-cell>
          <table:table-cell office:value-type="float" office:value="19249" table:style-name="ce23">
            <text:p><text:s text:c="2"/>19 249</text:p>
          </table:table-cell>
          <table:table-cell office:value-type="float" office:value="2041" table:style-name="ce23">
            <text:p><text:s text:c="2"/>2 041</text:p>
          </table:table-cell>
          <table:table-cell office:value-type="float" office:value="12479" table:style-name="ce23">
            <text:p><text:s text:c="2"/>12 479</text:p>
          </table:table-cell>
          <table:table-cell office:value-type="float" office:value="-1467" table:style-name="ce23">
            <text:p><text:s/>(-) <text:s/>1 467</text:p>
          </table:table-cell>
          <table:table-cell office:value-type="float" office:value="14355" table:style-name="ce23">
            <text:p><text:s text:c="2"/>14 355</text:p>
          </table:table-cell>
          <table:table-cell office:value-type="float" office:value="13825" table:style-name="ce23">
            <text:p><text:s text:c="2"/>13 825</text:p>
          </table:table-cell>
          <table:table-cell office:value-type="float" office:value="2778" table:style-name="ce23">
            <text:p><text:s text:c="2"/>2 778</text:p>
          </table:table-cell>
          <table:table-cell office:value-type="float" office:value="1558" table:style-name="ce23">
            <text:p><text:s text:c="2"/>1 558</text:p>
          </table:table-cell>
          <table:table-cell office:value-type="float" office:value="1076" table:style-name="ce23">
            <text:p><text:s text:c="2"/>1 076</text:p>
          </table:table-cell>
          <table:table-cell office:value-type="float" office:value="2886" table:style-name="ce23">
            <text:p><text:s text:c="2"/>2 886</text:p>
          </table:table-cell>
          <table:table-cell office:value-type="float" office:value="2191" table:style-name="ce23">
            <text:p><text:s text:c="2"/>2 191</text:p>
          </table:table-cell>
          <table:table-cell office:value-type="float" office:value="10531" table:style-name="ce23">
            <text:p><text:s text:c="2"/>10 531</text:p>
          </table:table-cell>
          <table:table-cell office:value-type="float" office:value="1909" table:style-name="ce23">
            <text:p><text:s text:c="2"/>1 909</text:p>
          </table:table-cell>
          <table:table-cell office:value-type="float" office:value="28675" table:style-name="ce23">
            <text:p><text:s text:c="2"/>28 675</text:p>
          </table:table-cell>
          <table:table-cell office:value-type="float" office:value="2231" table:style-name="ce23">
            <text:p><text:s text:c="2"/>2 231</text:p>
          </table:table-cell>
          <table:table-cell office:value-type="float" office:value="13230" table:style-name="ce23">
            <text:p><text:s text:c="2"/>13 230</text:p>
          </table:table-cell>
          <table:table-cell office:value-type="float" office:value="5183" table:style-name="ce23">
            <text:p><text:s text:c="2"/>5 183</text:p>
          </table:table-cell>
          <table:table-cell office:value-type="float" office:value="1929" table:style-name="ce23">
            <text:p><text:s text:c="2"/>1 929</text:p>
          </table:table-cell>
          <table:table-cell office:value-type="float" office:value="11449" table:style-name="ce23">
            <text:p><text:s text:c="2"/>11 449</text:p>
          </table:table-cell>
          <table:table-cell office:value-type="float" office:value="4513" table:style-name="ce23">
            <text:p><text:s text:c="2"/>4 513</text:p>
          </table:table-cell>
          <table:table-cell office:value-type="float" office:value="5990" table:style-name="ce23">
            <text:p><text:s text:c="2"/>5 990</text:p>
          </table:table-cell>
          <table:table-cell office:value-type="float" office:value="8988" table:style-name="ce23">
            <text:p><text:s text:c="2"/>8 988</text:p>
          </table:table-cell>
          <table:table-cell office:value-type="float" office:value="6364" table:style-name="ce23">
            <text:p><text:s text:c="2"/>6 364</text:p>
          </table:table-cell>
          <table:table-cell office:value-type="float" office:value="8040" table:style-name="ce23">
            <text:p><text:s text:c="2"/>8 040</text:p>
          </table:table-cell>
          <table:table-cell office:value-type="float" office:value="2831" table:style-name="ce23">
            <text:p><text:s text:c="2"/>2 831</text:p>
          </table:table-cell>
          <table:table-cell office:value-type="float" office:value="2034" table:style-name="ce23">
            <text:p><text:s text:c="2"/>2 034</text:p>
          </table:table-cell>
          <table:table-cell office:value-type="float" office:value="8546" table:style-name="ce23">
            <text:p><text:s text:c="2"/>8 546</text:p>
          </table:table-cell>
          <table:table-cell office:value-type="float" office:value="1349" table:style-name="ce23">
            <text:p><text:s text:c="2"/>1 349</text:p>
          </table:table-cell>
          <table:table-cell office:value-type="float" office:value="-28" table:style-name="ce23">
            <text:p><text:s/>(-) <text:s text:c="2"/>28</text:p>
          </table:table-cell>
          <table:table-cell office:value-type="float" office:value="1931" table:style-name="ce23">
            <text:p><text:s text:c="2"/>1 931</text:p>
          </table:table-cell>
          <table:table-cell office:value-type="float" office:value="13270" table:style-name="ce23">
            <text:p><text:s text:c="2"/>13 270</text:p>
          </table:table-cell>
          <table:table-cell office:value-type="float" office:value="6015" table:style-name="ce23">
            <text:p><text:s text:c="2"/>6 015</text:p>
          </table:table-cell>
          <table:table-cell office:value-type="float" office:value="68025" table:style-name="ce23">
            <text:p><text:s text:c="2"/>68 025</text:p>
          </table:table-cell>
          <table:table-cell office:value-type="float" office:value="18544" table:style-name="ce23">
            <text:p><text:s text:c="2"/>18 544</text:p>
          </table:table-cell>
          <table:table-cell office:value-type="float" office:value="86676" table:style-name="ce23">
            <text:p><text:s text:c="2"/>86 676</text:p>
          </table:table-cell>
          <table:table-cell office:value-type="float" office:value="20349" table:style-name="ce23">
            <text:p><text:s text:c="2"/>20 349</text:p>
          </table:table-cell>
          <table:table-cell office:value-type="float" office:value="233731" table:style-name="ce23">
            <text:p><text:s text:c="2"/>233 731</text:p>
          </table:table-cell>
          <table:table-cell office:value-type="float" office:value="46091" table:style-name="ce23">
            <text:p><text:s text:c="2"/>46 091</text:p>
          </table:table-cell>
          <table:table-cell office:value-type="float" office:value="3011" table:style-name="ce23">
            <text:p><text:s text:c="2"/>3 011</text:p>
          </table:table-cell>
          <table:table-cell office:value-type="float" office:value="-758" table:style-name="ce23">
            <text:p><text:s/>(-) <text:s text:c="2"/>758</text:p>
          </table:table-cell>
          <table:table-cell office:value-type="float" office:value="21712" table:style-name="ce23">
            <text:p><text:s text:c="2"/>21 712</text:p>
          </table:table-cell>
          <table:table-cell office:value-type="float" office:value="2242" table:style-name="ce23">
            <text:p><text:s text:c="2"/>2 242</text:p>
          </table:table-cell>
          <table:table-cell office:value-type="float" office:value="25778" table:style-name="ce23">
            <text:p><text:s text:c="2"/>25 778</text:p>
          </table:table-cell>
          <table:table-cell office:value-type="float" office:value="1107" table:style-name="ce23">
            <text:p><text:s text:c="2"/>1 107</text:p>
          </table:table-cell>
          <table:table-cell office:value-type="float" office:value="6827" table:style-name="ce23">
            <text:p><text:s text:c="2"/>6 827</text:p>
          </table:table-cell>
          <table:table-cell office:value-type="float" office:value="42847" table:style-name="ce23">
            <text:p><text:s text:c="2"/>42 847</text:p>
          </table:table-cell>
          <table:table-cell office:value-type="float" office:value="27323" table:style-name="ce23">
            <text:p><text:s text:c="2"/>27 323</text:p>
          </table:table-cell>
          <table:table-cell office:value-type="float" office:value="212596" table:style-name="ce23">
            <text:p><text:s text:c="2"/>212 596</text:p>
          </table:table-cell>
          <table:table-cell office:value-type="float" office:value="487280" table:style-name="ce23">
            <text:p><text:s text:c="2"/>487 280</text:p>
          </table:table-cell>
          <table:table-cell office:value-type="float" office:value="42468" table:style-name="ce23">
            <text:p><text:s text:c="2"/>42 468</text:p>
          </table:table-cell>
          <table:table-cell office:value-type="float" office:value="12592" table:style-name="ce23">
            <text:p><text:s text:c="2"/>12 592</text:p>
          </table:table-cell>
          <table:table-cell office:value-type="float" office:value="16389" table:style-name="ce23">
            <text:p><text:s text:c="2"/>16 389</text:p>
          </table:table-cell>
          <table:table-cell office:value-type="float" office:value="18080" table:style-name="ce23">
            <text:p><text:s text:c="2"/>18 080</text:p>
          </table:table-cell>
          <table:table-cell office:value-type="float" office:value="37881" table:style-name="ce23">
            <text:p><text:s text:c="2"/>37 881</text:p>
          </table:table-cell>
          <table:table-cell office:value-type="float" office:value="2867" table:style-name="ce23">
            <text:p><text:s text:c="2"/>2 867</text:p>
          </table:table-cell>
          <table:table-cell office:value-type="float" office:value="70971" table:style-name="ce23">
            <text:p><text:s text:c="2"/>70 971</text:p>
          </table:table-cell>
          <table:table-cell office:value-type="float" office:value="11151" table:style-name="ce23">
            <text:p><text:s text:c="2"/>11 151</text:p>
          </table:table-cell>
          <table:table-cell office:value-type="float" office:value="563" table:style-name="ce23">
            <text:p><text:s text:c="3"/>563</text:p>
          </table:table-cell>
          <table:table-cell office:value-type="float" office:value="5467" table:style-name="ce23">
            <text:p><text:s text:c="2"/>5 467</text:p>
          </table:table-cell>
          <table:table-cell office:value-type="float" office:value="32275" table:style-name="ce23">
            <text:p><text:s text:c="2"/>32 275</text:p>
          </table:table-cell>
          <table:table-cell office:value-type="float" office:value="2660" table:style-name="ce23">
            <text:p><text:s text:c="2"/>2 660</text:p>
          </table:table-cell>
          <table:table-cell office:value-type="float" office:value="6381" table:style-name="ce23">
            <text:p><text:s text:c="2"/>6 38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925415" table:style-name="ce23">
            <text:p><text:s/>1 925 415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6">
            <text:p>Outros impostos sobre a produção</text:p>
          </table:table-cell>
          <table:table-cell office:value-type="float" office:value="1255" table:style-name="ce23">
            <text:p><text:s text:c="2"/>1 255</text:p>
          </table:table-cell>
          <table:table-cell office:value-type="float" office:value="564" table:style-name="ce23">
            <text:p><text:s text:c="3"/>564</text:p>
          </table:table-cell>
          <table:table-cell office:value-type="float" office:value="123" table:style-name="ce23">
            <text:p><text:s text:c="3"/>123</text:p>
          </table:table-cell>
          <table:table-cell office:value-type="float" office:value="177" table:style-name="ce23">
            <text:p><text:s text:c="3"/>177</text:p>
          </table:table-cell>
          <table:table-cell office:value-type="float" office:value="1210" table:style-name="ce23">
            <text:p><text:s text:c="2"/>1 210</text:p>
          </table:table-cell>
          <table:table-cell office:value-type="float" office:value="354" table:style-name="ce23">
            <text:p><text:s text:c="3"/>354</text:p>
          </table:table-cell>
          <table:table-cell office:value-type="float" office:value="138" table:style-name="ce23">
            <text:p><text:s text:c="3"/>138</text:p>
          </table:table-cell>
          <table:table-cell office:value-type="float" office:value="1875" table:style-name="ce23">
            <text:p><text:s text:c="2"/>1 875</text:p>
          </table:table-cell>
          <table:table-cell office:value-type="float" office:value="604" table:style-name="ce23">
            <text:p><text:s text:c="3"/>604</text:p>
          </table:table-cell>
          <table:table-cell office:value-type="float" office:value="2126" table:style-name="ce23">
            <text:p><text:s text:c="2"/>2 126</text:p>
          </table:table-cell>
          <table:table-cell office:value-type="float" office:value="717" table:style-name="ce23">
            <text:p><text:s text:c="3"/>717</text:p>
          </table:table-cell>
          <table:table-cell office:value-type="float" office:value="101" table:style-name="ce23">
            <text:p><text:s text:c="3"/>101</text:p>
          </table:table-cell>
          <table:table-cell office:value-type="float" office:value="419" table:style-name="ce23">
            <text:p><text:s text:c="3"/>419</text:p>
          </table:table-cell>
          <table:table-cell office:value-type="float" office:value="583" table:style-name="ce23">
            <text:p><text:s text:c="3"/>583</text:p>
          </table:table-cell>
          <table:table-cell office:value-type="float" office:value="409" table:style-name="ce23">
            <text:p><text:s text:c="3"/>409</text:p>
          </table:table-cell>
          <table:table-cell office:value-type="float" office:value="264" table:style-name="ce23">
            <text:p><text:s text:c="3"/>264</text:p>
          </table:table-cell>
          <table:table-cell office:value-type="float" office:value="645" table:style-name="ce23">
            <text:p><text:s text:c="3"/>645</text:p>
          </table:table-cell>
          <table:table-cell office:value-type="float" office:value="234" table:style-name="ce23">
            <text:p><text:s text:c="3"/>234</text:p>
          </table:table-cell>
          <table:table-cell office:value-type="float" office:value="1007" table:style-name="ce23">
            <text:p><text:s text:c="2"/>1 007</text:p>
          </table:table-cell>
          <table:table-cell office:value-type="float" office:value="372" table:style-name="ce23">
            <text:p><text:s text:c="3"/>372</text:p>
          </table:table-cell>
          <table:table-cell office:value-type="float" office:value="969" table:style-name="ce23">
            <text:p><text:s text:c="3"/>969</text:p>
          </table:table-cell>
          <table:table-cell office:value-type="float" office:value="570" table:style-name="ce23">
            <text:p><text:s text:c="3"/>570</text:p>
          </table:table-cell>
          <table:table-cell office:value-type="float" office:value="339" table:style-name="ce23">
            <text:p><text:s text:c="3"/>339</text:p>
          </table:table-cell>
          <table:table-cell office:value-type="float" office:value="514" table:style-name="ce23">
            <text:p><text:s text:c="3"/>514</text:p>
          </table:table-cell>
          <table:table-cell office:value-type="float" office:value="945" table:style-name="ce23">
            <text:p><text:s text:c="3"/>945</text:p>
          </table:table-cell>
          <table:table-cell office:value-type="float" office:value="855" table:style-name="ce23">
            <text:p><text:s text:c="3"/>855</text:p>
          </table:table-cell>
          <table:table-cell office:value-type="float" office:value="766" table:style-name="ce23">
            <text:p><text:s text:c="3"/>766</text:p>
          </table:table-cell>
          <table:table-cell office:value-type="float" office:value="405" table:style-name="ce23">
            <text:p><text:s text:c="3"/>405</text:p>
          </table:table-cell>
          <table:table-cell office:value-type="float" office:value="926" table:style-name="ce23">
            <text:p><text:s text:c="3"/>926</text:p>
          </table:table-cell>
          <table:table-cell office:value-type="float" office:value="768" table:style-name="ce23">
            <text:p><text:s text:c="3"/>768</text:p>
          </table:table-cell>
          <table:table-cell office:value-type="float" office:value="671" table:style-name="ce23">
            <text:p><text:s text:c="3"/>671</text:p>
          </table:table-cell>
          <table:table-cell office:value-type="float" office:value="1215" table:style-name="ce23">
            <text:p><text:s text:c="2"/>1 215</text:p>
          </table:table-cell>
          <table:table-cell office:value-type="float" office:value="1160" table:style-name="ce23">
            <text:p><text:s text:c="2"/>1 160</text:p>
          </table:table-cell>
          <table:table-cell office:value-type="float" office:value="775" table:style-name="ce23">
            <text:p><text:s text:c="3"/>775</text:p>
          </table:table-cell>
          <table:table-cell office:value-type="float" office:value="474" table:style-name="ce23">
            <text:p><text:s text:c="3"/>474</text:p>
          </table:table-cell>
          <table:table-cell office:value-type="float" office:value="643" table:style-name="ce23">
            <text:p><text:s text:c="3"/>643</text:p>
          </table:table-cell>
          <table:table-cell office:value-type="float" office:value="387" table:style-name="ce23">
            <text:p><text:s text:c="3"/>387</text:p>
          </table:table-cell>
          <table:table-cell office:value-type="float" office:value="2114" table:style-name="ce23">
            <text:p><text:s text:c="2"/>2 114</text:p>
          </table:table-cell>
          <table:table-cell office:value-type="float" office:value="656" table:style-name="ce23">
            <text:p><text:s text:c="3"/>656</text:p>
          </table:table-cell>
          <table:table-cell office:value-type="float" office:value="4023" table:style-name="ce23">
            <text:p><text:s text:c="2"/>4 023</text:p>
          </table:table-cell>
          <table:table-cell office:value-type="float" office:value="1271" table:style-name="ce23">
            <text:p><text:s text:c="2"/>1 271</text:p>
          </table:table-cell>
          <table:table-cell office:value-type="float" office:value="10006" table:style-name="ce23">
            <text:p><text:s text:c="2"/>10 006</text:p>
          </table:table-cell>
          <table:table-cell office:value-type="float" office:value="2944" table:style-name="ce23">
            <text:p><text:s text:c="2"/>2 944</text:p>
          </table:table-cell>
          <table:table-cell office:value-type="float" office:value="370" table:style-name="ce23">
            <text:p><text:s text:c="3"/>370</text:p>
          </table:table-cell>
          <table:table-cell office:value-type="float" office:value="574" table:style-name="ce23">
            <text:p><text:s text:c="3"/>574</text:p>
          </table:table-cell>
          <table:table-cell office:value-type="float" office:value="1611" table:style-name="ce23">
            <text:p><text:s text:c="2"/>1 611</text:p>
          </table:table-cell>
          <table:table-cell office:value-type="float" office:value="323" table:style-name="ce23">
            <text:p><text:s text:c="3"/>323</text:p>
          </table:table-cell>
          <table:table-cell office:value-type="float" office:value="1374" table:style-name="ce23">
            <text:p><text:s text:c="2"/>1 374</text:p>
          </table:table-cell>
          <table:table-cell office:value-type="float" office:value="237" table:style-name="ce23">
            <text:p><text:s text:c="3"/>237</text:p>
          </table:table-cell>
          <table:table-cell office:value-type="float" office:value="1273" table:style-name="ce23">
            <text:p><text:s text:c="2"/>1 273</text:p>
          </table:table-cell>
          <table:table-cell office:value-type="float" office:value="4701" table:style-name="ce23">
            <text:p><text:s text:c="2"/>4 701</text:p>
          </table:table-cell>
          <table:table-cell office:value-type="float" office:value="1570" table:style-name="ce23">
            <text:p><text:s text:c="2"/>1 570</text:p>
          </table:table-cell>
          <table:table-cell office:value-type="float" office:value="7277" table:style-name="ce23">
            <text:p><text:s text:c="2"/>7 277</text:p>
          </table:table-cell>
          <table:table-cell office:value-type="float" office:value="358" table:style-name="ce23">
            <text:p><text:s text:c="3"/>358</text:p>
          </table:table-cell>
          <table:table-cell office:value-type="float" office:value="2003" table:style-name="ce23">
            <text:p><text:s text:c="2"/>2 003</text:p>
          </table:table-cell>
          <table:table-cell office:value-type="float" office:value="712" table:style-name="ce23">
            <text:p><text:s text:c="3"/>712</text:p>
          </table:table-cell>
          <table:table-cell office:value-type="float" office:value="383" table:style-name="ce23">
            <text:p><text:s text:c="3"/>383</text:p>
          </table:table-cell>
          <table:table-cell office:value-type="float" office:value="454" table:style-name="ce23">
            <text:p><text:s text:c="3"/>454</text:p>
          </table:table-cell>
          <table:table-cell office:value-type="float" office:value="2724" table:style-name="ce23">
            <text:p><text:s text:c="2"/>2 724</text:p>
          </table:table-cell>
          <table:table-cell office:value-type="float" office:value="872" table:style-name="ce23">
            <text:p><text:s text:c="3"/>872</text:p>
          </table:table-cell>
          <table:table-cell office:value-type="float" office:value="136" table:style-name="ce23">
            <text:p><text:s text:c="3"/>136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2064" table:style-name="ce23">
            <text:p><text:s text:c="2"/>2 064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209" table:style-name="ce23">
            <text:p><text:s text:c="2"/>2 209</text:p>
          </table:table-cell>
          <table:table-cell office:value-type="float" office:value="250" table:style-name="ce23">
            <text:p><text:s text:c="3"/>250</text:p>
          </table:table-cell>
          <table:table-cell office:value-type="float" office:value="1048" table:style-name="ce23">
            <text:p><text:s text:c="2"/>1 04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9101" table:style-name="ce23">
            <text:p><text:s text:c="2"/>79 101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Outros subsídios à produção</text:p>
          </table:table-cell>
          <table:table-cell office:value-type="float" office:value="-10763" table:style-name="ce23">
            <text:p><text:s/>(-) <text:s/>10 763</text:p>
          </table:table-cell>
          <table:table-cell office:value-type="float" office:value="-168" table:style-name="ce23">
            <text:p><text:s/>(-) <text:s text:c="2"/>168</text:p>
          </table:table-cell>
          <table:table-cell office:value-type="float" office:value="-42" table:style-name="ce23">
            <text:p><text:s/>(-) <text:s text:c="2"/>42</text:p>
          </table:table-cell>
          <table:table-cell office:value-type="float" office:value="-91" table:style-name="ce23">
            <text:p><text:s/>(-) <text:s text:c="2"/>9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36" table:style-name="ce23">
            <text:p><text:s/>(-) <text:s text:c="2"/>3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121" table:style-name="ce23">
            <text:p><text:s/>(-) <text:s text:c="2"/>121</text:p>
          </table:table-cell>
          <table:table-cell office:value-type="float" office:value="-169" table:style-name="ce23">
            <text:p><text:s/>(-) <text:s text:c="2"/>169</text:p>
          </table:table-cell>
          <table:table-cell office:value-type="float" office:value="-157" table:style-name="ce23">
            <text:p><text:s/>(-) <text:s text:c="2"/>157</text:p>
          </table:table-cell>
          <table:table-cell office:value-type="float" office:value="-47" table:style-name="ce23">
            <text:p><text:s/>(-) <text:s text:c="2"/>4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31" table:style-name="ce23">
            <text:p><text:s/>(-) <text:s text:c="2"/>3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46" table:style-name="ce23">
            <text:p><text:s/>(-) <text:s text:c="2"/>46</text:p>
          </table:table-cell>
          <table:table-cell office:value-type="float" office:value="-118" table:style-name="ce23">
            <text:p><text:s/>(-) <text:s text:c="2"/>11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223" table:style-name="ce23">
            <text:p><text:s/>(-) <text:s text:c="2"/>223</text:p>
          </table:table-cell>
          <table:table-cell office:value-type="float" office:value="-198" table:style-name="ce23">
            <text:p><text:s/>(-) <text:s text:c="2"/>198</text:p>
          </table:table-cell>
          <table:table-cell office:value-type="float" office:value="-45" table:style-name="ce23">
            <text:p><text:s/>(-) <text:s text:c="2"/>4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31" table:style-name="ce23">
            <text:p><text:s/>(-) <text:s text:c="2"/>31</text:p>
          </table:table-cell>
          <table:table-cell office:value-type="float" office:value="-178" table:style-name="ce23">
            <text:p><text:s/>(-) <text:s text:c="2"/>178</text:p>
          </table:table-cell>
          <table:table-cell office:value-type="float" office:value="-147" table:style-name="ce23">
            <text:p><text:s/>(-) <text:s text:c="2"/>147</text:p>
          </table:table-cell>
          <table:table-cell office:value-type="float" office:value="-80" table:style-name="ce23">
            <text:p><text:s/>(-) <text:s text:c="2"/>80</text:p>
          </table:table-cell>
          <table:table-cell office:value-type="float" office:value="-41" table:style-name="ce23">
            <text:p><text:s/>(-) <text:s text:c="2"/>41</text:p>
          </table:table-cell>
          <table:table-cell office:value-type="float" office:value="-98" table:style-name="ce23">
            <text:p><text:s/>(-) <text:s text:c="2"/>9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110" table:style-name="ce23">
            <text:p><text:s/>(-) <text:s text:c="2"/>110</text:p>
          </table:table-cell>
          <table:table-cell office:value-type="float" office:value="-289" table:style-name="ce23">
            <text:p><text:s/>(-) <text:s text:c="2"/>289</text:p>
          </table:table-cell>
          <table:table-cell office:value-type="float" office:value="-326" table:style-name="ce23">
            <text:p><text:s/>(-) <text:s text:c="2"/>326</text:p>
          </table:table-cell>
          <table:table-cell office:value-type="float" office:value="-266" table:style-name="ce23">
            <text:p><text:s/>(-) <text:s text:c="2"/>266</text:p>
          </table:table-cell>
          <table:table-cell office:value-type="float" office:value="-74" table:style-name="ce23">
            <text:p><text:s/>(-) <text:s text:c="2"/>74</text:p>
          </table:table-cell>
          <table:table-cell office:value-type="float" office:value="-42" table:style-name="ce23">
            <text:p><text:s/>(-) <text:s text:c="2"/>4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807" table:style-name="ce23">
            <text:p><text:s/>(-) <text:s text:c="2"/>807</text:p>
          </table:table-cell>
          <table:table-cell office:value-type="float" office:value="-46" table:style-name="ce23">
            <text:p><text:s/>(-) <text:s text:c="2"/>46</text:p>
          </table:table-cell>
          <table:table-cell office:value-type="float" office:value="-540" table:style-name="ce23">
            <text:p><text:s/>(-) <text:s text:c="2"/>540</text:p>
          </table:table-cell>
          <table:table-cell office:value-type="float" office:value="-42" table:style-name="ce23">
            <text:p><text:s/>(-) <text:s text:c="2"/>42</text:p>
          </table:table-cell>
          <table:table-cell office:value-type="float" office:value="-1375" table:style-name="ce23">
            <text:p><text:s/>(-) <text:s/>1 375</text:p>
          </table:table-cell>
          <table:table-cell office:value-type="float" office:value="-2421" table:style-name="ce23">
            <text:p><text:s/>(-) <text:s/>2 42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37" table:style-name="ce23">
            <text:p><text:s/>(-) <text:s text:c="2"/>37</text:p>
          </table:table-cell>
          <table:table-cell office:value-type="float" office:value="-72" table:style-name="ce23">
            <text:p><text:s/>(-) <text:s text:c="2"/>7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95" table:style-name="ce23">
            <text:p><text:s/>(-) <text:s text:c="2"/>9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642" table:style-name="ce23">
            <text:p><text:s/>(-) <text:s text:c="2"/>64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230" table:style-name="ce23">
            <text:p><text:s/>(-) <text:s text:c="2"/>230</text:p>
          </table:table-cell>
          <table:table-cell office:value-type="float" office:value="-72" table:style-name="ce23">
            <text:p><text:s/>(-) <text:s text:c="2"/>7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36" table:style-name="ce23">
            <text:p><text:s/>(-) <text:s text:c="2"/>3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20352" table:style-name="ce23">
            <text:p><text:s/>(-) <text:s/>20 352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Valor da produção</text:p>
          </table:table-cell>
          <table:table-cell office:value-type="float" office:value="309301" table:style-name="ce23">
            <text:p><text:s text:c="2"/>309 301</text:p>
          </table:table-cell>
          <table:table-cell office:value-type="float" office:value="137018" table:style-name="ce23">
            <text:p><text:s text:c="2"/>137 018</text:p>
          </table:table-cell>
          <table:table-cell office:value-type="float" office:value="32411" table:style-name="ce23">
            <text:p><text:s text:c="2"/>32 411</text:p>
          </table:table-cell>
          <table:table-cell office:value-type="float" office:value="19733" table:style-name="ce23">
            <text:p><text:s text:c="2"/>19 733</text:p>
          </table:table-cell>
          <table:table-cell office:value-type="float" office:value="171984" table:style-name="ce23">
            <text:p><text:s text:c="2"/>171 984</text:p>
          </table:table-cell>
          <table:table-cell office:value-type="float" office:value="52753" table:style-name="ce23">
            <text:p><text:s text:c="2"/>52 753</text:p>
          </table:table-cell>
          <table:table-cell office:value-type="float" office:value="16103" table:style-name="ce23">
            <text:p><text:s text:c="2"/>16 103</text:p>
          </table:table-cell>
          <table:table-cell office:value-type="float" office:value="255198" table:style-name="ce23">
            <text:p><text:s text:c="2"/>255 198</text:p>
          </table:table-cell>
          <table:table-cell office:value-type="float" office:value="48066" table:style-name="ce23">
            <text:p><text:s text:c="2"/>48 066</text:p>
          </table:table-cell>
          <table:table-cell office:value-type="float" office:value="253228" table:style-name="ce23">
            <text:p><text:s text:c="2"/>253 228</text:p>
          </table:table-cell>
          <table:table-cell office:value-type="float" office:value="76444" table:style-name="ce23">
            <text:p><text:s text:c="2"/>76 444</text:p>
          </table:table-cell>
          <table:table-cell office:value-type="float" office:value="15084" table:style-name="ce23">
            <text:p><text:s text:c="2"/>15 084</text:p>
          </table:table-cell>
          <table:table-cell office:value-type="float" office:value="46430" table:style-name="ce23">
            <text:p><text:s text:c="2"/>46 430</text:p>
          </table:table-cell>
          <table:table-cell office:value-type="float" office:value="61302" table:style-name="ce23">
            <text:p><text:s text:c="2"/>61 302</text:p>
          </table:table-cell>
          <table:table-cell office:value-type="float" office:value="40232" table:style-name="ce23">
            <text:p><text:s text:c="2"/>40 232</text:p>
          </table:table-cell>
          <table:table-cell office:value-type="float" office:value="26588" table:style-name="ce23">
            <text:p><text:s text:c="2"/>26 588</text:p>
          </table:table-cell>
          <table:table-cell office:value-type="float" office:value="80337" table:style-name="ce23">
            <text:p><text:s text:c="2"/>80 337</text:p>
          </table:table-cell>
          <table:table-cell office:value-type="float" office:value="19473" table:style-name="ce23">
            <text:p><text:s text:c="2"/>19 473</text:p>
          </table:table-cell>
          <table:table-cell office:value-type="float" office:value="373349" table:style-name="ce23">
            <text:p><text:s text:c="2"/>373 349</text:p>
          </table:table-cell>
          <table:table-cell office:value-type="float" office:value="42841" table:style-name="ce23">
            <text:p><text:s text:c="2"/>42 841</text:p>
          </table:table-cell>
          <table:table-cell office:value-type="float" office:value="145533" table:style-name="ce23">
            <text:p><text:s text:c="2"/>145 533</text:p>
          </table:table-cell>
          <table:table-cell office:value-type="float" office:value="74484" table:style-name="ce23">
            <text:p><text:s text:c="2"/>74 484</text:p>
          </table:table-cell>
          <table:table-cell office:value-type="float" office:value="40475" table:style-name="ce23">
            <text:p><text:s text:c="2"/>40 475</text:p>
          </table:table-cell>
          <table:table-cell office:value-type="float" office:value="57972" table:style-name="ce23">
            <text:p><text:s text:c="2"/>57 972</text:p>
          </table:table-cell>
          <table:table-cell office:value-type="float" office:value="101171" table:style-name="ce23">
            <text:p><text:s text:c="2"/>101 171</text:p>
          </table:table-cell>
          <table:table-cell office:value-type="float" office:value="89569" table:style-name="ce23">
            <text:p><text:s text:c="2"/>89 569</text:p>
          </table:table-cell>
          <table:table-cell office:value-type="float" office:value="101592" table:style-name="ce23">
            <text:p><text:s text:c="2"/>101 592</text:p>
          </table:table-cell>
          <table:table-cell office:value-type="float" office:value="57162" table:style-name="ce23">
            <text:p><text:s text:c="2"/>57 162</text:p>
          </table:table-cell>
          <table:table-cell office:value-type="float" office:value="91269" table:style-name="ce23">
            <text:p><text:s text:c="2"/>91 269</text:p>
          </table:table-cell>
          <table:table-cell office:value-type="float" office:value="85209" table:style-name="ce23">
            <text:p><text:s text:c="2"/>85 209</text:p>
          </table:table-cell>
          <table:table-cell office:value-type="float" office:value="71998" table:style-name="ce23">
            <text:p><text:s text:c="2"/>71 998</text:p>
          </table:table-cell>
          <table:table-cell office:value-type="float" office:value="120638" table:style-name="ce23">
            <text:p><text:s text:c="2"/>120 638</text:p>
          </table:table-cell>
          <table:table-cell office:value-type="float" office:value="146446" table:style-name="ce23">
            <text:p><text:s text:c="2"/>146 446</text:p>
          </table:table-cell>
          <table:table-cell office:value-type="float" office:value="70497" table:style-name="ce23">
            <text:p><text:s text:c="2"/>70 497</text:p>
          </table:table-cell>
          <table:table-cell office:value-type="float" office:value="51015" table:style-name="ce23">
            <text:p><text:s text:c="2"/>51 015</text:p>
          </table:table-cell>
          <table:table-cell office:value-type="float" office:value="70398" table:style-name="ce23">
            <text:p><text:s text:c="2"/>70 398</text:p>
          </table:table-cell>
          <table:table-cell office:value-type="float" office:value="62460" table:style-name="ce23">
            <text:p><text:s text:c="2"/>62 460</text:p>
          </table:table-cell>
          <table:table-cell office:value-type="float" office:value="260753" table:style-name="ce23">
            <text:p><text:s text:c="2"/>260 753</text:p>
          </table:table-cell>
          <table:table-cell office:value-type="float" office:value="62845" table:style-name="ce23">
            <text:p><text:s text:c="2"/>62 845</text:p>
          </table:table-cell>
          <table:table-cell office:value-type="float" office:value="632308" table:style-name="ce23">
            <text:p><text:s text:c="2"/>632 308</text:p>
          </table:table-cell>
          <table:table-cell office:value-type="float" office:value="146401" table:style-name="ce23">
            <text:p><text:s text:c="2"/>146 401</text:p>
          </table:table-cell>
          <table:table-cell office:value-type="float" office:value="954362" table:style-name="ce23">
            <text:p><text:s text:c="2"/>954 362</text:p>
          </table:table-cell>
          <table:table-cell office:value-type="float" office:value="332855" table:style-name="ce23">
            <text:p><text:s text:c="2"/>332 855</text:p>
          </table:table-cell>
          <table:table-cell office:value-type="float" office:value="20080" table:style-name="ce23">
            <text:p><text:s text:c="2"/>20 080</text:p>
          </table:table-cell>
          <table:table-cell office:value-type="float" office:value="37338" table:style-name="ce23">
            <text:p><text:s text:c="2"/>37 338</text:p>
          </table:table-cell>
          <table:table-cell office:value-type="float" office:value="115144" table:style-name="ce23">
            <text:p><text:s text:c="2"/>115 144</text:p>
          </table:table-cell>
          <table:table-cell office:value-type="float" office:value="23990" table:style-name="ce23">
            <text:p><text:s text:c="2"/>23 990</text:p>
          </table:table-cell>
          <table:table-cell office:value-type="float" office:value="223426" table:style-name="ce23">
            <text:p><text:s text:c="2"/>223 426</text:p>
          </table:table-cell>
          <table:table-cell office:value-type="float" office:value="20486" table:style-name="ce23">
            <text:p><text:s text:c="2"/>20 486</text:p>
          </table:table-cell>
          <table:table-cell office:value-type="float" office:value="43404" table:style-name="ce23">
            <text:p><text:s text:c="2"/>43 404</text:p>
          </table:table-cell>
          <table:table-cell office:value-type="float" office:value="161039" table:style-name="ce23">
            <text:p><text:s text:c="2"/>161 039</text:p>
          </table:table-cell>
          <table:table-cell office:value-type="float" office:value="125537" table:style-name="ce23">
            <text:p><text:s text:c="2"/>125 537</text:p>
          </table:table-cell>
          <table:table-cell office:value-type="float" office:value="574611" table:style-name="ce23">
            <text:p><text:s text:c="2"/>574 611</text:p>
          </table:table-cell>
          <table:table-cell office:value-type="float" office:value="545929" table:style-name="ce23">
            <text:p><text:s text:c="2"/>545 929</text:p>
          </table:table-cell>
          <table:table-cell office:value-type="float" office:value="187868" table:style-name="ce23">
            <text:p><text:s text:c="2"/>187 868</text:p>
          </table:table-cell>
          <table:table-cell office:value-type="float" office:value="70844" table:style-name="ce23">
            <text:p><text:s text:c="2"/>70 844</text:p>
          </table:table-cell>
          <table:table-cell office:value-type="float" office:value="94350" table:style-name="ce23">
            <text:p><text:s text:c="2"/>94 350</text:p>
          </table:table-cell>
          <table:table-cell office:value-type="float" office:value="45657" table:style-name="ce23">
            <text:p><text:s text:c="2"/>45 657</text:p>
          </table:table-cell>
          <table:table-cell office:value-type="float" office:value="208430" table:style-name="ce23">
            <text:p><text:s text:c="2"/>208 430</text:p>
          </table:table-cell>
          <table:table-cell office:value-type="float" office:value="39955" table:style-name="ce23">
            <text:p><text:s text:c="2"/>39 955</text:p>
          </table:table-cell>
          <table:table-cell office:value-type="float" office:value="719620" table:style-name="ce23">
            <text:p><text:s text:c="2"/>719 620</text:p>
          </table:table-cell>
          <table:table-cell office:value-type="float" office:value="309034" table:style-name="ce23">
            <text:p><text:s text:c="2"/>309 034</text:p>
          </table:table-cell>
          <table:table-cell office:value-type="float" office:value="110787" table:style-name="ce23">
            <text:p><text:s text:c="2"/>110 787</text:p>
          </table:table-cell>
          <table:table-cell office:value-type="float" office:value="179155" table:style-name="ce23">
            <text:p><text:s text:c="2"/>179 155</text:p>
          </table:table-cell>
          <table:table-cell office:value-type="float" office:value="222681" table:style-name="ce23">
            <text:p><text:s text:c="2"/>222 681</text:p>
          </table:table-cell>
          <table:table-cell office:value-type="float" office:value="34631" table:style-name="ce23">
            <text:p><text:s text:c="2"/>34 631</text:p>
          </table:table-cell>
          <table:table-cell office:value-type="float" office:value="145590" table:style-name="ce23">
            <text:p><text:s text:c="2"/>145 590</text:p>
          </table:table-cell>
          <table:table-cell office:value-type="float" office:value="61996" table:style-name="ce23">
            <text:p><text:s text:c="2"/>61 996</text:p>
          </table:table-cell>
          <table:table-cell office:value-type="float" office:value="10226869" table:style-name="ce23">
            <text:p><text:s/>10 226 869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6">
            <text:p>Fator trabalho (ocupações)</text:p>
          </table:table-cell>
          <table:table-cell office:value-type="float" office:value="5972110" table:style-name="ce23">
            <text:p><text:s/>5 972 110</text:p>
          </table:table-cell>
          <table:table-cell office:value-type="float" office:value="6200828" table:style-name="ce23">
            <text:p><text:s/>6 200 828</text:p>
          </table:table-cell>
          <table:table-cell office:value-type="float" office:value="964588" table:style-name="ce23">
            <text:p><text:s text:c="2"/>964 588</text:p>
          </table:table-cell>
          <table:table-cell office:value-type="float" office:value="134859" table:style-name="ce23">
            <text:p><text:s text:c="2"/>134 859</text:p>
          </table:table-cell>
          <table:table-cell office:value-type="float" office:value="68449" table:style-name="ce23">
            <text:p><text:s text:c="2"/>68 449</text:p>
          </table:table-cell>
          <table:table-cell office:value-type="float" office:value="50343" table:style-name="ce23">
            <text:p><text:s text:c="2"/>50 343</text:p>
          </table:table-cell>
          <table:table-cell office:value-type="float" office:value="33905" table:style-name="ce23">
            <text:p><text:s text:c="2"/>33 905</text:p>
          </table:table-cell>
          <table:table-cell office:value-type="float" office:value="736988" table:style-name="ce23">
            <text:p><text:s text:c="2"/>736 988</text:p>
          </table:table-cell>
          <table:table-cell office:value-type="float" office:value="181114" table:style-name="ce23">
            <text:p><text:s text:c="2"/>181 114</text:p>
          </table:table-cell>
          <table:table-cell office:value-type="float" office:value="1236883" table:style-name="ce23">
            <text:p><text:s/>1 236 883</text:p>
          </table:table-cell>
          <table:table-cell office:value-type="float" office:value="192632" table:style-name="ce23">
            <text:p><text:s text:c="2"/>192 632</text:p>
          </table:table-cell>
          <table:table-cell office:value-type="float" office:value="18171" table:style-name="ce23">
            <text:p><text:s text:c="2"/>18 171</text:p>
          </table:table-cell>
          <table:table-cell office:value-type="float" office:value="619475" table:style-name="ce23">
            <text:p><text:s text:c="2"/>619 475</text:p>
          </table:table-cell>
          <table:table-cell office:value-type="float" office:value="1695059" table:style-name="ce23">
            <text:p><text:s/>1 695 059</text:p>
          </table:table-cell>
          <table:table-cell office:value-type="float" office:value="488656" table:style-name="ce23">
            <text:p><text:s text:c="2"/>488 656</text:p>
          </table:table-cell>
          <table:table-cell office:value-type="float" office:value="381692" table:style-name="ce23">
            <text:p><text:s text:c="2"/>381 692</text:p>
          </table:table-cell>
          <table:table-cell office:value-type="float" office:value="201698" table:style-name="ce23">
            <text:p><text:s text:c="2"/>201 698</text:p>
          </table:table-cell>
          <table:table-cell office:value-type="float" office:value="199031" table:style-name="ce23">
            <text:p><text:s text:c="2"/>199 031</text:p>
          </table:table-cell>
          <table:table-cell office:value-type="float" office:value="23131" table:style-name="ce23">
            <text:p><text:s text:c="2"/>23 131</text:p>
          </table:table-cell>
          <table:table-cell office:value-type="float" office:value="107197" table:style-name="ce23">
            <text:p><text:s text:c="2"/>107 197</text:p>
          </table:table-cell>
          <table:table-cell office:value-type="float" office:value="101155" table:style-name="ce23">
            <text:p><text:s text:c="2"/>101 155</text:p>
          </table:table-cell>
          <table:table-cell office:value-type="float" office:value="95169" table:style-name="ce23">
            <text:p><text:s text:c="2"/>95 169</text:p>
          </table:table-cell>
          <table:table-cell office:value-type="float" office:value="140031" table:style-name="ce23">
            <text:p><text:s text:c="2"/>140 031</text:p>
          </table:table-cell>
          <table:table-cell office:value-type="float" office:value="102511" table:style-name="ce23">
            <text:p><text:s text:c="2"/>102 511</text:p>
          </table:table-cell>
          <table:table-cell office:value-type="float" office:value="445991" table:style-name="ce23">
            <text:p><text:s text:c="2"/>445 991</text:p>
          </table:table-cell>
          <table:table-cell office:value-type="float" office:value="654035" table:style-name="ce23">
            <text:p><text:s text:c="2"/>654 035</text:p>
          </table:table-cell>
          <table:table-cell office:value-type="float" office:value="123856" table:style-name="ce23">
            <text:p><text:s text:c="2"/>123 856</text:p>
          </table:table-cell>
          <table:table-cell office:value-type="float" office:value="100824" table:style-name="ce23">
            <text:p><text:s text:c="2"/>100 824</text:p>
          </table:table-cell>
          <table:table-cell office:value-type="float" office:value="724817" table:style-name="ce23">
            <text:p><text:s text:c="2"/>724 817</text:p>
          </table:table-cell>
          <table:table-cell office:value-type="float" office:value="144018" table:style-name="ce23">
            <text:p><text:s text:c="2"/>144 018</text:p>
          </table:table-cell>
          <table:table-cell office:value-type="float" office:value="222892" table:style-name="ce23">
            <text:p><text:s text:c="2"/>222 892</text:p>
          </table:table-cell>
          <table:table-cell office:value-type="float" office:value="410002" table:style-name="ce23">
            <text:p><text:s text:c="2"/>410 002</text:p>
          </table:table-cell>
          <table:table-cell office:value-type="float" office:value="170072" table:style-name="ce23">
            <text:p><text:s text:c="2"/>170 072</text:p>
          </table:table-cell>
          <table:table-cell office:value-type="float" office:value="287368" table:style-name="ce23">
            <text:p><text:s text:c="2"/>287 368</text:p>
          </table:table-cell>
          <table:table-cell office:value-type="float" office:value="114099" table:style-name="ce23">
            <text:p><text:s text:c="2"/>114 099</text:p>
          </table:table-cell>
          <table:table-cell office:value-type="float" office:value="785915" table:style-name="ce23">
            <text:p><text:s text:c="2"/>785 915</text:p>
          </table:table-cell>
          <table:table-cell office:value-type="float" office:value="509033" table:style-name="ce23">
            <text:p><text:s text:c="2"/>509 033</text:p>
          </table:table-cell>
          <table:table-cell office:value-type="float" office:value="153226" table:style-name="ce23">
            <text:p><text:s text:c="2"/>153 226</text:p>
          </table:table-cell>
          <table:table-cell office:value-type="float" office:value="524195" table:style-name="ce23">
            <text:p><text:s text:c="2"/>524 195</text:p>
          </table:table-cell>
          <table:table-cell office:value-type="float" office:value="8639884" table:style-name="ce23">
            <text:p><text:s/>8 639 884</text:p>
          </table:table-cell>
          <table:table-cell office:value-type="float" office:value="2905544" table:style-name="ce23">
            <text:p><text:s/>2 905 544</text:p>
          </table:table-cell>
          <table:table-cell office:value-type="float" office:value="15967829" table:style-name="ce23">
            <text:p><text:s/>15 967 829</text:p>
          </table:table-cell>
          <table:table-cell office:value-type="float" office:value="3779892" table:style-name="ce23">
            <text:p><text:s/>3 779 892</text:p>
          </table:table-cell>
          <table:table-cell office:value-type="float" office:value="58938" table:style-name="ce23">
            <text:p><text:s text:c="2"/>58 938</text:p>
          </table:table-cell>
          <table:table-cell office:value-type="float" office:value="66660" table:style-name="ce23">
            <text:p><text:s text:c="2"/>66 660</text:p>
          </table:table-cell>
          <table:table-cell office:value-type="float" office:value="815610" table:style-name="ce23">
            <text:p><text:s text:c="2"/>815 610</text:p>
          </table:table-cell>
          <table:table-cell office:value-type="float" office:value="445903" table:style-name="ce23">
            <text:p><text:s text:c="2"/>445 903</text:p>
          </table:table-cell>
          <table:table-cell office:value-type="float" office:value="4940057" table:style-name="ce23">
            <text:p><text:s/>4 940 057</text:p>
          </table:table-cell>
          <table:table-cell office:value-type="float" office:value="166749" table:style-name="ce23">
            <text:p><text:s text:c="2"/>166 749</text:p>
          </table:table-cell>
          <table:table-cell office:value-type="float" office:value="174489" table:style-name="ce23">
            <text:p><text:s text:c="2"/>174 489</text:p>
          </table:table-cell>
          <table:table-cell office:value-type="float" office:value="233286" table:style-name="ce23">
            <text:p><text:s text:c="2"/>233 286</text:p>
          </table:table-cell>
          <table:table-cell office:value-type="float" office:value="775233" table:style-name="ce23">
            <text:p><text:s text:c="2"/>775 233</text:p>
          </table:table-cell>
          <table:table-cell office:value-type="float" office:value="1199865" table:style-name="ce23">
            <text:p><text:s/>1 199 865</text:p>
          </table:table-cell>
          <table:table-cell office:value-type="float" office:value="417053" table:style-name="ce23">
            <text:p><text:s text:c="2"/>417 053</text:p>
          </table:table-cell>
          <table:table-cell office:value-type="float" office:value="1710900" table:style-name="ce23">
            <text:p><text:s/>1 710 900</text:p>
          </table:table-cell>
          <table:table-cell office:value-type="float" office:value="584968" table:style-name="ce23">
            <text:p><text:s text:c="2"/>584 968</text:p>
          </table:table-cell>
          <table:table-cell office:value-type="float" office:value="502393" table:style-name="ce23">
            <text:p><text:s text:c="2"/>502 393</text:p>
          </table:table-cell>
          <table:table-cell office:value-type="float" office:value="328703" table:style-name="ce23">
            <text:p><text:s text:c="2"/>328 703</text:p>
          </table:table-cell>
          <table:table-cell office:value-type="float" office:value="4133277" table:style-name="ce23">
            <text:p><text:s/>4 133 277</text:p>
          </table:table-cell>
          <table:table-cell office:value-type="float" office:value="864070" table:style-name="ce23">
            <text:p><text:s text:c="2"/>864 070</text:p>
          </table:table-cell>
          <table:table-cell office:value-type="float" office:value="5093330" table:style-name="ce23">
            <text:p><text:s/>5 093 330</text:p>
          </table:table-cell>
          <table:table-cell office:value-type="float" office:value="4170739" table:style-name="ce23">
            <text:p><text:s/>4 170 739</text:p>
          </table:table-cell>
          <table:table-cell office:value-type="float" office:value="2484459" table:style-name="ce23">
            <text:p><text:s/>2 484 459</text:p>
          </table:table-cell>
          <table:table-cell office:value-type="float" office:value="1903462" table:style-name="ce23">
            <text:p><text:s/>1 903 462</text:p>
          </table:table-cell>
          <table:table-cell office:value-type="float" office:value="2908293" table:style-name="ce23">
            <text:p><text:s/>2 908 293</text:p>
          </table:table-cell>
          <table:table-cell office:value-type="float" office:value="986109" table:style-name="ce23">
            <text:p><text:s text:c="2"/>986 109</text:p>
          </table:table-cell>
          <table:table-cell office:value-type="float" office:value="4000141" table:style-name="ce23">
            <text:p><text:s/>4 000 141</text:p>
          </table:table-cell>
          <table:table-cell office:value-type="float" office:value="6381222" table:style-name="ce23">
            <text:p><text:s/>6 381 222</text:p>
          </table:table-cell>
          <table:table-cell office:value-type="float" office:value="101955076" table:style-name="ce23">
            <text:p><text:s/>101 955 076</text:p>
          </table:table-cell>
          <table:table-cell table:number-columns-repeated="16314" table:style-name="ce5"/>
        </table:table-row>
        <table:table-row table:style-name="ro4">
          <table:table-cell table:style-name="ce39"/>
          <table:table-cell table:number-columns-repeated="11" table:style-name="ce40"/>
          <table:table-cell table:number-columns-repeated="44" table:style-name="ce39"/>
          <table:table-cell table:number-columns-repeated="10" table:style-name="ce40"/>
          <table:table-cell table:number-columns-repeated="4" table:style-name="ce39"/>
          <table:table-cell table:number-columns-repeated="16314" table:style-name="ce5"/>
        </table:table-row>
        <table:table-row table:style-name="ro10">
          <table:table-cell table:number-columns-repeated="7" table:style-name="ce10"/>
          <table:table-cell table:number-columns-repeated="49" table:style-name="ce5"/>
          <table:table-cell table:number-columns-repeated="5" table:style-name="ce10"/>
          <table:table-cell table:number-columns-repeated="8" table:style-name="ce5"/>
          <table:table-cell table:style-name="ce10"/>
          <table:table-cell table:number-columns-repeated="16314" table:style-name="ce5"/>
        </table:table-row>
        <table:table-row table:style-name="ro7">
          <table:table-cell office:value-type="string" table:style-name="ce5">
            <text:p>Fonte: IBGE, Diretoria de Pesquisas, Coordenação de Contas Nacionais.</text:p>
          </table:table-cell>
          <table:table-cell table:number-columns-repeated="68" table:style-name="ce3"/>
          <table:table-cell table:style-name="ce43"/>
          <table:table-cell table:number-columns-repeated="16314"/>
        </table:table-row>
        <table:table-row table:style-name="ro7">
          <table:table-cell office:value-type="string" table:style-name="ce5">
            <text:p>(1) Exportação de bens e serviços acrescida de ajuste CIF/FOB.</text:p>
          </table:table-cell>
          <table:table-cell table:number-columns-repeated="68" table:style-name="ce3"/>
          <table:table-cell table:style-name="ce43"/>
          <table:table-cell table:number-columns-repeated="16314"/>
        </table:table-row>
        <table:table-row table:number-rows-repeated="1048553" table:style-name="ro7">
          <table:table-cell table:number-columns-repeated="16384"/>
        </table:table-row>
        <table:named-expressions>
          <table:named-range table:name="Print_Area" table:cell-range-address="VA.$A$1:VA.$BI$21" table:base-cell-address="VA.$A$1"/>
        </table:named-expressions>
      </table:table>
      <table:table table:name="2m02" table:style-name="ta2">
        <table:table-column table:style-name="co8" table:default-cell-style-name="ce3"/>
        <table:table-column table:style-name="co9" table:default-cell-style-name="ce3"/>
        <table:table-column table:style-name="co5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6" table:number-columns-repeated="16378" table:default-cell-style-name="ce3"/>
        <table:table-row table:style-name="ro1">
          <table:table-cell office:value-type="string" table:style-name="ce1">
            <text:p>Tabela 2 - Usos de bens e serviços - 2001</text:p>
          </table:table-cell>
          <table:table-cell table:number-columns-repeated="5" table:style-name="ce1"/>
          <table:table-cell table:style-name="ce20"/>
          <table:table-cell table:number-columns-repeated="16377" table:style-name="ce2"/>
        </table:table-row>
        <table:table-row table:style-name="ro2">
          <table:table-cell table:number-columns-repeated="5" table:style-name="ce3"/>
          <table:table-cell office:value-type="string" table:style-name="ce4">
            <text:p>(continuação)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style-name="ce21"/>
          <table:table-cell table:number-columns-repeated="16377"/>
        </table:table-row>
        <table:table-row table:style-name="ro11">
          <table:table-cell table:style-name="ce41"/>
          <table:table-cell office:value-type="string" table:style-name="ce35">
            <text:p>01</text:p>
            <text:p>Agropecuária</text:p>
          </table:table-cell>
          <table:table-cell office:value-type="string" table:style-name="ce35">
            <text:p>02</text:p>
            <text:p>Extrativa</text:p>
            <text:p>mineral</text:p>
          </table:table-cell>
          <table:table-cell office:value-type="string" table:style-name="ce35">
            <text:p>03</text:p>
            <text:p>Extração de</text:p>
            <text:p>petróleo e gás</text:p>
          </table:table-cell>
          <table:table-cell office:value-type="string" table:style-name="ce35">
            <text:p>04</text:p>
            <text:p>Minerais</text:p>
            <text:p>não-metálicos</text:p>
          </table:table-cell>
          <table:table-cell office:value-type="string" table:style-name="ce38">
            <text:p>05</text:p>
            <text:p>Siderurgia</text:p>
          </table:table-cell>
          <table:table-cell table:number-columns-repeated="16378" table:style-name="ce3"/>
        </table:table-row>
        <table:table-row table:style-name="ro8">
          <table:table-cell table:number-columns-repeated="5" table:style-name="ce5"/>
          <table:table-cell table:style-name="ce6"/>
          <table:table-cell table:number-columns-repeated="16378" table:style-name="ce3"/>
        </table:table-row>
        <table:table-row table:style-name="ro6">
          <table:table-cell office:value-type="string" table:style-name="ce5">
            <text:p>Valor adicionado bruto a preço básico</text:p>
          </table:table-cell>
          <table:table-cell office:value-type="float" office:value="138190815" table:style-name="ce8">
            <text:p><text:s text:c="2"/>138 191</text:p>
          </table:table-cell>
          <table:table-cell office:value-type="float" office:value="8249472" table:style-name="ce8">
            <text:p><text:s text:c="2"/>8 249</text:p>
          </table:table-cell>
          <table:table-cell office:value-type="float" office:value="46638617" table:style-name="ce8">
            <text:p><text:s text:c="2"/>46 639</text:p>
          </table:table-cell>
          <table:table-cell office:value-type="float" office:value="13605771" table:style-name="ce8">
            <text:p><text:s text:c="2"/>13 606</text:p>
          </table:table-cell>
          <table:table-cell office:value-type="float" office:value="23042977" table:style-name="ce8">
            <text:p><text:s text:c="2"/>23 04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14247085.314200474" table:style-name="ce8">
            <text:p><text:s text:c="2"/>14 247</text:p>
          </table:table-cell>
          <table:table-cell office:value-type="float" office:value="1843642.4860833997" table:style-name="ce8">
            <text:p><text:s text:c="2"/>1 844</text:p>
          </table:table-cell>
          <table:table-cell office:value-type="float" office:value="1859596.6827627386" table:style-name="ce8">
            <text:p><text:s text:c="2"/>1 860</text:p>
          </table:table-cell>
          <table:table-cell office:value-type="float" office:value="3739013.9040696914" table:style-name="ce8">
            <text:p><text:s text:c="2"/>3 739</text:p>
          </table:table-cell>
          <table:table-cell office:value-type="float" office:value="1144876.5348306699" table:style-name="ce8">
            <text:p><text:s text:c="2"/>1 14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1613142.397042375" table:style-name="ce8">
            <text:p><text:s text:c="2"/>11 613</text:p>
          </table:table-cell>
          <table:table-cell office:value-type="float" office:value="1310150.5853519328" table:style-name="ce8">
            <text:p><text:s text:c="2"/>1 310</text:p>
          </table:table-cell>
          <table:table-cell office:value-type="float" office:value="1202308.4222683024" table:style-name="ce8">
            <text:p><text:s text:c="2"/>1 202</text:p>
          </table:table-cell>
          <table:table-cell office:value-type="float" office:value="2650038.9527984574" table:style-name="ce8">
            <text:p><text:s text:c="2"/>2 650</text:p>
          </table:table-cell>
          <table:table-cell office:value-type="float" office:value="774144.36525420984" table:style-name="ce8">
            <text:p><text:s text:c="3"/>77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2633942.9171580994" table:style-name="ce8">
            <text:p><text:s text:c="2"/>2 634</text:p>
          </table:table-cell>
          <table:table-cell office:value-type="float" office:value="533491.90073146694" table:style-name="ce8">
            <text:p><text:s text:c="3"/>533</text:p>
          </table:table-cell>
          <table:table-cell office:value-type="float" office:value="657288.26049443614" table:style-name="ce8">
            <text:p><text:s text:c="3"/>657</text:p>
          </table:table-cell>
          <table:table-cell office:value-type="float" office:value="1088974.9512712341" table:style-name="ce8">
            <text:p><text:s text:c="2"/>1 089</text:p>
          </table:table-cell>
          <table:table-cell office:value-type="float" office:value="370732.16957646003" table:style-name="ce8">
            <text:p><text:s text:c="3"/>37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2629512.2230356932" table:style-name="ce8">
            <text:p><text:s text:c="2"/>2 630</text:p>
          </table:table-cell>
          <table:table-cell office:value-type="float" office:value="459022.05048462556" table:style-name="ce8">
            <text:p><text:s text:c="3"/>459</text:p>
          </table:table-cell>
          <table:table-cell office:value-type="float" office:value="526404.22098093829" table:style-name="ce8">
            <text:p><text:s text:c="3"/>526</text:p>
          </table:table-cell>
          <table:table-cell office:value-type="float" office:value="1051936.7931299675" table:style-name="ce8">
            <text:p><text:s text:c="2"/>1 052</text:p>
          </table:table-cell>
          <table:table-cell office:value-type="float" office:value="306011.91488265299" table:style-name="ce8">
            <text:p><text:s text:c="3"/>30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4430.6941224062457" table:style-name="ce8">
            <text:p><text:s text:c="3"/>4</text:p>
          </table:table-cell>
          <table:table-cell office:value-type="float" office:value="74469.850246841408" table:style-name="ce8">
            <text:p><text:s text:c="3"/>74</text:p>
          </table:table-cell>
          <table:table-cell office:value-type="float" office:value="130884.03951349789" table:style-name="ce8">
            <text:p><text:s text:c="3"/>131</text:p>
          </table:table-cell>
          <table:table-cell office:value-type="float" office:value="37038.158141266562" table:style-name="ce8">
            <text:p><text:s text:c="3"/>37</text:p>
          </table:table-cell>
          <table:table-cell office:value-type="float" office:value="64720.254693807066" table:style-name="ce8">
            <text:p><text:s text:c="3"/>6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124178083.56487168" table:style-name="ce8">
            <text:p><text:s text:c="2"/>124 178</text:p>
          </table:table-cell>
          <table:table-cell office:value-type="float" office:value="5614252.5734053981" table:style-name="ce8">
            <text:p><text:s text:c="2"/>5 614</text:p>
          </table:table-cell>
          <table:table-cell office:value-type="float" office:value="42379966.334203191" table:style-name="ce8">
            <text:p><text:s text:c="2"/>42 380</text:p>
          </table:table-cell>
          <table:table-cell office:value-type="float" office:value="8324654.7700383887" table:style-name="ce8">
            <text:p><text:s text:c="2"/>8 325</text:p>
          </table:table-cell>
          <table:table-cell office:value-type="float" office:value="18571834.963744227" table:style-name="ce8">
            <text:p><text:s text:c="2"/>18 572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481406.16253049893" table:style-name="ce8">
            <text:p><text:s text:c="3"/>481</text:p>
          </table:table-cell>
          <table:table-cell office:value-type="float" office:value="193498.62483160882" table:style-name="ce8">
            <text:p><text:s text:c="3"/>193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63395.32698702057" table:style-name="ce8">
            <text:p><text:s text:c="3"/>63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123696677.40234119" table:style-name="ce8">
            <text:p><text:s text:c="2"/>123 697</text:p>
          </table:table-cell>
          <table:table-cell office:value-type="float" office:value="5420753.9485737896" table:style-name="ce8">
            <text:p><text:s text:c="2"/>5 421</text:p>
          </table:table-cell>
          <table:table-cell office:value-type="float" office:value="42379966.334203191" table:style-name="ce8">
            <text:p><text:s text:c="2"/>42 380</text:p>
          </table:table-cell>
          <table:table-cell office:value-type="float" office:value="8261259.443051368" table:style-name="ce8">
            <text:p><text:s text:c="2"/>8 261</text:p>
          </table:table-cell>
          <table:table-cell office:value-type="float" office:value="18571834.963744227" table:style-name="ce8">
            <text:p><text:s text:c="2"/>18 572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6094.1209278274473" table:style-name="ce8">
            <text:p><text:s text:c="3"/>6</text:p>
          </table:table-cell>
          <table:table-cell office:value-type="float" office:value="791576.94051120197" table:style-name="ce8">
            <text:p><text:s text:c="3"/>792</text:p>
          </table:table-cell>
          <table:table-cell office:value-type="float" office:value="2399053.9830340696" table:style-name="ce8">
            <text:p><text:s text:c="2"/>2 399</text:p>
          </table:table-cell>
          <table:table-cell office:value-type="float" office:value="1542102.3258919199" table:style-name="ce8">
            <text:p><text:s text:c="2"/>1 542</text:p>
          </table:table-cell>
          <table:table-cell office:value-type="float" office:value="3326265.5014251033" table:style-name="ce8">
            <text:p><text:s text:c="2"/>3 32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-240448" table:style-name="ce8">
            <text:p><text:s/>(-) <text:s text:c="2"/>24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259783541" table:style-name="ce8">
            <text:p><text:s text:c="2"/>259 784</text:p>
          </table:table-cell>
          <table:table-cell office:value-type="float" office:value="18641232" table:style-name="ce8">
            <text:p><text:s text:c="2"/>18 641</text:p>
          </table:table-cell>
          <table:table-cell office:value-type="float" office:value="56396200" table:style-name="ce8">
            <text:p><text:s text:c="2"/>56 396</text:p>
          </table:table-cell>
          <table:table-cell office:value-type="float" office:value="35463957" table:style-name="ce8">
            <text:p><text:s text:c="2"/>35 464</text:p>
          </table:table-cell>
          <table:table-cell office:value-type="float" office:value="79269201" table:style-name="ce8">
            <text:p><text:s text:c="2"/>79 26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12711200" table:style-name="ce23">
            <text:p><text:s/>12 711 200</text:p>
          </table:table-cell>
          <table:table-cell office:value-type="float" office:value="245500" table:style-name="ce23">
            <text:p><text:s text:c="2"/>245 500</text:p>
          </table:table-cell>
          <table:table-cell office:value-type="float" office:value="63300" table:style-name="ce23">
            <text:p><text:s text:c="2"/>63 300</text:p>
          </table:table-cell>
          <table:table-cell office:value-type="float" office:value="402500" table:style-name="ce23">
            <text:p><text:s text:c="2"/>402 500</text:p>
          </table:table-cell>
          <table:table-cell office:value-type="float" office:value="82700" table:style-name="ce23">
            <text:p><text:s text:c="2"/>82 700</text:p>
          </table:table-cell>
          <table:table-cell table:number-columns-repeated="16378" table:style-name="ce5"/>
        </table:table-row>
        <table:table-row table:style-name="ro4">
          <table:table-cell table:style-name="ce39"/>
          <table:table-cell table:number-columns-repeated="5" table:style-name="ce40"/>
          <table:table-cell table:number-columns-repeated="16378" table:style-name="ce5"/>
        </table:table-row>
        <table:table-row table:style-name="ro10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11">
          <table:table-cell table:style-name="ce41"/>
          <table:table-cell office:value-type="string" table:style-name="ce35">
            <text:p>06</text:p>
            <text:p>Metalurgia</text:p>
            <text:p>não-ferrosos</text:p>
          </table:table-cell>
          <table:table-cell office:value-type="string" table:style-name="ce35">
            <text:p>07</text:p>
            <text:p>Outros</text:p>
            <text:p>metalúrgicos</text:p>
          </table:table-cell>
          <table:table-cell office:value-type="string" table:style-name="ce35">
            <text:p>08</text:p>
            <text:p>Máquinas</text:p>
            <text:p>e tratores</text:p>
          </table:table-cell>
          <table:table-cell office:value-type="string" table:style-name="ce35">
            <text:p>10</text:p>
            <text:p>Material</text:p>
            <text:p>elétrico</text:p>
          </table:table-cell>
          <table:table-cell office:value-type="string" table:style-name="ce38">
            <text:p>11</text:p>
            <text:p>Equipamentos</text:p>
            <text:p>eletrônico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6035974" table:style-name="ce8">
            <text:p><text:s text:c="2"/>6 036</text:p>
          </table:table-cell>
          <table:table-cell office:value-type="float" office:value="13938279" table:style-name="ce8">
            <text:p><text:s text:c="2"/>13 938</text:p>
          </table:table-cell>
          <table:table-cell office:value-type="float" office:value="42686504" table:style-name="ce8">
            <text:p><text:s text:c="2"/>42 687</text:p>
          </table:table-cell>
          <table:table-cell office:value-type="float" office:value="4855535" table:style-name="ce8">
            <text:p><text:s text:c="2"/>4 856</text:p>
          </table:table-cell>
          <table:table-cell office:value-type="float" office:value="7065724" table:style-name="ce8">
            <text:p><text:s text:c="2"/>7 06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771536.39475655195" table:style-name="ce8">
            <text:p><text:s text:c="3"/>772</text:p>
          </table:table-cell>
          <table:table-cell office:value-type="float" office:value="6597289.6686251499" table:style-name="ce8">
            <text:p><text:s text:c="2"/>6 597</text:p>
          </table:table-cell>
          <table:table-cell office:value-type="float" office:value="11781932.109687977" table:style-name="ce8">
            <text:p><text:s text:c="2"/>11 782</text:p>
          </table:table-cell>
          <table:table-cell office:value-type="float" office:value="2119689.815602628" table:style-name="ce8">
            <text:p><text:s text:c="2"/>2 120</text:p>
          </table:table-cell>
          <table:table-cell office:value-type="float" office:value="1717010.9018984777" table:style-name="ce8">
            <text:p><text:s text:c="2"/>1 71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541919.8801648817" table:style-name="ce8">
            <text:p><text:s text:c="3"/>542</text:p>
          </table:table-cell>
          <table:table-cell office:value-type="float" office:value="4837513.7612137133" table:style-name="ce8">
            <text:p><text:s text:c="2"/>4 838</text:p>
          </table:table-cell>
          <table:table-cell office:value-type="float" office:value="8235024.805059921" table:style-name="ce8">
            <text:p><text:s text:c="2"/>8 235</text:p>
          </table:table-cell>
          <table:table-cell office:value-type="float" office:value="1547035.2405884862" table:style-name="ce8">
            <text:p><text:s text:c="2"/>1 547</text:p>
          </table:table-cell>
          <table:table-cell office:value-type="float" office:value="1239023.1476953914" table:style-name="ce8">
            <text:p><text:s text:c="2"/>1 23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229616.51459167025" table:style-name="ce8">
            <text:p><text:s text:c="3"/>230</text:p>
          </table:table-cell>
          <table:table-cell office:value-type="float" office:value="1759775.9074114361" table:style-name="ce8">
            <text:p><text:s text:c="2"/>1 760</text:p>
          </table:table-cell>
          <table:table-cell office:value-type="float" office:value="3546907.3046280555" table:style-name="ce8">
            <text:p><text:s text:c="2"/>3 547</text:p>
          </table:table-cell>
          <table:table-cell office:value-type="float" office:value="572654.57501414197" table:style-name="ce8">
            <text:p><text:s text:c="3"/>573</text:p>
          </table:table-cell>
          <table:table-cell office:value-type="float" office:value="477987.7542030862" table:style-name="ce8">
            <text:p><text:s text:c="3"/>47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214215.78155875034" table:style-name="ce8">
            <text:p><text:s text:c="3"/>214</text:p>
          </table:table-cell>
          <table:table-cell office:value-type="float" office:value="1735235.2353393524" table:style-name="ce8">
            <text:p><text:s text:c="2"/>1 735</text:p>
          </table:table-cell>
          <table:table-cell office:value-type="float" office:value="3530033.7550902925" table:style-name="ce8">
            <text:p><text:s text:c="2"/>3 530</text:p>
          </table:table-cell>
          <table:table-cell office:value-type="float" office:value="560442.05119580985" table:style-name="ce8">
            <text:p><text:s text:c="3"/>560</text:p>
          </table:table-cell>
          <table:table-cell office:value-type="float" office:value="448858.98921691452" table:style-name="ce8">
            <text:p><text:s text:c="3"/>44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15400.733032919889" table:style-name="ce8">
            <text:p><text:s text:c="3"/>15</text:p>
          </table:table-cell>
          <table:table-cell office:value-type="float" office:value="24540.6720720837" table:style-name="ce8">
            <text:p><text:s text:c="3"/>25</text:p>
          </table:table-cell>
          <table:table-cell office:value-type="float" office:value="16873.549537762796" table:style-name="ce8">
            <text:p><text:s text:c="3"/>17</text:p>
          </table:table-cell>
          <table:table-cell office:value-type="float" office:value="12212.523818332164" table:style-name="ce8">
            <text:p><text:s text:c="3"/>12</text:p>
          </table:table-cell>
          <table:table-cell office:value-type="float" office:value="29128.76498617166" table:style-name="ce8">
            <text:p><text:s text:c="3"/>2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4076989.6229477879" table:style-name="ce8">
            <text:p><text:s text:c="2"/>4 077</text:p>
          </table:table-cell>
          <table:table-cell office:value-type="float" office:value="5224858.8135464862" table:style-name="ce8">
            <text:p><text:s text:c="2"/>5 225</text:p>
          </table:table-cell>
          <table:table-cell office:value-type="float" office:value="27677627.246787623" table:style-name="ce8">
            <text:p><text:s text:c="2"/>27 678</text:p>
          </table:table-cell>
          <table:table-cell office:value-type="float" office:value="1680284.8670005123" table:style-name="ce8">
            <text:p><text:s text:c="2"/>1 680</text:p>
          </table:table-cell>
          <table:table-cell office:value-type="float" office:value="4521365.8334343918" table:style-name="ce8">
            <text:p><text:s text:c="2"/>4 52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703687.18766326271" table:style-name="ce8">
            <text:p><text:s text:c="3"/>704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4076989.6229477879" table:style-name="ce8">
            <text:p><text:s text:c="2"/>4 077</text:p>
          </table:table-cell>
          <table:table-cell office:value-type="float" office:value="4521171.6258832235" table:style-name="ce8">
            <text:p><text:s text:c="2"/>4 521</text:p>
          </table:table-cell>
          <table:table-cell office:value-type="float" office:value="27677627.246787623" table:style-name="ce8">
            <text:p><text:s text:c="2"/>27 678</text:p>
          </table:table-cell>
          <table:table-cell office:value-type="float" office:value="1680284.8670005123" table:style-name="ce8">
            <text:p><text:s text:c="2"/>1 680</text:p>
          </table:table-cell>
          <table:table-cell office:value-type="float" office:value="4521365.8334343918" table:style-name="ce8">
            <text:p><text:s text:c="2"/>4 52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1187447.9822956603" table:style-name="ce8">
            <text:p><text:s text:c="2"/>1 187</text:p>
          </table:table-cell>
          <table:table-cell office:value-type="float" office:value="2116473.5178283649" table:style-name="ce8">
            <text:p><text:s text:c="2"/>2 116</text:p>
          </table:table-cell>
          <table:table-cell office:value-type="float" office:value="3454045.6435244009" table:style-name="ce8">
            <text:p><text:s text:c="2"/>3 454</text:p>
          </table:table-cell>
          <table:table-cell office:value-type="float" office:value="1135187.3173968599" table:style-name="ce8">
            <text:p><text:s text:c="2"/>1 135</text:p>
          </table:table-cell>
          <table:table-cell office:value-type="float" office:value="827347.26466713147" table:style-name="ce8">
            <text:p><text:s text:c="3"/>82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343" table:style-name="ce8">
            <text:p><text:s/>(-) <text:s text:c="2"/>0</text:p>
          </table:table-cell>
          <table:table-cell office:value-type="float" office:value="-227101" table:style-name="ce8">
            <text:p><text:s/>(-) <text:s text:c="2"/>227</text:p>
          </table:table-cell>
          <table:table-cell office:value-type="float" office:value="-79627" table:style-name="ce8">
            <text:p><text:s/>(-) <text:s text:c="2"/>8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28031827" table:style-name="ce8">
            <text:p><text:s text:c="2"/>28 032</text:p>
          </table:table-cell>
          <table:table-cell office:value-type="float" office:value="51275353" table:style-name="ce8">
            <text:p><text:s text:c="2"/>51 275</text:p>
          </table:table-cell>
          <table:table-cell office:value-type="float" office:value="74978406" table:style-name="ce8">
            <text:p><text:s text:c="2"/>74 978</text:p>
          </table:table-cell>
          <table:table-cell office:value-type="float" office:value="25894888" table:style-name="ce8">
            <text:p><text:s text:c="2"/>25 895</text:p>
          </table:table-cell>
          <table:table-cell office:value-type="float" office:value="18842790" table:style-name="ce8">
            <text:p><text:s text:c="2"/>18 84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63900" table:style-name="ce23">
            <text:p><text:s text:c="2"/>63 900</text:p>
          </table:table-cell>
          <table:table-cell office:value-type="float" office:value="722500" table:style-name="ce23">
            <text:p><text:s text:c="2"/>722 500</text:p>
          </table:table-cell>
          <table:table-cell office:value-type="float" office:value="640000" table:style-name="ce23">
            <text:p><text:s text:c="2"/>640 000</text:p>
          </table:table-cell>
          <table:table-cell office:value-type="float" office:value="119100" table:style-name="ce23">
            <text:p><text:s text:c="2"/>119 100</text:p>
          </table:table-cell>
          <table:table-cell office:value-type="float" office:value="96000" table:style-name="ce23">
            <text:p><text:s text:c="2"/>96 000</text:p>
          </table:table-cell>
          <table:table-cell table:number-columns-repeated="16378" table:style-name="ce5"/>
        </table:table-row>
        <table:table-row table:style-name="ro4">
          <table:table-cell table:style-name="ce39"/>
          <table:table-cell table:number-columns-repeated="5" table:style-name="ce40"/>
          <table:table-cell table:number-columns-repeated="16378" table:style-name="ce5"/>
        </table:table-row>
        <table:table-row table:style-name="ro10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11">
          <table:table-cell table:style-name="ce41"/>
          <table:table-cell office:value-type="string" table:style-name="ce35">
            <text:p>12</text:p>
            <text:p>Automóveis,</text:p>
            <text:p>caminhões e ônibus</text:p>
          </table:table-cell>
          <table:table-cell office:value-type="string" table:style-name="ce35">
            <text:p>13</text:p>
            <text:p>Outros veículos</text:p>
            <text:p>e peças</text:p>
          </table:table-cell>
          <table:table-cell office:value-type="string" table:style-name="ce35">
            <text:p>14</text:p>
            <text:p>Madeira e</text:p>
            <text:p>mobiliário</text:p>
          </table:table-cell>
          <table:table-cell office:value-type="string" table:style-name="ce35">
            <text:p>15</text:p>
            <text:p>Papel e gráfica</text:p>
          </table:table-cell>
          <table:table-cell office:value-type="string" table:style-name="ce38">
            <text:p>16</text:p>
            <text:p>Indústria</text:p>
            <text:p>da borracha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6881668" table:style-name="ce8">
            <text:p><text:s text:c="2"/>6 882</text:p>
          </table:table-cell>
          <table:table-cell office:value-type="float" office:value="8907753" table:style-name="ce8">
            <text:p><text:s text:c="2"/>8 908</text:p>
          </table:table-cell>
          <table:table-cell office:value-type="float" office:value="9953335" table:style-name="ce8">
            <text:p><text:s text:c="2"/>9 953</text:p>
          </table:table-cell>
          <table:table-cell office:value-type="float" office:value="21335664" table:style-name="ce8">
            <text:p><text:s text:c="2"/>21 336</text:p>
          </table:table-cell>
          <table:table-cell office:value-type="float" office:value="5885922" table:style-name="ce8">
            <text:p><text:s text:c="2"/>5 88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2000833.914314935" table:style-name="ce8">
            <text:p><text:s text:c="2"/>2 001</text:p>
          </table:table-cell>
          <table:table-cell office:value-type="float" office:value="5120230.5792491995" table:style-name="ce8">
            <text:p><text:s text:c="2"/>5 120</text:p>
          </table:table-cell>
          <table:table-cell office:value-type="float" office:value="4264224.0836866591" table:style-name="ce8">
            <text:p><text:s text:c="2"/>4 264</text:p>
          </table:table-cell>
          <table:table-cell office:value-type="float" office:value="7238557.8237716323" table:style-name="ce8">
            <text:p><text:s text:c="2"/>7 239</text:p>
          </table:table-cell>
          <table:table-cell office:value-type="float" office:value="999060.92171558714" table:style-name="ce8">
            <text:p><text:s text:c="3"/>99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403407.7677723835" table:style-name="ce8">
            <text:p><text:s text:c="2"/>1 403</text:p>
          </table:table-cell>
          <table:table-cell office:value-type="float" office:value="3646459.951721984" table:style-name="ce8">
            <text:p><text:s text:c="2"/>3 646</text:p>
          </table:table-cell>
          <table:table-cell office:value-type="float" office:value="3206789.7851219196" table:style-name="ce8">
            <text:p><text:s text:c="2"/>3 207</text:p>
          </table:table-cell>
          <table:table-cell office:value-type="float" office:value="5189612.461225396" table:style-name="ce8">
            <text:p><text:s text:c="2"/>5 190</text:p>
          </table:table-cell>
          <table:table-cell office:value-type="float" office:value="734750.02634925372" table:style-name="ce8">
            <text:p><text:s text:c="3"/>73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597426.14654255146" table:style-name="ce8">
            <text:p><text:s text:c="3"/>597</text:p>
          </table:table-cell>
          <table:table-cell office:value-type="float" office:value="1473770.6275272155" table:style-name="ce8">
            <text:p><text:s text:c="2"/>1 474</text:p>
          </table:table-cell>
          <table:table-cell office:value-type="float" office:value="1057434.2985647391" table:style-name="ce8">
            <text:p><text:s text:c="2"/>1 057</text:p>
          </table:table-cell>
          <table:table-cell office:value-type="float" office:value="2048945.362546236" table:style-name="ce8">
            <text:p><text:s text:c="2"/>2 049</text:p>
          </table:table-cell>
          <table:table-cell office:value-type="float" office:value="264310.89536633348" table:style-name="ce8">
            <text:p><text:s text:c="3"/>26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551842.59869165148" table:style-name="ce8">
            <text:p><text:s text:c="3"/>552</text:p>
          </table:table-cell>
          <table:table-cell office:value-type="float" office:value="1433846.9417034471" table:style-name="ce8">
            <text:p><text:s text:c="2"/>1 434</text:p>
          </table:table-cell>
          <table:table-cell office:value-type="float" office:value="1055441.9267710135" table:style-name="ce8">
            <text:p><text:s text:c="2"/>1 055</text:p>
          </table:table-cell>
          <table:table-cell office:value-type="float" office:value="2021271.9757632688" table:style-name="ce8">
            <text:p><text:s text:c="2"/>2 021</text:p>
          </table:table-cell>
          <table:table-cell office:value-type="float" office:value="257375.44890577212" table:style-name="ce8">
            <text:p><text:s text:c="3"/>25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45583.547850899937" table:style-name="ce8">
            <text:p><text:s text:c="3"/>46</text:p>
          </table:table-cell>
          <table:table-cell office:value-type="float" office:value="39923.685823768297" table:style-name="ce8">
            <text:p><text:s text:c="3"/>40</text:p>
          </table:table-cell>
          <table:table-cell office:value-type="float" office:value="1992.3717937254833" table:style-name="ce8">
            <text:p><text:s text:c="3"/>2</text:p>
          </table:table-cell>
          <table:table-cell office:value-type="float" office:value="27673.386782967158" table:style-name="ce8">
            <text:p><text:s text:c="3"/>28</text:p>
          </table:table-cell>
          <table:table-cell office:value-type="float" office:value="6935.4464605613784" table:style-name="ce8">
            <text:p><text:s text:c="3"/>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3221413.5680193044" table:style-name="ce8">
            <text:p><text:s text:c="2"/>3 221</text:p>
          </table:table-cell>
          <table:table-cell office:value-type="float" office:value="2327225.2420140542" table:style-name="ce8">
            <text:p><text:s text:c="2"/>2 327</text:p>
          </table:table-cell>
          <table:table-cell office:value-type="float" office:value="4729238.0317335781" table:style-name="ce8">
            <text:p><text:s text:c="2"/>4 729</text:p>
          </table:table-cell>
          <table:table-cell office:value-type="float" office:value="11480002.331908077" table:style-name="ce8">
            <text:p><text:s text:c="2"/>11 480</text:p>
          </table:table-cell>
          <table:table-cell office:value-type="float" office:value="4076391.231632947" table:style-name="ce8">
            <text:p><text:s text:c="2"/>4 07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874000.19016164239" table:style-name="ce8">
            <text:p><text:s text:c="3"/>874</text:p>
          </table:table-cell>
          <table:table-cell office:value-type="float" office:value="195927.77232868792" table:style-name="ce8">
            <text:p><text:s text:c="3"/>196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3221413.5680193044" table:style-name="ce8">
            <text:p><text:s text:c="2"/>3 221</text:p>
          </table:table-cell>
          <table:table-cell office:value-type="float" office:value="2327225.2420140542" table:style-name="ce8">
            <text:p><text:s text:c="2"/>2 327</text:p>
          </table:table-cell>
          <table:table-cell office:value-type="float" office:value="3855237.8415719355" table:style-name="ce8">
            <text:p><text:s text:c="2"/>3 855</text:p>
          </table:table-cell>
          <table:table-cell office:value-type="float" office:value="11284074.559579389" table:style-name="ce8">
            <text:p><text:s text:c="2"/>11 284</text:p>
          </table:table-cell>
          <table:table-cell office:value-type="float" office:value="4076391.231632947" table:style-name="ce8">
            <text:p><text:s text:c="2"/>4 07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1659420.5176657604" table:style-name="ce8">
            <text:p><text:s text:c="2"/>1 659</text:p>
          </table:table-cell>
          <table:table-cell office:value-type="float" office:value="1969892.1787367458" table:style-name="ce8">
            <text:p><text:s text:c="2"/>1 970</text:p>
          </table:table-cell>
          <table:table-cell office:value-type="float" office:value="959872.88457976363" table:style-name="ce8">
            <text:p><text:s text:c="3"/>960</text:p>
          </table:table-cell>
          <table:table-cell office:value-type="float" office:value="2617103.8443202893" table:style-name="ce8">
            <text:p><text:s text:c="2"/>2 617</text:p>
          </table:table-cell>
          <table:table-cell office:value-type="float" office:value="810469.84665146586" table:style-name="ce8">
            <text:p><text:s text:c="3"/>81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509595" table:style-name="ce8">
            <text:p><text:s/>(-) <text:s text:c="2"/>51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38532365" table:style-name="ce8">
            <text:p><text:s text:c="2"/>38 532</text:p>
          </table:table-cell>
          <table:table-cell office:value-type="float" office:value="44024630" table:style-name="ce8">
            <text:p><text:s text:c="2"/>44 025</text:p>
          </table:table-cell>
          <table:table-cell office:value-type="float" office:value="26138392" table:style-name="ce8">
            <text:p><text:s text:c="2"/>26 138</text:p>
          </table:table-cell>
          <table:table-cell office:value-type="float" office:value="59540449" table:style-name="ce8">
            <text:p><text:s text:c="2"/>59 540</text:p>
          </table:table-cell>
          <table:table-cell office:value-type="float" office:value="18855512" table:style-name="ce8">
            <text:p><text:s text:c="2"/>18 856</text:p>
          </table:table-cell>
          <table:table-cell table:number-columns-repeated="16378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76200" table:style-name="ce23">
            <text:p><text:s text:c="2"/>76 200</text:p>
          </table:table-cell>
          <table:table-cell office:value-type="float" office:value="224500" table:style-name="ce23">
            <text:p><text:s text:c="2"/>224 500</text:p>
          </table:table-cell>
          <table:table-cell office:value-type="float" office:value="913300" table:style-name="ce23">
            <text:p><text:s text:c="2"/>913 300</text:p>
          </table:table-cell>
          <table:table-cell office:value-type="float" office:value="428500" table:style-name="ce23">
            <text:p><text:s text:c="2"/>428 500</text:p>
          </table:table-cell>
          <table:table-cell office:value-type="float" office:value="55000" table:style-name="ce23">
            <text:p><text:s text:c="2"/>55 000</text:p>
          </table:table-cell>
          <table:table-cell table:number-columns-repeated="16378"/>
        </table:table-row>
        <table:table-row table:style-name="ro4">
          <table:table-cell table:number-columns-repeated="6" table:style-name="ce39"/>
          <table:table-cell table:number-columns-repeated="16378"/>
        </table:table-row>
        <table:table-row table:style-name="ro13">
          <table:table-cell table:style-name="ce5"/>
          <table:table-cell table:number-columns-repeated="16383" table:style-name="ce3"/>
        </table:table-row>
        <table:table-row table:number-rows-repeated="1048517" table:style-name="ro7">
          <table:table-cell table:number-columns-repeated="16384"/>
        </table:table-row>
        <table:named-expressions>
          <table:named-range table:name="Print_Area" table:cell-range-address="2m02.$A$1:2m02.$F$58" table:base-cell-address="2m02.$A$1"/>
        </table:named-expressions>
      </table:table>
      <table:table table:name="2n02" table:style-name="ta2">
        <table:table-column table:style-name="co8" table:default-cell-style-name="ce3"/>
        <table:table-column table:style-name="co12" table:default-cell-style-name="ce3"/>
        <table:table-column table:style-name="co10" table:number-columns-repeated="2" table:default-cell-style-name="ce3"/>
        <table:table-column table:style-name="co13" table:default-cell-style-name="ce3"/>
        <table:table-column table:style-name="co14" table:default-cell-style-name="ce3"/>
        <table:table-column table:style-name="co6" table:number-columns-repeated="16378" table:default-cell-style-name="ce3"/>
        <table:table-row table:style-name="ro1">
          <table:table-cell office:value-type="string" table:style-name="ce1">
            <text:p>Tabela 2 - Usos de bens e serviços - 2001</text:p>
          </table:table-cell>
          <table:table-cell table:number-columns-repeated="5" table:style-name="ce1"/>
          <table:table-cell table:style-name="ce20"/>
          <table:table-cell table:number-columns-repeated="16377" table:style-name="ce2"/>
        </table:table-row>
        <table:table-row table:style-name="ro2">
          <table:table-cell table:number-columns-repeated="5" table:style-name="ce3"/>
          <table:table-cell office:value-type="string" table:style-name="ce4">
            <text:p>(continuação)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style-name="ce21"/>
          <table:table-cell table:number-columns-repeated="16377"/>
        </table:table-row>
        <table:table-row table:style-name="ro11">
          <table:table-cell table:style-name="ce41"/>
          <table:table-cell office:value-type="string" table:style-name="ce35">
            <text:p>17</text:p>
            <text:p>Elementos</text:p>
            <text:p>químicos</text:p>
          </table:table-cell>
          <table:table-cell office:value-type="string" table:style-name="ce35">
            <text:p>18</text:p>
            <text:p>Refino</text:p>
            <text:p>do petróleo</text:p>
          </table:table-cell>
          <table:table-cell office:value-type="string" table:style-name="ce35">
            <text:p>19</text:p>
            <text:p>Químicos</text:p>
            <text:p>diversos</text:p>
          </table:table-cell>
          <table:table-cell office:value-type="string" table:style-name="ce35">
            <text:p>20</text:p>
            <text:p>Farmacêutica</text:p>
            <text:p>e de perfumaria</text:p>
          </table:table-cell>
          <table:table-cell office:value-type="string" table:style-name="ce38">
            <text:p>21</text:p>
            <text:p>Artigos</text:p>
            <text:p>de plástico</text:p>
          </table:table-cell>
          <table:table-cell table:number-columns-repeated="16378" table:style-name="ce3"/>
        </table:table-row>
        <table:table-row table:style-name="ro8">
          <table:table-cell table:number-columns-repeated="5" table:style-name="ce5"/>
          <table:table-cell table:style-name="ce6"/>
          <table:table-cell table:number-columns-repeated="16378" table:style-name="ce3"/>
        </table:table-row>
        <table:table-row table:style-name="ro6">
          <table:table-cell office:value-type="string" table:style-name="ce5">
            <text:p>Valor adicionado bruto a preço básico</text:p>
          </table:table-cell>
          <table:table-cell office:value-type="float" office:value="15588213" table:style-name="ce8">
            <text:p><text:s text:c="2"/>15 588</text:p>
          </table:table-cell>
          <table:table-cell office:value-type="float" office:value="59391246" table:style-name="ce8">
            <text:p><text:s text:c="2"/>59 391</text:p>
          </table:table-cell>
          <table:table-cell office:value-type="float" office:value="14728792" table:style-name="ce8">
            <text:p><text:s text:c="2"/>14 729</text:p>
          </table:table-cell>
          <table:table-cell office:value-type="float" office:value="8073320" table:style-name="ce8">
            <text:p><text:s text:c="2"/>8 073</text:p>
          </table:table-cell>
          <table:table-cell office:value-type="float" office:value="5458822" table:style-name="ce8">
            <text:p><text:s text:c="2"/>5 45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1572847.2235066108" table:style-name="ce8">
            <text:p><text:s text:c="2"/>1 573</text:p>
          </table:table-cell>
          <table:table-cell office:value-type="float" office:value="1789230.5643479312" table:style-name="ce8">
            <text:p><text:s text:c="2"/>1 789</text:p>
          </table:table-cell>
          <table:table-cell office:value-type="float" office:value="3549992.9033294558" table:style-name="ce8">
            <text:p><text:s text:c="2"/>3 550</text:p>
          </table:table-cell>
          <table:table-cell office:value-type="float" office:value="2579383.877016311" table:style-name="ce8">
            <text:p><text:s text:c="2"/>2 579</text:p>
          </table:table-cell>
          <table:table-cell office:value-type="float" office:value="2975496.9481627932" table:style-name="ce8">
            <text:p><text:s text:c="2"/>2 97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132877.4484654064" table:style-name="ce8">
            <text:p><text:s text:c="2"/>1 133</text:p>
          </table:table-cell>
          <table:table-cell office:value-type="float" office:value="1198189.2504020585" table:style-name="ce8">
            <text:p><text:s text:c="2"/>1 198</text:p>
          </table:table-cell>
          <table:table-cell office:value-type="float" office:value="2540690.5581724932" table:style-name="ce8">
            <text:p><text:s text:c="2"/>2 541</text:p>
          </table:table-cell>
          <table:table-cell office:value-type="float" office:value="1872516.2760031503" table:style-name="ce8">
            <text:p><text:s text:c="2"/>1 873</text:p>
          </table:table-cell>
          <table:table-cell office:value-type="float" office:value="2107954.7413285524" table:style-name="ce8">
            <text:p><text:s text:c="2"/>2 10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439969.77504120447" table:style-name="ce8">
            <text:p><text:s text:c="3"/>440</text:p>
          </table:table-cell>
          <table:table-cell office:value-type="float" office:value="591041.31394587271" table:style-name="ce8">
            <text:p><text:s text:c="3"/>591</text:p>
          </table:table-cell>
          <table:table-cell office:value-type="float" office:value="1009302.3451569626" table:style-name="ce8">
            <text:p><text:s text:c="2"/>1 009</text:p>
          </table:table-cell>
          <table:table-cell office:value-type="float" office:value="706867.60101316089" table:style-name="ce8">
            <text:p><text:s text:c="3"/>707</text:p>
          </table:table-cell>
          <table:table-cell office:value-type="float" office:value="867542.20683424093" table:style-name="ce8">
            <text:p><text:s text:c="3"/>86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434235.0968977029" table:style-name="ce8">
            <text:p><text:s text:c="3"/>434</text:p>
          </table:table-cell>
          <table:table-cell office:value-type="float" office:value="459269.29338642559" table:style-name="ce8">
            <text:p><text:s text:c="3"/>459</text:p>
          </table:table-cell>
          <table:table-cell office:value-type="float" office:value="973853.8022886602" table:style-name="ce8">
            <text:p><text:s text:c="3"/>974</text:p>
          </table:table-cell>
          <table:table-cell office:value-type="float" office:value="675353.46098935883" table:style-name="ce8">
            <text:p><text:s text:c="3"/>675</text:p>
          </table:table-cell>
          <table:table-cell office:value-type="float" office:value="856249.6403473625" table:style-name="ce8">
            <text:p><text:s text:c="3"/>85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5734.6781435015755" table:style-name="ce8">
            <text:p><text:s text:c="3"/>6</text:p>
          </table:table-cell>
          <table:table-cell office:value-type="float" office:value="131772.02055944715" table:style-name="ce8">
            <text:p><text:s text:c="3"/>132</text:p>
          </table:table-cell>
          <table:table-cell office:value-type="float" office:value="35448.542868302422" table:style-name="ce8">
            <text:p><text:s text:c="3"/>35</text:p>
          </table:table-cell>
          <table:table-cell office:value-type="float" office:value="31514.140023802036" table:style-name="ce8">
            <text:p><text:s text:c="3"/>32</text:p>
          </table:table-cell>
          <table:table-cell office:value-type="float" office:value="11292.566486878479" table:style-name="ce8">
            <text:p><text:s text:c="3"/>1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12501669.219343342" table:style-name="ce8">
            <text:p><text:s text:c="2"/>12 502</text:p>
          </table:table-cell>
          <table:table-cell office:value-type="float" office:value="49692852.090172492" table:style-name="ce8">
            <text:p><text:s text:c="2"/>49 693</text:p>
          </table:table-cell>
          <table:table-cell office:value-type="float" office:value="9025565.558888657" table:style-name="ce8">
            <text:p><text:s text:c="2"/>9 026</text:p>
          </table:table-cell>
          <table:table-cell office:value-type="float" office:value="4376862.8201360069" table:style-name="ce8">
            <text:p><text:s text:c="2"/>4 377</text:p>
          </table:table-cell>
          <table:table-cell office:value-type="float" office:value="1672684.0888709826" table:style-name="ce8">
            <text:p><text:s text:c="2"/>1 67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12501669.219343342" table:style-name="ce8">
            <text:p><text:s text:c="2"/>12 502</text:p>
          </table:table-cell>
          <table:table-cell office:value-type="float" office:value="49692852.090172492" table:style-name="ce8">
            <text:p><text:s text:c="2"/>49 693</text:p>
          </table:table-cell>
          <table:table-cell office:value-type="float" office:value="9025565.558888657" table:style-name="ce8">
            <text:p><text:s text:c="2"/>9 026</text:p>
          </table:table-cell>
          <table:table-cell office:value-type="float" office:value="4376862.8201360069" table:style-name="ce8">
            <text:p><text:s text:c="2"/>4 377</text:p>
          </table:table-cell>
          <table:table-cell office:value-type="float" office:value="1672684.0888709826" table:style-name="ce8">
            <text:p><text:s text:c="2"/>1 67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1513696.5571500468" table:style-name="ce8">
            <text:p><text:s text:c="2"/>1 514</text:p>
          </table:table-cell>
          <table:table-cell office:value-type="float" office:value="7909163.3454795796" table:style-name="ce8">
            <text:p><text:s text:c="2"/>7 909</text:p>
          </table:table-cell>
          <table:table-cell office:value-type="float" office:value="2153233.5377818868" table:style-name="ce8">
            <text:p><text:s text:c="2"/>2 153</text:p>
          </table:table-cell>
          <table:table-cell office:value-type="float" office:value="1117073.3028476816" table:style-name="ce8">
            <text:p><text:s text:c="2"/>1 117</text:p>
          </table:table-cell>
          <table:table-cell office:value-type="float" office:value="810640.96296622464" table:style-name="ce8">
            <text:p><text:s text:c="3"/>81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35324208" table:style-name="ce8">
            <text:p><text:s text:c="2"/>35 324</text:p>
          </table:table-cell>
          <table:table-cell office:value-type="float" office:value="189167118" table:style-name="ce8">
            <text:p><text:s text:c="2"/>189 167</text:p>
          </table:table-cell>
          <table:table-cell office:value-type="float" office:value="49427784" table:style-name="ce8">
            <text:p><text:s text:c="2"/>49 428</text:p>
          </table:table-cell>
          <table:table-cell office:value-type="float" office:value="25473967" table:style-name="ce8">
            <text:p><text:s text:c="2"/>25 474</text:p>
          </table:table-cell>
          <table:table-cell office:value-type="float" office:value="17459472" table:style-name="ce8">
            <text:p><text:s text:c="2"/>17 45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68200" table:style-name="ce23">
            <text:p><text:s text:c="2"/>68 200</text:p>
          </table:table-cell>
          <table:table-cell office:value-type="float" office:value="55700" table:style-name="ce23">
            <text:p><text:s text:c="2"/>55 700</text:p>
          </table:table-cell>
          <table:table-cell office:value-type="float" office:value="150600" table:style-name="ce23">
            <text:p><text:s text:c="2"/>150 600</text:p>
          </table:table-cell>
          <table:table-cell office:value-type="float" office:value="117600" table:style-name="ce23">
            <text:p><text:s text:c="2"/>117 600</text:p>
          </table:table-cell>
          <table:table-cell office:value-type="float" office:value="223200" table:style-name="ce23">
            <text:p><text:s text:c="2"/>223 2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0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11">
          <table:table-cell table:style-name="ce41"/>
          <table:table-cell office:value-type="string" table:style-name="ce35">
            <text:p>22</text:p>
            <text:p>Indústria</text:p>
            <text:p><text:s/>têxtil</text:p>
          </table:table-cell>
          <table:table-cell office:value-type="string" table:style-name="ce35">
            <text:p>23</text:p>
            <text:p>Artigos</text:p>
            <text:p>do vestuário</text:p>
          </table:table-cell>
          <table:table-cell office:value-type="string" table:style-name="ce35">
            <text:p>24</text:p>
            <text:p>Fabricação</text:p>
            <text:p>de calçados</text:p>
          </table:table-cell>
          <table:table-cell office:value-type="string" table:style-name="ce35">
            <text:p>25</text:p>
            <text:p>Indústria<text:s/></text:p>
            <text:p>do café</text:p>
          </table:table-cell>
          <table:table-cell office:value-type="string" table:style-name="ce38">
            <text:p>26</text:p>
            <text:p>Beneficiamento de</text:p>
            <text:p>produtos vegetai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5062481" table:style-name="ce8">
            <text:p><text:s text:c="2"/>5 062</text:p>
          </table:table-cell>
          <table:table-cell office:value-type="float" office:value="6648383" table:style-name="ce8">
            <text:p><text:s text:c="2"/>6 648</text:p>
          </table:table-cell>
          <table:table-cell office:value-type="float" office:value="4276414" table:style-name="ce8">
            <text:p><text:s text:c="2"/>4 276</text:p>
          </table:table-cell>
          <table:table-cell office:value-type="float" office:value="3996563" table:style-name="ce8">
            <text:p><text:s text:c="2"/>3 997</text:p>
          </table:table-cell>
          <table:table-cell office:value-type="float" office:value="7869826" table:style-name="ce8">
            <text:p><text:s text:c="2"/>7 87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1851796.290083433" table:style-name="ce8">
            <text:p><text:s text:c="2"/>1 852</text:p>
          </table:table-cell>
          <table:table-cell office:value-type="float" office:value="2902228.6523130373" table:style-name="ce8">
            <text:p><text:s text:c="2"/>2 902</text:p>
          </table:table-cell>
          <table:table-cell office:value-type="float" office:value="1810456.0294622169" table:style-name="ce8">
            <text:p><text:s text:c="2"/>1 810</text:p>
          </table:table-cell>
          <table:table-cell office:value-type="float" office:value="574974.89397107577" table:style-name="ce8">
            <text:p><text:s text:c="3"/>575</text:p>
          </table:table-cell>
          <table:table-cell office:value-type="float" office:value="2073351.9682141743" table:style-name="ce8">
            <text:p><text:s text:c="2"/>2 07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364555.0920902677" table:style-name="ce8">
            <text:p><text:s text:c="2"/>1 365</text:p>
          </table:table-cell>
          <table:table-cell office:value-type="float" office:value="2246623.6837111283" table:style-name="ce8">
            <text:p><text:s text:c="2"/>2 247</text:p>
          </table:table-cell>
          <table:table-cell office:value-type="float" office:value="1321772.9548029883" table:style-name="ce8">
            <text:p><text:s text:c="2"/>1 322</text:p>
          </table:table-cell>
          <table:table-cell office:value-type="float" office:value="442142.91090136691" table:style-name="ce8">
            <text:p><text:s text:c="3"/>442</text:p>
          </table:table-cell>
          <table:table-cell office:value-type="float" office:value="1469232.424059507" table:style-name="ce8">
            <text:p><text:s text:c="2"/>1 46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487241.19799316541" table:style-name="ce8">
            <text:p><text:s text:c="3"/>487</text:p>
          </table:table-cell>
          <table:table-cell office:value-type="float" office:value="655604.968601909" table:style-name="ce8">
            <text:p><text:s text:c="3"/>656</text:p>
          </table:table-cell>
          <table:table-cell office:value-type="float" office:value="488683.07465922867" table:style-name="ce8">
            <text:p><text:s text:c="3"/>489</text:p>
          </table:table-cell>
          <table:table-cell office:value-type="float" office:value="132831.9830697088" table:style-name="ce8">
            <text:p><text:s text:c="3"/>133</text:p>
          </table:table-cell>
          <table:table-cell office:value-type="float" office:value="604119.5441546673" table:style-name="ce8">
            <text:p><text:s text:c="3"/>60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483289.53231334378" table:style-name="ce8">
            <text:p><text:s text:c="3"/>483</text:p>
          </table:table-cell>
          <table:table-cell office:value-type="float" office:value="655604.968601909" table:style-name="ce8">
            <text:p><text:s text:c="3"/>656</text:p>
          </table:table-cell>
          <table:table-cell office:value-type="float" office:value="487090.7975160589" table:style-name="ce8">
            <text:p><text:s text:c="3"/>487</text:p>
          </table:table-cell>
          <table:table-cell office:value-type="float" office:value="132831.9830697088" table:style-name="ce8">
            <text:p><text:s text:c="3"/>133</text:p>
          </table:table-cell>
          <table:table-cell office:value-type="float" office:value="573501.45090833143" table:style-name="ce8">
            <text:p><text:s text:c="3"/>57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3951.6656798216045" table:style-name="ce8">
            <text:p><text:s text:c="3"/>4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1592.2771431697786" table:style-name="ce8">
            <text:p><text:s text:c="3"/>2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30618.093246335913" table:style-name="ce8">
            <text:p><text:s text:c="3"/>3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1884507.9865239905" table:style-name="ce8">
            <text:p><text:s text:c="2"/>1 885</text:p>
          </table:table-cell>
          <table:table-cell office:value-type="float" office:value="3269243.9833741258" table:style-name="ce8">
            <text:p><text:s text:c="2"/>3 269</text:p>
          </table:table-cell>
          <table:table-cell office:value-type="float" office:value="2001183.6486252765" table:style-name="ce8">
            <text:p><text:s text:c="2"/>2 001</text:p>
          </table:table-cell>
          <table:table-cell office:value-type="float" office:value="2855027.9807040128" table:style-name="ce8">
            <text:p><text:s text:c="2"/>2 855</text:p>
          </table:table-cell>
          <table:table-cell office:value-type="float" office:value="4003479.1349532963" table:style-name="ce8">
            <text:p><text:s text:c="2"/>4 00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6514.5627936208302" table:style-name="ce8">
            <text:p><text:s text:c="3"/>7</text:p>
          </table:table-cell>
          <table:table-cell office:value-type="float" office:value="2238831.1534912232" table:style-name="ce8">
            <text:p><text:s text:c="2"/>2 239</text:p>
          </table:table-cell>
          <table:table-cell office:value-type="float" office:value="59062.374502291234" table:style-name="ce8">
            <text:p><text:s text:c="3"/>59</text:p>
          </table:table-cell>
          <table:table-cell office:value-type="float" office:value="27319.130660221243" table:style-name="ce8">
            <text:p><text:s text:c="3"/>27</text:p>
          </table:table-cell>
          <table:table-cell office:value-type="float" office:value="85498.760769951667" table:style-name="ce8">
            <text:p><text:s text:c="3"/>8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1877993.4237303697" table:style-name="ce8">
            <text:p><text:s text:c="2"/>1 878</text:p>
          </table:table-cell>
          <table:table-cell office:value-type="float" office:value="1030412.8298829026" table:style-name="ce8">
            <text:p><text:s text:c="2"/>1 030</text:p>
          </table:table-cell>
          <table:table-cell office:value-type="float" office:value="1942121.2741229853" table:style-name="ce8">
            <text:p><text:s text:c="2"/>1 942</text:p>
          </table:table-cell>
          <table:table-cell office:value-type="float" office:value="2827708.8500437913" table:style-name="ce8">
            <text:p><text:s text:c="2"/>2 828</text:p>
          </table:table-cell>
          <table:table-cell office:value-type="float" office:value="3917980.3741833447" table:style-name="ce8">
            <text:p><text:s text:c="2"/>3 91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1326176.7233925764" table:style-name="ce8">
            <text:p><text:s text:c="2"/>1 326</text:p>
          </table:table-cell>
          <table:table-cell office:value-type="float" office:value="476910.36431283673" table:style-name="ce8">
            <text:p><text:s text:c="3"/>477</text:p>
          </table:table-cell>
          <table:table-cell office:value-type="float" office:value="464774.32191250677" table:style-name="ce8">
            <text:p><text:s text:c="3"/>465</text:p>
          </table:table-cell>
          <table:table-cell office:value-type="float" office:value="567500.12532491144" table:style-name="ce8">
            <text:p><text:s text:c="3"/>568</text:p>
          </table:table-cell>
          <table:table-cell office:value-type="float" office:value="1792994.896832529" table:style-name="ce8">
            <text:p><text:s text:c="2"/>1 79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940" table:style-name="ce8">
            <text:p><text:s/>(-) <text:s text:c="2"/>1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31055276" table:style-name="ce8">
            <text:p><text:s text:c="2"/>31 055</text:p>
          </table:table-cell>
          <table:table-cell office:value-type="float" office:value="20847390" table:style-name="ce8">
            <text:p><text:s text:c="2"/>20 847</text:p>
          </table:table-cell>
          <table:table-cell office:value-type="float" office:value="11358896" table:style-name="ce8">
            <text:p><text:s text:c="2"/>11 359</text:p>
          </table:table-cell>
          <table:table-cell office:value-type="float" office:value="14024364" table:style-name="ce8">
            <text:p><text:s text:c="2"/>14 024</text:p>
          </table:table-cell>
          <table:table-cell office:value-type="float" office:value="43874928" table:style-name="ce8">
            <text:p><text:s text:c="2"/>43 87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233300" table:style-name="ce23">
            <text:p><text:s text:c="2"/>233 300</text:p>
          </table:table-cell>
          <table:table-cell office:value-type="float" office:value="1668800" table:style-name="ce23">
            <text:p><text:s/>1 668 800</text:p>
          </table:table-cell>
          <table:table-cell office:value-type="float" office:value="399800" table:style-name="ce23">
            <text:p><text:s text:c="2"/>399 800</text:p>
          </table:table-cell>
          <table:table-cell office:value-type="float" office:value="70300" table:style-name="ce23">
            <text:p><text:s text:c="2"/>70 300</text:p>
          </table:table-cell>
          <table:table-cell office:value-type="float" office:value="307600" table:style-name="ce23">
            <text:p><text:s text:c="2"/>307 6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0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11">
          <table:table-cell table:style-name="ce41"/>
          <table:table-cell office:value-type="string" table:style-name="ce35">
            <text:p>27</text:p>
            <text:p>Abate</text:p>
            <text:p>de animais</text:p>
          </table:table-cell>
          <table:table-cell office:value-type="string" table:style-name="ce35">
            <text:p>28</text:p>
            <text:p>Indústria</text:p>
            <text:p>de laticínios</text:p>
          </table:table-cell>
          <table:table-cell office:value-type="string" table:style-name="ce35">
            <text:p>29</text:p>
            <text:p>Indústria</text:p>
            <text:p>de açúcar</text:p>
          </table:table-cell>
          <table:table-cell office:value-type="string" table:style-name="ce35">
            <text:p>30</text:p>
            <text:p>Fabricação</text:p>
            <text:p>de óleos vegetais</text:p>
          </table:table-cell>
          <table:table-cell office:value-type="string" table:style-name="ce38">
            <text:p>31</text:p>
            <text:p>Outros</text:p>
            <text:p>produtos alimentare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6769915" table:style-name="ce8">
            <text:p><text:s text:c="2"/>6 770</text:p>
          </table:table-cell>
          <table:table-cell office:value-type="float" office:value="2525559" table:style-name="ce8">
            <text:p><text:s text:c="2"/>2 526</text:p>
          </table:table-cell>
          <table:table-cell office:value-type="float" office:value="7313195" table:style-name="ce8">
            <text:p><text:s text:c="2"/>7 313</text:p>
          </table:table-cell>
          <table:table-cell office:value-type="float" office:value="6190084" table:style-name="ce8">
            <text:p><text:s text:c="2"/>6 190</text:p>
          </table:table-cell>
          <table:table-cell office:value-type="float" office:value="11831985" table:style-name="ce8">
            <text:p><text:s text:c="2"/>11 832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1854904.8435960235" table:style-name="ce8">
            <text:p><text:s text:c="2"/>1 855</text:p>
          </table:table-cell>
          <table:table-cell office:value-type="float" office:value="629248.31257273769" table:style-name="ce8">
            <text:p><text:s text:c="3"/>629</text:p>
          </table:table-cell>
          <table:table-cell office:value-type="float" office:value="1037291.5630281392" table:style-name="ce8">
            <text:p><text:s text:c="2"/>1 037</text:p>
          </table:table-cell>
          <table:table-cell office:value-type="float" office:value="416353.17228072754" table:style-name="ce8">
            <text:p><text:s text:c="3"/>416</text:p>
          </table:table-cell>
          <table:table-cell office:value-type="float" office:value="4600160.8873131759" table:style-name="ce8">
            <text:p><text:s text:c="2"/>4 60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419751.790208681" table:style-name="ce8">
            <text:p><text:s text:c="2"/>1 420</text:p>
          </table:table-cell>
          <table:table-cell office:value-type="float" office:value="469068.00881735235" table:style-name="ce8">
            <text:p><text:s text:c="3"/>469</text:p>
          </table:table-cell>
          <table:table-cell office:value-type="float" office:value="775372.43353233812" table:style-name="ce8">
            <text:p><text:s text:c="3"/>775</text:p>
          </table:table-cell>
          <table:table-cell office:value-type="float" office:value="311222.7881790445" table:style-name="ce8">
            <text:p><text:s text:c="3"/>311</text:p>
          </table:table-cell>
          <table:table-cell office:value-type="float" office:value="3365591.362951681" table:style-name="ce8">
            <text:p><text:s text:c="2"/>3 36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435153.05338734237" table:style-name="ce8">
            <text:p><text:s text:c="3"/>435</text:p>
          </table:table-cell>
          <table:table-cell office:value-type="float" office:value="160180.30375538534" table:style-name="ce8">
            <text:p><text:s text:c="3"/>160</text:p>
          </table:table-cell>
          <table:table-cell office:value-type="float" office:value="261919.12949580105" table:style-name="ce8">
            <text:p><text:s text:c="3"/>262</text:p>
          </table:table-cell>
          <table:table-cell office:value-type="float" office:value="105130.38410168304" table:style-name="ce8">
            <text:p><text:s text:c="3"/>105</text:p>
          </table:table-cell>
          <table:table-cell office:value-type="float" office:value="1234569.5243614949" table:style-name="ce8">
            <text:p><text:s text:c="2"/>1 23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432577.39690868283" table:style-name="ce8">
            <text:p><text:s text:c="3"/>433</text:p>
          </table:table-cell>
          <table:table-cell office:value-type="float" office:value="158450.1579248441" table:style-name="ce8">
            <text:p><text:s text:c="3"/>158</text:p>
          </table:table-cell>
          <table:table-cell office:value-type="float" office:value="261919.12949580105" table:style-name="ce8">
            <text:p><text:s text:c="3"/>262</text:p>
          </table:table-cell>
          <table:table-cell office:value-type="float" office:value="105130.38410168304" table:style-name="ce8">
            <text:p><text:s text:c="3"/>105</text:p>
          </table:table-cell>
          <table:table-cell office:value-type="float" office:value="1209231.2441273513" table:style-name="ce8">
            <text:p><text:s text:c="2"/>1 20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2575.6564786595231" table:style-name="ce8">
            <text:p><text:s text:c="3"/>3</text:p>
          </table:table-cell>
          <table:table-cell office:value-type="float" office:value="1730.145830541227" table:style-name="ce8">
            <text:p><text:s text:c="3"/>2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25338.280234143527" table:style-name="ce8">
            <text:p><text:s text:c="3"/>2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2781854.1450156169" table:style-name="ce8">
            <text:p><text:s text:c="2"/>2 782</text:p>
          </table:table-cell>
          <table:table-cell office:value-type="float" office:value="1199757.6892468925" table:style-name="ce8">
            <text:p><text:s text:c="2"/>1 200</text:p>
          </table:table-cell>
          <table:table-cell office:value-type="float" office:value="5359966.47045964" table:style-name="ce8">
            <text:p><text:s text:c="2"/>5 360</text:p>
          </table:table-cell>
          <table:table-cell office:value-type="float" office:value="4183976.4260327979" table:style-name="ce8">
            <text:p><text:s text:c="2"/>4 184</text:p>
          </table:table-cell>
          <table:table-cell office:value-type="float" office:value="4705940.2905712426" table:style-name="ce8">
            <text:p><text:s text:c="2"/>4 70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76392.383883211252" table:style-name="ce8">
            <text:p><text:s text:c="3"/>76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177574.34929143806" table:style-name="ce8">
            <text:p><text:s text:c="3"/>17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2705461.7611324056" table:style-name="ce8">
            <text:p><text:s text:c="2"/>2 705</text:p>
          </table:table-cell>
          <table:table-cell office:value-type="float" office:value="1199757.6892468925" table:style-name="ce8">
            <text:p><text:s text:c="2"/>1 200</text:p>
          </table:table-cell>
          <table:table-cell office:value-type="float" office:value="5359966.47045964" table:style-name="ce8">
            <text:p><text:s text:c="2"/>5 360</text:p>
          </table:table-cell>
          <table:table-cell office:value-type="float" office:value="4183976.4260327979" table:style-name="ce8">
            <text:p><text:s text:c="2"/>4 184</text:p>
          </table:table-cell>
          <table:table-cell office:value-type="float" office:value="4528365.9412798043" table:style-name="ce8">
            <text:p><text:s text:c="2"/>4 52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2133156.0113883596" table:style-name="ce8">
            <text:p><text:s text:c="2"/>2 133</text:p>
          </table:table-cell>
          <table:table-cell office:value-type="float" office:value="696552.99818036973" table:style-name="ce8">
            <text:p><text:s text:c="3"/>697</text:p>
          </table:table-cell>
          <table:table-cell office:value-type="float" office:value="915936.96651222091" table:style-name="ce8">
            <text:p><text:s text:c="3"/>916</text:p>
          </table:table-cell>
          <table:table-cell office:value-type="float" office:value="1589754.4016864751" table:style-name="ce8">
            <text:p><text:s text:c="2"/>1 590</text:p>
          </table:table-cell>
          <table:table-cell office:value-type="float" office:value="2525883.822115581" table:style-name="ce8">
            <text:p><text:s text:c="2"/>2 52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52206040" table:style-name="ce8">
            <text:p><text:s text:c="2"/>52 206</text:p>
          </table:table-cell>
          <table:table-cell office:value-type="float" office:value="16643589" table:style-name="ce8">
            <text:p><text:s text:c="2"/>16 644</text:p>
          </table:table-cell>
          <table:table-cell office:value-type="float" office:value="21376783" table:style-name="ce8">
            <text:p><text:s text:c="2"/>21 377</text:p>
          </table:table-cell>
          <table:table-cell office:value-type="float" office:value="38761920" table:style-name="ce8">
            <text:p><text:s text:c="2"/>38 762</text:p>
          </table:table-cell>
          <table:table-cell office:value-type="float" office:value="61343183" table:style-name="ce8">
            <text:p><text:s text:c="2"/>61 343</text:p>
          </table:table-cell>
          <table:table-cell table:number-columns-repeated="16378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230400" table:style-name="ce23">
            <text:p><text:s text:c="2"/>230 400</text:p>
          </table:table-cell>
          <table:table-cell office:value-type="float" office:value="57900" table:style-name="ce23">
            <text:p><text:s text:c="2"/>57 900</text:p>
          </table:table-cell>
          <table:table-cell office:value-type="float" office:value="82500" table:style-name="ce23">
            <text:p><text:s text:c="2"/>82 500</text:p>
          </table:table-cell>
          <table:table-cell office:value-type="float" office:value="35800" table:style-name="ce23">
            <text:p><text:s text:c="2"/>35 800</text:p>
          </table:table-cell>
          <table:table-cell office:value-type="float" office:value="624700" table:style-name="ce23">
            <text:p><text:s text:c="2"/>624 700</text:p>
          </table:table-cell>
          <table:table-cell table:number-columns-repeated="16378"/>
        </table:table-row>
        <table:table-row table:style-name="ro4">
          <table:table-cell table:number-columns-repeated="6" table:style-name="ce39"/>
          <table:table-cell table:number-columns-repeated="16378"/>
        </table:table-row>
        <table:table-row table:style-name="ro13">
          <table:table-cell table:style-name="ce5"/>
          <table:table-cell table:number-columns-repeated="16383" table:style-name="ce3"/>
        </table:table-row>
        <table:table-row table:number-rows-repeated="1048517" table:style-name="ro7">
          <table:table-cell table:number-columns-repeated="16384"/>
        </table:table-row>
        <table:named-expressions>
          <table:named-range table:name="Print_Area" table:cell-range-address="2n02.$A$1:2n02.$F$58" table:base-cell-address="2n02.$A$1"/>
        </table:named-expressions>
      </table:table>
      <table:table table:name="2o02" table:style-name="ta2">
        <table:table-column table:style-name="co8" table:default-cell-style-name="ce3"/>
        <table:table-column table:style-name="co15" table:default-cell-style-name="ce3"/>
        <table:table-column table:style-name="co11" table:default-cell-style-name="ce3"/>
        <table:table-column table:style-name="co14" table:default-cell-style-name="ce3"/>
        <table:table-column table:style-name="co9" table:default-cell-style-name="ce3"/>
        <table:table-column table:style-name="co10" table:default-cell-style-name="ce3"/>
        <table:table-column table:style-name="co6" table:number-columns-repeated="16378" table:default-cell-style-name="ce3"/>
        <table:table-row table:style-name="ro1">
          <table:table-cell office:value-type="string" table:style-name="ce1">
            <text:p>Tabela 2 - Usos de bens e serviços - 2001</text:p>
          </table:table-cell>
          <table:table-cell table:number-columns-repeated="5" table:style-name="ce1"/>
          <table:table-cell table:style-name="ce20"/>
          <table:table-cell table:number-columns-repeated="16377" table:style-name="ce2"/>
        </table:table-row>
        <table:table-row table:style-name="ro2">
          <table:table-cell table:number-columns-repeated="5" table:style-name="ce3"/>
          <table:table-cell office:value-type="string" table:style-name="ce4">
            <text:p>(conclusão)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style-name="ce21"/>
          <table:table-cell table:number-columns-repeated="16377"/>
        </table:table-row>
        <table:table-row table:style-name="ro11">
          <table:table-cell table:style-name="ce41"/>
          <table:table-cell office:value-type="string" table:style-name="ce35">
            <text:p>32</text:p>
            <text:p>Indústrias</text:p>
            <text:p>diversas</text:p>
          </table:table-cell>
          <table:table-cell office:value-type="string" table:style-name="ce35">
            <text:p>33</text:p>
            <text:p>Serviços</text:p>
            <text:p>industriais</text:p>
            <text:p>de utilidade</text:p>
          </table:table-cell>
          <table:table-cell office:value-type="string" table:style-name="ce35">
            <text:p>34</text:p>
            <text:p>Construção</text:p>
            <text:p>civil</text:p>
          </table:table-cell>
          <table:table-cell office:value-type="string" table:style-name="ce35">
            <text:p>35</text:p>
            <text:p>Comércio</text:p>
          </table:table-cell>
          <table:table-cell office:value-type="string" table:style-name="ce38">
            <text:p>36</text:p>
            <text:p>Transportes</text:p>
          </table:table-cell>
          <table:table-cell table:number-columns-repeated="16378" table:style-name="ce3"/>
        </table:table-row>
        <table:table-row table:style-name="ro8">
          <table:table-cell table:number-columns-repeated="5" table:style-name="ce5"/>
          <table:table-cell table:style-name="ce6"/>
          <table:table-cell table:number-columns-repeated="16378" table:style-name="ce3"/>
        </table:table-row>
        <table:table-row table:style-name="ro6">
          <table:table-cell office:value-type="string" table:style-name="ce5">
            <text:p>Valor adicionado bruto a preço básico</text:p>
          </table:table-cell>
          <table:table-cell office:value-type="float" office:value="7536961" table:style-name="ce8">
            <text:p><text:s text:c="2"/>7 537</text:p>
          </table:table-cell>
          <table:table-cell office:value-type="float" office:value="47594307" table:style-name="ce8">
            <text:p><text:s text:c="2"/>47 594</text:p>
          </table:table-cell>
          <table:table-cell office:value-type="float" office:value="100951217" table:style-name="ce8">
            <text:p><text:s text:c="2"/>100 951</text:p>
          </table:table-cell>
          <table:table-cell office:value-type="float" office:value="107501248" table:style-name="ce8">
            <text:p><text:s text:c="2"/>107 501</text:p>
          </table:table-cell>
          <table:table-cell office:value-type="float" office:value="34185740" table:style-name="ce8">
            <text:p><text:s text:c="2"/>34 18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1441314.3157843673" table:style-name="ce8">
            <text:p><text:s text:c="2"/>1 441</text:p>
          </table:table-cell>
          <table:table-cell office:value-type="float" office:value="14228875.140270546" table:style-name="ce8">
            <text:p><text:s text:c="2"/>14 229</text:p>
          </table:table-cell>
          <table:table-cell office:value-type="float" office:value="12330982.203024708" table:style-name="ce8">
            <text:p><text:s text:c="2"/>12 331</text:p>
          </table:table-cell>
          <table:table-cell office:value-type="float" office:value="49739660.4654411" table:style-name="ce8">
            <text:p><text:s text:c="2"/>49 740</text:p>
          </table:table-cell>
          <table:table-cell office:value-type="float" office:value="20398259.946997765" table:style-name="ce8">
            <text:p><text:s text:c="2"/>20 39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036023.4048998738" table:style-name="ce8">
            <text:p><text:s text:c="2"/>1 036</text:p>
          </table:table-cell>
          <table:table-cell office:value-type="float" office:value="10032430.346670045" table:style-name="ce8">
            <text:p><text:s text:c="2"/>10 032</text:p>
          </table:table-cell>
          <table:table-cell office:value-type="float" office:value="9528761.0964450836" table:style-name="ce8">
            <text:p><text:s text:c="2"/>9 529</text:p>
          </table:table-cell>
          <table:table-cell office:value-type="float" office:value="37266795.613101013" table:style-name="ce8">
            <text:p><text:s text:c="2"/>37 267</text:p>
          </table:table-cell>
          <table:table-cell office:value-type="float" office:value="14916925.523117648" table:style-name="ce8">
            <text:p><text:s text:c="2"/>14 91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405290.91088449338" table:style-name="ce8">
            <text:p><text:s text:c="3"/>405</text:p>
          </table:table-cell>
          <table:table-cell office:value-type="float" office:value="4196444.7936005015" table:style-name="ce8">
            <text:p><text:s text:c="2"/>4 196</text:p>
          </table:table-cell>
          <table:table-cell office:value-type="float" office:value="2802221.1065796237" table:style-name="ce8">
            <text:p><text:s text:c="2"/>2 802</text:p>
          </table:table-cell>
          <table:table-cell office:value-type="float" office:value="12472864.852340087" table:style-name="ce8">
            <text:p><text:s text:c="2"/>12 473</text:p>
          </table:table-cell>
          <table:table-cell office:value-type="float" office:value="5481334.4238801179" table:style-name="ce8">
            <text:p><text:s text:c="2"/>5 48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385225.04989774851" table:style-name="ce8">
            <text:p><text:s text:c="3"/>385</text:p>
          </table:table-cell>
          <table:table-cell office:value-type="float" office:value="3357028.6191851222" table:style-name="ce8">
            <text:p><text:s text:c="2"/>3 357</text:p>
          </table:table-cell>
          <table:table-cell office:value-type="float" office:value="2788735.0698511642" table:style-name="ce8">
            <text:p><text:s text:c="2"/>2 789</text:p>
          </table:table-cell>
          <table:table-cell office:value-type="float" office:value="12433239.918438535" table:style-name="ce8">
            <text:p><text:s text:c="2"/>12 433</text:p>
          </table:table-cell>
          <table:table-cell office:value-type="float" office:value="5336611.6966356393" table:style-name="ce8">
            <text:p><text:s text:c="2"/>5 33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20065.86098674489" table:style-name="ce8">
            <text:p><text:s text:c="3"/>20</text:p>
          </table:table-cell>
          <table:table-cell office:value-type="float" office:value="839416.17441537965" table:style-name="ce8">
            <text:p><text:s text:c="3"/>839</text:p>
          </table:table-cell>
          <table:table-cell office:value-type="float" office:value="13486.036728459427" table:style-name="ce8">
            <text:p><text:s text:c="3"/>13</text:p>
          </table:table-cell>
          <table:table-cell office:value-type="float" office:value="39624.933901552664" table:style-name="ce8">
            <text:p><text:s text:c="3"/>40</text:p>
          </table:table-cell>
          <table:table-cell office:value-type="float" office:value="144722.72724447833" table:style-name="ce8">
            <text:p><text:s text:c="3"/>14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5300167.6219978854" table:style-name="ce8">
            <text:p><text:s text:c="2"/>5 300</text:p>
          </table:table-cell>
          <table:table-cell office:value-type="float" office:value="29132189.548869953" table:style-name="ce8">
            <text:p><text:s text:c="2"/>29 132</text:p>
          </table:table-cell>
          <table:table-cell office:value-type="float" office:value="83386221.996555358" table:style-name="ce8">
            <text:p><text:s text:c="2"/>83 386</text:p>
          </table:table-cell>
          <table:table-cell office:value-type="float" office:value="41707620.650768019" table:style-name="ce8">
            <text:p><text:s text:c="2"/>41 708</text:p>
          </table:table-cell>
          <table:table-cell office:value-type="float" office:value="10679120.654999137" table:style-name="ce8">
            <text:p><text:s text:c="2"/>10 67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165083.550908312" table:style-name="ce8">
            <text:p><text:s text:c="3"/>165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6584467.7235809602" table:style-name="ce8">
            <text:p><text:s text:c="2"/>6 584</text:p>
          </table:table-cell>
          <table:table-cell office:value-type="float" office:value="21624844.198250197" table:style-name="ce8">
            <text:p><text:s text:c="2"/>21 625</text:p>
          </table:table-cell>
          <table:table-cell office:value-type="float" office:value="8447776.5772655997" table:style-name="ce8">
            <text:p><text:s text:c="2"/>8 44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5135084.0710895732" table:style-name="ce8">
            <text:p><text:s text:c="2"/>5 135</text:p>
          </table:table-cell>
          <table:table-cell office:value-type="float" office:value="29132189.548869953" table:style-name="ce8">
            <text:p><text:s text:c="2"/>29 132</text:p>
          </table:table-cell>
          <table:table-cell office:value-type="float" office:value="76801754.272974402" table:style-name="ce8">
            <text:p><text:s text:c="2"/>76 802</text:p>
          </table:table-cell>
          <table:table-cell office:value-type="float" office:value="20082776.452517822" table:style-name="ce8">
            <text:p><text:s text:c="2"/>20 083</text:p>
          </table:table-cell>
          <table:table-cell office:value-type="float" office:value="2231344.0777335372" table:style-name="ce8">
            <text:p><text:s text:c="2"/>2 23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795479.06221774709" table:style-name="ce8">
            <text:p><text:s text:c="3"/>795</text:p>
          </table:table-cell>
          <table:table-cell office:value-type="float" office:value="4374815.3108594986" table:style-name="ce8">
            <text:p><text:s text:c="2"/>4 375</text:p>
          </table:table-cell>
          <table:table-cell office:value-type="float" office:value="6017293.8004199257" table:style-name="ce8">
            <text:p><text:s text:c="2"/>6 017</text:p>
          </table:table-cell>
          <table:table-cell office:value-type="float" office:value="16808185.883790873" table:style-name="ce8">
            <text:p><text:s text:c="2"/>16 808</text:p>
          </table:table-cell>
          <table:table-cell office:value-type="float" office:value="3919572.3980030986" table:style-name="ce8">
            <text:p><text:s text:c="2"/>3 92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141573" table:style-name="ce8">
            <text:p><text:s/>(-) <text:s text:c="2"/>142</text:p>
          </table:table-cell>
          <table:table-cell office:value-type="float" office:value="-783281" table:style-name="ce8">
            <text:p><text:s/>(-) <text:s text:c="2"/>783</text:p>
          </table:table-cell>
          <table:table-cell office:value-type="float" office:value="-754219" table:style-name="ce8">
            <text:p><text:s/>(-) <text:s text:c="2"/>754</text:p>
          </table:table-cell>
          <table:table-cell office:value-type="float" office:value="-811213" table:style-name="ce8">
            <text:p><text:s/>(-) <text:s text:c="2"/>81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19068799" table:style-name="ce8">
            <text:p><text:s text:c="2"/>19 069</text:p>
          </table:table-cell>
          <table:table-cell office:value-type="float" office:value="96754004" table:style-name="ce8">
            <text:p><text:s text:c="2"/>96 754</text:p>
          </table:table-cell>
          <table:table-cell office:value-type="float" office:value="192867698" table:style-name="ce8">
            <text:p><text:s text:c="2"/>192 868</text:p>
          </table:table-cell>
          <table:table-cell office:value-type="float" office:value="215114022" table:style-name="ce8">
            <text:p><text:s text:c="2"/>215 114</text:p>
          </table:table-cell>
          <table:table-cell office:value-type="float" office:value="105705191" table:style-name="ce8">
            <text:p><text:s text:c="2"/>105 70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340700" table:style-name="ce23">
            <text:p><text:s text:c="2"/>340 700</text:p>
          </table:table-cell>
          <table:table-cell office:value-type="float" office:value="242300" table:style-name="ce23">
            <text:p><text:s text:c="2"/>242 300</text:p>
          </table:table-cell>
          <table:table-cell office:value-type="float" office:value="3771400" table:style-name="ce23">
            <text:p><text:s/>3 771 400</text:p>
          </table:table-cell>
          <table:table-cell office:value-type="float" office:value="11296000" table:style-name="ce23">
            <text:p><text:s/>11 296 000</text:p>
          </table:table-cell>
          <table:table-cell office:value-type="float" office:value="2817100" table:style-name="ce23">
            <text:p><text:s/>2 817 1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0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11">
          <table:table-cell table:style-name="ce41"/>
          <table:table-cell office:value-type="string" table:style-name="ce35">
            <text:p>37</text:p>
            <text:p>Comunicações</text:p>
          </table:table-cell>
          <table:table-cell office:value-type="string" table:style-name="ce35">
            <text:p>38</text:p>
            <text:p>Instituições</text:p>
            <text:p>financeiras</text:p>
          </table:table-cell>
          <table:table-cell office:value-type="string" table:style-name="ce35">
            <text:p>39</text:p>
            <text:p>Serviços</text:p>
            <text:p>prestados às famílias</text:p>
          </table:table-cell>
          <table:table-cell office:value-type="string" table:style-name="ce35">
            <text:p>40</text:p>
            <text:p>Serviços</text:p>
            <text:p>prestados às</text:p>
            <text:p>empresas</text:p>
          </table:table-cell>
          <table:table-cell office:value-type="string" table:style-name="ce38">
            <text:p>41</text:p>
            <text:p>Aluguel</text:p>
            <text:p>de imóvei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44151251" table:style-name="ce8">
            <text:p><text:s text:c="2"/>44 151</text:p>
          </table:table-cell>
          <table:table-cell office:value-type="float" office:value="97459330" table:style-name="ce8">
            <text:p><text:s text:c="2"/>97 459</text:p>
          </table:table-cell>
          <table:table-cell office:value-type="float" office:value="67056942" table:style-name="ce8">
            <text:p><text:s text:c="2"/>67 057</text:p>
          </table:table-cell>
          <table:table-cell office:value-type="float" office:value="60490339" table:style-name="ce8">
            <text:p><text:s text:c="2"/>60 490</text:p>
          </table:table-cell>
          <table:table-cell office:value-type="float" office:value="142543933" table:style-name="ce8">
            <text:p><text:s text:c="2"/>142 54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12628493.593236156" table:style-name="ce8">
            <text:p><text:s text:c="2"/>12 628</text:p>
          </table:table-cell>
          <table:table-cell office:value-type="float" office:value="37530172.773369111" table:style-name="ce8">
            <text:p><text:s text:c="2"/>37 530</text:p>
          </table:table-cell>
          <table:table-cell office:value-type="float" office:value="40464729.438082188" table:style-name="ce8">
            <text:p><text:s text:c="2"/>40 465</text:p>
          </table:table-cell>
          <table:table-cell office:value-type="float" office:value="30950353.750870243" table:style-name="ce8">
            <text:p><text:s text:c="2"/>30 950</text:p>
          </table:table-cell>
          <table:table-cell office:value-type="float" office:value="2126414.2706471141" table:style-name="ce8">
            <text:p><text:s text:c="2"/>2 12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9371151.0102243386" table:style-name="ce8">
            <text:p><text:s text:c="2"/>9 371</text:p>
          </table:table-cell>
          <table:table-cell office:value-type="float" office:value="30254687.133756973" table:style-name="ce8">
            <text:p><text:s text:c="2"/>30 255</text:p>
          </table:table-cell>
          <table:table-cell office:value-type="float" office:value="37808813.745342776" table:style-name="ce8">
            <text:p><text:s text:c="2"/>37 809</text:p>
          </table:table-cell>
          <table:table-cell office:value-type="float" office:value="22636784.222261921" table:style-name="ce8">
            <text:p><text:s text:c="2"/>22 637</text:p>
          </table:table-cell>
          <table:table-cell office:value-type="float" office:value="1604446.1910315361" table:style-name="ce8">
            <text:p><text:s text:c="2"/>1 60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3257342.5830118163" table:style-name="ce8">
            <text:p><text:s text:c="2"/>3 257</text:p>
          </table:table-cell>
          <table:table-cell office:value-type="float" office:value="7275485.6396121392" table:style-name="ce8">
            <text:p><text:s text:c="2"/>7 275</text:p>
          </table:table-cell>
          <table:table-cell office:value-type="float" office:value="2655915.6927394108" table:style-name="ce8">
            <text:p><text:s text:c="2"/>2 656</text:p>
          </table:table-cell>
          <table:table-cell office:value-type="float" office:value="8313569.5286083221" table:style-name="ce8">
            <text:p><text:s text:c="2"/>8 314</text:p>
          </table:table-cell>
          <table:table-cell office:value-type="float" office:value="521968.07961557823" table:style-name="ce8">
            <text:p><text:s text:c="3"/>522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3087874.3411748111" table:style-name="ce8">
            <text:p><text:s text:c="2"/>3 088</text:p>
          </table:table-cell>
          <table:table-cell office:value-type="float" office:value="6155922.9784494601" table:style-name="ce8">
            <text:p><text:s text:c="2"/>6 156</text:p>
          </table:table-cell>
          <table:table-cell office:value-type="float" office:value="2618591.0878181374" table:style-name="ce8">
            <text:p><text:s text:c="2"/>2 619</text:p>
          </table:table-cell>
          <table:table-cell office:value-type="float" office:value="8274192.4440971324" table:style-name="ce8">
            <text:p><text:s text:c="2"/>8 274</text:p>
          </table:table-cell>
          <table:table-cell office:value-type="float" office:value="521968.07961557823" table:style-name="ce8">
            <text:p><text:s text:c="3"/>522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169468.24183700528" table:style-name="ce8">
            <text:p><text:s text:c="3"/>169</text:p>
          </table:table-cell>
          <table:table-cell office:value-type="float" office:value="1119562.6611626789" table:style-name="ce8">
            <text:p><text:s text:c="2"/>1 120</text:p>
          </table:table-cell>
          <table:table-cell office:value-type="float" office:value="37324.604921273363" table:style-name="ce8">
            <text:p><text:s text:c="3"/>37</text:p>
          </table:table-cell>
          <table:table-cell office:value-type="float" office:value="39377.084511189736" table:style-name="ce8">
            <text:p><text:s text:c="3"/>39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28336562.303959824" table:style-name="ce8">
            <text:p><text:s text:c="2"/>28 337</text:p>
          </table:table-cell>
          <table:table-cell office:value-type="float" office:value="52723348.863647021" table:style-name="ce8">
            <text:p><text:s text:c="2"/>52 723</text:p>
          </table:table-cell>
          <table:table-cell office:value-type="float" office:value="20136254.340374865" table:style-name="ce8">
            <text:p><text:s text:c="2"/>20 136</text:p>
          </table:table-cell>
          <table:table-cell office:value-type="float" office:value="25562700.92266342" table:style-name="ce8">
            <text:p><text:s text:c="2"/>25 563</text:p>
          </table:table-cell>
          <table:table-cell office:value-type="float" office:value="138780498.36873919" table:style-name="ce8">
            <text:p><text:s text:c="2"/>138 78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3759014.0274202824" table:style-name="ce8">
            <text:p><text:s text:c="2"/>3 759</text:p>
          </table:table-cell>
          <table:table-cell office:value-type="float" office:value="16879195.724697173" table:style-name="ce8">
            <text:p><text:s text:c="2"/>16 879</text:p>
          </table:table-cell>
          <table:table-cell office:value-type="float" office:value="6365994.3356223302" table:style-name="ce8">
            <text:p><text:s text:c="2"/>6 366</text:p>
          </table:table-cell>
          <table:table-cell office:value-type="float" office:value="747120.29407179635" table:style-name="ce8">
            <text:p><text:s text:c="3"/>74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28336562.303959824" table:style-name="ce8">
            <text:p><text:s text:c="2"/>28 337</text:p>
          </table:table-cell>
          <table:table-cell office:value-type="float" office:value="48964334.836226739" table:style-name="ce8">
            <text:p><text:s text:c="2"/>48 964</text:p>
          </table:table-cell>
          <table:table-cell office:value-type="float" office:value="3257058.615677692" table:style-name="ce8">
            <text:p><text:s text:c="2"/>3 257</text:p>
          </table:table-cell>
          <table:table-cell office:value-type="float" office:value="19196706.587041091" table:style-name="ce8">
            <text:p><text:s text:c="2"/>19 197</text:p>
          </table:table-cell>
          <table:table-cell office:value-type="float" office:value="138033378.07466739" table:style-name="ce8">
            <text:p><text:s text:c="2"/>138 03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3255028.1028040187" table:style-name="ce8">
            <text:p><text:s text:c="2"/>3 255</text:p>
          </table:table-cell>
          <table:table-cell office:value-type="float" office:value="7205808.3629838731" table:style-name="ce8">
            <text:p><text:s text:c="2"/>7 206</text:p>
          </table:table-cell>
          <table:table-cell office:value-type="float" office:value="6455958.2215429489" table:style-name="ce8">
            <text:p><text:s text:c="2"/>6 456</text:p>
          </table:table-cell>
          <table:table-cell office:value-type="float" office:value="3977284.3264663331" table:style-name="ce8">
            <text:p><text:s text:c="2"/>3 977</text:p>
          </table:table-cell>
          <table:table-cell office:value-type="float" office:value="1637020.360613704" table:style-name="ce8">
            <text:p><text:s text:c="2"/>1 63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-68833" table:style-name="ce8">
            <text:p><text:s/>(-) <text:s text:c="2"/>69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70489953" table:style-name="ce8">
            <text:p><text:s text:c="2"/>70 490</text:p>
          </table:table-cell>
          <table:table-cell office:value-type="float" office:value="137891866" table:style-name="ce8">
            <text:p><text:s text:c="2"/>137 892</text:p>
          </table:table-cell>
          <table:table-cell office:value-type="float" office:value="135804015" table:style-name="ce8">
            <text:p><text:s text:c="2"/>135 804</text:p>
          </table:table-cell>
          <table:table-cell office:value-type="float" office:value="91726582" table:style-name="ce8">
            <text:p><text:s text:c="2"/>91 727</text:p>
          </table:table-cell>
          <table:table-cell office:value-type="float" office:value="151309568" table:style-name="ce8">
            <text:p><text:s text:c="2"/>151 31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269900" table:style-name="ce23">
            <text:p><text:s text:c="2"/>269 900</text:p>
          </table:table-cell>
          <table:table-cell office:value-type="float" office:value="817100" table:style-name="ce23">
            <text:p><text:s text:c="2"/>817 100</text:p>
          </table:table-cell>
          <table:table-cell office:value-type="float" office:value="10416900" table:style-name="ce23">
            <text:p><text:s/>10 416 900</text:p>
          </table:table-cell>
          <table:table-cell office:value-type="float" office:value="3238300" table:style-name="ce23">
            <text:p><text:s/>3 238 300</text:p>
          </table:table-cell>
          <table:table-cell office:value-type="float" office:value="257500" table:style-name="ce23">
            <text:p><text:s text:c="2"/>257 5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0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11">
          <table:table-cell table:style-name="ce41"/>
          <table:table-cell office:value-type="string" table:style-name="ce35">
            <text:p>42</text:p>
            <text:p>Administração</text:p>
            <text:p>pública</text:p>
          </table:table-cell>
          <table:table-cell office:value-type="string" table:style-name="ce35">
            <text:p>43</text:p>
            <text:p>Serviços privados</text:p>
            <text:p>não-mercantis</text:p>
          </table:table-cell>
          <table:table-cell office:value-type="string" table:style-name="ce35">
            <text:p>46</text:p>
            <text:p>Dummy</text:p>
            <text:p>financeiro</text:p>
          </table:table-cell>
          <table:table-cell office:value-type="string" table:style-name="ce35">
            <text:p>Total</text:p>
            <text:p>do produto</text:p>
          </table:table-cell>
          <table:table-cell table:style-name="ce38"/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220458387" table:style-name="ce8">
            <text:p><text:s text:c="2"/>220 458</text:p>
          </table:table-cell>
          <table:table-cell office:value-type="float" office:value="17336528" table:style-name="ce8">
            <text:p><text:s text:c="2"/>17 337</text:p>
          </table:table-cell>
          <table:table-cell office:value-type="float" office:value="-74660609" table:style-name="ce8">
            <text:p><text:s/>(-) <text:s/>74 661</text:p>
          </table:table-cell>
          <table:table-cell table:style-name="ce3"/>
          <table:table-cell office:value-type="float" office:value="1395604382" table:style-name="ce8">
            <text:p><text:s/>1 395 60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219518471.92000002" table:style-name="ce8">
            <text:p><text:s text:c="2"/>219 518</text:p>
          </table:table-cell>
          <table:table-cell office:value-type="float" office:value="17128807.037042372" table:style-name="ce8">
            <text:p><text:s text:c="2"/>17 129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554148834.1192193" table:style-name="ce8">
            <text:p><text:s text:c="2"/>554 14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41126279.15000001" table:style-name="ce8">
            <text:p><text:s text:c="2"/>141 126</text:p>
          </table:table-cell>
          <table:table-cell office:value-type="float" office:value="14129806.769113448" table:style-name="ce8">
            <text:p><text:s text:c="2"/>14 13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399881787.47921926" table:style-name="ce8">
            <text:p><text:s text:c="2"/>399 882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14261394.130000001" table:style-name="ce8">
            <text:p><text:s text:c="2"/>14 261</text:p>
          </table:table-cell>
          <table:table-cell office:value-type="float" office:value="2999000.2679289244" table:style-name="ce8">
            <text:p><text:s text:c="2"/>2 999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90136248" table:style-name="ce8">
            <text:p><text:s text:c="2"/>90 13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13943102.5" table:style-name="ce8">
            <text:p><text:s text:c="2"/>13 943</text:p>
          </table:table-cell>
          <table:table-cell office:value-type="float" office:value="2943961.9692093013" table:style-name="ce8">
            <text:p><text:s text:c="2"/>2 944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86526494.000000015" table:style-name="ce8">
            <text:p><text:s text:c="2"/>86 52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318291.63" table:style-name="ce8">
            <text:p><text:s text:c="3"/>318</text:p>
          </table:table-cell>
          <table:table-cell office:value-type="float" office:value="55038.298719623228" table:style-name="ce8">
            <text:p><text:s text:c="3"/>55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3609754" table:style-name="ce8">
            <text:p><text:s text:c="2"/>3 61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64130798.640000001" table:style-name="ce8">
            <text:p><text:s text:c="2"/>64 131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64130798.640000001" table:style-name="ce8">
            <text:p><text:s text:c="2"/>64 13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7.9999983310699463E-2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74660609" table:style-name="ce8">
            <text:p><text:s/>(-) <text:s/>74 661</text:p>
          </table:table-cell>
          <table:table-cell table:style-name="ce3"/>
          <table:table-cell office:value-type="float" office:value="738682836.8807807" table:style-name="ce8">
            <text:p><text:s text:c="2"/>738 68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69756604.41171132" table:style-name="ce8">
            <text:p><text:s text:c="2"/>69 75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7.9999983310699463E-2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74660609" table:style-name="ce8">
            <text:p><text:s/>(-) <text:s/>74 661</text:p>
          </table:table-cell>
          <table:table-cell table:style-name="ce3"/>
          <table:table-cell office:value-type="float" office:value="668926232.46906948" table:style-name="ce8">
            <text:p><text:s text:c="2"/>668 92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939915" table:style-name="ce8">
            <text:p><text:s text:c="3"/>940</text:p>
          </table:table-cell>
          <table:table-cell office:value-type="float" office:value="207720.9629576279" table:style-name="ce8">
            <text:p><text:s text:c="3"/>208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106389883.99999999" table:style-name="ce8">
            <text:p><text:s text:c="2"/>106 39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-3617173" table:style-name="ce8">
            <text:p><text:s/>(-) <text:s/>3 61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326428062" table:style-name="ce8">
            <text:p><text:s text:c="2"/>326 428</text:p>
          </table:table-cell>
          <table:table-cell office:value-type="float" office:value="18993467" table:style-name="ce8">
            <text:p><text:s text:c="2"/>18 993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3026166888" table:style-name="ce8">
            <text:p><text:s/>3 026 167</text:p>
          </table:table-cell>
          <table:table-cell table:number-columns-repeated="16378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6364500" table:style-name="ce23">
            <text:p><text:s/>6 364 500</text:p>
          </table:table-cell>
          <table:table-cell office:value-type="float" office:value="6331900" table:style-name="ce23">
            <text:p><text:s/>6 331 900</text:p>
          </table:table-cell>
          <table:table-cell office:value-type="float" office:value="0" table:style-name="ce23">
            <text:p><text:s text:c="3"/>0</text:p>
          </table:table-cell>
          <table:table-cell table:style-name="ce23"/>
          <table:table-cell office:value-type="float" office:value="67334200" table:style-name="ce23">
            <text:p><text:s/>67 334 200</text:p>
          </table:table-cell>
          <table:table-cell table:number-columns-repeated="16378"/>
        </table:table-row>
        <table:table-row table:style-name="ro4">
          <table:table-cell table:number-columns-repeated="6" table:style-name="ce39"/>
          <table:table-cell table:number-columns-repeated="16378"/>
        </table:table-row>
        <table:table-row table:style-name="ro13">
          <table:table-cell office:value-type="string" table:style-name="ce5">
            <text:p>Fonte: IBGE, Diretoria de Pesquisas, Coordenação de Contas Nacionais.</text:p>
          </table:table-cell>
          <table:table-cell table:number-columns-repeated="16383" table:style-name="ce3"/>
        </table:table-row>
        <table:table-row table:style-name="ro7">
          <table:table-cell table:style-name="ce24"/>
          <table:table-cell table:number-columns-repeated="16383" table:style-name="ce3"/>
        </table:table-row>
        <table:table-row table:number-rows-repeated="104851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63">
      <number:number number:decimal-places="0" number:min-integer-digits="1"/>
    </number:number-style>
    <number:number-style style:name="N69P0">
      <number:number number:decimal-places="0" number:min-integer-digits="1" number:display-factor="1000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69">
      <number:text> (-) </number:text>
      <number:number number:decimal-places="0" number:min-integer-digits="1" number:display-factor="1000">
        <number:embedded-text number:position="3"> </number:embedded-text>
        <number:embedded-text number:position="6"> </number:embedded-text>
      </number:number>
      <style:map style:condition="value()&gt;=0" style:apply-style-name="N69P0"/>
    </number:number-style>
    <number:number-style style:name="N70P0">
      <number:number number:decimal-places="0" number:min-integer-digits="1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70">
      <number:text> (-) </number:text>
      <number:number number:decimal-places="0" number:min-integer-digits="1">
        <number:embedded-text number:position="3"> </number:embedded-text>
        <number:embedded-text number:position="6"> </number:embedded-text>
      </number:number>
      <style:map style:condition="value()&gt;=0" style:apply-style-name="N70P0"/>
    </number:number-style>
    <number:number-style style:name="N71">
      <number:number number:decimal-places="0" number:min-integer-digits="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.196850393700787in" fo:margin-right="0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IBGE</meta:initial-creator>
    <dc:creator>Felipe de Oliveira Sampaio</dc:creator>
    <meta:creation-date>1997-11-17T12:35:57Z</meta:creation-date>
    <dc:date>2020-10-06T14:06:41Z</dc:date>
    <meta:print-date>2007-02-01T11:21:41Z</meta:print-date>
  </office:meta>
</office:document-meta>
</file>